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2] = &quot;S&quot;; 10 + [.C2] - 1; IF ([.E2] = &quot;A&quot;; 15 + [.C2] - 1; IF ([.E2] = &quot;B&quot;; 20 + ([.C2] - 1) * 2; IF ([.E2] = &quot;C&quot;; 25 + ([.C2] - 1) * 2; IF ([.E2] = &quot;D&quot;; 30 + ([.C2] - 1) * 3; IF([.E2] = &quot;E&quot;; 40 + ([.C2] - 1) * 4; IF ([.E2] = &quot;F&quot;; 45 + ([.C2] - 1) * 4; IF ([.E2] = &quot;E+&quot;; 35 + ([.C2] - 1) * 3; IF([.E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F2];&quot;, },&quot;)" office:value-type="string" office:string-value="0x0: { &quot;idMostSigNib&quot;: 0, &quot;idLeastSigByte&quot;: 0x0, &quot;name&quot;: &quot;Kingdom Key&quot;, &quot;value&quot;: 0, &quot;type&quot;: &quot;Attack&quot;, &quot;cpCost&quot;: 19, }," calcext:value-type="string">
            <text:p>0x0: { "idMostSigNib": 0, "idLeastSigByte": 0x0, "name": "Kingdom Key", "value": 0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3] = &quot;S&quot;; 10 + [.C3] - 1; IF ([.E3] = &quot;A&quot;; 15 + [.C3] - 1; IF ([.E3] = &quot;B&quot;; 20 + ([.C3] - 1) * 2; IF ([.E3] = &quot;C&quot;; 25 + ([.C3] - 1) * 2; IF ([.E3] = &quot;D&quot;; 30 + ([.C3] - 1) * 3; IF([.E3] = &quot;E&quot;; 40 + ([.C3] - 1) * 4; IF ([.E3] = &quot;F&quot;; 45 + ([.C3] - 1) * 4; IF ([.E3] = &quot;E+&quot;; 35 + ([.C3] - 1) * 3; IF([.E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F3];&quot;, },&quot;)" office:value-type="string" office:string-value="0x1: { &quot;idMostSigNib&quot;: 0, &quot;idLeastSigByte&quot;: 0x1, &quot;name&quot;: &quot;Kingdom Key&quot;, &quot;value&quot;: 1, &quot;type&quot;: &quot;Attack&quot;, &quot;cpCost&quot;: 10, }," calcext:value-type="string">
            <text:p>0x1: { "idMostSigNib": 0, "idLeastSigByte": 0x1, "name": "Kingdom Key", "value": 1, "type": "Attack", "cpCost": 10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4] = &quot;S&quot;; 10 + [.C4] - 1; IF ([.E4] = &quot;A&quot;; 15 + [.C4] - 1; IF ([.E4] = &quot;B&quot;; 20 + ([.C4] - 1) * 2; IF ([.E4] = &quot;C&quot;; 25 + ([.C4] - 1) * 2; IF ([.E4] = &quot;D&quot;; 30 + ([.C4] - 1) * 3; IF([.E4] = &quot;E&quot;; 40 + ([.C4] - 1) * 4; IF ([.E4] = &quot;F&quot;; 45 + ([.C4] - 1) * 4; IF ([.E4] = &quot;E+&quot;; 35 + ([.C4] - 1) * 3; IF([.E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F4];&quot;, },&quot;)" office:value-type="string" office:string-value="0x2: { &quot;idMostSigNib&quot;: 0, &quot;idLeastSigByte&quot;: 0x2, &quot;name&quot;: &quot;Kingdom Key&quot;, &quot;value&quot;: 2, &quot;type&quot;: &quot;Attack&quot;, &quot;cpCost&quot;: 11, }," calcext:value-type="string">
            <text:p>0x2: { "idMostSigNib": 0, "idLeastSigByte": 0x2, "name": "Kingdom Key", "value": 2, "type": "Attack", "cpCost": 11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5] = &quot;S&quot;; 10 + [.C5] - 1; IF ([.E5] = &quot;A&quot;; 15 + [.C5] - 1; IF ([.E5] = &quot;B&quot;; 20 + ([.C5] - 1) * 2; IF ([.E5] = &quot;C&quot;; 25 + ([.C5] - 1) * 2; IF ([.E5] = &quot;D&quot;; 30 + ([.C5] - 1) * 3; IF([.E5] = &quot;E&quot;; 40 + ([.C5] - 1) * 4; IF ([.E5] = &quot;F&quot;; 45 + ([.C5] - 1) * 4; IF ([.E5] = &quot;E+&quot;; 35 + ([.C5] - 1) * 3; IF([.E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F5];&quot;, },&quot;)" office:value-type="string" office:string-value="0x3: { &quot;idMostSigNib&quot;: 0, &quot;idLeastSigByte&quot;: 0x3, &quot;name&quot;: &quot;Kingdom Key&quot;, &quot;value&quot;: 3, &quot;type&quot;: &quot;Attack&quot;, &quot;cpCost&quot;: 12, }," calcext:value-type="string">
            <text:p>0x3: { "idMostSigNib": 0, "idLeastSigByte": 0x3, "name": "Kingdom Key", "value": 3, "type": "Attack", "cpCost": 12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6] = &quot;S&quot;; 10 + [.C6] - 1; IF ([.E6] = &quot;A&quot;; 15 + [.C6] - 1; IF ([.E6] = &quot;B&quot;; 20 + ([.C6] - 1) * 2; IF ([.E6] = &quot;C&quot;; 25 + ([.C6] - 1) * 2; IF ([.E6] = &quot;D&quot;; 30 + ([.C6] - 1) * 3; IF([.E6] = &quot;E&quot;; 40 + ([.C6] - 1) * 4; IF ([.E6] = &quot;F&quot;; 45 + ([.C6] - 1) * 4; IF ([.E6] = &quot;E+&quot;; 35 + ([.C6] - 1) * 3; IF([.E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F6];&quot;, },&quot;)" office:value-type="string" office:string-value="0x4: { &quot;idMostSigNib&quot;: 0, &quot;idLeastSigByte&quot;: 0x4, &quot;name&quot;: &quot;Kingdom Key&quot;, &quot;value&quot;: 4, &quot;type&quot;: &quot;Attack&quot;, &quot;cpCost&quot;: 13, }," calcext:value-type="string">
            <text:p>0x4: { "idMostSigNib": 0, "idLeastSigByte": 0x4, "name": "Kingdom Key", "value": 4, "type": "Attack", "cpCost": 13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7] = &quot;S&quot;; 10 + [.C7] - 1; IF ([.E7] = &quot;A&quot;; 15 + [.C7] - 1; IF ([.E7] = &quot;B&quot;; 20 + ([.C7] - 1) * 2; IF ([.E7] = &quot;C&quot;; 25 + ([.C7] - 1) * 2; IF ([.E7] = &quot;D&quot;; 30 + ([.C7] - 1) * 3; IF([.E7] = &quot;E&quot;; 40 + ([.C7] - 1) * 4; IF ([.E7] = &quot;F&quot;; 45 + ([.C7] - 1) * 4; IF ([.E7] = &quot;E+&quot;; 35 + ([.C7] - 1) * 3; IF([.E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F7];&quot;, },&quot;)" office:value-type="string" office:string-value="0x5: { &quot;idMostSigNib&quot;: 0, &quot;idLeastSigByte&quot;: 0x5, &quot;name&quot;: &quot;Kingdom Key&quot;, &quot;value&quot;: 5, &quot;type&quot;: &quot;Attack&quot;, &quot;cpCost&quot;: 14, }," calcext:value-type="string">
            <text:p>0x5: { "idMostSigNib": 0, "idLeastSigByte": 0x5, "name": "Kingdom Key", "value": 5, "type": "Attack", "cpCost": 14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8] = &quot;S&quot;; 10 + [.C8] - 1; IF ([.E8] = &quot;A&quot;; 15 + [.C8] - 1; IF ([.E8] = &quot;B&quot;; 20 + ([.C8] - 1) * 2; IF ([.E8] = &quot;C&quot;; 25 + ([.C8] - 1) * 2; IF ([.E8] = &quot;D&quot;; 30 + ([.C8] - 1) * 3; IF([.E8] = &quot;E&quot;; 40 + ([.C8] - 1) * 4; IF ([.E8] = &quot;F&quot;; 45 + ([.C8] - 1) * 4; IF ([.E8] = &quot;E+&quot;; 35 + ([.C8] - 1) * 3; IF([.E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F8];&quot;, },&quot;)" office:value-type="string" office:string-value="0x6: { &quot;idMostSigNib&quot;: 0, &quot;idLeastSigByte&quot;: 0x6, &quot;name&quot;: &quot;Kingdom Key&quot;, &quot;value&quot;: 6, &quot;type&quot;: &quot;Attack&quot;, &quot;cpCost&quot;: 15, }," calcext:value-type="string">
            <text:p>0x6: { "idMostSigNib": 0, "idLeastSigByte": 0x6, "name": "Kingdom Key", "value": 6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9] = &quot;S&quot;; 10 + [.C9] - 1; IF ([.E9] = &quot;A&quot;; 15 + [.C9] - 1; IF ([.E9] = &quot;B&quot;; 20 + ([.C9] - 1) * 2; IF ([.E9] = &quot;C&quot;; 25 + ([.C9] - 1) * 2; IF ([.E9] = &quot;D&quot;; 30 + ([.C9] - 1) * 3; IF([.E9] = &quot;E&quot;; 40 + ([.C9] - 1) * 4; IF ([.E9] = &quot;F&quot;; 45 + ([.C9] - 1) * 4; IF ([.E9] = &quot;E+&quot;; 35 + ([.C9] - 1) * 3; IF([.E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F9];&quot;, },&quot;)" office:value-type="string" office:string-value="0x7: { &quot;idMostSigNib&quot;: 0, &quot;idLeastSigByte&quot;: 0x7, &quot;name&quot;: &quot;Kingdom Key&quot;, &quot;value&quot;: 7, &quot;type&quot;: &quot;Attack&quot;, &quot;cpCost&quot;: 16, }," calcext:value-type="string">
            <text:p>0x7: { "idMostSigNib": 0, "idLeastSigByte": 0x7, "name": "Kingdom Key", "value": 7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0] = &quot;S&quot;; 10 + [.C10] - 1; IF ([.E10] = &quot;A&quot;; 15 + [.C10] - 1; IF ([.E10] = &quot;B&quot;; 20 + ([.C10] - 1) * 2; IF ([.E10] = &quot;C&quot;; 25 + ([.C10] - 1) * 2; IF ([.E10] = &quot;D&quot;; 30 + ([.C10] - 1) * 3; IF([.E10] = &quot;E&quot;; 40 + ([.C10] - 1) * 4; IF ([.E10] = &quot;F&quot;; 45 + ([.C10] - 1) * 4; IF ([.E10] = &quot;E+&quot;; 35 + ([.C10] - 1) * 3; IF([.E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F10];&quot;, },&quot;)" office:value-type="string" office:string-value="0x8: { &quot;idMostSigNib&quot;: 0, &quot;idLeastSigByte&quot;: 0x8, &quot;name&quot;: &quot;Kingdom Key&quot;, &quot;value&quot;: 8, &quot;type&quot;: &quot;Attack&quot;, &quot;cpCost&quot;: 17, }," calcext:value-type="string">
            <text:p>0x8: { "idMostSigNib": 0, "idLeastSigByte": 0x8, "name": "Kingdom Key", "value": 8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table:formula="of:=IF([.E11] = &quot;S&quot;; 10 + [.C11] - 1; IF ([.E11] = &quot;A&quot;; 15 + [.C11] - 1; IF ([.E11] = &quot;B&quot;; 20 + ([.C11] - 1) * 2; IF ([.E11] = &quot;C&quot;; 25 + ([.C11] - 1) * 2; IF ([.E11] = &quot;D&quot;; 30 + ([.C11] - 1) * 3; IF([.E11] = &quot;E&quot;; 40 + ([.C11] - 1) * 4; IF ([.E11] = &quot;F&quot;; 45 + ([.C11] - 1) * 4; IF ([.E11] = &quot;E+&quot;; 35 + ([.C11] - 1) * 3; IF([.E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F11];&quot;, },&quot;)" office:value-type="string" office:string-value="0x9: { &quot;idMostSigNib&quot;: 0, &quot;idLeastSigByte&quot;: 0x9, &quot;name&quot;: &quot;Kingdom Key&quot;, &quot;value&quot;: 9, &quot;type&quot;: &quot;Attack&quot;, &quot;cpCost&quot;: 18, }," calcext:value-type="string">
            <text:p>0x9: { "idMostSigNib": 0, "idLeastSigByte": 0x9, "name": "Kingdom Key", "value": 9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2] = &quot;S&quot;; 10 + [.C12] - 1; IF ([.E12] = &quot;A&quot;; 15 + [.C12] - 1; IF ([.E12] = &quot;B&quot;; 20 + ([.C12] - 1) * 2; IF ([.E12] = &quot;C&quot;; 25 + ([.C12] - 1) * 2; IF ([.E12] = &quot;D&quot;; 30 + ([.C12] - 1) * 3; IF([.E12] = &quot;E&quot;; 40 + ([.C12] - 1) * 4; IF ([.E12] = &quot;F&quot;; 45 + ([.C12] - 1) * 4; IF ([.E12] = &quot;E+&quot;; 35 + ([.C12] - 1) * 3; IF([.E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F12];&quot;, },&quot;)" office:value-type="string" office:string-value="0xA: { &quot;idMostSigNib&quot;: 0, &quot;idLeastSigByte&quot;: 0xA, &quot;name&quot;: &quot;Three Wishes&quot;, &quot;value&quot;: 0, &quot;type&quot;: &quot;Attack&quot;, &quot;cpCost&quot;: 24, }," calcext:value-type="string">
            <text:p>0xA: { "idMostSigNib": 0, "idLeastSigByte": 0xA, "name": "Three Wishes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3] = &quot;S&quot;; 10 + [.C13] - 1; IF ([.E13] = &quot;A&quot;; 15 + [.C13] - 1; IF ([.E13] = &quot;B&quot;; 20 + ([.C13] - 1) * 2; IF ([.E13] = &quot;C&quot;; 25 + ([.C13] - 1) * 2; IF ([.E13] = &quot;D&quot;; 30 + ([.C13] - 1) * 3; IF([.E13] = &quot;E&quot;; 40 + ([.C13] - 1) * 4; IF ([.E13] = &quot;F&quot;; 45 + ([.C13] - 1) * 4; IF ([.E13] = &quot;E+&quot;; 35 + ([.C13] - 1) * 3; IF([.E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F13];&quot;, },&quot;)" office:value-type="string" office:string-value="0xB: { &quot;idMostSigNib&quot;: 0, &quot;idLeastSigByte&quot;: 0xB, &quot;name&quot;: &quot;Three Wishes&quot;, &quot;value&quot;: 1, &quot;type&quot;: &quot;Attack&quot;, &quot;cpCost&quot;: 15, }," calcext:value-type="string">
            <text:p>0xB: { "idMostSigNib": 0, "idLeastSigByte": 0xB, "name": "Three Wishes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4] = &quot;S&quot;; 10 + [.C14] - 1; IF ([.E14] = &quot;A&quot;; 15 + [.C14] - 1; IF ([.E14] = &quot;B&quot;; 20 + ([.C14] - 1) * 2; IF ([.E14] = &quot;C&quot;; 25 + ([.C14] - 1) * 2; IF ([.E14] = &quot;D&quot;; 30 + ([.C14] - 1) * 3; IF([.E14] = &quot;E&quot;; 40 + ([.C14] - 1) * 4; IF ([.E14] = &quot;F&quot;; 45 + ([.C14] - 1) * 4; IF ([.E14] = &quot;E+&quot;; 35 + ([.C14] - 1) * 3; IF([.E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F14];&quot;, },&quot;)" office:value-type="string" office:string-value="0xC: { &quot;idMostSigNib&quot;: 0, &quot;idLeastSigByte&quot;: 0xC, &quot;name&quot;: &quot;Three Wishes&quot;, &quot;value&quot;: 2, &quot;type&quot;: &quot;Attack&quot;, &quot;cpCost&quot;: 16, }," calcext:value-type="string">
            <text:p>0xC: { "idMostSigNib": 0, "idLeastSigByte": 0xC, "name": "Three Wishes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5] = &quot;S&quot;; 10 + [.C15] - 1; IF ([.E15] = &quot;A&quot;; 15 + [.C15] - 1; IF ([.E15] = &quot;B&quot;; 20 + ([.C15] - 1) * 2; IF ([.E15] = &quot;C&quot;; 25 + ([.C15] - 1) * 2; IF ([.E15] = &quot;D&quot;; 30 + ([.C15] - 1) * 3; IF([.E15] = &quot;E&quot;; 40 + ([.C15] - 1) * 4; IF ([.E15] = &quot;F&quot;; 45 + ([.C15] - 1) * 4; IF ([.E15] = &quot;E+&quot;; 35 + ([.C15] - 1) * 3; IF([.E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F15];&quot;, },&quot;)" office:value-type="string" office:string-value="0xD: { &quot;idMostSigNib&quot;: 0, &quot;idLeastSigByte&quot;: 0xD, &quot;name&quot;: &quot;Three Wishes&quot;, &quot;value&quot;: 3, &quot;type&quot;: &quot;Attack&quot;, &quot;cpCost&quot;: 17, }," calcext:value-type="string">
            <text:p>0xD: { "idMostSigNib": 0, "idLeastSigByte": 0xD, "name": "Three Wishes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6] = &quot;S&quot;; 10 + [.C16] - 1; IF ([.E16] = &quot;A&quot;; 15 + [.C16] - 1; IF ([.E16] = &quot;B&quot;; 20 + ([.C16] - 1) * 2; IF ([.E16] = &quot;C&quot;; 25 + ([.C16] - 1) * 2; IF ([.E16] = &quot;D&quot;; 30 + ([.C16] - 1) * 3; IF([.E16] = &quot;E&quot;; 40 + ([.C16] - 1) * 4; IF ([.E16] = &quot;F&quot;; 45 + ([.C16] - 1) * 4; IF ([.E16] = &quot;E+&quot;; 35 + ([.C16] - 1) * 3; IF([.E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F16];&quot;, },&quot;)" office:value-type="string" office:string-value="0xE: { &quot;idMostSigNib&quot;: 0, &quot;idLeastSigByte&quot;: 0xE, &quot;name&quot;: &quot;Three Wishes&quot;, &quot;value&quot;: 4, &quot;type&quot;: &quot;Attack&quot;, &quot;cpCost&quot;: 18, }," calcext:value-type="string">
            <text:p>0xE: { "idMostSigNib": 0, "idLeastSigByte": 0xE, "name": "Three Wishes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7] = &quot;S&quot;; 10 + [.C17] - 1; IF ([.E17] = &quot;A&quot;; 15 + [.C17] - 1; IF ([.E17] = &quot;B&quot;; 20 + ([.C17] - 1) * 2; IF ([.E17] = &quot;C&quot;; 25 + ([.C17] - 1) * 2; IF ([.E17] = &quot;D&quot;; 30 + ([.C17] - 1) * 3; IF([.E17] = &quot;E&quot;; 40 + ([.C17] - 1) * 4; IF ([.E17] = &quot;F&quot;; 45 + ([.C17] - 1) * 4; IF ([.E17] = &quot;E+&quot;; 35 + ([.C17] - 1) * 3; IF([.E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F17];&quot;, },&quot;)" office:value-type="string" office:string-value="0xF: { &quot;idMostSigNib&quot;: 0, &quot;idLeastSigByte&quot;: 0xF, &quot;name&quot;: &quot;Three Wishes&quot;, &quot;value&quot;: 5, &quot;type&quot;: &quot;Attack&quot;, &quot;cpCost&quot;: 19, }," calcext:value-type="string">
            <text:p>0xF: { "idMostSigNib": 0, "idLeastSigByte": 0xF, "name": "Three Wishes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8] = &quot;S&quot;; 10 + [.C18] - 1; IF ([.E18] = &quot;A&quot;; 15 + [.C18] - 1; IF ([.E18] = &quot;B&quot;; 20 + ([.C18] - 1) * 2; IF ([.E18] = &quot;C&quot;; 25 + ([.C18] - 1) * 2; IF ([.E18] = &quot;D&quot;; 30 + ([.C18] - 1) * 3; IF([.E18] = &quot;E&quot;; 40 + ([.C18] - 1) * 4; IF ([.E18] = &quot;F&quot;; 45 + ([.C18] - 1) * 4; IF ([.E18] = &quot;E+&quot;; 35 + ([.C18] - 1) * 3; IF([.E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F18];&quot;, },&quot;)" office:value-type="string" office:string-value="0x10: { &quot;idMostSigNib&quot;: 0, &quot;idLeastSigByte&quot;: 0x10, &quot;name&quot;: &quot;Three Wishes&quot;, &quot;value&quot;: 6, &quot;type&quot;: &quot;Attack&quot;, &quot;cpCost&quot;: 20, }," calcext:value-type="string">
            <text:p>0x10: { "idMostSigNib": 0, "idLeastSigByte": 0x10, "name": "Three Wishes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9] = &quot;S&quot;; 10 + [.C19] - 1; IF ([.E19] = &quot;A&quot;; 15 + [.C19] - 1; IF ([.E19] = &quot;B&quot;; 20 + ([.C19] - 1) * 2; IF ([.E19] = &quot;C&quot;; 25 + ([.C19] - 1) * 2; IF ([.E19] = &quot;D&quot;; 30 + ([.C19] - 1) * 3; IF([.E19] = &quot;E&quot;; 40 + ([.C19] - 1) * 4; IF ([.E19] = &quot;F&quot;; 45 + ([.C19] - 1) * 4; IF ([.E19] = &quot;E+&quot;; 35 + ([.C19] - 1) * 3; IF([.E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F19];&quot;, },&quot;)" office:value-type="string" office:string-value="0x11: { &quot;idMostSigNib&quot;: 0, &quot;idLeastSigByte&quot;: 0x11, &quot;name&quot;: &quot;Three Wishes&quot;, &quot;value&quot;: 7, &quot;type&quot;: &quot;Attack&quot;, &quot;cpCost&quot;: 21, }," calcext:value-type="string">
            <text:p>0x11: { "idMostSigNib": 0, "idLeastSigByte": 0x11, "name": "Three Wishes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0] = &quot;S&quot;; 10 + [.C20] - 1; IF ([.E20] = &quot;A&quot;; 15 + [.C20] - 1; IF ([.E20] = &quot;B&quot;; 20 + ([.C20] - 1) * 2; IF ([.E20] = &quot;C&quot;; 25 + ([.C20] - 1) * 2; IF ([.E20] = &quot;D&quot;; 30 + ([.C20] - 1) * 3; IF([.E20] = &quot;E&quot;; 40 + ([.C20] - 1) * 4; IF ([.E20] = &quot;F&quot;; 45 + ([.C20] - 1) * 4; IF ([.E20] = &quot;E+&quot;; 35 + ([.C20] - 1) * 3; IF([.E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F20];&quot;, },&quot;)" office:value-type="string" office:string-value="0x12: { &quot;idMostSigNib&quot;: 0, &quot;idLeastSigByte&quot;: 0x12, &quot;name&quot;: &quot;Three Wishes&quot;, &quot;value&quot;: 8, &quot;type&quot;: &quot;Attack&quot;, &quot;cpCost&quot;: 22, }," calcext:value-type="string">
            <text:p>0x12: { "idMostSigNib": 0, "idLeastSigByte": 0x12, "name": "Three Wishes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21] = &quot;S&quot;; 10 + [.C21] - 1; IF ([.E21] = &quot;A&quot;; 15 + [.C21] - 1; IF ([.E21] = &quot;B&quot;; 20 + ([.C21] - 1) * 2; IF ([.E21] = &quot;C&quot;; 25 + ([.C21] - 1) * 2; IF ([.E21] = &quot;D&quot;; 30 + ([.C21] - 1) * 3; IF([.E21] = &quot;E&quot;; 40 + ([.C21] - 1) * 4; IF ([.E21] = &quot;F&quot;; 45 + ([.C21] - 1) * 4; IF ([.E21] = &quot;E+&quot;; 35 + ([.C21] - 1) * 3; IF([.E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F21];&quot;, },&quot;)" office:value-type="string" office:string-value="0x13: { &quot;idMostSigNib&quot;: 0, &quot;idLeastSigByte&quot;: 0x13, &quot;name&quot;: &quot;Three Wishes&quot;, &quot;value&quot;: 9, &quot;type&quot;: &quot;Attack&quot;, &quot;cpCost&quot;: 23, }," calcext:value-type="string">
            <text:p>0x13: { "idMostSigNib": 0, "idLeastSigByte": 0x13, "name": "Three Wishes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2] = &quot;S&quot;; 10 + [.C22] - 1; IF ([.E22] = &quot;A&quot;; 15 + [.C22] - 1; IF ([.E22] = &quot;B&quot;; 20 + ([.C22] - 1) * 2; IF ([.E22] = &quot;C&quot;; 25 + ([.C22] - 1) * 2; IF ([.E22] = &quot;D&quot;; 30 + ([.C22] - 1) * 3; IF([.E22] = &quot;E&quot;; 40 + ([.C22] - 1) * 4; IF ([.E22] = &quot;F&quot;; 45 + ([.C22] - 1) * 4; IF ([.E22] = &quot;E+&quot;; 35 + ([.C22] - 1) * 3; IF([.E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F22];&quot;, },&quot;)" office:value-type="string" office:string-value="0x14: { &quot;idMostSigNib&quot;: 0, &quot;idLeastSigByte&quot;: 0x14, &quot;name&quot;: &quot;Crabclaw&quot;, &quot;value&quot;: 0, &quot;type&quot;: &quot;Attack&quot;, &quot;cpCost&quot;: 38, }," calcext:value-type="string">
            <text:p>0x14: { "idMostSigNib": 0, "idLeastSigByte": 0x14, "name": "Crabclaw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3] = &quot;S&quot;; 10 + [.C23] - 1; IF ([.E23] = &quot;A&quot;; 15 + [.C23] - 1; IF ([.E23] = &quot;B&quot;; 20 + ([.C23] - 1) * 2; IF ([.E23] = &quot;C&quot;; 25 + ([.C23] - 1) * 2; IF ([.E23] = &quot;D&quot;; 30 + ([.C23] - 1) * 3; IF([.E23] = &quot;E&quot;; 40 + ([.C23] - 1) * 4; IF ([.E23] = &quot;F&quot;; 45 + ([.C23] - 1) * 4; IF ([.E23] = &quot;E+&quot;; 35 + ([.C23] - 1) * 3; IF([.E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F23];&quot;, },&quot;)" office:value-type="string" office:string-value="0x15: { &quot;idMostSigNib&quot;: 0, &quot;idLeastSigByte&quot;: 0x15, &quot;name&quot;: &quot;Crabclaw&quot;, &quot;value&quot;: 1, &quot;type&quot;: &quot;Attack&quot;, &quot;cpCost&quot;: 20, }," calcext:value-type="string">
            <text:p>0x15: { "idMostSigNib": 0, "idLeastSigByte": 0x15, "name": "Crabclaw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4] = &quot;S&quot;; 10 + [.C24] - 1; IF ([.E24] = &quot;A&quot;; 15 + [.C24] - 1; IF ([.E24] = &quot;B&quot;; 20 + ([.C24] - 1) * 2; IF ([.E24] = &quot;C&quot;; 25 + ([.C24] - 1) * 2; IF ([.E24] = &quot;D&quot;; 30 + ([.C24] - 1) * 3; IF([.E24] = &quot;E&quot;; 40 + ([.C24] - 1) * 4; IF ([.E24] = &quot;F&quot;; 45 + ([.C24] - 1) * 4; IF ([.E24] = &quot;E+&quot;; 35 + ([.C24] - 1) * 3; IF([.E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F24];&quot;, },&quot;)" office:value-type="string" office:string-value="0x16: { &quot;idMostSigNib&quot;: 0, &quot;idLeastSigByte&quot;: 0x16, &quot;name&quot;: &quot;Crabclaw&quot;, &quot;value&quot;: 2, &quot;type&quot;: &quot;Attack&quot;, &quot;cpCost&quot;: 22, }," calcext:value-type="string">
            <text:p>0x16: { "idMostSigNib": 0, "idLeastSigByte": 0x16, "name": "Crabclaw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5] = &quot;S&quot;; 10 + [.C25] - 1; IF ([.E25] = &quot;A&quot;; 15 + [.C25] - 1; IF ([.E25] = &quot;B&quot;; 20 + ([.C25] - 1) * 2; IF ([.E25] = &quot;C&quot;; 25 + ([.C25] - 1) * 2; IF ([.E25] = &quot;D&quot;; 30 + ([.C25] - 1) * 3; IF([.E25] = &quot;E&quot;; 40 + ([.C25] - 1) * 4; IF ([.E25] = &quot;F&quot;; 45 + ([.C25] - 1) * 4; IF ([.E25] = &quot;E+&quot;; 35 + ([.C25] - 1) * 3; IF([.E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F25];&quot;, },&quot;)" office:value-type="string" office:string-value="0x17: { &quot;idMostSigNib&quot;: 0, &quot;idLeastSigByte&quot;: 0x17, &quot;name&quot;: &quot;Crabclaw&quot;, &quot;value&quot;: 3, &quot;type&quot;: &quot;Attack&quot;, &quot;cpCost&quot;: 24, }," calcext:value-type="string">
            <text:p>0x17: { "idMostSigNib": 0, "idLeastSigByte": 0x17, "name": "Crabclaw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6] = &quot;S&quot;; 10 + [.C26] - 1; IF ([.E26] = &quot;A&quot;; 15 + [.C26] - 1; IF ([.E26] = &quot;B&quot;; 20 + ([.C26] - 1) * 2; IF ([.E26] = &quot;C&quot;; 25 + ([.C26] - 1) * 2; IF ([.E26] = &quot;D&quot;; 30 + ([.C26] - 1) * 3; IF([.E26] = &quot;E&quot;; 40 + ([.C26] - 1) * 4; IF ([.E26] = &quot;F&quot;; 45 + ([.C26] - 1) * 4; IF ([.E26] = &quot;E+&quot;; 35 + ([.C26] - 1) * 3; IF([.E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F26];&quot;, },&quot;)" office:value-type="string" office:string-value="0x18: { &quot;idMostSigNib&quot;: 0, &quot;idLeastSigByte&quot;: 0x18, &quot;name&quot;: &quot;Crabclaw&quot;, &quot;value&quot;: 4, &quot;type&quot;: &quot;Attack&quot;, &quot;cpCost&quot;: 26, }," calcext:value-type="string">
            <text:p>0x18: { "idMostSigNib": 0, "idLeastSigByte": 0x18, "name": "Crabclaw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7] = &quot;S&quot;; 10 + [.C27] - 1; IF ([.E27] = &quot;A&quot;; 15 + [.C27] - 1; IF ([.E27] = &quot;B&quot;; 20 + ([.C27] - 1) * 2; IF ([.E27] = &quot;C&quot;; 25 + ([.C27] - 1) * 2; IF ([.E27] = &quot;D&quot;; 30 + ([.C27] - 1) * 3; IF([.E27] = &quot;E&quot;; 40 + ([.C27] - 1) * 4; IF ([.E27] = &quot;F&quot;; 45 + ([.C27] - 1) * 4; IF ([.E27] = &quot;E+&quot;; 35 + ([.C27] - 1) * 3; IF([.E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F27];&quot;, },&quot;)" office:value-type="string" office:string-value="0x19: { &quot;idMostSigNib&quot;: 0, &quot;idLeastSigByte&quot;: 0x19, &quot;name&quot;: &quot;Crabclaw&quot;, &quot;value&quot;: 5, &quot;type&quot;: &quot;Attack&quot;, &quot;cpCost&quot;: 28, }," calcext:value-type="string">
            <text:p>0x19: { "idMostSigNib": 0, "idLeastSigByte": 0x19, "name": "Crabclaw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8] = &quot;S&quot;; 10 + [.C28] - 1; IF ([.E28] = &quot;A&quot;; 15 + [.C28] - 1; IF ([.E28] = &quot;B&quot;; 20 + ([.C28] - 1) * 2; IF ([.E28] = &quot;C&quot;; 25 + ([.C28] - 1) * 2; IF ([.E28] = &quot;D&quot;; 30 + ([.C28] - 1) * 3; IF([.E28] = &quot;E&quot;; 40 + ([.C28] - 1) * 4; IF ([.E28] = &quot;F&quot;; 45 + ([.C28] - 1) * 4; IF ([.E28] = &quot;E+&quot;; 35 + ([.C28] - 1) * 3; IF([.E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F28];&quot;, },&quot;)" office:value-type="string" office:string-value="0x1A: { &quot;idMostSigNib&quot;: 0, &quot;idLeastSigByte&quot;: 0x1A, &quot;name&quot;: &quot;Crabclaw&quot;, &quot;value&quot;: 6, &quot;type&quot;: &quot;Attack&quot;, &quot;cpCost&quot;: 30, }," calcext:value-type="string">
            <text:p>0x1A: { "idMostSigNib": 0, "idLeastSigByte": 0x1A, "name": "Crabclaw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29] = &quot;S&quot;; 10 + [.C29] - 1; IF ([.E29] = &quot;A&quot;; 15 + [.C29] - 1; IF ([.E29] = &quot;B&quot;; 20 + ([.C29] - 1) * 2; IF ([.E29] = &quot;C&quot;; 25 + ([.C29] - 1) * 2; IF ([.E29] = &quot;D&quot;; 30 + ([.C29] - 1) * 3; IF([.E29] = &quot;E&quot;; 40 + ([.C29] - 1) * 4; IF ([.E29] = &quot;F&quot;; 45 + ([.C29] - 1) * 4; IF ([.E29] = &quot;E+&quot;; 35 + ([.C29] - 1) * 3; IF([.E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F29];&quot;, },&quot;)" office:value-type="string" office:string-value="0x1B: { &quot;idMostSigNib&quot;: 0, &quot;idLeastSigByte&quot;: 0x1B, &quot;name&quot;: &quot;Crabclaw&quot;, &quot;value&quot;: 7, &quot;type&quot;: &quot;Attack&quot;, &quot;cpCost&quot;: 32, }," calcext:value-type="string">
            <text:p>0x1B: { "idMostSigNib": 0, "idLeastSigByte": 0x1B, "name": "Crabclaw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0] = &quot;S&quot;; 10 + [.C30] - 1; IF ([.E30] = &quot;A&quot;; 15 + [.C30] - 1; IF ([.E30] = &quot;B&quot;; 20 + ([.C30] - 1) * 2; IF ([.E30] = &quot;C&quot;; 25 + ([.C30] - 1) * 2; IF ([.E30] = &quot;D&quot;; 30 + ([.C30] - 1) * 3; IF([.E30] = &quot;E&quot;; 40 + ([.C30] - 1) * 4; IF ([.E30] = &quot;F&quot;; 45 + ([.C30] - 1) * 4; IF ([.E30] = &quot;E+&quot;; 35 + ([.C30] - 1) * 3; IF([.E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F30];&quot;, },&quot;)" office:value-type="string" office:string-value="0x1C: { &quot;idMostSigNib&quot;: 0, &quot;idLeastSigByte&quot;: 0x1C, &quot;name&quot;: &quot;Crabclaw&quot;, &quot;value&quot;: 8, &quot;type&quot;: &quot;Attack&quot;, &quot;cpCost&quot;: 34, }," calcext:value-type="string">
            <text:p>0x1C: { "idMostSigNib": 0, "idLeastSigByte": 0x1C, "name": "Crabclaw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31] = &quot;S&quot;; 10 + [.C31] - 1; IF ([.E31] = &quot;A&quot;; 15 + [.C31] - 1; IF ([.E31] = &quot;B&quot;; 20 + ([.C31] - 1) * 2; IF ([.E31] = &quot;C&quot;; 25 + ([.C31] - 1) * 2; IF ([.E31] = &quot;D&quot;; 30 + ([.C31] - 1) * 3; IF([.E31] = &quot;E&quot;; 40 + ([.C31] - 1) * 4; IF ([.E31] = &quot;F&quot;; 45 + ([.C31] - 1) * 4; IF ([.E31] = &quot;E+&quot;; 35 + ([.C31] - 1) * 3; IF([.E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F31];&quot;, },&quot;)" office:value-type="string" office:string-value="0x1D: { &quot;idMostSigNib&quot;: 0, &quot;idLeastSigByte&quot;: 0x1D, &quot;name&quot;: &quot;Crabclaw&quot;, &quot;value&quot;: 9, &quot;type&quot;: &quot;Attack&quot;, &quot;cpCost&quot;: 36, }," calcext:value-type="string">
            <text:p>0x1D: { "idMostSigNib": 0, "idLeastSigByte": 0x1D, "name": "Crabclaw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2] = &quot;S&quot;; 10 + [.C32] - 1; IF ([.E32] = &quot;A&quot;; 15 + [.C32] - 1; IF ([.E32] = &quot;B&quot;; 20 + ([.C32] - 1) * 2; IF ([.E32] = &quot;C&quot;; 25 + ([.C32] - 1) * 2; IF ([.E32] = &quot;D&quot;; 30 + ([.C32] - 1) * 3; IF([.E32] = &quot;E&quot;; 40 + ([.C32] - 1) * 4; IF ([.E32] = &quot;F&quot;; 45 + ([.C32] - 1) * 4; IF ([.E32] = &quot;E+&quot;; 35 + ([.C32] - 1) * 3; IF([.E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F32];&quot;, },&quot;)" office:value-type="string" office:string-value="0x1E: { &quot;idMostSigNib&quot;: 0, &quot;idLeastSigByte&quot;: 0x1E, &quot;name&quot;: &quot;Pumpkinhead&quot;, &quot;value&quot;: 0, &quot;type&quot;: &quot;Attack&quot;, &quot;cpCost&quot;: 24, }," calcext:value-type="string">
            <text:p>0x1E: { "idMostSigNib": 0, "idLeastSigByte": 0x1E, "name": "Pumpkinhead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3] = &quot;S&quot;; 10 + [.C33] - 1; IF ([.E33] = &quot;A&quot;; 15 + [.C33] - 1; IF ([.E33] = &quot;B&quot;; 20 + ([.C33] - 1) * 2; IF ([.E33] = &quot;C&quot;; 25 + ([.C33] - 1) * 2; IF ([.E33] = &quot;D&quot;; 30 + ([.C33] - 1) * 3; IF([.E33] = &quot;E&quot;; 40 + ([.C33] - 1) * 4; IF ([.E33] = &quot;F&quot;; 45 + ([.C33] - 1) * 4; IF ([.E33] = &quot;E+&quot;; 35 + ([.C33] - 1) * 3; IF([.E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F33];&quot;, },&quot;)" office:value-type="string" office:string-value="0x1F: { &quot;idMostSigNib&quot;: 0, &quot;idLeastSigByte&quot;: 0x1F, &quot;name&quot;: &quot;Pumpkinhead&quot;, &quot;value&quot;: 1, &quot;type&quot;: &quot;Attack&quot;, &quot;cpCost&quot;: 15, }," calcext:value-type="string">
            <text:p>0x1F: { "idMostSigNib": 0, "idLeastSigByte": 0x1F, "name": "Pumpkinhead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4] = &quot;S&quot;; 10 + [.C34] - 1; IF ([.E34] = &quot;A&quot;; 15 + [.C34] - 1; IF ([.E34] = &quot;B&quot;; 20 + ([.C34] - 1) * 2; IF ([.E34] = &quot;C&quot;; 25 + ([.C34] - 1) * 2; IF ([.E34] = &quot;D&quot;; 30 + ([.C34] - 1) * 3; IF([.E34] = &quot;E&quot;; 40 + ([.C34] - 1) * 4; IF ([.E34] = &quot;F&quot;; 45 + ([.C34] - 1) * 4; IF ([.E34] = &quot;E+&quot;; 35 + ([.C34] - 1) * 3; IF([.E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F34];&quot;, },&quot;)" office:value-type="string" office:string-value="0x20: { &quot;idMostSigNib&quot;: 0, &quot;idLeastSigByte&quot;: 0x20, &quot;name&quot;: &quot;Pumpkinhead&quot;, &quot;value&quot;: 2, &quot;type&quot;: &quot;Attack&quot;, &quot;cpCost&quot;: 16, }," calcext:value-type="string">
            <text:p>0x20: { "idMostSigNib": 0, "idLeastSigByte": 0x20, "name": "Pumpkinhead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5] = &quot;S&quot;; 10 + [.C35] - 1; IF ([.E35] = &quot;A&quot;; 15 + [.C35] - 1; IF ([.E35] = &quot;B&quot;; 20 + ([.C35] - 1) * 2; IF ([.E35] = &quot;C&quot;; 25 + ([.C35] - 1) * 2; IF ([.E35] = &quot;D&quot;; 30 + ([.C35] - 1) * 3; IF([.E35] = &quot;E&quot;; 40 + ([.C35] - 1) * 4; IF ([.E35] = &quot;F&quot;; 45 + ([.C35] - 1) * 4; IF ([.E35] = &quot;E+&quot;; 35 + ([.C35] - 1) * 3; IF([.E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F35];&quot;, },&quot;)" office:value-type="string" office:string-value="0x21: { &quot;idMostSigNib&quot;: 0, &quot;idLeastSigByte&quot;: 0x21, &quot;name&quot;: &quot;Pumpkinhead&quot;, &quot;value&quot;: 3, &quot;type&quot;: &quot;Attack&quot;, &quot;cpCost&quot;: 17, }," calcext:value-type="string">
            <text:p>0x21: { "idMostSigNib": 0, "idLeastSigByte": 0x21, "name": "Pumpkinhead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6] = &quot;S&quot;; 10 + [.C36] - 1; IF ([.E36] = &quot;A&quot;; 15 + [.C36] - 1; IF ([.E36] = &quot;B&quot;; 20 + ([.C36] - 1) * 2; IF ([.E36] = &quot;C&quot;; 25 + ([.C36] - 1) * 2; IF ([.E36] = &quot;D&quot;; 30 + ([.C36] - 1) * 3; IF([.E36] = &quot;E&quot;; 40 + ([.C36] - 1) * 4; IF ([.E36] = &quot;F&quot;; 45 + ([.C36] - 1) * 4; IF ([.E36] = &quot;E+&quot;; 35 + ([.C36] - 1) * 3; IF([.E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F36];&quot;, },&quot;)" office:value-type="string" office:string-value="0x22: { &quot;idMostSigNib&quot;: 0, &quot;idLeastSigByte&quot;: 0x22, &quot;name&quot;: &quot;Pumpkinhead&quot;, &quot;value&quot;: 4, &quot;type&quot;: &quot;Attack&quot;, &quot;cpCost&quot;: 18, }," calcext:value-type="string">
            <text:p>0x22: { "idMostSigNib": 0, "idLeastSigByte": 0x22, "name": "Pumpkinhead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7] = &quot;S&quot;; 10 + [.C37] - 1; IF ([.E37] = &quot;A&quot;; 15 + [.C37] - 1; IF ([.E37] = &quot;B&quot;; 20 + ([.C37] - 1) * 2; IF ([.E37] = &quot;C&quot;; 25 + ([.C37] - 1) * 2; IF ([.E37] = &quot;D&quot;; 30 + ([.C37] - 1) * 3; IF([.E37] = &quot;E&quot;; 40 + ([.C37] - 1) * 4; IF ([.E37] = &quot;F&quot;; 45 + ([.C37] - 1) * 4; IF ([.E37] = &quot;E+&quot;; 35 + ([.C37] - 1) * 3; IF([.E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F37];&quot;, },&quot;)" office:value-type="string" office:string-value="0x23: { &quot;idMostSigNib&quot;: 0, &quot;idLeastSigByte&quot;: 0x23, &quot;name&quot;: &quot;Pumpkinhead&quot;, &quot;value&quot;: 5, &quot;type&quot;: &quot;Attack&quot;, &quot;cpCost&quot;: 19, }," calcext:value-type="string">
            <text:p>0x23: { "idMostSigNib": 0, "idLeastSigByte": 0x23, "name": "Pumpkinhead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8] = &quot;S&quot;; 10 + [.C38] - 1; IF ([.E38] = &quot;A&quot;; 15 + [.C38] - 1; IF ([.E38] = &quot;B&quot;; 20 + ([.C38] - 1) * 2; IF ([.E38] = &quot;C&quot;; 25 + ([.C38] - 1) * 2; IF ([.E38] = &quot;D&quot;; 30 + ([.C38] - 1) * 3; IF([.E38] = &quot;E&quot;; 40 + ([.C38] - 1) * 4; IF ([.E38] = &quot;F&quot;; 45 + ([.C38] - 1) * 4; IF ([.E38] = &quot;E+&quot;; 35 + ([.C38] - 1) * 3; IF([.E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F38];&quot;, },&quot;)" office:value-type="string" office:string-value="0x24: { &quot;idMostSigNib&quot;: 0, &quot;idLeastSigByte&quot;: 0x24, &quot;name&quot;: &quot;Pumpkinhead&quot;, &quot;value&quot;: 6, &quot;type&quot;: &quot;Attack&quot;, &quot;cpCost&quot;: 20, }," calcext:value-type="string">
            <text:p>0x24: { "idMostSigNib": 0, "idLeastSigByte": 0x24, "name": "Pumpkinhead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39] = &quot;S&quot;; 10 + [.C39] - 1; IF ([.E39] = &quot;A&quot;; 15 + [.C39] - 1; IF ([.E39] = &quot;B&quot;; 20 + ([.C39] - 1) * 2; IF ([.E39] = &quot;C&quot;; 25 + ([.C39] - 1) * 2; IF ([.E39] = &quot;D&quot;; 30 + ([.C39] - 1) * 3; IF([.E39] = &quot;E&quot;; 40 + ([.C39] - 1) * 4; IF ([.E39] = &quot;F&quot;; 45 + ([.C39] - 1) * 4; IF ([.E39] = &quot;E+&quot;; 35 + ([.C39] - 1) * 3; IF([.E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F39];&quot;, },&quot;)" office:value-type="string" office:string-value="0x25: { &quot;idMostSigNib&quot;: 0, &quot;idLeastSigByte&quot;: 0x25, &quot;name&quot;: &quot;Pumpkinhead&quot;, &quot;value&quot;: 7, &quot;type&quot;: &quot;Attack&quot;, &quot;cpCost&quot;: 21, }," calcext:value-type="string">
            <text:p>0x25: { "idMostSigNib": 0, "idLeastSigByte": 0x25, "name": "Pumpkinhead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0] = &quot;S&quot;; 10 + [.C40] - 1; IF ([.E40] = &quot;A&quot;; 15 + [.C40] - 1; IF ([.E40] = &quot;B&quot;; 20 + ([.C40] - 1) * 2; IF ([.E40] = &quot;C&quot;; 25 + ([.C40] - 1) * 2; IF ([.E40] = &quot;D&quot;; 30 + ([.C40] - 1) * 3; IF([.E40] = &quot;E&quot;; 40 + ([.C40] - 1) * 4; IF ([.E40] = &quot;F&quot;; 45 + ([.C40] - 1) * 4; IF ([.E40] = &quot;E+&quot;; 35 + ([.C40] - 1) * 3; IF([.E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F40];&quot;, },&quot;)" office:value-type="string" office:string-value="0x26: { &quot;idMostSigNib&quot;: 0, &quot;idLeastSigByte&quot;: 0x26, &quot;name&quot;: &quot;Pumpkinhead&quot;, &quot;value&quot;: 8, &quot;type&quot;: &quot;Attack&quot;, &quot;cpCost&quot;: 22, }," calcext:value-type="string">
            <text:p>0x26: { "idMostSigNib": 0, "idLeastSigByte": 0x26, "name": "Pumpkinhead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41] = &quot;S&quot;; 10 + [.C41] - 1; IF ([.E41] = &quot;A&quot;; 15 + [.C41] - 1; IF ([.E41] = &quot;B&quot;; 20 + ([.C41] - 1) * 2; IF ([.E41] = &quot;C&quot;; 25 + ([.C41] - 1) * 2; IF ([.E41] = &quot;D&quot;; 30 + ([.C41] - 1) * 3; IF([.E41] = &quot;E&quot;; 40 + ([.C41] - 1) * 4; IF ([.E41] = &quot;F&quot;; 45 + ([.C41] - 1) * 4; IF ([.E41] = &quot;E+&quot;; 35 + ([.C41] - 1) * 3; IF([.E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F41];&quot;, },&quot;)" office:value-type="string" office:string-value="0x27: { &quot;idMostSigNib&quot;: 0, &quot;idLeastSigByte&quot;: 0x27, &quot;name&quot;: &quot;Pumpkinhead&quot;, &quot;value&quot;: 9, &quot;type&quot;: &quot;Attack&quot;, &quot;cpCost&quot;: 23, }," calcext:value-type="string">
            <text:p>0x27: { "idMostSigNib": 0, "idLeastSigByte": 0x27, "name": "Pumpkinhead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2] = &quot;S&quot;; 10 + [.C42] - 1; IF ([.E42] = &quot;A&quot;; 15 + [.C42] - 1; IF ([.E42] = &quot;B&quot;; 20 + ([.C42] - 1) * 2; IF ([.E42] = &quot;C&quot;; 25 + ([.C42] - 1) * 2; IF ([.E42] = &quot;D&quot;; 30 + ([.C42] - 1) * 3; IF([.E42] = &quot;E&quot;; 40 + ([.C42] - 1) * 4; IF ([.E42] = &quot;F&quot;; 45 + ([.C42] - 1) * 4; IF ([.E42] = &quot;E+&quot;; 35 + ([.C42] - 1) * 3; IF([.E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F42];&quot;, },&quot;)" office:value-type="string" office:string-value="0x28: { &quot;idMostSigNib&quot;: 0, &quot;idLeastSigByte&quot;: 0x28, &quot;name&quot;: &quot;Fairy Harp&quot;, &quot;value&quot;: 0, &quot;type&quot;: &quot;Attack&quot;, &quot;cpCost&quot;: 38, }," calcext:value-type="string">
            <text:p>0x28: { "idMostSigNib": 0, "idLeastSigByte": 0x28, "name": "Fairy Harp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3] = &quot;S&quot;; 10 + [.C43] - 1; IF ([.E43] = &quot;A&quot;; 15 + [.C43] - 1; IF ([.E43] = &quot;B&quot;; 20 + ([.C43] - 1) * 2; IF ([.E43] = &quot;C&quot;; 25 + ([.C43] - 1) * 2; IF ([.E43] = &quot;D&quot;; 30 + ([.C43] - 1) * 3; IF([.E43] = &quot;E&quot;; 40 + ([.C43] - 1) * 4; IF ([.E43] = &quot;F&quot;; 45 + ([.C43] - 1) * 4; IF ([.E43] = &quot;E+&quot;; 35 + ([.C43] - 1) * 3; IF([.E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F43];&quot;, },&quot;)" office:value-type="string" office:string-value="0x29: { &quot;idMostSigNib&quot;: 0, &quot;idLeastSigByte&quot;: 0x29, &quot;name&quot;: &quot;Fairy Harp&quot;, &quot;value&quot;: 1, &quot;type&quot;: &quot;Attack&quot;, &quot;cpCost&quot;: 20, }," calcext:value-type="string">
            <text:p>0x29: { "idMostSigNib": 0, "idLeastSigByte": 0x29, "name": "Fairy Harp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4] = &quot;S&quot;; 10 + [.C44] - 1; IF ([.E44] = &quot;A&quot;; 15 + [.C44] - 1; IF ([.E44] = &quot;B&quot;; 20 + ([.C44] - 1) * 2; IF ([.E44] = &quot;C&quot;; 25 + ([.C44] - 1) * 2; IF ([.E44] = &quot;D&quot;; 30 + ([.C44] - 1) * 3; IF([.E44] = &quot;E&quot;; 40 + ([.C44] - 1) * 4; IF ([.E44] = &quot;F&quot;; 45 + ([.C44] - 1) * 4; IF ([.E44] = &quot;E+&quot;; 35 + ([.C44] - 1) * 3; IF([.E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F44];&quot;, },&quot;)" office:value-type="string" office:string-value="0x2A: { &quot;idMostSigNib&quot;: 0, &quot;idLeastSigByte&quot;: 0x2A, &quot;name&quot;: &quot;Fairy Harp&quot;, &quot;value&quot;: 2, &quot;type&quot;: &quot;Attack&quot;, &quot;cpCost&quot;: 22, }," calcext:value-type="string">
            <text:p>0x2A: { "idMostSigNib": 0, "idLeastSigByte": 0x2A, "name": "Fairy Harp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5] = &quot;S&quot;; 10 + [.C45] - 1; IF ([.E45] = &quot;A&quot;; 15 + [.C45] - 1; IF ([.E45] = &quot;B&quot;; 20 + ([.C45] - 1) * 2; IF ([.E45] = &quot;C&quot;; 25 + ([.C45] - 1) * 2; IF ([.E45] = &quot;D&quot;; 30 + ([.C45] - 1) * 3; IF([.E45] = &quot;E&quot;; 40 + ([.C45] - 1) * 4; IF ([.E45] = &quot;F&quot;; 45 + ([.C45] - 1) * 4; IF ([.E45] = &quot;E+&quot;; 35 + ([.C45] - 1) * 3; IF([.E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F45];&quot;, },&quot;)" office:value-type="string" office:string-value="0x2B: { &quot;idMostSigNib&quot;: 0, &quot;idLeastSigByte&quot;: 0x2B, &quot;name&quot;: &quot;Fairy Harp&quot;, &quot;value&quot;: 3, &quot;type&quot;: &quot;Attack&quot;, &quot;cpCost&quot;: 24, }," calcext:value-type="string">
            <text:p>0x2B: { "idMostSigNib": 0, "idLeastSigByte": 0x2B, "name": "Fairy Harp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6] = &quot;S&quot;; 10 + [.C46] - 1; IF ([.E46] = &quot;A&quot;; 15 + [.C46] - 1; IF ([.E46] = &quot;B&quot;; 20 + ([.C46] - 1) * 2; IF ([.E46] = &quot;C&quot;; 25 + ([.C46] - 1) * 2; IF ([.E46] = &quot;D&quot;; 30 + ([.C46] - 1) * 3; IF([.E46] = &quot;E&quot;; 40 + ([.C46] - 1) * 4; IF ([.E46] = &quot;F&quot;; 45 + ([.C46] - 1) * 4; IF ([.E46] = &quot;E+&quot;; 35 + ([.C46] - 1) * 3; IF([.E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F46];&quot;, },&quot;)" office:value-type="string" office:string-value="0x2C: { &quot;idMostSigNib&quot;: 0, &quot;idLeastSigByte&quot;: 0x2C, &quot;name&quot;: &quot;Fairy Harp&quot;, &quot;value&quot;: 4, &quot;type&quot;: &quot;Attack&quot;, &quot;cpCost&quot;: 26, }," calcext:value-type="string">
            <text:p>0x2C: { "idMostSigNib": 0, "idLeastSigByte": 0x2C, "name": "Fairy Harp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7] = &quot;S&quot;; 10 + [.C47] - 1; IF ([.E47] = &quot;A&quot;; 15 + [.C47] - 1; IF ([.E47] = &quot;B&quot;; 20 + ([.C47] - 1) * 2; IF ([.E47] = &quot;C&quot;; 25 + ([.C47] - 1) * 2; IF ([.E47] = &quot;D&quot;; 30 + ([.C47] - 1) * 3; IF([.E47] = &quot;E&quot;; 40 + ([.C47] - 1) * 4; IF ([.E47] = &quot;F&quot;; 45 + ([.C47] - 1) * 4; IF ([.E47] = &quot;E+&quot;; 35 + ([.C47] - 1) * 3; IF([.E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F47];&quot;, },&quot;)" office:value-type="string" office:string-value="0x2D: { &quot;idMostSigNib&quot;: 0, &quot;idLeastSigByte&quot;: 0x2D, &quot;name&quot;: &quot;Fairy Harp&quot;, &quot;value&quot;: 5, &quot;type&quot;: &quot;Attack&quot;, &quot;cpCost&quot;: 28, }," calcext:value-type="string">
            <text:p>0x2D: { "idMostSigNib": 0, "idLeastSigByte": 0x2D, "name": "Fairy Harp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8] = &quot;S&quot;; 10 + [.C48] - 1; IF ([.E48] = &quot;A&quot;; 15 + [.C48] - 1; IF ([.E48] = &quot;B&quot;; 20 + ([.C48] - 1) * 2; IF ([.E48] = &quot;C&quot;; 25 + ([.C48] - 1) * 2; IF ([.E48] = &quot;D&quot;; 30 + ([.C48] - 1) * 3; IF([.E48] = &quot;E&quot;; 40 + ([.C48] - 1) * 4; IF ([.E48] = &quot;F&quot;; 45 + ([.C48] - 1) * 4; IF ([.E48] = &quot;E+&quot;; 35 + ([.C48] - 1) * 3; IF([.E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F48];&quot;, },&quot;)" office:value-type="string" office:string-value="0x2E: { &quot;idMostSigNib&quot;: 0, &quot;idLeastSigByte&quot;: 0x2E, &quot;name&quot;: &quot;Fairy Harp&quot;, &quot;value&quot;: 6, &quot;type&quot;: &quot;Attack&quot;, &quot;cpCost&quot;: 30, }," calcext:value-type="string">
            <text:p>0x2E: { "idMostSigNib": 0, "idLeastSigByte": 0x2E, "name": "Fairy Harp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49] = &quot;S&quot;; 10 + [.C49] - 1; IF ([.E49] = &quot;A&quot;; 15 + [.C49] - 1; IF ([.E49] = &quot;B&quot;; 20 + ([.C49] - 1) * 2; IF ([.E49] = &quot;C&quot;; 25 + ([.C49] - 1) * 2; IF ([.E49] = &quot;D&quot;; 30 + ([.C49] - 1) * 3; IF([.E49] = &quot;E&quot;; 40 + ([.C49] - 1) * 4; IF ([.E49] = &quot;F&quot;; 45 + ([.C49] - 1) * 4; IF ([.E49] = &quot;E+&quot;; 35 + ([.C49] - 1) * 3; IF([.E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F49];&quot;, },&quot;)" office:value-type="string" office:string-value="0x2F: { &quot;idMostSigNib&quot;: 0, &quot;idLeastSigByte&quot;: 0x2F, &quot;name&quot;: &quot;Fairy Harp&quot;, &quot;value&quot;: 7, &quot;type&quot;: &quot;Attack&quot;, &quot;cpCost&quot;: 32, }," calcext:value-type="string">
            <text:p>0x2F: { "idMostSigNib": 0, "idLeastSigByte": 0x2F, "name": "Fairy Harp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0] = &quot;S&quot;; 10 + [.C50] - 1; IF ([.E50] = &quot;A&quot;; 15 + [.C50] - 1; IF ([.E50] = &quot;B&quot;; 20 + ([.C50] - 1) * 2; IF ([.E50] = &quot;C&quot;; 25 + ([.C50] - 1) * 2; IF ([.E50] = &quot;D&quot;; 30 + ([.C50] - 1) * 3; IF([.E50] = &quot;E&quot;; 40 + ([.C50] - 1) * 4; IF ([.E50] = &quot;F&quot;; 45 + ([.C50] - 1) * 4; IF ([.E50] = &quot;E+&quot;; 35 + ([.C50] - 1) * 3; IF([.E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F50];&quot;, },&quot;)" office:value-type="string" office:string-value="0x30: { &quot;idMostSigNib&quot;: 0, &quot;idLeastSigByte&quot;: 0x30, &quot;name&quot;: &quot;Fairy Harp&quot;, &quot;value&quot;: 8, &quot;type&quot;: &quot;Attack&quot;, &quot;cpCost&quot;: 34, }," calcext:value-type="string">
            <text:p>0x30: { "idMostSigNib": 0, "idLeastSigByte": 0x30, "name": "Fairy Harp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51] = &quot;S&quot;; 10 + [.C51] - 1; IF ([.E51] = &quot;A&quot;; 15 + [.C51] - 1; IF ([.E51] = &quot;B&quot;; 20 + ([.C51] - 1) * 2; IF ([.E51] = &quot;C&quot;; 25 + ([.C51] - 1) * 2; IF ([.E51] = &quot;D&quot;; 30 + ([.C51] - 1) * 3; IF([.E51] = &quot;E&quot;; 40 + ([.C51] - 1) * 4; IF ([.E51] = &quot;F&quot;; 45 + ([.C51] - 1) * 4; IF ([.E51] = &quot;E+&quot;; 35 + ([.C51] - 1) * 3; IF([.E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F51];&quot;, },&quot;)" office:value-type="string" office:string-value="0x31: { &quot;idMostSigNib&quot;: 0, &quot;idLeastSigByte&quot;: 0x31, &quot;name&quot;: &quot;Fairy Harp&quot;, &quot;value&quot;: 9, &quot;type&quot;: &quot;Attack&quot;, &quot;cpCost&quot;: 36, }," calcext:value-type="string">
            <text:p>0x31: { "idMostSigNib": 0, "idLeastSigByte": 0x31, "name": "Fairy Harp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2] = &quot;S&quot;; 10 + [.C52] - 1; IF ([.E52] = &quot;A&quot;; 15 + [.C52] - 1; IF ([.E52] = &quot;B&quot;; 20 + ([.C52] - 1) * 2; IF ([.E52] = &quot;C&quot;; 25 + ([.C52] - 1) * 2; IF ([.E52] = &quot;D&quot;; 30 + ([.C52] - 1) * 3; IF([.E52] = &quot;E&quot;; 40 + ([.C52] - 1) * 4; IF ([.E52] = &quot;F&quot;; 45 + ([.C52] - 1) * 4; IF ([.E52] = &quot;E+&quot;; 35 + ([.C52] - 1) * 3; IF([.E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F52];&quot;, },&quot;)" office:value-type="string" office:string-value="0x32: { &quot;idMostSigNib&quot;: 0, &quot;idLeastSigByte&quot;: 0x32, &quot;name&quot;: &quot;Wishing Star&quot;, &quot;value&quot;: 0, &quot;type&quot;: &quot;Attack&quot;, &quot;cpCost&quot;: 24, }," calcext:value-type="string">
            <text:p>0x32: { "idMostSigNib": 0, "idLeastSigByte": 0x32, "name": "Wishing Star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3] = &quot;S&quot;; 10 + [.C53] - 1; IF ([.E53] = &quot;A&quot;; 15 + [.C53] - 1; IF ([.E53] = &quot;B&quot;; 20 + ([.C53] - 1) * 2; IF ([.E53] = &quot;C&quot;; 25 + ([.C53] - 1) * 2; IF ([.E53] = &quot;D&quot;; 30 + ([.C53] - 1) * 3; IF([.E53] = &quot;E&quot;; 40 + ([.C53] - 1) * 4; IF ([.E53] = &quot;F&quot;; 45 + ([.C53] - 1) * 4; IF ([.E53] = &quot;E+&quot;; 35 + ([.C53] - 1) * 3; IF([.E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F53];&quot;, },&quot;)" office:value-type="string" office:string-value="0x33: { &quot;idMostSigNib&quot;: 0, &quot;idLeastSigByte&quot;: 0x33, &quot;name&quot;: &quot;Wishing Star&quot;, &quot;value&quot;: 1, &quot;type&quot;: &quot;Attack&quot;, &quot;cpCost&quot;: 15, }," calcext:value-type="string">
            <text:p>0x33: { "idMostSigNib": 0, "idLeastSigByte": 0x33, "name": "Wishing Star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4] = &quot;S&quot;; 10 + [.C54] - 1; IF ([.E54] = &quot;A&quot;; 15 + [.C54] - 1; IF ([.E54] = &quot;B&quot;; 20 + ([.C54] - 1) * 2; IF ([.E54] = &quot;C&quot;; 25 + ([.C54] - 1) * 2; IF ([.E54] = &quot;D&quot;; 30 + ([.C54] - 1) * 3; IF([.E54] = &quot;E&quot;; 40 + ([.C54] - 1) * 4; IF ([.E54] = &quot;F&quot;; 45 + ([.C54] - 1) * 4; IF ([.E54] = &quot;E+&quot;; 35 + ([.C54] - 1) * 3; IF([.E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F54];&quot;, },&quot;)" office:value-type="string" office:string-value="0x34: { &quot;idMostSigNib&quot;: 0, &quot;idLeastSigByte&quot;: 0x34, &quot;name&quot;: &quot;Wishing Star&quot;, &quot;value&quot;: 2, &quot;type&quot;: &quot;Attack&quot;, &quot;cpCost&quot;: 16, }," calcext:value-type="string">
            <text:p>0x34: { "idMostSigNib": 0, "idLeastSigByte": 0x34, "name": "Wishing Star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5] = &quot;S&quot;; 10 + [.C55] - 1; IF ([.E55] = &quot;A&quot;; 15 + [.C55] - 1; IF ([.E55] = &quot;B&quot;; 20 + ([.C55] - 1) * 2; IF ([.E55] = &quot;C&quot;; 25 + ([.C55] - 1) * 2; IF ([.E55] = &quot;D&quot;; 30 + ([.C55] - 1) * 3; IF([.E55] = &quot;E&quot;; 40 + ([.C55] - 1) * 4; IF ([.E55] = &quot;F&quot;; 45 + ([.C55] - 1) * 4; IF ([.E55] = &quot;E+&quot;; 35 + ([.C55] - 1) * 3; IF([.E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F55];&quot;, },&quot;)" office:value-type="string" office:string-value="0x35: { &quot;idMostSigNib&quot;: 0, &quot;idLeastSigByte&quot;: 0x35, &quot;name&quot;: &quot;Wishing Star&quot;, &quot;value&quot;: 3, &quot;type&quot;: &quot;Attack&quot;, &quot;cpCost&quot;: 17, }," calcext:value-type="string">
            <text:p>0x35: { "idMostSigNib": 0, "idLeastSigByte": 0x35, "name": "Wishing Star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6] = &quot;S&quot;; 10 + [.C56] - 1; IF ([.E56] = &quot;A&quot;; 15 + [.C56] - 1; IF ([.E56] = &quot;B&quot;; 20 + ([.C56] - 1) * 2; IF ([.E56] = &quot;C&quot;; 25 + ([.C56] - 1) * 2; IF ([.E56] = &quot;D&quot;; 30 + ([.C56] - 1) * 3; IF([.E56] = &quot;E&quot;; 40 + ([.C56] - 1) * 4; IF ([.E56] = &quot;F&quot;; 45 + ([.C56] - 1) * 4; IF ([.E56] = &quot;E+&quot;; 35 + ([.C56] - 1) * 3; IF([.E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F56];&quot;, },&quot;)" office:value-type="string" office:string-value="0x36: { &quot;idMostSigNib&quot;: 0, &quot;idLeastSigByte&quot;: 0x36, &quot;name&quot;: &quot;Wishing Star&quot;, &quot;value&quot;: 4, &quot;type&quot;: &quot;Attack&quot;, &quot;cpCost&quot;: 18, }," calcext:value-type="string">
            <text:p>0x36: { "idMostSigNib": 0, "idLeastSigByte": 0x36, "name": "Wishing Star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7] = &quot;S&quot;; 10 + [.C57] - 1; IF ([.E57] = &quot;A&quot;; 15 + [.C57] - 1; IF ([.E57] = &quot;B&quot;; 20 + ([.C57] - 1) * 2; IF ([.E57] = &quot;C&quot;; 25 + ([.C57] - 1) * 2; IF ([.E57] = &quot;D&quot;; 30 + ([.C57] - 1) * 3; IF([.E57] = &quot;E&quot;; 40 + ([.C57] - 1) * 4; IF ([.E57] = &quot;F&quot;; 45 + ([.C57] - 1) * 4; IF ([.E57] = &quot;E+&quot;; 35 + ([.C57] - 1) * 3; IF([.E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F57];&quot;, },&quot;)" office:value-type="string" office:string-value="0x37: { &quot;idMostSigNib&quot;: 0, &quot;idLeastSigByte&quot;: 0x37, &quot;name&quot;: &quot;Wishing Star&quot;, &quot;value&quot;: 5, &quot;type&quot;: &quot;Attack&quot;, &quot;cpCost&quot;: 19, }," calcext:value-type="string">
            <text:p>0x37: { "idMostSigNib": 0, "idLeastSigByte": 0x37, "name": "Wishing Star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8] = &quot;S&quot;; 10 + [.C58] - 1; IF ([.E58] = &quot;A&quot;; 15 + [.C58] - 1; IF ([.E58] = &quot;B&quot;; 20 + ([.C58] - 1) * 2; IF ([.E58] = &quot;C&quot;; 25 + ([.C58] - 1) * 2; IF ([.E58] = &quot;D&quot;; 30 + ([.C58] - 1) * 3; IF([.E58] = &quot;E&quot;; 40 + ([.C58] - 1) * 4; IF ([.E58] = &quot;F&quot;; 45 + ([.C58] - 1) * 4; IF ([.E58] = &quot;E+&quot;; 35 + ([.C58] - 1) * 3; IF([.E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F58];&quot;, },&quot;)" office:value-type="string" office:string-value="0x38: { &quot;idMostSigNib&quot;: 0, &quot;idLeastSigByte&quot;: 0x38, &quot;name&quot;: &quot;Wishing Star&quot;, &quot;value&quot;: 6, &quot;type&quot;: &quot;Attack&quot;, &quot;cpCost&quot;: 20, }," calcext:value-type="string">
            <text:p>0x38: { "idMostSigNib": 0, "idLeastSigByte": 0x38, "name": "Wishing Star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59] = &quot;S&quot;; 10 + [.C59] - 1; IF ([.E59] = &quot;A&quot;; 15 + [.C59] - 1; IF ([.E59] = &quot;B&quot;; 20 + ([.C59] - 1) * 2; IF ([.E59] = &quot;C&quot;; 25 + ([.C59] - 1) * 2; IF ([.E59] = &quot;D&quot;; 30 + ([.C59] - 1) * 3; IF([.E59] = &quot;E&quot;; 40 + ([.C59] - 1) * 4; IF ([.E59] = &quot;F&quot;; 45 + ([.C59] - 1) * 4; IF ([.E59] = &quot;E+&quot;; 35 + ([.C59] - 1) * 3; IF([.E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F59];&quot;, },&quot;)" office:value-type="string" office:string-value="0x39: { &quot;idMostSigNib&quot;: 0, &quot;idLeastSigByte&quot;: 0x39, &quot;name&quot;: &quot;Wishing Star&quot;, &quot;value&quot;: 7, &quot;type&quot;: &quot;Attack&quot;, &quot;cpCost&quot;: 21, }," calcext:value-type="string">
            <text:p>0x39: { "idMostSigNib": 0, "idLeastSigByte": 0x39, "name": "Wishing Star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0] = &quot;S&quot;; 10 + [.C60] - 1; IF ([.E60] = &quot;A&quot;; 15 + [.C60] - 1; IF ([.E60] = &quot;B&quot;; 20 + ([.C60] - 1) * 2; IF ([.E60] = &quot;C&quot;; 25 + ([.C60] - 1) * 2; IF ([.E60] = &quot;D&quot;; 30 + ([.C60] - 1) * 3; IF([.E60] = &quot;E&quot;; 40 + ([.C60] - 1) * 4; IF ([.E60] = &quot;F&quot;; 45 + ([.C60] - 1) * 4; IF ([.E60] = &quot;E+&quot;; 35 + ([.C60] - 1) * 3; IF([.E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F60];&quot;, },&quot;)" office:value-type="string" office:string-value="0x3A: { &quot;idMostSigNib&quot;: 0, &quot;idLeastSigByte&quot;: 0x3A, &quot;name&quot;: &quot;Wishing Star&quot;, &quot;value&quot;: 8, &quot;type&quot;: &quot;Attack&quot;, &quot;cpCost&quot;: 22, }," calcext:value-type="string">
            <text:p>0x3A: { "idMostSigNib": 0, "idLeastSigByte": 0x3A, "name": "Wishing Star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61] = &quot;S&quot;; 10 + [.C61] - 1; IF ([.E61] = &quot;A&quot;; 15 + [.C61] - 1; IF ([.E61] = &quot;B&quot;; 20 + ([.C61] - 1) * 2; IF ([.E61] = &quot;C&quot;; 25 + ([.C61] - 1) * 2; IF ([.E61] = &quot;D&quot;; 30 + ([.C61] - 1) * 3; IF([.E61] = &quot;E&quot;; 40 + ([.C61] - 1) * 4; IF ([.E61] = &quot;F&quot;; 45 + ([.C61] - 1) * 4; IF ([.E61] = &quot;E+&quot;; 35 + ([.C61] - 1) * 3; IF([.E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F61];&quot;, },&quot;)" office:value-type="string" office:string-value="0x3B: { &quot;idMostSigNib&quot;: 0, &quot;idLeastSigByte&quot;: 0x3B, &quot;name&quot;: &quot;Wishing Star&quot;, &quot;value&quot;: 9, &quot;type&quot;: &quot;Attack&quot;, &quot;cpCost&quot;: 23, }," calcext:value-type="string">
            <text:p>0x3B: { "idMostSigNib": 0, "idLeastSigByte": 0x3B, "name": "Wishing Star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2] = &quot;S&quot;; 10 + [.C62] - 1; IF ([.E62] = &quot;A&quot;; 15 + [.C62] - 1; IF ([.E62] = &quot;B&quot;; 20 + ([.C62] - 1) * 2; IF ([.E62] = &quot;C&quot;; 25 + ([.C62] - 1) * 2; IF ([.E62] = &quot;D&quot;; 30 + ([.C62] - 1) * 3; IF([.E62] = &quot;E&quot;; 40 + ([.C62] - 1) * 4; IF ([.E62] = &quot;F&quot;; 45 + ([.C62] - 1) * 4; IF ([.E62] = &quot;E+&quot;; 35 + ([.C62] - 1) * 3; IF([.E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F62];&quot;, },&quot;)" office:value-type="string" office:string-value="0x3C: { &quot;idMostSigNib&quot;: 0, &quot;idLeastSigByte&quot;: 0x3C, &quot;name&quot;: &quot;Spellbinder&quot;, &quot;value&quot;: 0, &quot;type&quot;: &quot;Attack&quot;, &quot;cpCost&quot;: 38, }," calcext:value-type="string">
            <text:p>0x3C: { "idMostSigNib": 0, "idLeastSigByte": 0x3C, "name": "Spellbinder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3] = &quot;S&quot;; 10 + [.C63] - 1; IF ([.E63] = &quot;A&quot;; 15 + [.C63] - 1; IF ([.E63] = &quot;B&quot;; 20 + ([.C63] - 1) * 2; IF ([.E63] = &quot;C&quot;; 25 + ([.C63] - 1) * 2; IF ([.E63] = &quot;D&quot;; 30 + ([.C63] - 1) * 3; IF([.E63] = &quot;E&quot;; 40 + ([.C63] - 1) * 4; IF ([.E63] = &quot;F&quot;; 45 + ([.C63] - 1) * 4; IF ([.E63] = &quot;E+&quot;; 35 + ([.C63] - 1) * 3; IF([.E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F63];&quot;, },&quot;)" office:value-type="string" office:string-value="0x3D: { &quot;idMostSigNib&quot;: 0, &quot;idLeastSigByte&quot;: 0x3D, &quot;name&quot;: &quot;Spellbinder&quot;, &quot;value&quot;: 1, &quot;type&quot;: &quot;Attack&quot;, &quot;cpCost&quot;: 20, }," calcext:value-type="string">
            <text:p>0x3D: { "idMostSigNib": 0, "idLeastSigByte": 0x3D, "name": "Spellbinder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4] = &quot;S&quot;; 10 + [.C64] - 1; IF ([.E64] = &quot;A&quot;; 15 + [.C64] - 1; IF ([.E64] = &quot;B&quot;; 20 + ([.C64] - 1) * 2; IF ([.E64] = &quot;C&quot;; 25 + ([.C64] - 1) * 2; IF ([.E64] = &quot;D&quot;; 30 + ([.C64] - 1) * 3; IF([.E64] = &quot;E&quot;; 40 + ([.C64] - 1) * 4; IF ([.E64] = &quot;F&quot;; 45 + ([.C64] - 1) * 4; IF ([.E64] = &quot;E+&quot;; 35 + ([.C64] - 1) * 3; IF([.E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F64];&quot;, },&quot;)" office:value-type="string" office:string-value="0x3E: { &quot;idMostSigNib&quot;: 0, &quot;idLeastSigByte&quot;: 0x3E, &quot;name&quot;: &quot;Spellbinder&quot;, &quot;value&quot;: 2, &quot;type&quot;: &quot;Attack&quot;, &quot;cpCost&quot;: 22, }," calcext:value-type="string">
            <text:p>0x3E: { "idMostSigNib": 0, "idLeastSigByte": 0x3E, "name": "Spellbinder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5] = &quot;S&quot;; 10 + [.C65] - 1; IF ([.E65] = &quot;A&quot;; 15 + [.C65] - 1; IF ([.E65] = &quot;B&quot;; 20 + ([.C65] - 1) * 2; IF ([.E65] = &quot;C&quot;; 25 + ([.C65] - 1) * 2; IF ([.E65] = &quot;D&quot;; 30 + ([.C65] - 1) * 3; IF([.E65] = &quot;E&quot;; 40 + ([.C65] - 1) * 4; IF ([.E65] = &quot;F&quot;; 45 + ([.C65] - 1) * 4; IF ([.E65] = &quot;E+&quot;; 35 + ([.C65] - 1) * 3; IF([.E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F65];&quot;, },&quot;)" office:value-type="string" office:string-value="0x3F: { &quot;idMostSigNib&quot;: 0, &quot;idLeastSigByte&quot;: 0x3F, &quot;name&quot;: &quot;Spellbinder&quot;, &quot;value&quot;: 3, &quot;type&quot;: &quot;Attack&quot;, &quot;cpCost&quot;: 24, }," calcext:value-type="string">
            <text:p>0x3F: { "idMostSigNib": 0, "idLeastSigByte": 0x3F, "name": "Spellbinder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6] = &quot;S&quot;; 10 + [.C66] - 1; IF ([.E66] = &quot;A&quot;; 15 + [.C66] - 1; IF ([.E66] = &quot;B&quot;; 20 + ([.C66] - 1) * 2; IF ([.E66] = &quot;C&quot;; 25 + ([.C66] - 1) * 2; IF ([.E66] = &quot;D&quot;; 30 + ([.C66] - 1) * 3; IF([.E66] = &quot;E&quot;; 40 + ([.C66] - 1) * 4; IF ([.E66] = &quot;F&quot;; 45 + ([.C66] - 1) * 4; IF ([.E66] = &quot;E+&quot;; 35 + ([.C66] - 1) * 3; IF([.E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F66];&quot;, },&quot;)" office:value-type="string" office:string-value="0x40: { &quot;idMostSigNib&quot;: 0, &quot;idLeastSigByte&quot;: 0x40, &quot;name&quot;: &quot;Spellbinder&quot;, &quot;value&quot;: 4, &quot;type&quot;: &quot;Attack&quot;, &quot;cpCost&quot;: 26, }," calcext:value-type="string">
            <text:p>0x40: { "idMostSigNib": 0, "idLeastSigByte": 0x40, "name": "Spellbinder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7] = &quot;S&quot;; 10 + [.C67] - 1; IF ([.E67] = &quot;A&quot;; 15 + [.C67] - 1; IF ([.E67] = &quot;B&quot;; 20 + ([.C67] - 1) * 2; IF ([.E67] = &quot;C&quot;; 25 + ([.C67] - 1) * 2; IF ([.E67] = &quot;D&quot;; 30 + ([.C67] - 1) * 3; IF([.E67] = &quot;E&quot;; 40 + ([.C67] - 1) * 4; IF ([.E67] = &quot;F&quot;; 45 + ([.C67] - 1) * 4; IF ([.E67] = &quot;E+&quot;; 35 + ([.C67] - 1) * 3; IF([.E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F67];&quot;, },&quot;)" office:value-type="string" office:string-value="0x41: { &quot;idMostSigNib&quot;: 0, &quot;idLeastSigByte&quot;: 0x41, &quot;name&quot;: &quot;Spellbinder&quot;, &quot;value&quot;: 5, &quot;type&quot;: &quot;Attack&quot;, &quot;cpCost&quot;: 28, }," calcext:value-type="string">
            <text:p>0x41: { "idMostSigNib": 0, "idLeastSigByte": 0x41, "name": "Spellbinder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8] = &quot;S&quot;; 10 + [.C68] - 1; IF ([.E68] = &quot;A&quot;; 15 + [.C68] - 1; IF ([.E68] = &quot;B&quot;; 20 + ([.C68] - 1) * 2; IF ([.E68] = &quot;C&quot;; 25 + ([.C68] - 1) * 2; IF ([.E68] = &quot;D&quot;; 30 + ([.C68] - 1) * 3; IF([.E68] = &quot;E&quot;; 40 + ([.C68] - 1) * 4; IF ([.E68] = &quot;F&quot;; 45 + ([.C68] - 1) * 4; IF ([.E68] = &quot;E+&quot;; 35 + ([.C68] - 1) * 3; IF([.E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F68];&quot;, },&quot;)" office:value-type="string" office:string-value="0x42: { &quot;idMostSigNib&quot;: 0, &quot;idLeastSigByte&quot;: 0x42, &quot;name&quot;: &quot;Spellbinder&quot;, &quot;value&quot;: 6, &quot;type&quot;: &quot;Attack&quot;, &quot;cpCost&quot;: 30, }," calcext:value-type="string">
            <text:p>0x42: { "idMostSigNib": 0, "idLeastSigByte": 0x42, "name": "Spellbinder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69] = &quot;S&quot;; 10 + [.C69] - 1; IF ([.E69] = &quot;A&quot;; 15 + [.C69] - 1; IF ([.E69] = &quot;B&quot;; 20 + ([.C69] - 1) * 2; IF ([.E69] = &quot;C&quot;; 25 + ([.C69] - 1) * 2; IF ([.E69] = &quot;D&quot;; 30 + ([.C69] - 1) * 3; IF([.E69] = &quot;E&quot;; 40 + ([.C69] - 1) * 4; IF ([.E69] = &quot;F&quot;; 45 + ([.C69] - 1) * 4; IF ([.E69] = &quot;E+&quot;; 35 + ([.C69] - 1) * 3; IF([.E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F69];&quot;, },&quot;)" office:value-type="string" office:string-value="0x43: { &quot;idMostSigNib&quot;: 0, &quot;idLeastSigByte&quot;: 0x43, &quot;name&quot;: &quot;Spellbinder&quot;, &quot;value&quot;: 7, &quot;type&quot;: &quot;Attack&quot;, &quot;cpCost&quot;: 32, }," calcext:value-type="string">
            <text:p>0x43: { "idMostSigNib": 0, "idLeastSigByte": 0x43, "name": "Spellbinder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0] = &quot;S&quot;; 10 + [.C70] - 1; IF ([.E70] = &quot;A&quot;; 15 + [.C70] - 1; IF ([.E70] = &quot;B&quot;; 20 + ([.C70] - 1) * 2; IF ([.E70] = &quot;C&quot;; 25 + ([.C70] - 1) * 2; IF ([.E70] = &quot;D&quot;; 30 + ([.C70] - 1) * 3; IF([.E70] = &quot;E&quot;; 40 + ([.C70] - 1) * 4; IF ([.E70] = &quot;F&quot;; 45 + ([.C70] - 1) * 4; IF ([.E70] = &quot;E+&quot;; 35 + ([.C70] - 1) * 3; IF([.E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F70];&quot;, },&quot;)" office:value-type="string" office:string-value="0x44: { &quot;idMostSigNib&quot;: 0, &quot;idLeastSigByte&quot;: 0x44, &quot;name&quot;: &quot;Spellbinder&quot;, &quot;value&quot;: 8, &quot;type&quot;: &quot;Attack&quot;, &quot;cpCost&quot;: 34, }," calcext:value-type="string">
            <text:p>0x44: { "idMostSigNib": 0, "idLeastSigByte": 0x44, "name": "Spellbinder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1] = &quot;S&quot;; 10 + [.C71] - 1; IF ([.E71] = &quot;A&quot;; 15 + [.C71] - 1; IF ([.E71] = &quot;B&quot;; 20 + ([.C71] - 1) * 2; IF ([.E71] = &quot;C&quot;; 25 + ([.C71] - 1) * 2; IF ([.E71] = &quot;D&quot;; 30 + ([.C71] - 1) * 3; IF([.E71] = &quot;E&quot;; 40 + ([.C71] - 1) * 4; IF ([.E71] = &quot;F&quot;; 45 + ([.C71] - 1) * 4; IF ([.E71] = &quot;E+&quot;; 35 + ([.C71] - 1) * 3; IF([.E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F71];&quot;, },&quot;)" office:value-type="string" office:string-value="0x45: { &quot;idMostSigNib&quot;: 0, &quot;idLeastSigByte&quot;: 0x45, &quot;name&quot;: &quot;Spellbinder&quot;, &quot;value&quot;: 9, &quot;type&quot;: &quot;Attack&quot;, &quot;cpCost&quot;: 36, }," calcext:value-type="string">
            <text:p>0x45: { "idMostSigNib": 0, "idLeastSigByte": 0x45, "name": "Spellbinder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2] = &quot;S&quot;; 10 + [.C72] - 1; IF ([.E72] = &quot;A&quot;; 15 + [.C72] - 1; IF ([.E72] = &quot;B&quot;; 20 + ([.C72] - 1) * 2; IF ([.E72] = &quot;C&quot;; 25 + ([.C72] - 1) * 2; IF ([.E72] = &quot;D&quot;; 30 + ([.C72] - 1) * 3; IF([.E72] = &quot;E&quot;; 40 + ([.C72] - 1) * 4; IF ([.E72] = &quot;F&quot;; 45 + ([.C72] - 1) * 4; IF ([.E72] = &quot;E+&quot;; 35 + ([.C72] - 1) * 3; IF([.E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F72];&quot;, },&quot;)" office:value-type="string" office:string-value="0x46: { &quot;idMostSigNib&quot;: 0, &quot;idLeastSigByte&quot;: 0x46, &quot;name&quot;: &quot;Metal Chocobo&quot;, &quot;value&quot;: 0, &quot;type&quot;: &quot;Attack&quot;, &quot;cpCost&quot;: 38, }," calcext:value-type="string">
            <text:p>0x46: { "idMostSigNib": 0, "idLeastSigByte": 0x46, "name": "Metal Chocobo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3] = &quot;S&quot;; 10 + [.C73] - 1; IF ([.E73] = &quot;A&quot;; 15 + [.C73] - 1; IF ([.E73] = &quot;B&quot;; 20 + ([.C73] - 1) * 2; IF ([.E73] = &quot;C&quot;; 25 + ([.C73] - 1) * 2; IF ([.E73] = &quot;D&quot;; 30 + ([.C73] - 1) * 3; IF([.E73] = &quot;E&quot;; 40 + ([.C73] - 1) * 4; IF ([.E73] = &quot;F&quot;; 45 + ([.C73] - 1) * 4; IF ([.E73] = &quot;E+&quot;; 35 + ([.C73] - 1) * 3; IF([.E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F73];&quot;, },&quot;)" office:value-type="string" office:string-value="0x47: { &quot;idMostSigNib&quot;: 0, &quot;idLeastSigByte&quot;: 0x47, &quot;name&quot;: &quot;Metal Chocobo&quot;, &quot;value&quot;: 1, &quot;type&quot;: &quot;Attack&quot;, &quot;cpCost&quot;: 20, }," calcext:value-type="string">
            <text:p>0x47: { "idMostSigNib": 0, "idLeastSigByte": 0x47, "name": "Metal Chocobo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4] = &quot;S&quot;; 10 + [.C74] - 1; IF ([.E74] = &quot;A&quot;; 15 + [.C74] - 1; IF ([.E74] = &quot;B&quot;; 20 + ([.C74] - 1) * 2; IF ([.E74] = &quot;C&quot;; 25 + ([.C74] - 1) * 2; IF ([.E74] = &quot;D&quot;; 30 + ([.C74] - 1) * 3; IF([.E74] = &quot;E&quot;; 40 + ([.C74] - 1) * 4; IF ([.E74] = &quot;F&quot;; 45 + ([.C74] - 1) * 4; IF ([.E74] = &quot;E+&quot;; 35 + ([.C74] - 1) * 3; IF([.E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F74];&quot;, },&quot;)" office:value-type="string" office:string-value="0x48: { &quot;idMostSigNib&quot;: 0, &quot;idLeastSigByte&quot;: 0x48, &quot;name&quot;: &quot;Metal Chocobo&quot;, &quot;value&quot;: 2, &quot;type&quot;: &quot;Attack&quot;, &quot;cpCost&quot;: 22, }," calcext:value-type="string">
            <text:p>0x48: { "idMostSigNib": 0, "idLeastSigByte": 0x48, "name": "Metal Chocobo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5] = &quot;S&quot;; 10 + [.C75] - 1; IF ([.E75] = &quot;A&quot;; 15 + [.C75] - 1; IF ([.E75] = &quot;B&quot;; 20 + ([.C75] - 1) * 2; IF ([.E75] = &quot;C&quot;; 25 + ([.C75] - 1) * 2; IF ([.E75] = &quot;D&quot;; 30 + ([.C75] - 1) * 3; IF([.E75] = &quot;E&quot;; 40 + ([.C75] - 1) * 4; IF ([.E75] = &quot;F&quot;; 45 + ([.C75] - 1) * 4; IF ([.E75] = &quot;E+&quot;; 35 + ([.C75] - 1) * 3; IF([.E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F75];&quot;, },&quot;)" office:value-type="string" office:string-value="0x49: { &quot;idMostSigNib&quot;: 0, &quot;idLeastSigByte&quot;: 0x49, &quot;name&quot;: &quot;Metal Chocobo&quot;, &quot;value&quot;: 3, &quot;type&quot;: &quot;Attack&quot;, &quot;cpCost&quot;: 24, }," calcext:value-type="string">
            <text:p>0x49: { "idMostSigNib": 0, "idLeastSigByte": 0x49, "name": "Metal Chocobo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6] = &quot;S&quot;; 10 + [.C76] - 1; IF ([.E76] = &quot;A&quot;; 15 + [.C76] - 1; IF ([.E76] = &quot;B&quot;; 20 + ([.C76] - 1) * 2; IF ([.E76] = &quot;C&quot;; 25 + ([.C76] - 1) * 2; IF ([.E76] = &quot;D&quot;; 30 + ([.C76] - 1) * 3; IF([.E76] = &quot;E&quot;; 40 + ([.C76] - 1) * 4; IF ([.E76] = &quot;F&quot;; 45 + ([.C76] - 1) * 4; IF ([.E76] = &quot;E+&quot;; 35 + ([.C76] - 1) * 3; IF([.E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F76];&quot;, },&quot;)" office:value-type="string" office:string-value="0x4A: { &quot;idMostSigNib&quot;: 0, &quot;idLeastSigByte&quot;: 0x4A, &quot;name&quot;: &quot;Metal Chocobo&quot;, &quot;value&quot;: 4, &quot;type&quot;: &quot;Attack&quot;, &quot;cpCost&quot;: 26, }," calcext:value-type="string">
            <text:p>0x4A: { "idMostSigNib": 0, "idLeastSigByte": 0x4A, "name": "Metal Chocobo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7] = &quot;S&quot;; 10 + [.C77] - 1; IF ([.E77] = &quot;A&quot;; 15 + [.C77] - 1; IF ([.E77] = &quot;B&quot;; 20 + ([.C77] - 1) * 2; IF ([.E77] = &quot;C&quot;; 25 + ([.C77] - 1) * 2; IF ([.E77] = &quot;D&quot;; 30 + ([.C77] - 1) * 3; IF([.E77] = &quot;E&quot;; 40 + ([.C77] - 1) * 4; IF ([.E77] = &quot;F&quot;; 45 + ([.C77] - 1) * 4; IF ([.E77] = &quot;E+&quot;; 35 + ([.C77] - 1) * 3; IF([.E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F77];&quot;, },&quot;)" office:value-type="string" office:string-value="0x4B: { &quot;idMostSigNib&quot;: 0, &quot;idLeastSigByte&quot;: 0x4B, &quot;name&quot;: &quot;Metal Chocobo&quot;, &quot;value&quot;: 5, &quot;type&quot;: &quot;Attack&quot;, &quot;cpCost&quot;: 28, }," calcext:value-type="string">
            <text:p>0x4B: { "idMostSigNib": 0, "idLeastSigByte": 0x4B, "name": "Metal Chocobo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8] = &quot;S&quot;; 10 + [.C78] - 1; IF ([.E78] = &quot;A&quot;; 15 + [.C78] - 1; IF ([.E78] = &quot;B&quot;; 20 + ([.C78] - 1) * 2; IF ([.E78] = &quot;C&quot;; 25 + ([.C78] - 1) * 2; IF ([.E78] = &quot;D&quot;; 30 + ([.C78] - 1) * 3; IF([.E78] = &quot;E&quot;; 40 + ([.C78] - 1) * 4; IF ([.E78] = &quot;F&quot;; 45 + ([.C78] - 1) * 4; IF ([.E78] = &quot;E+&quot;; 35 + ([.C78] - 1) * 3; IF([.E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F78];&quot;, },&quot;)" office:value-type="string" office:string-value="0x4C: { &quot;idMostSigNib&quot;: 0, &quot;idLeastSigByte&quot;: 0x4C, &quot;name&quot;: &quot;Metal Chocobo&quot;, &quot;value&quot;: 6, &quot;type&quot;: &quot;Attack&quot;, &quot;cpCost&quot;: 30, }," calcext:value-type="string">
            <text:p>0x4C: { "idMostSigNib": 0, "idLeastSigByte": 0x4C, "name": "Metal Chocobo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79] = &quot;S&quot;; 10 + [.C79] - 1; IF ([.E79] = &quot;A&quot;; 15 + [.C79] - 1; IF ([.E79] = &quot;B&quot;; 20 + ([.C79] - 1) * 2; IF ([.E79] = &quot;C&quot;; 25 + ([.C79] - 1) * 2; IF ([.E79] = &quot;D&quot;; 30 + ([.C79] - 1) * 3; IF([.E79] = &quot;E&quot;; 40 + ([.C79] - 1) * 4; IF ([.E79] = &quot;F&quot;; 45 + ([.C79] - 1) * 4; IF ([.E79] = &quot;E+&quot;; 35 + ([.C79] - 1) * 3; IF([.E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F79];&quot;, },&quot;)" office:value-type="string" office:string-value="0x4D: { &quot;idMostSigNib&quot;: 0, &quot;idLeastSigByte&quot;: 0x4D, &quot;name&quot;: &quot;Metal Chocobo&quot;, &quot;value&quot;: 7, &quot;type&quot;: &quot;Attack&quot;, &quot;cpCost&quot;: 32, }," calcext:value-type="string">
            <text:p>0x4D: { "idMostSigNib": 0, "idLeastSigByte": 0x4D, "name": "Metal Chocobo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0] = &quot;S&quot;; 10 + [.C80] - 1; IF ([.E80] = &quot;A&quot;; 15 + [.C80] - 1; IF ([.E80] = &quot;B&quot;; 20 + ([.C80] - 1) * 2; IF ([.E80] = &quot;C&quot;; 25 + ([.C80] - 1) * 2; IF ([.E80] = &quot;D&quot;; 30 + ([.C80] - 1) * 3; IF([.E80] = &quot;E&quot;; 40 + ([.C80] - 1) * 4; IF ([.E80] = &quot;F&quot;; 45 + ([.C80] - 1) * 4; IF ([.E80] = &quot;E+&quot;; 35 + ([.C80] - 1) * 3; IF([.E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F80];&quot;, },&quot;)" office:value-type="string" office:string-value="0x4E: { &quot;idMostSigNib&quot;: 0, &quot;idLeastSigByte&quot;: 0x4E, &quot;name&quot;: &quot;Metal Chocobo&quot;, &quot;value&quot;: 8, &quot;type&quot;: &quot;Attack&quot;, &quot;cpCost&quot;: 34, }," calcext:value-type="string">
            <text:p>0x4E: { "idMostSigNib": 0, "idLeastSigByte": 0x4E, "name": "Metal Chocobo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81] = &quot;S&quot;; 10 + [.C81] - 1; IF ([.E81] = &quot;A&quot;; 15 + [.C81] - 1; IF ([.E81] = &quot;B&quot;; 20 + ([.C81] - 1) * 2; IF ([.E81] = &quot;C&quot;; 25 + ([.C81] - 1) * 2; IF ([.E81] = &quot;D&quot;; 30 + ([.C81] - 1) * 3; IF([.E81] = &quot;E&quot;; 40 + ([.C81] - 1) * 4; IF ([.E81] = &quot;F&quot;; 45 + ([.C81] - 1) * 4; IF ([.E81] = &quot;E+&quot;; 35 + ([.C81] - 1) * 3; IF([.E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F81];&quot;, },&quot;)" office:value-type="string" office:string-value="0x4F: { &quot;idMostSigNib&quot;: 0, &quot;idLeastSigByte&quot;: 0x4F, &quot;name&quot;: &quot;Metal Chocobo&quot;, &quot;value&quot;: 9, &quot;type&quot;: &quot;Attack&quot;, &quot;cpCost&quot;: 36, }," calcext:value-type="string">
            <text:p>0x4F: { "idMostSigNib": 0, "idLeastSigByte": 0x4F, "name": "Metal Chocobo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2] = &quot;S&quot;; 10 + [.C82] - 1; IF ([.E82] = &quot;A&quot;; 15 + [.C82] - 1; IF ([.E82] = &quot;B&quot;; 20 + ([.C82] - 1) * 2; IF ([.E82] = &quot;C&quot;; 25 + ([.C82] - 1) * 2; IF ([.E82] = &quot;D&quot;; 30 + ([.C82] - 1) * 3; IF([.E82] = &quot;E&quot;; 40 + ([.C82] - 1) * 4; IF ([.E82] = &quot;F&quot;; 45 + ([.C82] - 1) * 4; IF ([.E82] = &quot;E+&quot;; 35 + ([.C82] - 1) * 3; IF([.E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F82];&quot;, },&quot;)" office:value-type="string" office:string-value="0x50: { &quot;idMostSigNib&quot;: 0, &quot;idLeastSigByte&quot;: 0x50, &quot;name&quot;: &quot;Olympia&quot;, &quot;value&quot;: 0, &quot;type&quot;: &quot;Attack&quot;, &quot;cpCost&quot;: 24, }," calcext:value-type="string">
            <text:p>0x50: { "idMostSigNib": 0, "idLeastSigByte": 0x50, "name": "Olympia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3] = &quot;S&quot;; 10 + [.C83] - 1; IF ([.E83] = &quot;A&quot;; 15 + [.C83] - 1; IF ([.E83] = &quot;B&quot;; 20 + ([.C83] - 1) * 2; IF ([.E83] = &quot;C&quot;; 25 + ([.C83] - 1) * 2; IF ([.E83] = &quot;D&quot;; 30 + ([.C83] - 1) * 3; IF([.E83] = &quot;E&quot;; 40 + ([.C83] - 1) * 4; IF ([.E83] = &quot;F&quot;; 45 + ([.C83] - 1) * 4; IF ([.E83] = &quot;E+&quot;; 35 + ([.C83] - 1) * 3; IF([.E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F83];&quot;, },&quot;)" office:value-type="string" office:string-value="0x51: { &quot;idMostSigNib&quot;: 0, &quot;idLeastSigByte&quot;: 0x51, &quot;name&quot;: &quot;Olympia&quot;, &quot;value&quot;: 1, &quot;type&quot;: &quot;Attack&quot;, &quot;cpCost&quot;: 15, }," calcext:value-type="string">
            <text:p>0x51: { "idMostSigNib": 0, "idLeastSigByte": 0x51, "name": "Olympia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4] = &quot;S&quot;; 10 + [.C84] - 1; IF ([.E84] = &quot;A&quot;; 15 + [.C84] - 1; IF ([.E84] = &quot;B&quot;; 20 + ([.C84] - 1) * 2; IF ([.E84] = &quot;C&quot;; 25 + ([.C84] - 1) * 2; IF ([.E84] = &quot;D&quot;; 30 + ([.C84] - 1) * 3; IF([.E84] = &quot;E&quot;; 40 + ([.C84] - 1) * 4; IF ([.E84] = &quot;F&quot;; 45 + ([.C84] - 1) * 4; IF ([.E84] = &quot;E+&quot;; 35 + ([.C84] - 1) * 3; IF([.E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F84];&quot;, },&quot;)" office:value-type="string" office:string-value="0x52: { &quot;idMostSigNib&quot;: 0, &quot;idLeastSigByte&quot;: 0x52, &quot;name&quot;: &quot;Olympia&quot;, &quot;value&quot;: 2, &quot;type&quot;: &quot;Attack&quot;, &quot;cpCost&quot;: 16, }," calcext:value-type="string">
            <text:p>0x52: { "idMostSigNib": 0, "idLeastSigByte": 0x52, "name": "Olympia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5] = &quot;S&quot;; 10 + [.C85] - 1; IF ([.E85] = &quot;A&quot;; 15 + [.C85] - 1; IF ([.E85] = &quot;B&quot;; 20 + ([.C85] - 1) * 2; IF ([.E85] = &quot;C&quot;; 25 + ([.C85] - 1) * 2; IF ([.E85] = &quot;D&quot;; 30 + ([.C85] - 1) * 3; IF([.E85] = &quot;E&quot;; 40 + ([.C85] - 1) * 4; IF ([.E85] = &quot;F&quot;; 45 + ([.C85] - 1) * 4; IF ([.E85] = &quot;E+&quot;; 35 + ([.C85] - 1) * 3; IF([.E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F85];&quot;, },&quot;)" office:value-type="string" office:string-value="0x53: { &quot;idMostSigNib&quot;: 0, &quot;idLeastSigByte&quot;: 0x53, &quot;name&quot;: &quot;Olympia&quot;, &quot;value&quot;: 3, &quot;type&quot;: &quot;Attack&quot;, &quot;cpCost&quot;: 17, }," calcext:value-type="string">
            <text:p>0x53: { "idMostSigNib": 0, "idLeastSigByte": 0x53, "name": "Olympia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6] = &quot;S&quot;; 10 + [.C86] - 1; IF ([.E86] = &quot;A&quot;; 15 + [.C86] - 1; IF ([.E86] = &quot;B&quot;; 20 + ([.C86] - 1) * 2; IF ([.E86] = &quot;C&quot;; 25 + ([.C86] - 1) * 2; IF ([.E86] = &quot;D&quot;; 30 + ([.C86] - 1) * 3; IF([.E86] = &quot;E&quot;; 40 + ([.C86] - 1) * 4; IF ([.E86] = &quot;F&quot;; 45 + ([.C86] - 1) * 4; IF ([.E86] = &quot;E+&quot;; 35 + ([.C86] - 1) * 3; IF([.E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F86];&quot;, },&quot;)" office:value-type="string" office:string-value="0x54: { &quot;idMostSigNib&quot;: 0, &quot;idLeastSigByte&quot;: 0x54, &quot;name&quot;: &quot;Olympia&quot;, &quot;value&quot;: 4, &quot;type&quot;: &quot;Attack&quot;, &quot;cpCost&quot;: 18, }," calcext:value-type="string">
            <text:p>0x54: { "idMostSigNib": 0, "idLeastSigByte": 0x54, "name": "Olympia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7] = &quot;S&quot;; 10 + [.C87] - 1; IF ([.E87] = &quot;A&quot;; 15 + [.C87] - 1; IF ([.E87] = &quot;B&quot;; 20 + ([.C87] - 1) * 2; IF ([.E87] = &quot;C&quot;; 25 + ([.C87] - 1) * 2; IF ([.E87] = &quot;D&quot;; 30 + ([.C87] - 1) * 3; IF([.E87] = &quot;E&quot;; 40 + ([.C87] - 1) * 4; IF ([.E87] = &quot;F&quot;; 45 + ([.C87] - 1) * 4; IF ([.E87] = &quot;E+&quot;; 35 + ([.C87] - 1) * 3; IF([.E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F87];&quot;, },&quot;)" office:value-type="string" office:string-value="0x55: { &quot;idMostSigNib&quot;: 0, &quot;idLeastSigByte&quot;: 0x55, &quot;name&quot;: &quot;Olympia&quot;, &quot;value&quot;: 5, &quot;type&quot;: &quot;Attack&quot;, &quot;cpCost&quot;: 19, }," calcext:value-type="string">
            <text:p>0x55: { "idMostSigNib": 0, "idLeastSigByte": 0x55, "name": "Olympia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8] = &quot;S&quot;; 10 + [.C88] - 1; IF ([.E88] = &quot;A&quot;; 15 + [.C88] - 1; IF ([.E88] = &quot;B&quot;; 20 + ([.C88] - 1) * 2; IF ([.E88] = &quot;C&quot;; 25 + ([.C88] - 1) * 2; IF ([.E88] = &quot;D&quot;; 30 + ([.C88] - 1) * 3; IF([.E88] = &quot;E&quot;; 40 + ([.C88] - 1) * 4; IF ([.E88] = &quot;F&quot;; 45 + ([.C88] - 1) * 4; IF ([.E88] = &quot;E+&quot;; 35 + ([.C88] - 1) * 3; IF([.E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F88];&quot;, },&quot;)" office:value-type="string" office:string-value="0x56: { &quot;idMostSigNib&quot;: 0, &quot;idLeastSigByte&quot;: 0x56, &quot;name&quot;: &quot;Olympia&quot;, &quot;value&quot;: 6, &quot;type&quot;: &quot;Attack&quot;, &quot;cpCost&quot;: 20, }," calcext:value-type="string">
            <text:p>0x56: { "idMostSigNib": 0, "idLeastSigByte": 0x56, "name": "Olympia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89] = &quot;S&quot;; 10 + [.C89] - 1; IF ([.E89] = &quot;A&quot;; 15 + [.C89] - 1; IF ([.E89] = &quot;B&quot;; 20 + ([.C89] - 1) * 2; IF ([.E89] = &quot;C&quot;; 25 + ([.C89] - 1) * 2; IF ([.E89] = &quot;D&quot;; 30 + ([.C89] - 1) * 3; IF([.E89] = &quot;E&quot;; 40 + ([.C89] - 1) * 4; IF ([.E89] = &quot;F&quot;; 45 + ([.C89] - 1) * 4; IF ([.E89] = &quot;E+&quot;; 35 + ([.C89] - 1) * 3; IF([.E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F89];&quot;, },&quot;)" office:value-type="string" office:string-value="0x57: { &quot;idMostSigNib&quot;: 0, &quot;idLeastSigByte&quot;: 0x57, &quot;name&quot;: &quot;Olympia&quot;, &quot;value&quot;: 7, &quot;type&quot;: &quot;Attack&quot;, &quot;cpCost&quot;: 21, }," calcext:value-type="string">
            <text:p>0x57: { "idMostSigNib": 0, "idLeastSigByte": 0x57, "name": "Olympia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0] = &quot;S&quot;; 10 + [.C90] - 1; IF ([.E90] = &quot;A&quot;; 15 + [.C90] - 1; IF ([.E90] = &quot;B&quot;; 20 + ([.C90] - 1) * 2; IF ([.E90] = &quot;C&quot;; 25 + ([.C90] - 1) * 2; IF ([.E90] = &quot;D&quot;; 30 + ([.C90] - 1) * 3; IF([.E90] = &quot;E&quot;; 40 + ([.C90] - 1) * 4; IF ([.E90] = &quot;F&quot;; 45 + ([.C90] - 1) * 4; IF ([.E90] = &quot;E+&quot;; 35 + ([.C90] - 1) * 3; IF([.E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F90];&quot;, },&quot;)" office:value-type="string" office:string-value="0x58: { &quot;idMostSigNib&quot;: 0, &quot;idLeastSigByte&quot;: 0x58, &quot;name&quot;: &quot;Olympia&quot;, &quot;value&quot;: 8, &quot;type&quot;: &quot;Attack&quot;, &quot;cpCost&quot;: 22, }," calcext:value-type="string">
            <text:p>0x58: { "idMostSigNib": 0, "idLeastSigByte": 0x58, "name": "Olympia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91] = &quot;S&quot;; 10 + [.C91] - 1; IF ([.E91] = &quot;A&quot;; 15 + [.C91] - 1; IF ([.E91] = &quot;B&quot;; 20 + ([.C91] - 1) * 2; IF ([.E91] = &quot;C&quot;; 25 + ([.C91] - 1) * 2; IF ([.E91] = &quot;D&quot;; 30 + ([.C91] - 1) * 3; IF([.E91] = &quot;E&quot;; 40 + ([.C91] - 1) * 4; IF ([.E91] = &quot;F&quot;; 45 + ([.C91] - 1) * 4; IF ([.E91] = &quot;E+&quot;; 35 + ([.C91] - 1) * 3; IF([.E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F91];&quot;, },&quot;)" office:value-type="string" office:string-value="0x59: { &quot;idMostSigNib&quot;: 0, &quot;idLeastSigByte&quot;: 0x59, &quot;name&quot;: &quot;Olympia&quot;, &quot;value&quot;: 9, &quot;type&quot;: &quot;Attack&quot;, &quot;cpCost&quot;: 23, }," calcext:value-type="string">
            <text:p>0x59: { "idMostSigNib": 0, "idLeastSigByte": 0x59, "name": "Olympia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2] = &quot;S&quot;; 10 + [.C92] - 1; IF ([.E92] = &quot;A&quot;; 15 + [.C92] - 1; IF ([.E92] = &quot;B&quot;; 20 + ([.C92] - 1) * 2; IF ([.E92] = &quot;C&quot;; 25 + ([.C92] - 1) * 2; IF ([.E92] = &quot;D&quot;; 30 + ([.C92] - 1) * 3; IF([.E92] = &quot;E&quot;; 40 + ([.C92] - 1) * 4; IF ([.E92] = &quot;F&quot;; 45 + ([.C92] - 1) * 4; IF ([.E92] = &quot;E+&quot;; 35 + ([.C92] - 1) * 3; IF([.E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F92];&quot;, },&quot;)" office:value-type="string" office:string-value="0x5A: { &quot;idMostSigNib&quot;: 0, &quot;idLeastSigByte&quot;: 0x5A, &quot;name&quot;: &quot;Lionheart&quot;, &quot;value&quot;: 0, &quot;type&quot;: &quot;Attack&quot;, &quot;cpCost&quot;: 38, }," calcext:value-type="string">
            <text:p>0x5A: { "idMostSigNib": 0, "idLeastSigByte": 0x5A, "name": "Lionheart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3] = &quot;S&quot;; 10 + [.C93] - 1; IF ([.E93] = &quot;A&quot;; 15 + [.C93] - 1; IF ([.E93] = &quot;B&quot;; 20 + ([.C93] - 1) * 2; IF ([.E93] = &quot;C&quot;; 25 + ([.C93] - 1) * 2; IF ([.E93] = &quot;D&quot;; 30 + ([.C93] - 1) * 3; IF([.E93] = &quot;E&quot;; 40 + ([.C93] - 1) * 4; IF ([.E93] = &quot;F&quot;; 45 + ([.C93] - 1) * 4; IF ([.E93] = &quot;E+&quot;; 35 + ([.C93] - 1) * 3; IF([.E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F93];&quot;, },&quot;)" office:value-type="string" office:string-value="0x5B: { &quot;idMostSigNib&quot;: 0, &quot;idLeastSigByte&quot;: 0x5B, &quot;name&quot;: &quot;Lionheart&quot;, &quot;value&quot;: 1, &quot;type&quot;: &quot;Attack&quot;, &quot;cpCost&quot;: 20, }," calcext:value-type="string">
            <text:p>0x5B: { "idMostSigNib": 0, "idLeastSigByte": 0x5B, "name": "Lionheart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4] = &quot;S&quot;; 10 + [.C94] - 1; IF ([.E94] = &quot;A&quot;; 15 + [.C94] - 1; IF ([.E94] = &quot;B&quot;; 20 + ([.C94] - 1) * 2; IF ([.E94] = &quot;C&quot;; 25 + ([.C94] - 1) * 2; IF ([.E94] = &quot;D&quot;; 30 + ([.C94] - 1) * 3; IF([.E94] = &quot;E&quot;; 40 + ([.C94] - 1) * 4; IF ([.E94] = &quot;F&quot;; 45 + ([.C94] - 1) * 4; IF ([.E94] = &quot;E+&quot;; 35 + ([.C94] - 1) * 3; IF([.E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F94];&quot;, },&quot;)" office:value-type="string" office:string-value="0x5C: { &quot;idMostSigNib&quot;: 0, &quot;idLeastSigByte&quot;: 0x5C, &quot;name&quot;: &quot;Lionheart&quot;, &quot;value&quot;: 2, &quot;type&quot;: &quot;Attack&quot;, &quot;cpCost&quot;: 22, }," calcext:value-type="string">
            <text:p>0x5C: { "idMostSigNib": 0, "idLeastSigByte": 0x5C, "name": "Lionheart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5] = &quot;S&quot;; 10 + [.C95] - 1; IF ([.E95] = &quot;A&quot;; 15 + [.C95] - 1; IF ([.E95] = &quot;B&quot;; 20 + ([.C95] - 1) * 2; IF ([.E95] = &quot;C&quot;; 25 + ([.C95] - 1) * 2; IF ([.E95] = &quot;D&quot;; 30 + ([.C95] - 1) * 3; IF([.E95] = &quot;E&quot;; 40 + ([.C95] - 1) * 4; IF ([.E95] = &quot;F&quot;; 45 + ([.C95] - 1) * 4; IF ([.E95] = &quot;E+&quot;; 35 + ([.C95] - 1) * 3; IF([.E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F95];&quot;, },&quot;)" office:value-type="string" office:string-value="0x5D: { &quot;idMostSigNib&quot;: 0, &quot;idLeastSigByte&quot;: 0x5D, &quot;name&quot;: &quot;Lionheart&quot;, &quot;value&quot;: 3, &quot;type&quot;: &quot;Attack&quot;, &quot;cpCost&quot;: 24, }," calcext:value-type="string">
            <text:p>0x5D: { "idMostSigNib": 0, "idLeastSigByte": 0x5D, "name": "Lionheart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6] = &quot;S&quot;; 10 + [.C96] - 1; IF ([.E96] = &quot;A&quot;; 15 + [.C96] - 1; IF ([.E96] = &quot;B&quot;; 20 + ([.C96] - 1) * 2; IF ([.E96] = &quot;C&quot;; 25 + ([.C96] - 1) * 2; IF ([.E96] = &quot;D&quot;; 30 + ([.C96] - 1) * 3; IF([.E96] = &quot;E&quot;; 40 + ([.C96] - 1) * 4; IF ([.E96] = &quot;F&quot;; 45 + ([.C96] - 1) * 4; IF ([.E96] = &quot;E+&quot;; 35 + ([.C96] - 1) * 3; IF([.E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F96];&quot;, },&quot;)" office:value-type="string" office:string-value="0x5E: { &quot;idMostSigNib&quot;: 0, &quot;idLeastSigByte&quot;: 0x5E, &quot;name&quot;: &quot;Lionheart&quot;, &quot;value&quot;: 4, &quot;type&quot;: &quot;Attack&quot;, &quot;cpCost&quot;: 26, }," calcext:value-type="string">
            <text:p>0x5E: { "idMostSigNib": 0, "idLeastSigByte": 0x5E, "name": "Lionheart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7] = &quot;S&quot;; 10 + [.C97] - 1; IF ([.E97] = &quot;A&quot;; 15 + [.C97] - 1; IF ([.E97] = &quot;B&quot;; 20 + ([.C97] - 1) * 2; IF ([.E97] = &quot;C&quot;; 25 + ([.C97] - 1) * 2; IF ([.E97] = &quot;D&quot;; 30 + ([.C97] - 1) * 3; IF([.E97] = &quot;E&quot;; 40 + ([.C97] - 1) * 4; IF ([.E97] = &quot;F&quot;; 45 + ([.C97] - 1) * 4; IF ([.E97] = &quot;E+&quot;; 35 + ([.C97] - 1) * 3; IF([.E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F97];&quot;, },&quot;)" office:value-type="string" office:string-value="0x5F: { &quot;idMostSigNib&quot;: 0, &quot;idLeastSigByte&quot;: 0x5F, &quot;name&quot;: &quot;Lionheart&quot;, &quot;value&quot;: 5, &quot;type&quot;: &quot;Attack&quot;, &quot;cpCost&quot;: 28, }," calcext:value-type="string">
            <text:p>0x5F: { "idMostSigNib": 0, "idLeastSigByte": 0x5F, "name": "Lionheart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8] = &quot;S&quot;; 10 + [.C98] - 1; IF ([.E98] = &quot;A&quot;; 15 + [.C98] - 1; IF ([.E98] = &quot;B&quot;; 20 + ([.C98] - 1) * 2; IF ([.E98] = &quot;C&quot;; 25 + ([.C98] - 1) * 2; IF ([.E98] = &quot;D&quot;; 30 + ([.C98] - 1) * 3; IF([.E98] = &quot;E&quot;; 40 + ([.C98] - 1) * 4; IF ([.E98] = &quot;F&quot;; 45 + ([.C98] - 1) * 4; IF ([.E98] = &quot;E+&quot;; 35 + ([.C98] - 1) * 3; IF([.E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F98];&quot;, },&quot;)" office:value-type="string" office:string-value="0x60: { &quot;idMostSigNib&quot;: 0, &quot;idLeastSigByte&quot;: 0x60, &quot;name&quot;: &quot;Lionheart&quot;, &quot;value&quot;: 6, &quot;type&quot;: &quot;Attack&quot;, &quot;cpCost&quot;: 30, }," calcext:value-type="string">
            <text:p>0x60: { "idMostSigNib": 0, "idLeastSigByte": 0x60, "name": "Lionheart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99] = &quot;S&quot;; 10 + [.C99] - 1; IF ([.E99] = &quot;A&quot;; 15 + [.C99] - 1; IF ([.E99] = &quot;B&quot;; 20 + ([.C99] - 1) * 2; IF ([.E99] = &quot;C&quot;; 25 + ([.C99] - 1) * 2; IF ([.E99] = &quot;D&quot;; 30 + ([.C99] - 1) * 3; IF([.E99] = &quot;E&quot;; 40 + ([.C99] - 1) * 4; IF ([.E99] = &quot;F&quot;; 45 + ([.C99] - 1) * 4; IF ([.E99] = &quot;E+&quot;; 35 + ([.C99] - 1) * 3; IF([.E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F99];&quot;, },&quot;)" office:value-type="string" office:string-value="0x61: { &quot;idMostSigNib&quot;: 0, &quot;idLeastSigByte&quot;: 0x61, &quot;name&quot;: &quot;Lionheart&quot;, &quot;value&quot;: 7, &quot;type&quot;: &quot;Attack&quot;, &quot;cpCost&quot;: 32, }," calcext:value-type="string">
            <text:p>0x61: { "idMostSigNib": 0, "idLeastSigByte": 0x61, "name": "Lionheart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0] = &quot;S&quot;; 10 + [.C100] - 1; IF ([.E100] = &quot;A&quot;; 15 + [.C100] - 1; IF ([.E100] = &quot;B&quot;; 20 + ([.C100] - 1) * 2; IF ([.E100] = &quot;C&quot;; 25 + ([.C100] - 1) * 2; IF ([.E100] = &quot;D&quot;; 30 + ([.C100] - 1) * 3; IF([.E100] = &quot;E&quot;; 40 + ([.C100] - 1) * 4; IF ([.E100] = &quot;F&quot;; 45 + ([.C100] - 1) * 4; IF ([.E100] = &quot;E+&quot;; 35 + ([.C100] - 1) * 3; IF([.E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F100];&quot;, },&quot;)" office:value-type="string" office:string-value="0x62: { &quot;idMostSigNib&quot;: 0, &quot;idLeastSigByte&quot;: 0x62, &quot;name&quot;: &quot;Lionheart&quot;, &quot;value&quot;: 8, &quot;type&quot;: &quot;Attack&quot;, &quot;cpCost&quot;: 34, }," calcext:value-type="string">
            <text:p>0x62: { "idMostSigNib": 0, "idLeastSigByte": 0x62, "name": "Lionheart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01] = &quot;S&quot;; 10 + [.C101] - 1; IF ([.E101] = &quot;A&quot;; 15 + [.C101] - 1; IF ([.E101] = &quot;B&quot;; 20 + ([.C101] - 1) * 2; IF ([.E101] = &quot;C&quot;; 25 + ([.C101] - 1) * 2; IF ([.E101] = &quot;D&quot;; 30 + ([.C101] - 1) * 3; IF([.E101] = &quot;E&quot;; 40 + ([.C101] - 1) * 4; IF ([.E101] = &quot;F&quot;; 45 + ([.C101] - 1) * 4; IF ([.E101] = &quot;E+&quot;; 35 + ([.C101] - 1) * 3; IF([.E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F101];&quot;, },&quot;)" office:value-type="string" office:string-value="0x63: { &quot;idMostSigNib&quot;: 0, &quot;idLeastSigByte&quot;: 0x63, &quot;name&quot;: &quot;Lionheart&quot;, &quot;value&quot;: 9, &quot;type&quot;: &quot;Attack&quot;, &quot;cpCost&quot;: 36, }," calcext:value-type="string">
            <text:p>0x63: { "idMostSigNib": 0, "idLeastSigByte": 0x63, "name": "Lionheart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2] = &quot;S&quot;; 10 + [.C102] - 1; IF ([.E102] = &quot;A&quot;; 15 + [.C102] - 1; IF ([.E102] = &quot;B&quot;; 20 + ([.C102] - 1) * 2; IF ([.E102] = &quot;C&quot;; 25 + ([.C102] - 1) * 2; IF ([.E102] = &quot;D&quot;; 30 + ([.C102] - 1) * 3; IF([.E102] = &quot;E&quot;; 40 + ([.C102] - 1) * 4; IF ([.E102] = &quot;F&quot;; 45 + ([.C102] - 1) * 4; IF ([.E102] = &quot;E+&quot;; 35 + ([.C102] - 1) * 3; IF([.E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F102];&quot;, },&quot;)" office:value-type="string" office:string-value="0x64: { &quot;idMostSigNib&quot;: 0, &quot;idLeastSigByte&quot;: 0x64, &quot;name&quot;: &quot;Lady Luck&quot;, &quot;value&quot;: 0, &quot;type&quot;: &quot;Attack&quot;, &quot;cpCost&quot;: 24, }," calcext:value-type="string">
            <text:p>0x64: { "idMostSigNib": 0, "idLeastSigByte": 0x64, "name": "Lady Luck", "value": 0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3] = &quot;S&quot;; 10 + [.C103] - 1; IF ([.E103] = &quot;A&quot;; 15 + [.C103] - 1; IF ([.E103] = &quot;B&quot;; 20 + ([.C103] - 1) * 2; IF ([.E103] = &quot;C&quot;; 25 + ([.C103] - 1) * 2; IF ([.E103] = &quot;D&quot;; 30 + ([.C103] - 1) * 3; IF([.E103] = &quot;E&quot;; 40 + ([.C103] - 1) * 4; IF ([.E103] = &quot;F&quot;; 45 + ([.C103] - 1) * 4; IF ([.E103] = &quot;E+&quot;; 35 + ([.C103] - 1) * 3; IF([.E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F103];&quot;, },&quot;)" office:value-type="string" office:string-value="0x65: { &quot;idMostSigNib&quot;: 0, &quot;idLeastSigByte&quot;: 0x65, &quot;name&quot;: &quot;Lady Luck&quot;, &quot;value&quot;: 1, &quot;type&quot;: &quot;Attack&quot;, &quot;cpCost&quot;: 15, }," calcext:value-type="string">
            <text:p>0x65: { "idMostSigNib": 0, "idLeastSigByte": 0x65, "name": "Lady Luck", "value": 1, "type": "Attack", "cpCost": 15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4] = &quot;S&quot;; 10 + [.C104] - 1; IF ([.E104] = &quot;A&quot;; 15 + [.C104] - 1; IF ([.E104] = &quot;B&quot;; 20 + ([.C104] - 1) * 2; IF ([.E104] = &quot;C&quot;; 25 + ([.C104] - 1) * 2; IF ([.E104] = &quot;D&quot;; 30 + ([.C104] - 1) * 3; IF([.E104] = &quot;E&quot;; 40 + ([.C104] - 1) * 4; IF ([.E104] = &quot;F&quot;; 45 + ([.C104] - 1) * 4; IF ([.E104] = &quot;E+&quot;; 35 + ([.C104] - 1) * 3; IF([.E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F104];&quot;, },&quot;)" office:value-type="string" office:string-value="0x66: { &quot;idMostSigNib&quot;: 0, &quot;idLeastSigByte&quot;: 0x66, &quot;name&quot;: &quot;Lady Luck&quot;, &quot;value&quot;: 2, &quot;type&quot;: &quot;Attack&quot;, &quot;cpCost&quot;: 16, }," calcext:value-type="string">
            <text:p>0x66: { "idMostSigNib": 0, "idLeastSigByte": 0x66, "name": "Lady Luck", "value": 2, "type": "Attack", "cpCost": 16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5] = &quot;S&quot;; 10 + [.C105] - 1; IF ([.E105] = &quot;A&quot;; 15 + [.C105] - 1; IF ([.E105] = &quot;B&quot;; 20 + ([.C105] - 1) * 2; IF ([.E105] = &quot;C&quot;; 25 + ([.C105] - 1) * 2; IF ([.E105] = &quot;D&quot;; 30 + ([.C105] - 1) * 3; IF([.E105] = &quot;E&quot;; 40 + ([.C105] - 1) * 4; IF ([.E105] = &quot;F&quot;; 45 + ([.C105] - 1) * 4; IF ([.E105] = &quot;E+&quot;; 35 + ([.C105] - 1) * 3; IF([.E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F105];&quot;, },&quot;)" office:value-type="string" office:string-value="0x67: { &quot;idMostSigNib&quot;: 0, &quot;idLeastSigByte&quot;: 0x67, &quot;name&quot;: &quot;Lady Luck&quot;, &quot;value&quot;: 3, &quot;type&quot;: &quot;Attack&quot;, &quot;cpCost&quot;: 17, }," calcext:value-type="string">
            <text:p>0x67: { "idMostSigNib": 0, "idLeastSigByte": 0x67, "name": "Lady Luck", "value": 3, "type": "Attack", "cpCost": 17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6] = &quot;S&quot;; 10 + [.C106] - 1; IF ([.E106] = &quot;A&quot;; 15 + [.C106] - 1; IF ([.E106] = &quot;B&quot;; 20 + ([.C106] - 1) * 2; IF ([.E106] = &quot;C&quot;; 25 + ([.C106] - 1) * 2; IF ([.E106] = &quot;D&quot;; 30 + ([.C106] - 1) * 3; IF([.E106] = &quot;E&quot;; 40 + ([.C106] - 1) * 4; IF ([.E106] = &quot;F&quot;; 45 + ([.C106] - 1) * 4; IF ([.E106] = &quot;E+&quot;; 35 + ([.C106] - 1) * 3; IF([.E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F106];&quot;, },&quot;)" office:value-type="string" office:string-value="0x68: { &quot;idMostSigNib&quot;: 0, &quot;idLeastSigByte&quot;: 0x68, &quot;name&quot;: &quot;Lady Luck&quot;, &quot;value&quot;: 4, &quot;type&quot;: &quot;Attack&quot;, &quot;cpCost&quot;: 18, }," calcext:value-type="string">
            <text:p>0x68: { "idMostSigNib": 0, "idLeastSigByte": 0x68, "name": "Lady Luck", "value": 4, "type": "Attack", "cpCost": 18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7] = &quot;S&quot;; 10 + [.C107] - 1; IF ([.E107] = &quot;A&quot;; 15 + [.C107] - 1; IF ([.E107] = &quot;B&quot;; 20 + ([.C107] - 1) * 2; IF ([.E107] = &quot;C&quot;; 25 + ([.C107] - 1) * 2; IF ([.E107] = &quot;D&quot;; 30 + ([.C107] - 1) * 3; IF([.E107] = &quot;E&quot;; 40 + ([.C107] - 1) * 4; IF ([.E107] = &quot;F&quot;; 45 + ([.C107] - 1) * 4; IF ([.E107] = &quot;E+&quot;; 35 + ([.C107] - 1) * 3; IF([.E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F107];&quot;, },&quot;)" office:value-type="string" office:string-value="0x69: { &quot;idMostSigNib&quot;: 0, &quot;idLeastSigByte&quot;: 0x69, &quot;name&quot;: &quot;Lady Luck&quot;, &quot;value&quot;: 5, &quot;type&quot;: &quot;Attack&quot;, &quot;cpCost&quot;: 19, }," calcext:value-type="string">
            <text:p>0x69: { "idMostSigNib": 0, "idLeastSigByte": 0x69, "name": "Lady Luck", "value": 5, "type": "Attack", "cpCost": 19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8] = &quot;S&quot;; 10 + [.C108] - 1; IF ([.E108] = &quot;A&quot;; 15 + [.C108] - 1; IF ([.E108] = &quot;B&quot;; 20 + ([.C108] - 1) * 2; IF ([.E108] = &quot;C&quot;; 25 + ([.C108] - 1) * 2; IF ([.E108] = &quot;D&quot;; 30 + ([.C108] - 1) * 3; IF([.E108] = &quot;E&quot;; 40 + ([.C108] - 1) * 4; IF ([.E108] = &quot;F&quot;; 45 + ([.C108] - 1) * 4; IF ([.E108] = &quot;E+&quot;; 35 + ([.C108] - 1) * 3; IF([.E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F108];&quot;, },&quot;)" office:value-type="string" office:string-value="0x6A: { &quot;idMostSigNib&quot;: 0, &quot;idLeastSigByte&quot;: 0x6A, &quot;name&quot;: &quot;Lady Luck&quot;, &quot;value&quot;: 6, &quot;type&quot;: &quot;Attack&quot;, &quot;cpCost&quot;: 20, }," calcext:value-type="string">
            <text:p>0x6A: { "idMostSigNib": 0, "idLeastSigByte": 0x6A, "name": "Lady Luck", "value": 6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09] = &quot;S&quot;; 10 + [.C109] - 1; IF ([.E109] = &quot;A&quot;; 15 + [.C109] - 1; IF ([.E109] = &quot;B&quot;; 20 + ([.C109] - 1) * 2; IF ([.E109] = &quot;C&quot;; 25 + ([.C109] - 1) * 2; IF ([.E109] = &quot;D&quot;; 30 + ([.C109] - 1) * 3; IF([.E109] = &quot;E&quot;; 40 + ([.C109] - 1) * 4; IF ([.E109] = &quot;F&quot;; 45 + ([.C109] - 1) * 4; IF ([.E109] = &quot;E+&quot;; 35 + ([.C109] - 1) * 3; IF([.E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F109];&quot;, },&quot;)" office:value-type="string" office:string-value="0x6B: { &quot;idMostSigNib&quot;: 0, &quot;idLeastSigByte&quot;: 0x6B, &quot;name&quot;: &quot;Lady Luck&quot;, &quot;value&quot;: 7, &quot;type&quot;: &quot;Attack&quot;, &quot;cpCost&quot;: 21, }," calcext:value-type="string">
            <text:p>0x6B: { "idMostSigNib": 0, "idLeastSigByte": 0x6B, "name": "Lady Luck", "value": 7, "type": "Attack", "cpCost": 21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0] = &quot;S&quot;; 10 + [.C110] - 1; IF ([.E110] = &quot;A&quot;; 15 + [.C110] - 1; IF ([.E110] = &quot;B&quot;; 20 + ([.C110] - 1) * 2; IF ([.E110] = &quot;C&quot;; 25 + ([.C110] - 1) * 2; IF ([.E110] = &quot;D&quot;; 30 + ([.C110] - 1) * 3; IF([.E110] = &quot;E&quot;; 40 + ([.C110] - 1) * 4; IF ([.E110] = &quot;F&quot;; 45 + ([.C110] - 1) * 4; IF ([.E110] = &quot;E+&quot;; 35 + ([.C110] - 1) * 3; IF([.E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F110];&quot;, },&quot;)" office:value-type="string" office:string-value="0x6C: { &quot;idMostSigNib&quot;: 0, &quot;idLeastSigByte&quot;: 0x6C, &quot;name&quot;: &quot;Lady Luck&quot;, &quot;value&quot;: 8, &quot;type&quot;: &quot;Attack&quot;, &quot;cpCost&quot;: 22, }," calcext:value-type="string">
            <text:p>0x6C: { "idMostSigNib": 0, "idLeastSigByte": 0x6C, "name": "Lady Luck", "value": 8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table:formula="of:=IF([.E111] = &quot;S&quot;; 10 + [.C111] - 1; IF ([.E111] = &quot;A&quot;; 15 + [.C111] - 1; IF ([.E111] = &quot;B&quot;; 20 + ([.C111] - 1) * 2; IF ([.E111] = &quot;C&quot;; 25 + ([.C111] - 1) * 2; IF ([.E111] = &quot;D&quot;; 30 + ([.C111] - 1) * 3; IF([.E111] = &quot;E&quot;; 40 + ([.C111] - 1) * 4; IF ([.E111] = &quot;F&quot;; 45 + ([.C111] - 1) * 4; IF ([.E111] = &quot;E+&quot;; 35 + ([.C111] - 1) * 3; IF([.E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F111];&quot;, },&quot;)" office:value-type="string" office:string-value="0x6D: { &quot;idMostSigNib&quot;: 0, &quot;idLeastSigByte&quot;: 0x6D, &quot;name&quot;: &quot;Lady Luck&quot;, &quot;value&quot;: 9, &quot;type&quot;: &quot;Attack&quot;, &quot;cpCost&quot;: 23, }," calcext:value-type="string">
            <text:p>0x6D: { "idMostSigNib": 0, "idLeastSigByte": 0x6D, "name": "Lady Luck", "value": 9, "type": "Attack", "cpCost": 23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2] = &quot;S&quot;; 10 + [.C112] - 1; IF ([.E112] = &quot;A&quot;; 15 + [.C112] - 1; IF ([.E112] = &quot;B&quot;; 20 + ([.C112] - 1) * 2; IF ([.E112] = &quot;C&quot;; 25 + ([.C112] - 1) * 2; IF ([.E112] = &quot;D&quot;; 30 + ([.C112] - 1) * 3; IF([.E112] = &quot;E&quot;; 40 + ([.C112] - 1) * 4; IF ([.E112] = &quot;F&quot;; 45 + ([.C112] - 1) * 4; IF ([.E112] = &quot;E+&quot;; 35 + ([.C112] - 1) * 3; IF([.E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F112];&quot;, },&quot;)" office:value-type="string" office:string-value="0x6E: { &quot;idMostSigNib&quot;: 0, &quot;idLeastSigByte&quot;: 0x6E, &quot;name&quot;: &quot;Divine Rose&quot;, &quot;value&quot;: 0, &quot;type&quot;: &quot;Attack&quot;, &quot;cpCost&quot;: 38, }," calcext:value-type="string">
            <text:p>0x6E: { "idMostSigNib": 0, "idLeastSigByte": 0x6E, "name": "Divine Rose", "value": 0, "type": "Attack", "cpCost": 38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3] = &quot;S&quot;; 10 + [.C113] - 1; IF ([.E113] = &quot;A&quot;; 15 + [.C113] - 1; IF ([.E113] = &quot;B&quot;; 20 + ([.C113] - 1) * 2; IF ([.E113] = &quot;C&quot;; 25 + ([.C113] - 1) * 2; IF ([.E113] = &quot;D&quot;; 30 + ([.C113] - 1) * 3; IF([.E113] = &quot;E&quot;; 40 + ([.C113] - 1) * 4; IF ([.E113] = &quot;F&quot;; 45 + ([.C113] - 1) * 4; IF ([.E113] = &quot;E+&quot;; 35 + ([.C113] - 1) * 3; IF([.E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F113];&quot;, },&quot;)" office:value-type="string" office:string-value="0x6F: { &quot;idMostSigNib&quot;: 0, &quot;idLeastSigByte&quot;: 0x6F, &quot;name&quot;: &quot;Divine Rose&quot;, &quot;value&quot;: 1, &quot;type&quot;: &quot;Attack&quot;, &quot;cpCost&quot;: 20, }," calcext:value-type="string">
            <text:p>0x6F: { "idMostSigNib": 0, "idLeastSigByte": 0x6F, "name": "Divine Rose", "value": 1, "type": "Attack", "cpCost": 20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4] = &quot;S&quot;; 10 + [.C114] - 1; IF ([.E114] = &quot;A&quot;; 15 + [.C114] - 1; IF ([.E114] = &quot;B&quot;; 20 + ([.C114] - 1) * 2; IF ([.E114] = &quot;C&quot;; 25 + ([.C114] - 1) * 2; IF ([.E114] = &quot;D&quot;; 30 + ([.C114] - 1) * 3; IF([.E114] = &quot;E&quot;; 40 + ([.C114] - 1) * 4; IF ([.E114] = &quot;F&quot;; 45 + ([.C114] - 1) * 4; IF ([.E114] = &quot;E+&quot;; 35 + ([.C114] - 1) * 3; IF([.E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F114];&quot;, },&quot;)" office:value-type="string" office:string-value="0x70: { &quot;idMostSigNib&quot;: 0, &quot;idLeastSigByte&quot;: 0x70, &quot;name&quot;: &quot;Divine Rose&quot;, &quot;value&quot;: 2, &quot;type&quot;: &quot;Attack&quot;, &quot;cpCost&quot;: 22, }," calcext:value-type="string">
            <text:p>0x70: { "idMostSigNib": 0, "idLeastSigByte": 0x70, "name": "Divine Rose", "value": 2, "type": "Attack", "cpCost": 22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5] = &quot;S&quot;; 10 + [.C115] - 1; IF ([.E115] = &quot;A&quot;; 15 + [.C115] - 1; IF ([.E115] = &quot;B&quot;; 20 + ([.C115] - 1) * 2; IF ([.E115] = &quot;C&quot;; 25 + ([.C115] - 1) * 2; IF ([.E115] = &quot;D&quot;; 30 + ([.C115] - 1) * 3; IF([.E115] = &quot;E&quot;; 40 + ([.C115] - 1) * 4; IF ([.E115] = &quot;F&quot;; 45 + ([.C115] - 1) * 4; IF ([.E115] = &quot;E+&quot;; 35 + ([.C115] - 1) * 3; IF([.E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F115];&quot;, },&quot;)" office:value-type="string" office:string-value="0x71: { &quot;idMostSigNib&quot;: 0, &quot;idLeastSigByte&quot;: 0x71, &quot;name&quot;: &quot;Divine Rose&quot;, &quot;value&quot;: 3, &quot;type&quot;: &quot;Attack&quot;, &quot;cpCost&quot;: 24, }," calcext:value-type="string">
            <text:p>0x71: { "idMostSigNib": 0, "idLeastSigByte": 0x71, "name": "Divine Rose", "value": 3, "type": "Attack", "cpCost": 24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6] = &quot;S&quot;; 10 + [.C116] - 1; IF ([.E116] = &quot;A&quot;; 15 + [.C116] - 1; IF ([.E116] = &quot;B&quot;; 20 + ([.C116] - 1) * 2; IF ([.E116] = &quot;C&quot;; 25 + ([.C116] - 1) * 2; IF ([.E116] = &quot;D&quot;; 30 + ([.C116] - 1) * 3; IF([.E116] = &quot;E&quot;; 40 + ([.C116] - 1) * 4; IF ([.E116] = &quot;F&quot;; 45 + ([.C116] - 1) * 4; IF ([.E116] = &quot;E+&quot;; 35 + ([.C116] - 1) * 3; IF([.E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F116];&quot;, },&quot;)" office:value-type="string" office:string-value="0x72: { &quot;idMostSigNib&quot;: 0, &quot;idLeastSigByte&quot;: 0x72, &quot;name&quot;: &quot;Divine Rose&quot;, &quot;value&quot;: 4, &quot;type&quot;: &quot;Attack&quot;, &quot;cpCost&quot;: 26, }," calcext:value-type="string">
            <text:p>0x72: { "idMostSigNib": 0, "idLeastSigByte": 0x72, "name": "Divine Rose", "value": 4, "type": "Attack", "cpCost": 26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7] = &quot;S&quot;; 10 + [.C117] - 1; IF ([.E117] = &quot;A&quot;; 15 + [.C117] - 1; IF ([.E117] = &quot;B&quot;; 20 + ([.C117] - 1) * 2; IF ([.E117] = &quot;C&quot;; 25 + ([.C117] - 1) * 2; IF ([.E117] = &quot;D&quot;; 30 + ([.C117] - 1) * 3; IF([.E117] = &quot;E&quot;; 40 + ([.C117] - 1) * 4; IF ([.E117] = &quot;F&quot;; 45 + ([.C117] - 1) * 4; IF ([.E117] = &quot;E+&quot;; 35 + ([.C117] - 1) * 3; IF([.E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F117];&quot;, },&quot;)" office:value-type="string" office:string-value="0x73: { &quot;idMostSigNib&quot;: 0, &quot;idLeastSigByte&quot;: 0x73, &quot;name&quot;: &quot;Divine Rose&quot;, &quot;value&quot;: 5, &quot;type&quot;: &quot;Attack&quot;, &quot;cpCost&quot;: 28, }," calcext:value-type="string">
            <text:p>0x73: { "idMostSigNib": 0, "idLeastSigByte": 0x73, "name": "Divine Rose", "value": 5, "type": "Attack", "cpCost": 28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8] = &quot;S&quot;; 10 + [.C118] - 1; IF ([.E118] = &quot;A&quot;; 15 + [.C118] - 1; IF ([.E118] = &quot;B&quot;; 20 + ([.C118] - 1) * 2; IF ([.E118] = &quot;C&quot;; 25 + ([.C118] - 1) * 2; IF ([.E118] = &quot;D&quot;; 30 + ([.C118] - 1) * 3; IF([.E118] = &quot;E&quot;; 40 + ([.C118] - 1) * 4; IF ([.E118] = &quot;F&quot;; 45 + ([.C118] - 1) * 4; IF ([.E118] = &quot;E+&quot;; 35 + ([.C118] - 1) * 3; IF([.E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F118];&quot;, },&quot;)" office:value-type="string" office:string-value="0x74: { &quot;idMostSigNib&quot;: 0, &quot;idLeastSigByte&quot;: 0x74, &quot;name&quot;: &quot;Divine Rose&quot;, &quot;value&quot;: 6, &quot;type&quot;: &quot;Attack&quot;, &quot;cpCost&quot;: 30, }," calcext:value-type="string">
            <text:p>0x74: { "idMostSigNib": 0, "idLeastSigByte": 0x74, "name": "Divine Rose", "value": 6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19] = &quot;S&quot;; 10 + [.C119] - 1; IF ([.E119] = &quot;A&quot;; 15 + [.C119] - 1; IF ([.E119] = &quot;B&quot;; 20 + ([.C119] - 1) * 2; IF ([.E119] = &quot;C&quot;; 25 + ([.C119] - 1) * 2; IF ([.E119] = &quot;D&quot;; 30 + ([.C119] - 1) * 3; IF([.E119] = &quot;E&quot;; 40 + ([.C119] - 1) * 4; IF ([.E119] = &quot;F&quot;; 45 + ([.C119] - 1) * 4; IF ([.E119] = &quot;E+&quot;; 35 + ([.C119] - 1) * 3; IF([.E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F119];&quot;, },&quot;)" office:value-type="string" office:string-value="0x75: { &quot;idMostSigNib&quot;: 0, &quot;idLeastSigByte&quot;: 0x75, &quot;name&quot;: &quot;Divine Rose&quot;, &quot;value&quot;: 7, &quot;type&quot;: &quot;Attack&quot;, &quot;cpCost&quot;: 32, }," calcext:value-type="string">
            <text:p>0x75: { "idMostSigNib": 0, "idLeastSigByte": 0x75, "name": "Divine Rose", "value": 7, "type": "Attack", "cpCost": 32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0] = &quot;S&quot;; 10 + [.C120] - 1; IF ([.E120] = &quot;A&quot;; 15 + [.C120] - 1; IF ([.E120] = &quot;B&quot;; 20 + ([.C120] - 1) * 2; IF ([.E120] = &quot;C&quot;; 25 + ([.C120] - 1) * 2; IF ([.E120] = &quot;D&quot;; 30 + ([.C120] - 1) * 3; IF([.E120] = &quot;E&quot;; 40 + ([.C120] - 1) * 4; IF ([.E120] = &quot;F&quot;; 45 + ([.C120] - 1) * 4; IF ([.E120] = &quot;E+&quot;; 35 + ([.C120] - 1) * 3; IF([.E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F120];&quot;, },&quot;)" office:value-type="string" office:string-value="0x76: { &quot;idMostSigNib&quot;: 0, &quot;idLeastSigByte&quot;: 0x76, &quot;name&quot;: &quot;Divine Rose&quot;, &quot;value&quot;: 8, &quot;type&quot;: &quot;Attack&quot;, &quot;cpCost&quot;: 34, }," calcext:value-type="string">
            <text:p>0x76: { "idMostSigNib": 0, "idLeastSigByte": 0x76, "name": "Divine Rose", "value": 8, "type": "Attack", "cpCost": 34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</text:p>
          </table:table-cell>
          <table:table-cell table:formula="of:=IF([.E121] = &quot;S&quot;; 10 + [.C121] - 1; IF ([.E121] = &quot;A&quot;; 15 + [.C121] - 1; IF ([.E121] = &quot;B&quot;; 20 + ([.C121] - 1) * 2; IF ([.E121] = &quot;C&quot;; 25 + ([.C121] - 1) * 2; IF ([.E121] = &quot;D&quot;; 30 + ([.C121] - 1) * 3; IF([.E121] = &quot;E&quot;; 40 + ([.C121] - 1) * 4; IF ([.E121] = &quot;F&quot;; 45 + ([.C121] - 1) * 4; IF ([.E121] = &quot;E+&quot;; 35 + ([.C121] - 1) * 3; IF([.E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F121];&quot;, },&quot;)" office:value-type="string" office:string-value="0x77: { &quot;idMostSigNib&quot;: 0, &quot;idLeastSigByte&quot;: 0x77, &quot;name&quot;: &quot;Divine Rose&quot;, &quot;value&quot;: 9, &quot;type&quot;: &quot;Attack&quot;, &quot;cpCost&quot;: 36, }," calcext:value-type="string">
            <text:p>0x77: { "idMostSigNib": 0, "idLeastSigByte": 0x77, "name": "Divine Rose", "value": 9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2] = &quot;S&quot;; 10 + [.C122] - 1; IF ([.E122] = &quot;A&quot;; 15 + [.C122] - 1; IF ([.E122] = &quot;B&quot;; 20 + ([.C122] - 1) * 2; IF ([.E122] = &quot;C&quot;; 25 + ([.C122] - 1) * 2; IF ([.E122] = &quot;D&quot;; 30 + ([.C122] - 1) * 3; IF([.E122] = &quot;E&quot;; 40 + ([.C122] - 1) * 4; IF ([.E122] = &quot;F&quot;; 45 + ([.C122] - 1) * 4; IF ([.E122] = &quot;E+&quot;; 35 + ([.C122] - 1) * 3; IF([.E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F122];&quot;, },&quot;)" office:value-type="string" office:string-value="0x78: { &quot;idMostSigNib&quot;: 0, &quot;idLeastSigByte&quot;: 0x78, &quot;name&quot;: &quot;Oathkeeper&quot;, &quot;value&quot;: 0, &quot;type&quot;: &quot;Attack&quot;, &quot;cpCost&quot;: 43, }," calcext:value-type="string">
            <text:p>0x78: { "idMostSigNib": 0, "idLeastSigByte": 0x78, "name": "Oathkeeper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3] = &quot;S&quot;; 10 + [.C123] - 1; IF ([.E123] = &quot;A&quot;; 15 + [.C123] - 1; IF ([.E123] = &quot;B&quot;; 20 + ([.C123] - 1) * 2; IF ([.E123] = &quot;C&quot;; 25 + ([.C123] - 1) * 2; IF ([.E123] = &quot;D&quot;; 30 + ([.C123] - 1) * 3; IF([.E123] = &quot;E&quot;; 40 + ([.C123] - 1) * 4; IF ([.E123] = &quot;F&quot;; 45 + ([.C123] - 1) * 4; IF ([.E123] = &quot;E+&quot;; 35 + ([.C123] - 1) * 3; IF([.E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F123];&quot;, },&quot;)" office:value-type="string" office:string-value="0x79: { &quot;idMostSigNib&quot;: 0, &quot;idLeastSigByte&quot;: 0x79, &quot;name&quot;: &quot;Oathkeeper&quot;, &quot;value&quot;: 1, &quot;type&quot;: &quot;Attack&quot;, &quot;cpCost&quot;: 25, }," calcext:value-type="string">
            <text:p>0x79: { "idMostSigNib": 0, "idLeastSigByte": 0x79, "name": "Oathkeeper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4] = &quot;S&quot;; 10 + [.C124] - 1; IF ([.E124] = &quot;A&quot;; 15 + [.C124] - 1; IF ([.E124] = &quot;B&quot;; 20 + ([.C124] - 1) * 2; IF ([.E124] = &quot;C&quot;; 25 + ([.C124] - 1) * 2; IF ([.E124] = &quot;D&quot;; 30 + ([.C124] - 1) * 3; IF([.E124] = &quot;E&quot;; 40 + ([.C124] - 1) * 4; IF ([.E124] = &quot;F&quot;; 45 + ([.C124] - 1) * 4; IF ([.E124] = &quot;E+&quot;; 35 + ([.C124] - 1) * 3; IF([.E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F124];&quot;, },&quot;)" office:value-type="string" office:string-value="0x7A: { &quot;idMostSigNib&quot;: 0, &quot;idLeastSigByte&quot;: 0x7A, &quot;name&quot;: &quot;Oathkeeper&quot;, &quot;value&quot;: 2, &quot;type&quot;: &quot;Attack&quot;, &quot;cpCost&quot;: 27, }," calcext:value-type="string">
            <text:p>0x7A: { "idMostSigNib": 0, "idLeastSigByte": 0x7A, "name": "Oathkeeper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5] = &quot;S&quot;; 10 + [.C125] - 1; IF ([.E125] = &quot;A&quot;; 15 + [.C125] - 1; IF ([.E125] = &quot;B&quot;; 20 + ([.C125] - 1) * 2; IF ([.E125] = &quot;C&quot;; 25 + ([.C125] - 1) * 2; IF ([.E125] = &quot;D&quot;; 30 + ([.C125] - 1) * 3; IF([.E125] = &quot;E&quot;; 40 + ([.C125] - 1) * 4; IF ([.E125] = &quot;F&quot;; 45 + ([.C125] - 1) * 4; IF ([.E125] = &quot;E+&quot;; 35 + ([.C125] - 1) * 3; IF([.E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F125];&quot;, },&quot;)" office:value-type="string" office:string-value="0x7B: { &quot;idMostSigNib&quot;: 0, &quot;idLeastSigByte&quot;: 0x7B, &quot;name&quot;: &quot;Oathkeeper&quot;, &quot;value&quot;: 3, &quot;type&quot;: &quot;Attack&quot;, &quot;cpCost&quot;: 29, }," calcext:value-type="string">
            <text:p>0x7B: { "idMostSigNib": 0, "idLeastSigByte": 0x7B, "name": "Oathkeeper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6] = &quot;S&quot;; 10 + [.C126] - 1; IF ([.E126] = &quot;A&quot;; 15 + [.C126] - 1; IF ([.E126] = &quot;B&quot;; 20 + ([.C126] - 1) * 2; IF ([.E126] = &quot;C&quot;; 25 + ([.C126] - 1) * 2; IF ([.E126] = &quot;D&quot;; 30 + ([.C126] - 1) * 3; IF([.E126] = &quot;E&quot;; 40 + ([.C126] - 1) * 4; IF ([.E126] = &quot;F&quot;; 45 + ([.C126] - 1) * 4; IF ([.E126] = &quot;E+&quot;; 35 + ([.C126] - 1) * 3; IF([.E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F126];&quot;, },&quot;)" office:value-type="string" office:string-value="0x7C: { &quot;idMostSigNib&quot;: 0, &quot;idLeastSigByte&quot;: 0x7C, &quot;name&quot;: &quot;Oathkeeper&quot;, &quot;value&quot;: 4, &quot;type&quot;: &quot;Attack&quot;, &quot;cpCost&quot;: 31, }," calcext:value-type="string">
            <text:p>0x7C: { "idMostSigNib": 0, "idLeastSigByte": 0x7C, "name": "Oathkeeper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7] = &quot;S&quot;; 10 + [.C127] - 1; IF ([.E127] = &quot;A&quot;; 15 + [.C127] - 1; IF ([.E127] = &quot;B&quot;; 20 + ([.C127] - 1) * 2; IF ([.E127] = &quot;C&quot;; 25 + ([.C127] - 1) * 2; IF ([.E127] = &quot;D&quot;; 30 + ([.C127] - 1) * 3; IF([.E127] = &quot;E&quot;; 40 + ([.C127] - 1) * 4; IF ([.E127] = &quot;F&quot;; 45 + ([.C127] - 1) * 4; IF ([.E127] = &quot;E+&quot;; 35 + ([.C127] - 1) * 3; IF([.E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F127];&quot;, },&quot;)" office:value-type="string" office:string-value="0x7D: { &quot;idMostSigNib&quot;: 0, &quot;idLeastSigByte&quot;: 0x7D, &quot;name&quot;: &quot;Oathkeeper&quot;, &quot;value&quot;: 5, &quot;type&quot;: &quot;Attack&quot;, &quot;cpCost&quot;: 33, }," calcext:value-type="string">
            <text:p>0x7D: { "idMostSigNib": 0, "idLeastSigByte": 0x7D, "name": "Oathkeeper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8] = &quot;S&quot;; 10 + [.C128] - 1; IF ([.E128] = &quot;A&quot;; 15 + [.C128] - 1; IF ([.E128] = &quot;B&quot;; 20 + ([.C128] - 1) * 2; IF ([.E128] = &quot;C&quot;; 25 + ([.C128] - 1) * 2; IF ([.E128] = &quot;D&quot;; 30 + ([.C128] - 1) * 3; IF([.E128] = &quot;E&quot;; 40 + ([.C128] - 1) * 4; IF ([.E128] = &quot;F&quot;; 45 + ([.C128] - 1) * 4; IF ([.E128] = &quot;E+&quot;; 35 + ([.C128] - 1) * 3; IF([.E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F128];&quot;, },&quot;)" office:value-type="string" office:string-value="0x7E: { &quot;idMostSigNib&quot;: 0, &quot;idLeastSigByte&quot;: 0x7E, &quot;name&quot;: &quot;Oathkeeper&quot;, &quot;value&quot;: 6, &quot;type&quot;: &quot;Attack&quot;, &quot;cpCost&quot;: 35, }," calcext:value-type="string">
            <text:p>0x7E: { "idMostSigNib": 0, "idLeastSigByte": 0x7E, "name": "Oathkeeper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29] = &quot;S&quot;; 10 + [.C129] - 1; IF ([.E129] = &quot;A&quot;; 15 + [.C129] - 1; IF ([.E129] = &quot;B&quot;; 20 + ([.C129] - 1) * 2; IF ([.E129] = &quot;C&quot;; 25 + ([.C129] - 1) * 2; IF ([.E129] = &quot;D&quot;; 30 + ([.C129] - 1) * 3; IF([.E129] = &quot;E&quot;; 40 + ([.C129] - 1) * 4; IF ([.E129] = &quot;F&quot;; 45 + ([.C129] - 1) * 4; IF ([.E129] = &quot;E+&quot;; 35 + ([.C129] - 1) * 3; IF([.E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F129];&quot;, },&quot;)" office:value-type="string" office:string-value="0x7F: { &quot;idMostSigNib&quot;: 0, &quot;idLeastSigByte&quot;: 0x7F, &quot;name&quot;: &quot;Oathkeeper&quot;, &quot;value&quot;: 7, &quot;type&quot;: &quot;Attack&quot;, &quot;cpCost&quot;: 37, }," calcext:value-type="string">
            <text:p>0x7F: { "idMostSigNib": 0, "idLeastSigByte": 0x7F, "name": "Oathkeeper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0] = &quot;S&quot;; 10 + [.C130] - 1; IF ([.E130] = &quot;A&quot;; 15 + [.C130] - 1; IF ([.E130] = &quot;B&quot;; 20 + ([.C130] - 1) * 2; IF ([.E130] = &quot;C&quot;; 25 + ([.C130] - 1) * 2; IF ([.E130] = &quot;D&quot;; 30 + ([.C130] - 1) * 3; IF([.E130] = &quot;E&quot;; 40 + ([.C130] - 1) * 4; IF ([.E130] = &quot;F&quot;; 45 + ([.C130] - 1) * 4; IF ([.E130] = &quot;E+&quot;; 35 + ([.C130] - 1) * 3; IF([.E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F130];&quot;, },&quot;)" office:value-type="string" office:string-value="0x80: { &quot;idMostSigNib&quot;: 0, &quot;idLeastSigByte&quot;: 0x80, &quot;name&quot;: &quot;Oathkeeper&quot;, &quot;value&quot;: 8, &quot;type&quot;: &quot;Attack&quot;, &quot;cpCost&quot;: 39, }," calcext:value-type="string">
            <text:p>0x80: { "idMostSigNib": 0, "idLeastSigByte": 0x80, "name": "Oathkeeper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1] = &quot;S&quot;; 10 + [.C131] - 1; IF ([.E131] = &quot;A&quot;; 15 + [.C131] - 1; IF ([.E131] = &quot;B&quot;; 20 + ([.C131] - 1) * 2; IF ([.E131] = &quot;C&quot;; 25 + ([.C131] - 1) * 2; IF ([.E131] = &quot;D&quot;; 30 + ([.C131] - 1) * 3; IF([.E131] = &quot;E&quot;; 40 + ([.C131] - 1) * 4; IF ([.E131] = &quot;F&quot;; 45 + ([.C131] - 1) * 4; IF ([.E131] = &quot;E+&quot;; 35 + ([.C131] - 1) * 3; IF([.E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F131];&quot;, },&quot;)" office:value-type="string" office:string-value="0x81: { &quot;idMostSigNib&quot;: 0, &quot;idLeastSigByte&quot;: 0x81, &quot;name&quot;: &quot;Oathkeeper&quot;, &quot;value&quot;: 9, &quot;type&quot;: &quot;Attack&quot;, &quot;cpCost&quot;: 41, }," calcext:value-type="string">
            <text:p>0x81: { "idMostSigNib": 0, "idLeastSigByte": 0x81, "name": "Oathkeeper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2] = &quot;S&quot;; 10 + [.C132] - 1; IF ([.E132] = &quot;A&quot;; 15 + [.C132] - 1; IF ([.E132] = &quot;B&quot;; 20 + ([.C132] - 1) * 2; IF ([.E132] = &quot;C&quot;; 25 + ([.C132] - 1) * 2; IF ([.E132] = &quot;D&quot;; 30 + ([.C132] - 1) * 3; IF([.E132] = &quot;E&quot;; 40 + ([.C132] - 1) * 4; IF ([.E132] = &quot;F&quot;; 45 + ([.C132] - 1) * 4; IF ([.E132] = &quot;E+&quot;; 35 + ([.C132] - 1) * 3; IF([.E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F132];&quot;, },&quot;)" office:value-type="string" office:string-value="0x82: { &quot;idMostSigNib&quot;: 0, &quot;idLeastSigByte&quot;: 0x82, &quot;name&quot;: &quot;Oblivion&quot;, &quot;value&quot;: 0, &quot;type&quot;: &quot;Attack&quot;, &quot;cpCost&quot;: 43, }," calcext:value-type="string">
            <text:p>0x82: { "idMostSigNib": 0, "idLeastSigByte": 0x82, "name": "Oblivion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3] = &quot;S&quot;; 10 + [.C133] - 1; IF ([.E133] = &quot;A&quot;; 15 + [.C133] - 1; IF ([.E133] = &quot;B&quot;; 20 + ([.C133] - 1) * 2; IF ([.E133] = &quot;C&quot;; 25 + ([.C133] - 1) * 2; IF ([.E133] = &quot;D&quot;; 30 + ([.C133] - 1) * 3; IF([.E133] = &quot;E&quot;; 40 + ([.C133] - 1) * 4; IF ([.E133] = &quot;F&quot;; 45 + ([.C133] - 1) * 4; IF ([.E133] = &quot;E+&quot;; 35 + ([.C133] - 1) * 3; IF([.E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F133];&quot;, },&quot;)" office:value-type="string" office:string-value="0x83: { &quot;idMostSigNib&quot;: 0, &quot;idLeastSigByte&quot;: 0x83, &quot;name&quot;: &quot;Oblivion&quot;, &quot;value&quot;: 1, &quot;type&quot;: &quot;Attack&quot;, &quot;cpCost&quot;: 25, }," calcext:value-type="string">
            <text:p>0x83: { "idMostSigNib": 0, "idLeastSigByte": 0x83, "name": "Oblivion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4] = &quot;S&quot;; 10 + [.C134] - 1; IF ([.E134] = &quot;A&quot;; 15 + [.C134] - 1; IF ([.E134] = &quot;B&quot;; 20 + ([.C134] - 1) * 2; IF ([.E134] = &quot;C&quot;; 25 + ([.C134] - 1) * 2; IF ([.E134] = &quot;D&quot;; 30 + ([.C134] - 1) * 3; IF([.E134] = &quot;E&quot;; 40 + ([.C134] - 1) * 4; IF ([.E134] = &quot;F&quot;; 45 + ([.C134] - 1) * 4; IF ([.E134] = &quot;E+&quot;; 35 + ([.C134] - 1) * 3; IF([.E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F134];&quot;, },&quot;)" office:value-type="string" office:string-value="0x84: { &quot;idMostSigNib&quot;: 0, &quot;idLeastSigByte&quot;: 0x84, &quot;name&quot;: &quot;Oblivion&quot;, &quot;value&quot;: 2, &quot;type&quot;: &quot;Attack&quot;, &quot;cpCost&quot;: 27, }," calcext:value-type="string">
            <text:p>0x84: { "idMostSigNib": 0, "idLeastSigByte": 0x84, "name": "Oblivion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5] = &quot;S&quot;; 10 + [.C135] - 1; IF ([.E135] = &quot;A&quot;; 15 + [.C135] - 1; IF ([.E135] = &quot;B&quot;; 20 + ([.C135] - 1) * 2; IF ([.E135] = &quot;C&quot;; 25 + ([.C135] - 1) * 2; IF ([.E135] = &quot;D&quot;; 30 + ([.C135] - 1) * 3; IF([.E135] = &quot;E&quot;; 40 + ([.C135] - 1) * 4; IF ([.E135] = &quot;F&quot;; 45 + ([.C135] - 1) * 4; IF ([.E135] = &quot;E+&quot;; 35 + ([.C135] - 1) * 3; IF([.E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F135];&quot;, },&quot;)" office:value-type="string" office:string-value="0x85: { &quot;idMostSigNib&quot;: 0, &quot;idLeastSigByte&quot;: 0x85, &quot;name&quot;: &quot;Oblivion&quot;, &quot;value&quot;: 3, &quot;type&quot;: &quot;Attack&quot;, &quot;cpCost&quot;: 29, }," calcext:value-type="string">
            <text:p>0x85: { "idMostSigNib": 0, "idLeastSigByte": 0x85, "name": "Oblivion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6] = &quot;S&quot;; 10 + [.C136] - 1; IF ([.E136] = &quot;A&quot;; 15 + [.C136] - 1; IF ([.E136] = &quot;B&quot;; 20 + ([.C136] - 1) * 2; IF ([.E136] = &quot;C&quot;; 25 + ([.C136] - 1) * 2; IF ([.E136] = &quot;D&quot;; 30 + ([.C136] - 1) * 3; IF([.E136] = &quot;E&quot;; 40 + ([.C136] - 1) * 4; IF ([.E136] = &quot;F&quot;; 45 + ([.C136] - 1) * 4; IF ([.E136] = &quot;E+&quot;; 35 + ([.C136] - 1) * 3; IF([.E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F136];&quot;, },&quot;)" office:value-type="string" office:string-value="0x86: { &quot;idMostSigNib&quot;: 0, &quot;idLeastSigByte&quot;: 0x86, &quot;name&quot;: &quot;Oblivion&quot;, &quot;value&quot;: 4, &quot;type&quot;: &quot;Attack&quot;, &quot;cpCost&quot;: 31, }," calcext:value-type="string">
            <text:p>0x86: { "idMostSigNib": 0, "idLeastSigByte": 0x86, "name": "Oblivion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7] = &quot;S&quot;; 10 + [.C137] - 1; IF ([.E137] = &quot;A&quot;; 15 + [.C137] - 1; IF ([.E137] = &quot;B&quot;; 20 + ([.C137] - 1) * 2; IF ([.E137] = &quot;C&quot;; 25 + ([.C137] - 1) * 2; IF ([.E137] = &quot;D&quot;; 30 + ([.C137] - 1) * 3; IF([.E137] = &quot;E&quot;; 40 + ([.C137] - 1) * 4; IF ([.E137] = &quot;F&quot;; 45 + ([.C137] - 1) * 4; IF ([.E137] = &quot;E+&quot;; 35 + ([.C137] - 1) * 3; IF([.E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F137];&quot;, },&quot;)" office:value-type="string" office:string-value="0x87: { &quot;idMostSigNib&quot;: 0, &quot;idLeastSigByte&quot;: 0x87, &quot;name&quot;: &quot;Oblivion&quot;, &quot;value&quot;: 5, &quot;type&quot;: &quot;Attack&quot;, &quot;cpCost&quot;: 33, }," calcext:value-type="string">
            <text:p>0x87: { "idMostSigNib": 0, "idLeastSigByte": 0x87, "name": "Oblivion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8] = &quot;S&quot;; 10 + [.C138] - 1; IF ([.E138] = &quot;A&quot;; 15 + [.C138] - 1; IF ([.E138] = &quot;B&quot;; 20 + ([.C138] - 1) * 2; IF ([.E138] = &quot;C&quot;; 25 + ([.C138] - 1) * 2; IF ([.E138] = &quot;D&quot;; 30 + ([.C138] - 1) * 3; IF([.E138] = &quot;E&quot;; 40 + ([.C138] - 1) * 4; IF ([.E138] = &quot;F&quot;; 45 + ([.C138] - 1) * 4; IF ([.E138] = &quot;E+&quot;; 35 + ([.C138] - 1) * 3; IF([.E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F138];&quot;, },&quot;)" office:value-type="string" office:string-value="0x88: { &quot;idMostSigNib&quot;: 0, &quot;idLeastSigByte&quot;: 0x88, &quot;name&quot;: &quot;Oblivion&quot;, &quot;value&quot;: 6, &quot;type&quot;: &quot;Attack&quot;, &quot;cpCost&quot;: 35, }," calcext:value-type="string">
            <text:p>0x88: { "idMostSigNib": 0, "idLeastSigByte": 0x88, "name": "Oblivion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39] = &quot;S&quot;; 10 + [.C139] - 1; IF ([.E139] = &quot;A&quot;; 15 + [.C139] - 1; IF ([.E139] = &quot;B&quot;; 20 + ([.C139] - 1) * 2; IF ([.E139] = &quot;C&quot;; 25 + ([.C139] - 1) * 2; IF ([.E139] = &quot;D&quot;; 30 + ([.C139] - 1) * 3; IF([.E139] = &quot;E&quot;; 40 + ([.C139] - 1) * 4; IF ([.E139] = &quot;F&quot;; 45 + ([.C139] - 1) * 4; IF ([.E139] = &quot;E+&quot;; 35 + ([.C139] - 1) * 3; IF([.E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F139];&quot;, },&quot;)" office:value-type="string" office:string-value="0x89: { &quot;idMostSigNib&quot;: 0, &quot;idLeastSigByte&quot;: 0x89, &quot;name&quot;: &quot;Oblivion&quot;, &quot;value&quot;: 7, &quot;type&quot;: &quot;Attack&quot;, &quot;cpCost&quot;: 37, }," calcext:value-type="string">
            <text:p>0x89: { "idMostSigNib": 0, "idLeastSigByte": 0x89, "name": "Oblivion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0] = &quot;S&quot;; 10 + [.C140] - 1; IF ([.E140] = &quot;A&quot;; 15 + [.C140] - 1; IF ([.E140] = &quot;B&quot;; 20 + ([.C140] - 1) * 2; IF ([.E140] = &quot;C&quot;; 25 + ([.C140] - 1) * 2; IF ([.E140] = &quot;D&quot;; 30 + ([.C140] - 1) * 3; IF([.E140] = &quot;E&quot;; 40 + ([.C140] - 1) * 4; IF ([.E140] = &quot;F&quot;; 45 + ([.C140] - 1) * 4; IF ([.E140] = &quot;E+&quot;; 35 + ([.C140] - 1) * 3; IF([.E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F140];&quot;, },&quot;)" office:value-type="string" office:string-value="0x8A: { &quot;idMostSigNib&quot;: 0, &quot;idLeastSigByte&quot;: 0x8A, &quot;name&quot;: &quot;Oblivion&quot;, &quot;value&quot;: 8, &quot;type&quot;: &quot;Attack&quot;, &quot;cpCost&quot;: 39, }," calcext:value-type="string">
            <text:p>0x8A: { "idMostSigNib": 0, "idLeastSigByte": 0x8A, "name": "Oblivion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1] = &quot;S&quot;; 10 + [.C141] - 1; IF ([.E141] = &quot;A&quot;; 15 + [.C141] - 1; IF ([.E141] = &quot;B&quot;; 20 + ([.C141] - 1) * 2; IF ([.E141] = &quot;C&quot;; 25 + ([.C141] - 1) * 2; IF ([.E141] = &quot;D&quot;; 30 + ([.C141] - 1) * 3; IF([.E141] = &quot;E&quot;; 40 + ([.C141] - 1) * 4; IF ([.E141] = &quot;F&quot;; 45 + ([.C141] - 1) * 4; IF ([.E141] = &quot;E+&quot;; 35 + ([.C141] - 1) * 3; IF([.E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F141];&quot;, },&quot;)" office:value-type="string" office:string-value="0x8B: { &quot;idMostSigNib&quot;: 0, &quot;idLeastSigByte&quot;: 0x8B, &quot;name&quot;: &quot;Oblivion&quot;, &quot;value&quot;: 9, &quot;type&quot;: &quot;Attack&quot;, &quot;cpCost&quot;: 41, }," calcext:value-type="string">
            <text:p>0x8B: { "idMostSigNib": 0, "idLeastSigByte": 0x8B, "name": "Oblivion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2] = &quot;S&quot;; 10 + [.C142] - 1; IF ([.E142] = &quot;A&quot;; 15 + [.C142] - 1; IF ([.E142] = &quot;B&quot;; 20 + ([.C142] - 1) * 2; IF ([.E142] = &quot;C&quot;; 25 + ([.C142] - 1) * 2; IF ([.E142] = &quot;D&quot;; 30 + ([.C142] - 1) * 3; IF([.E142] = &quot;E&quot;; 40 + ([.C142] - 1) * 4; IF ([.E142] = &quot;F&quot;; 45 + ([.C142] - 1) * 4; IF ([.E142] = &quot;E+&quot;; 35 + ([.C142] - 1) * 3; IF([.E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F142];&quot;, },&quot;)" office:value-type="string" office:string-value="0x8C: { &quot;idMostSigNib&quot;: 0, &quot;idLeastSigByte&quot;: 0x8C, &quot;name&quot;: &quot;Diamond Dust&quot;, &quot;value&quot;: 0, &quot;type&quot;: &quot;Attack&quot;, &quot;cpCost&quot;: 43, }," calcext:value-type="string">
            <text:p>0x8C: { "idMostSigNib": 0, "idLeastSigByte": 0x8C, "name": "Diamond Dust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3] = &quot;S&quot;; 10 + [.C143] - 1; IF ([.E143] = &quot;A&quot;; 15 + [.C143] - 1; IF ([.E143] = &quot;B&quot;; 20 + ([.C143] - 1) * 2; IF ([.E143] = &quot;C&quot;; 25 + ([.C143] - 1) * 2; IF ([.E143] = &quot;D&quot;; 30 + ([.C143] - 1) * 3; IF([.E143] = &quot;E&quot;; 40 + ([.C143] - 1) * 4; IF ([.E143] = &quot;F&quot;; 45 + ([.C143] - 1) * 4; IF ([.E143] = &quot;E+&quot;; 35 + ([.C143] - 1) * 3; IF([.E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F143];&quot;, },&quot;)" office:value-type="string" office:string-value="0x8D: { &quot;idMostSigNib&quot;: 0, &quot;idLeastSigByte&quot;: 0x8D, &quot;name&quot;: &quot;Diamond Dust&quot;, &quot;value&quot;: 1, &quot;type&quot;: &quot;Attack&quot;, &quot;cpCost&quot;: 25, }," calcext:value-type="string">
            <text:p>0x8D: { "idMostSigNib": 0, "idLeastSigByte": 0x8D, "name": "Diamond Dust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4] = &quot;S&quot;; 10 + [.C144] - 1; IF ([.E144] = &quot;A&quot;; 15 + [.C144] - 1; IF ([.E144] = &quot;B&quot;; 20 + ([.C144] - 1) * 2; IF ([.E144] = &quot;C&quot;; 25 + ([.C144] - 1) * 2; IF ([.E144] = &quot;D&quot;; 30 + ([.C144] - 1) * 3; IF([.E144] = &quot;E&quot;; 40 + ([.C144] - 1) * 4; IF ([.E144] = &quot;F&quot;; 45 + ([.C144] - 1) * 4; IF ([.E144] = &quot;E+&quot;; 35 + ([.C144] - 1) * 3; IF([.E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F144];&quot;, },&quot;)" office:value-type="string" office:string-value="0x8E: { &quot;idMostSigNib&quot;: 0, &quot;idLeastSigByte&quot;: 0x8E, &quot;name&quot;: &quot;Diamond Dust&quot;, &quot;value&quot;: 2, &quot;type&quot;: &quot;Attack&quot;, &quot;cpCost&quot;: 27, }," calcext:value-type="string">
            <text:p>0x8E: { "idMostSigNib": 0, "idLeastSigByte": 0x8E, "name": "Diamond Dust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5] = &quot;S&quot;; 10 + [.C145] - 1; IF ([.E145] = &quot;A&quot;; 15 + [.C145] - 1; IF ([.E145] = &quot;B&quot;; 20 + ([.C145] - 1) * 2; IF ([.E145] = &quot;C&quot;; 25 + ([.C145] - 1) * 2; IF ([.E145] = &quot;D&quot;; 30 + ([.C145] - 1) * 3; IF([.E145] = &quot;E&quot;; 40 + ([.C145] - 1) * 4; IF ([.E145] = &quot;F&quot;; 45 + ([.C145] - 1) * 4; IF ([.E145] = &quot;E+&quot;; 35 + ([.C145] - 1) * 3; IF([.E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F145];&quot;, },&quot;)" office:value-type="string" office:string-value="0x8F: { &quot;idMostSigNib&quot;: 0, &quot;idLeastSigByte&quot;: 0x8F, &quot;name&quot;: &quot;Diamond Dust&quot;, &quot;value&quot;: 3, &quot;type&quot;: &quot;Attack&quot;, &quot;cpCost&quot;: 29, }," calcext:value-type="string">
            <text:p>0x8F: { "idMostSigNib": 0, "idLeastSigByte": 0x8F, "name": "Diamond Dust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6] = &quot;S&quot;; 10 + [.C146] - 1; IF ([.E146] = &quot;A&quot;; 15 + [.C146] - 1; IF ([.E146] = &quot;B&quot;; 20 + ([.C146] - 1) * 2; IF ([.E146] = &quot;C&quot;; 25 + ([.C146] - 1) * 2; IF ([.E146] = &quot;D&quot;; 30 + ([.C146] - 1) * 3; IF([.E146] = &quot;E&quot;; 40 + ([.C146] - 1) * 4; IF ([.E146] = &quot;F&quot;; 45 + ([.C146] - 1) * 4; IF ([.E146] = &quot;E+&quot;; 35 + ([.C146] - 1) * 3; IF([.E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F146];&quot;, },&quot;)" office:value-type="string" office:string-value="0x90: { &quot;idMostSigNib&quot;: 0, &quot;idLeastSigByte&quot;: 0x90, &quot;name&quot;: &quot;Diamond Dust&quot;, &quot;value&quot;: 4, &quot;type&quot;: &quot;Attack&quot;, &quot;cpCost&quot;: 31, }," calcext:value-type="string">
            <text:p>0x90: { "idMostSigNib": 0, "idLeastSigByte": 0x90, "name": "Diamond Dust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7] = &quot;S&quot;; 10 + [.C147] - 1; IF ([.E147] = &quot;A&quot;; 15 + [.C147] - 1; IF ([.E147] = &quot;B&quot;; 20 + ([.C147] - 1) * 2; IF ([.E147] = &quot;C&quot;; 25 + ([.C147] - 1) * 2; IF ([.E147] = &quot;D&quot;; 30 + ([.C147] - 1) * 3; IF([.E147] = &quot;E&quot;; 40 + ([.C147] - 1) * 4; IF ([.E147] = &quot;F&quot;; 45 + ([.C147] - 1) * 4; IF ([.E147] = &quot;E+&quot;; 35 + ([.C147] - 1) * 3; IF([.E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F147];&quot;, },&quot;)" office:value-type="string" office:string-value="0x91: { &quot;idMostSigNib&quot;: 0, &quot;idLeastSigByte&quot;: 0x91, &quot;name&quot;: &quot;Diamond Dust&quot;, &quot;value&quot;: 5, &quot;type&quot;: &quot;Attack&quot;, &quot;cpCost&quot;: 33, }," calcext:value-type="string">
            <text:p>0x91: { "idMostSigNib": 0, "idLeastSigByte": 0x91, "name": "Diamond Dust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8] = &quot;S&quot;; 10 + [.C148] - 1; IF ([.E148] = &quot;A&quot;; 15 + [.C148] - 1; IF ([.E148] = &quot;B&quot;; 20 + ([.C148] - 1) * 2; IF ([.E148] = &quot;C&quot;; 25 + ([.C148] - 1) * 2; IF ([.E148] = &quot;D&quot;; 30 + ([.C148] - 1) * 3; IF([.E148] = &quot;E&quot;; 40 + ([.C148] - 1) * 4; IF ([.E148] = &quot;F&quot;; 45 + ([.C148] - 1) * 4; IF ([.E148] = &quot;E+&quot;; 35 + ([.C148] - 1) * 3; IF([.E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F148];&quot;, },&quot;)" office:value-type="string" office:string-value="0x92: { &quot;idMostSigNib&quot;: 0, &quot;idLeastSigByte&quot;: 0x92, &quot;name&quot;: &quot;Diamond Dust&quot;, &quot;value&quot;: 6, &quot;type&quot;: &quot;Attack&quot;, &quot;cpCost&quot;: 35, }," calcext:value-type="string">
            <text:p>0x92: { "idMostSigNib": 0, "idLeastSigByte": 0x92, "name": "Diamond Dust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49] = &quot;S&quot;; 10 + [.C149] - 1; IF ([.E149] = &quot;A&quot;; 15 + [.C149] - 1; IF ([.E149] = &quot;B&quot;; 20 + ([.C149] - 1) * 2; IF ([.E149] = &quot;C&quot;; 25 + ([.C149] - 1) * 2; IF ([.E149] = &quot;D&quot;; 30 + ([.C149] - 1) * 3; IF([.E149] = &quot;E&quot;; 40 + ([.C149] - 1) * 4; IF ([.E149] = &quot;F&quot;; 45 + ([.C149] - 1) * 4; IF ([.E149] = &quot;E+&quot;; 35 + ([.C149] - 1) * 3; IF([.E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F149];&quot;, },&quot;)" office:value-type="string" office:string-value="0x93: { &quot;idMostSigNib&quot;: 0, &quot;idLeastSigByte&quot;: 0x93, &quot;name&quot;: &quot;Diamond Dust&quot;, &quot;value&quot;: 7, &quot;type&quot;: &quot;Attack&quot;, &quot;cpCost&quot;: 37, }," calcext:value-type="string">
            <text:p>0x93: { "idMostSigNib": 0, "idLeastSigByte": 0x93, "name": "Diamond Dust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0] = &quot;S&quot;; 10 + [.C150] - 1; IF ([.E150] = &quot;A&quot;; 15 + [.C150] - 1; IF ([.E150] = &quot;B&quot;; 20 + ([.C150] - 1) * 2; IF ([.E150] = &quot;C&quot;; 25 + ([.C150] - 1) * 2; IF ([.E150] = &quot;D&quot;; 30 + ([.C150] - 1) * 3; IF([.E150] = &quot;E&quot;; 40 + ([.C150] - 1) * 4; IF ([.E150] = &quot;F&quot;; 45 + ([.C150] - 1) * 4; IF ([.E150] = &quot;E+&quot;; 35 + ([.C150] - 1) * 3; IF([.E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F150];&quot;, },&quot;)" office:value-type="string" office:string-value="0x94: { &quot;idMostSigNib&quot;: 0, &quot;idLeastSigByte&quot;: 0x94, &quot;name&quot;: &quot;Diamond Dust&quot;, &quot;value&quot;: 8, &quot;type&quot;: &quot;Attack&quot;, &quot;cpCost&quot;: 39, }," calcext:value-type="string">
            <text:p>0x94: { "idMostSigNib": 0, "idLeastSigByte": 0x94, "name": "Diamond Dust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1] = &quot;S&quot;; 10 + [.C151] - 1; IF ([.E151] = &quot;A&quot;; 15 + [.C151] - 1; IF ([.E151] = &quot;B&quot;; 20 + ([.C151] - 1) * 2; IF ([.E151] = &quot;C&quot;; 25 + ([.C151] - 1) * 2; IF ([.E151] = &quot;D&quot;; 30 + ([.C151] - 1) * 3; IF([.E151] = &quot;E&quot;; 40 + ([.C151] - 1) * 4; IF ([.E151] = &quot;F&quot;; 45 + ([.C151] - 1) * 4; IF ([.E151] = &quot;E+&quot;; 35 + ([.C151] - 1) * 3; IF([.E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F151];&quot;, },&quot;)" office:value-type="string" office:string-value="0x95: { &quot;idMostSigNib&quot;: 0, &quot;idLeastSigByte&quot;: 0x95, &quot;name&quot;: &quot;Diamond Dust&quot;, &quot;value&quot;: 9, &quot;type&quot;: &quot;Attack&quot;, &quot;cpCost&quot;: 41, }," calcext:value-type="string">
            <text:p>0x95: { "idMostSigNib": 0, "idLeastSigByte": 0x95, "name": "Diamond Dust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2] = &quot;S&quot;; 10 + [.C152] - 1; IF ([.E152] = &quot;A&quot;; 15 + [.C152] - 1; IF ([.E152] = &quot;B&quot;; 20 + ([.C152] - 1) * 2; IF ([.E152] = &quot;C&quot;; 25 + ([.C152] - 1) * 2; IF ([.E152] = &quot;D&quot;; 30 + ([.C152] - 1) * 3; IF([.E152] = &quot;E&quot;; 40 + ([.C152] - 1) * 4; IF ([.E152] = &quot;F&quot;; 45 + ([.C152] - 1) * 4; IF ([.E152] = &quot;E+&quot;; 35 + ([.C152] - 1) * 3; IF([.E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F152];&quot;, },&quot;)" office:value-type="string" office:string-value="0x96: { &quot;idMostSigNib&quot;: 0, &quot;idLeastSigByte&quot;: 0x96, &quot;name&quot;: &quot;One-Winged Angel&quot;, &quot;value&quot;: 0, &quot;type&quot;: &quot;Attack&quot;, &quot;cpCost&quot;: 43, }," calcext:value-type="string">
            <text:p>0x96: { "idMostSigNib": 0, "idLeastSigByte": 0x96, "name": "One-Winged Angel", "value": 0, "type": "Attack", "cpCost": 43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3] = &quot;S&quot;; 10 + [.C153] - 1; IF ([.E153] = &quot;A&quot;; 15 + [.C153] - 1; IF ([.E153] = &quot;B&quot;; 20 + ([.C153] - 1) * 2; IF ([.E153] = &quot;C&quot;; 25 + ([.C153] - 1) * 2; IF ([.E153] = &quot;D&quot;; 30 + ([.C153] - 1) * 3; IF([.E153] = &quot;E&quot;; 40 + ([.C153] - 1) * 4; IF ([.E153] = &quot;F&quot;; 45 + ([.C153] - 1) * 4; IF ([.E153] = &quot;E+&quot;; 35 + ([.C153] - 1) * 3; IF([.E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F153];&quot;, },&quot;)" office:value-type="string" office:string-value="0x97: { &quot;idMostSigNib&quot;: 0, &quot;idLeastSigByte&quot;: 0x97, &quot;name&quot;: &quot;One-Winged Angel&quot;, &quot;value&quot;: 1, &quot;type&quot;: &quot;Attack&quot;, &quot;cpCost&quot;: 25, }," calcext:value-type="string">
            <text:p>0x97: { "idMostSigNib": 0, "idLeastSigByte": 0x97, "name": "One-Winged Angel", "value": 1, "type": "Attack", "cpCost": 25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4] = &quot;S&quot;; 10 + [.C154] - 1; IF ([.E154] = &quot;A&quot;; 15 + [.C154] - 1; IF ([.E154] = &quot;B&quot;; 20 + ([.C154] - 1) * 2; IF ([.E154] = &quot;C&quot;; 25 + ([.C154] - 1) * 2; IF ([.E154] = &quot;D&quot;; 30 + ([.C154] - 1) * 3; IF([.E154] = &quot;E&quot;; 40 + ([.C154] - 1) * 4; IF ([.E154] = &quot;F&quot;; 45 + ([.C154] - 1) * 4; IF ([.E154] = &quot;E+&quot;; 35 + ([.C154] - 1) * 3; IF([.E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F154];&quot;, },&quot;)" office:value-type="string" office:string-value="0x98: { &quot;idMostSigNib&quot;: 0, &quot;idLeastSigByte&quot;: 0x98, &quot;name&quot;: &quot;One-Winged Angel&quot;, &quot;value&quot;: 2, &quot;type&quot;: &quot;Attack&quot;, &quot;cpCost&quot;: 27, }," calcext:value-type="string">
            <text:p>0x98: { "idMostSigNib": 0, "idLeastSigByte": 0x98, "name": "One-Winged Angel", "value": 2, "type": "Attack", "cpCost": 27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5] = &quot;S&quot;; 10 + [.C155] - 1; IF ([.E155] = &quot;A&quot;; 15 + [.C155] - 1; IF ([.E155] = &quot;B&quot;; 20 + ([.C155] - 1) * 2; IF ([.E155] = &quot;C&quot;; 25 + ([.C155] - 1) * 2; IF ([.E155] = &quot;D&quot;; 30 + ([.C155] - 1) * 3; IF([.E155] = &quot;E&quot;; 40 + ([.C155] - 1) * 4; IF ([.E155] = &quot;F&quot;; 45 + ([.C155] - 1) * 4; IF ([.E155] = &quot;E+&quot;; 35 + ([.C155] - 1) * 3; IF([.E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F155];&quot;, },&quot;)" office:value-type="string" office:string-value="0x99: { &quot;idMostSigNib&quot;: 0, &quot;idLeastSigByte&quot;: 0x99, &quot;name&quot;: &quot;One-Winged Angel&quot;, &quot;value&quot;: 3, &quot;type&quot;: &quot;Attack&quot;, &quot;cpCost&quot;: 29, }," calcext:value-type="string">
            <text:p>0x99: { "idMostSigNib": 0, "idLeastSigByte": 0x99, "name": "One-Winged Angel", "value": 3, "type": "Attack", "cpCost": 29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6] = &quot;S&quot;; 10 + [.C156] - 1; IF ([.E156] = &quot;A&quot;; 15 + [.C156] - 1; IF ([.E156] = &quot;B&quot;; 20 + ([.C156] - 1) * 2; IF ([.E156] = &quot;C&quot;; 25 + ([.C156] - 1) * 2; IF ([.E156] = &quot;D&quot;; 30 + ([.C156] - 1) * 3; IF([.E156] = &quot;E&quot;; 40 + ([.C156] - 1) * 4; IF ([.E156] = &quot;F&quot;; 45 + ([.C156] - 1) * 4; IF ([.E156] = &quot;E+&quot;; 35 + ([.C156] - 1) * 3; IF([.E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F156];&quot;, },&quot;)" office:value-type="string" office:string-value="0x9A: { &quot;idMostSigNib&quot;: 0, &quot;idLeastSigByte&quot;: 0x9A, &quot;name&quot;: &quot;One-Winged Angel&quot;, &quot;value&quot;: 4, &quot;type&quot;: &quot;Attack&quot;, &quot;cpCost&quot;: 31, }," calcext:value-type="string">
            <text:p>0x9A: { "idMostSigNib": 0, "idLeastSigByte": 0x9A, "name": "One-Winged Angel", "value": 4, "type": "Attack", "cpCost": 31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7] = &quot;S&quot;; 10 + [.C157] - 1; IF ([.E157] = &quot;A&quot;; 15 + [.C157] - 1; IF ([.E157] = &quot;B&quot;; 20 + ([.C157] - 1) * 2; IF ([.E157] = &quot;C&quot;; 25 + ([.C157] - 1) * 2; IF ([.E157] = &quot;D&quot;; 30 + ([.C157] - 1) * 3; IF([.E157] = &quot;E&quot;; 40 + ([.C157] - 1) * 4; IF ([.E157] = &quot;F&quot;; 45 + ([.C157] - 1) * 4; IF ([.E157] = &quot;E+&quot;; 35 + ([.C157] - 1) * 3; IF([.E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F157];&quot;, },&quot;)" office:value-type="string" office:string-value="0x9B: { &quot;idMostSigNib&quot;: 0, &quot;idLeastSigByte&quot;: 0x9B, &quot;name&quot;: &quot;One-Winged Angel&quot;, &quot;value&quot;: 5, &quot;type&quot;: &quot;Attack&quot;, &quot;cpCost&quot;: 33, }," calcext:value-type="string">
            <text:p>0x9B: { "idMostSigNib": 0, "idLeastSigByte": 0x9B, "name": "One-Winged Angel", "value": 5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8] = &quot;S&quot;; 10 + [.C158] - 1; IF ([.E158] = &quot;A&quot;; 15 + [.C158] - 1; IF ([.E158] = &quot;B&quot;; 20 + ([.C158] - 1) * 2; IF ([.E158] = &quot;C&quot;; 25 + ([.C158] - 1) * 2; IF ([.E158] = &quot;D&quot;; 30 + ([.C158] - 1) * 3; IF([.E158] = &quot;E&quot;; 40 + ([.C158] - 1) * 4; IF ([.E158] = &quot;F&quot;; 45 + ([.C158] - 1) * 4; IF ([.E158] = &quot;E+&quot;; 35 + ([.C158] - 1) * 3; IF([.E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F158];&quot;, },&quot;)" office:value-type="string" office:string-value="0x9C: { &quot;idMostSigNib&quot;: 0, &quot;idLeastSigByte&quot;: 0x9C, &quot;name&quot;: &quot;One-Winged Angel&quot;, &quot;value&quot;: 6, &quot;type&quot;: &quot;Attack&quot;, &quot;cpCost&quot;: 35, }," calcext:value-type="string">
            <text:p>0x9C: { "idMostSigNib": 0, "idLeastSigByte": 0x9C, "name": "One-Winged Angel", "value": 6, "type": "Attack", "cpCost": 35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59] = &quot;S&quot;; 10 + [.C159] - 1; IF ([.E159] = &quot;A&quot;; 15 + [.C159] - 1; IF ([.E159] = &quot;B&quot;; 20 + ([.C159] - 1) * 2; IF ([.E159] = &quot;C&quot;; 25 + ([.C159] - 1) * 2; IF ([.E159] = &quot;D&quot;; 30 + ([.C159] - 1) * 3; IF([.E159] = &quot;E&quot;; 40 + ([.C159] - 1) * 4; IF ([.E159] = &quot;F&quot;; 45 + ([.C159] - 1) * 4; IF ([.E159] = &quot;E+&quot;; 35 + ([.C159] - 1) * 3; IF([.E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F159];&quot;, },&quot;)" office:value-type="string" office:string-value="0x9D: { &quot;idMostSigNib&quot;: 0, &quot;idLeastSigByte&quot;: 0x9D, &quot;name&quot;: &quot;One-Winged Angel&quot;, &quot;value&quot;: 7, &quot;type&quot;: &quot;Attack&quot;, &quot;cpCost&quot;: 37, }," calcext:value-type="string">
            <text:p>0x9D: { "idMostSigNib": 0, "idLeastSigByte": 0x9D, "name": "One-Winged Angel", "value": 7, "type": "Attack", "cpCost": 37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0] = &quot;S&quot;; 10 + [.C160] - 1; IF ([.E160] = &quot;A&quot;; 15 + [.C160] - 1; IF ([.E160] = &quot;B&quot;; 20 + ([.C160] - 1) * 2; IF ([.E160] = &quot;C&quot;; 25 + ([.C160] - 1) * 2; IF ([.E160] = &quot;D&quot;; 30 + ([.C160] - 1) * 3; IF([.E160] = &quot;E&quot;; 40 + ([.C160] - 1) * 4; IF ([.E160] = &quot;F&quot;; 45 + ([.C160] - 1) * 4; IF ([.E160] = &quot;E+&quot;; 35 + ([.C160] - 1) * 3; IF([.E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F160];&quot;, },&quot;)" office:value-type="string" office:string-value="0x9E: { &quot;idMostSigNib&quot;: 0, &quot;idLeastSigByte&quot;: 0x9E, &quot;name&quot;: &quot;One-Winged Angel&quot;, &quot;value&quot;: 8, &quot;type&quot;: &quot;Attack&quot;, &quot;cpCost&quot;: 39, }," calcext:value-type="string">
            <text:p>0x9E: { "idMostSigNib": 0, "idLeastSigByte": 0x9E, "name": "One-Winged Angel", "value": 8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</text:p>
          </table:table-cell>
          <table:table-cell table:formula="of:=IF([.E161] = &quot;S&quot;; 10 + [.C161] - 1; IF ([.E161] = &quot;A&quot;; 15 + [.C161] - 1; IF ([.E161] = &quot;B&quot;; 20 + ([.C161] - 1) * 2; IF ([.E161] = &quot;C&quot;; 25 + ([.C161] - 1) * 2; IF ([.E161] = &quot;D&quot;; 30 + ([.C161] - 1) * 3; IF([.E161] = &quot;E&quot;; 40 + ([.C161] - 1) * 4; IF ([.E161] = &quot;F&quot;; 45 + ([.C161] - 1) * 4; IF ([.E161] = &quot;E+&quot;; 35 + ([.C161] - 1) * 3; IF([.E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F161];&quot;, },&quot;)" office:value-type="string" office:string-value="0x9F: { &quot;idMostSigNib&quot;: 0, &quot;idLeastSigByte&quot;: 0x9F, &quot;name&quot;: &quot;One-Winged Angel&quot;, &quot;value&quot;: 9, &quot;type&quot;: &quot;Attack&quot;, &quot;cpCost&quot;: 41, }," calcext:value-type="string">
            <text:p>0x9F: { "idMostSigNib": 0, "idLeastSigByte": 0x9F, "name": "One-Winged Angel", "value": 9, "type": "Attack", "cpCost": 41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2] = &quot;S&quot;; 10 + [.C162] - 1; IF ([.E162] = &quot;A&quot;; 15 + [.C162] - 1; IF ([.E162] = &quot;B&quot;; 20 + ([.C162] - 1) * 2; IF ([.E162] = &quot;C&quot;; 25 + ([.C162] - 1) * 2; IF ([.E162] = &quot;D&quot;; 30 + ([.C162] - 1) * 3; IF([.E162] = &quot;E&quot;; 40 + ([.C162] - 1) * 4; IF ([.E162] = &quot;F&quot;; 45 + ([.C162] - 1) * 4; IF ([.E162] = &quot;E+&quot;; 35 + ([.C162] - 1) * 3; IF([.E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F162];&quot;, },&quot;)" office:value-type="string" office:string-value="0xA0: { &quot;idMostSigNib&quot;: 0, &quot;idLeastSigByte&quot;: 0xA0, &quot;name&quot;: &quot;Ultima Weapon&quot;, &quot;value&quot;: 0, &quot;type&quot;: &quot;Attack&quot;, &quot;cpCost&quot;: 57, }," calcext:value-type="string">
            <text:p>0xA0: { "idMostSigNib": 0, "idLeastSigByte": 0xA0, "name": "Ultima Weapon", "value": 0, "type": "Attack", "cpCost": 57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3] = &quot;S&quot;; 10 + [.C163] - 1; IF ([.E163] = &quot;A&quot;; 15 + [.C163] - 1; IF ([.E163] = &quot;B&quot;; 20 + ([.C163] - 1) * 2; IF ([.E163] = &quot;C&quot;; 25 + ([.C163] - 1) * 2; IF ([.E163] = &quot;D&quot;; 30 + ([.C163] - 1) * 3; IF([.E163] = &quot;E&quot;; 40 + ([.C163] - 1) * 4; IF ([.E163] = &quot;F&quot;; 45 + ([.C163] - 1) * 4; IF ([.E163] = &quot;E+&quot;; 35 + ([.C163] - 1) * 3; IF([.E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F163];&quot;, },&quot;)" office:value-type="string" office:string-value="0xA1: { &quot;idMostSigNib&quot;: 0, &quot;idLeastSigByte&quot;: 0xA1, &quot;name&quot;: &quot;Ultima Weapon&quot;, &quot;value&quot;: 1, &quot;type&quot;: &quot;Attack&quot;, &quot;cpCost&quot;: 30, }," calcext:value-type="string">
            <text:p>0xA1: { "idMostSigNib": 0, "idLeastSigByte": 0xA1, "name": "Ultima Weapon", "value": 1, "type": "Attack", "cpCost": 30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4] = &quot;S&quot;; 10 + [.C164] - 1; IF ([.E164] = &quot;A&quot;; 15 + [.C164] - 1; IF ([.E164] = &quot;B&quot;; 20 + ([.C164] - 1) * 2; IF ([.E164] = &quot;C&quot;; 25 + ([.C164] - 1) * 2; IF ([.E164] = &quot;D&quot;; 30 + ([.C164] - 1) * 3; IF([.E164] = &quot;E&quot;; 40 + ([.C164] - 1) * 4; IF ([.E164] = &quot;F&quot;; 45 + ([.C164] - 1) * 4; IF ([.E164] = &quot;E+&quot;; 35 + ([.C164] - 1) * 3; IF([.E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F164];&quot;, },&quot;)" office:value-type="string" office:string-value="0xA2: { &quot;idMostSigNib&quot;: 0, &quot;idLeastSigByte&quot;: 0xA2, &quot;name&quot;: &quot;Ultima Weapon&quot;, &quot;value&quot;: 2, &quot;type&quot;: &quot;Attack&quot;, &quot;cpCost&quot;: 33, }," calcext:value-type="string">
            <text:p>0xA2: { "idMostSigNib": 0, "idLeastSigByte": 0xA2, "name": "Ultima Weapon", "value": 2, "type": "Attack", "cpCost": 33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5] = &quot;S&quot;; 10 + [.C165] - 1; IF ([.E165] = &quot;A&quot;; 15 + [.C165] - 1; IF ([.E165] = &quot;B&quot;; 20 + ([.C165] - 1) * 2; IF ([.E165] = &quot;C&quot;; 25 + ([.C165] - 1) * 2; IF ([.E165] = &quot;D&quot;; 30 + ([.C165] - 1) * 3; IF([.E165] = &quot;E&quot;; 40 + ([.C165] - 1) * 4; IF ([.E165] = &quot;F&quot;; 45 + ([.C165] - 1) * 4; IF ([.E165] = &quot;E+&quot;; 35 + ([.C165] - 1) * 3; IF([.E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F165];&quot;, },&quot;)" office:value-type="string" office:string-value="0xA3: { &quot;idMostSigNib&quot;: 0, &quot;idLeastSigByte&quot;: 0xA3, &quot;name&quot;: &quot;Ultima Weapon&quot;, &quot;value&quot;: 3, &quot;type&quot;: &quot;Attack&quot;, &quot;cpCost&quot;: 36, }," calcext:value-type="string">
            <text:p>0xA3: { "idMostSigNib": 0, "idLeastSigByte": 0xA3, "name": "Ultima Weapon", "value": 3, "type": "Attack", "cpCost": 36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6] = &quot;S&quot;; 10 + [.C166] - 1; IF ([.E166] = &quot;A&quot;; 15 + [.C166] - 1; IF ([.E166] = &quot;B&quot;; 20 + ([.C166] - 1) * 2; IF ([.E166] = &quot;C&quot;; 25 + ([.C166] - 1) * 2; IF ([.E166] = &quot;D&quot;; 30 + ([.C166] - 1) * 3; IF([.E166] = &quot;E&quot;; 40 + ([.C166] - 1) * 4; IF ([.E166] = &quot;F&quot;; 45 + ([.C166] - 1) * 4; IF ([.E166] = &quot;E+&quot;; 35 + ([.C166] - 1) * 3; IF([.E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F166];&quot;, },&quot;)" office:value-type="string" office:string-value="0xA4: { &quot;idMostSigNib&quot;: 0, &quot;idLeastSigByte&quot;: 0xA4, &quot;name&quot;: &quot;Ultima Weapon&quot;, &quot;value&quot;: 4, &quot;type&quot;: &quot;Attack&quot;, &quot;cpCost&quot;: 39, }," calcext:value-type="string">
            <text:p>0xA4: { "idMostSigNib": 0, "idLeastSigByte": 0xA4, "name": "Ultima Weapon", "value": 4, "type": "Attack", "cpCost": 39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7] = &quot;S&quot;; 10 + [.C167] - 1; IF ([.E167] = &quot;A&quot;; 15 + [.C167] - 1; IF ([.E167] = &quot;B&quot;; 20 + ([.C167] - 1) * 2; IF ([.E167] = &quot;C&quot;; 25 + ([.C167] - 1) * 2; IF ([.E167] = &quot;D&quot;; 30 + ([.C167] - 1) * 3; IF([.E167] = &quot;E&quot;; 40 + ([.C167] - 1) * 4; IF ([.E167] = &quot;F&quot;; 45 + ([.C167] - 1) * 4; IF ([.E167] = &quot;E+&quot;; 35 + ([.C167] - 1) * 3; IF([.E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F167];&quot;, },&quot;)" office:value-type="string" office:string-value="0xA5: { &quot;idMostSigNib&quot;: 0, &quot;idLeastSigByte&quot;: 0xA5, &quot;name&quot;: &quot;Ultima Weapon&quot;, &quot;value&quot;: 5, &quot;type&quot;: &quot;Attack&quot;, &quot;cpCost&quot;: 42, }," calcext:value-type="string">
            <text:p>0xA5: { "idMostSigNib": 0, "idLeastSigByte": 0xA5, "name": "Ultima Weapon", "value": 5, "type": "Attack", "cpCost": 42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8] = &quot;S&quot;; 10 + [.C168] - 1; IF ([.E168] = &quot;A&quot;; 15 + [.C168] - 1; IF ([.E168] = &quot;B&quot;; 20 + ([.C168] - 1) * 2; IF ([.E168] = &quot;C&quot;; 25 + ([.C168] - 1) * 2; IF ([.E168] = &quot;D&quot;; 30 + ([.C168] - 1) * 3; IF([.E168] = &quot;E&quot;; 40 + ([.C168] - 1) * 4; IF ([.E168] = &quot;F&quot;; 45 + ([.C168] - 1) * 4; IF ([.E168] = &quot;E+&quot;; 35 + ([.C168] - 1) * 3; IF([.E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F168];&quot;, },&quot;)" office:value-type="string" office:string-value="0xA6: { &quot;idMostSigNib&quot;: 0, &quot;idLeastSigByte&quot;: 0xA6, &quot;name&quot;: &quot;Ultima Weapon&quot;, &quot;value&quot;: 6, &quot;type&quot;: &quot;Attack&quot;, &quot;cpCost&quot;: 45, }," calcext:value-type="string">
            <text:p>0xA6: { "idMostSigNib": 0, "idLeastSigByte": 0xA6, "name": "Ultima Weapon", "value": 6, "type": "Attack", "cpCost": 45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69] = &quot;S&quot;; 10 + [.C169] - 1; IF ([.E169] = &quot;A&quot;; 15 + [.C169] - 1; IF ([.E169] = &quot;B&quot;; 20 + ([.C169] - 1) * 2; IF ([.E169] = &quot;C&quot;; 25 + ([.C169] - 1) * 2; IF ([.E169] = &quot;D&quot;; 30 + ([.C169] - 1) * 3; IF([.E169] = &quot;E&quot;; 40 + ([.C169] - 1) * 4; IF ([.E169] = &quot;F&quot;; 45 + ([.C169] - 1) * 4; IF ([.E169] = &quot;E+&quot;; 35 + ([.C169] - 1) * 3; IF([.E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F169];&quot;, },&quot;)" office:value-type="string" office:string-value="0xA7: { &quot;idMostSigNib&quot;: 0, &quot;idLeastSigByte&quot;: 0xA7, &quot;name&quot;: &quot;Ultima Weapon&quot;, &quot;value&quot;: 7, &quot;type&quot;: &quot;Attack&quot;, &quot;cpCost&quot;: 48, }," calcext:value-type="string">
            <text:p>0xA7: { "idMostSigNib": 0, "idLeastSigByte": 0xA7, "name": "Ultima Weapon", "value": 7, "type": "Attack", "cpCost": 48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0] = &quot;S&quot;; 10 + [.C170] - 1; IF ([.E170] = &quot;A&quot;; 15 + [.C170] - 1; IF ([.E170] = &quot;B&quot;; 20 + ([.C170] - 1) * 2; IF ([.E170] = &quot;C&quot;; 25 + ([.C170] - 1) * 2; IF ([.E170] = &quot;D&quot;; 30 + ([.C170] - 1) * 3; IF([.E170] = &quot;E&quot;; 40 + ([.C170] - 1) * 4; IF ([.E170] = &quot;F&quot;; 45 + ([.C170] - 1) * 4; IF ([.E170] = &quot;E+&quot;; 35 + ([.C170] - 1) * 3; IF([.E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F170];&quot;, },&quot;)" office:value-type="string" office:string-value="0xA8: { &quot;idMostSigNib&quot;: 0, &quot;idLeastSigByte&quot;: 0xA8, &quot;name&quot;: &quot;Ultima Weapon&quot;, &quot;value&quot;: 8, &quot;type&quot;: &quot;Attack&quot;, &quot;cpCost&quot;: 51, }," calcext:value-type="string">
            <text:p>0xA8: { "idMostSigNib": 0, "idLeastSigByte": 0xA8, "name": "Ultima Weapon", "value": 8, "type": "Attack", "cpCost": 51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formula="of:=IF([.E171] = &quot;S&quot;; 10 + [.C171] - 1; IF ([.E171] = &quot;A&quot;; 15 + [.C171] - 1; IF ([.E171] = &quot;B&quot;; 20 + ([.C171] - 1) * 2; IF ([.E171] = &quot;C&quot;; 25 + ([.C171] - 1) * 2; IF ([.E171] = &quot;D&quot;; 30 + ([.C171] - 1) * 3; IF([.E171] = &quot;E&quot;; 40 + ([.C171] - 1) * 4; IF ([.E171] = &quot;F&quot;; 45 + ([.C171] - 1) * 4; IF ([.E171] = &quot;E+&quot;; 35 + ([.C171] - 1) * 3; IF([.E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F171];&quot;, },&quot;)" office:value-type="string" office:string-value="0xA9: { &quot;idMostSigNib&quot;: 0, &quot;idLeastSigByte&quot;: 0xA9, &quot;name&quot;: &quot;Ultima Weapon&quot;, &quot;value&quot;: 9, &quot;type&quot;: &quot;Attack&quot;, &quot;cpCost&quot;: 54, }," calcext:value-type="string">
            <text:p>0xA9: { "idMostSigNib": 0, "idLeastSigByte": 0xA9, "name": "Ultima Weapon", "value": 9, "type": "Attack", "cpCost": 54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2] = &quot;S&quot;; 10 + [.C172] - 1; IF ([.E172] = &quot;A&quot;; 15 + [.C172] - 1; IF ([.E172] = &quot;B&quot;; 20 + ([.C172] - 1) * 2; IF ([.E172] = &quot;C&quot;; 25 + ([.C172] - 1) * 2; IF ([.E172] = &quot;D&quot;; 30 + ([.C172] - 1) * 3; IF([.E172] = &quot;E&quot;; 40 + ([.C172] - 1) * 4; IF ([.E172] = &quot;F&quot;; 45 + ([.C172] - 1) * 4; IF ([.E172] = &quot;E+&quot;; 35 + ([.C172] - 1) * 3; IF([.E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F172];&quot;, },&quot;)" office:value-type="string" office:string-value="0xAA: { &quot;idMostSigNib&quot;: 0, &quot;idLeastSigByte&quot;: 0xAA, &quot;name&quot;: &quot;Fire&quot;, &quot;value&quot;: 0, &quot;type&quot;: &quot;Magic&quot;, &quot;cpCost&quot;: 24, }," calcext:value-type="string">
            <text:p>0xAA: { "idMostSigNib": 0, "idLeastSigByte": 0xAA, "name": "Fire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3] = &quot;S&quot;; 10 + [.C173] - 1; IF ([.E173] = &quot;A&quot;; 15 + [.C173] - 1; IF ([.E173] = &quot;B&quot;; 20 + ([.C173] - 1) * 2; IF ([.E173] = &quot;C&quot;; 25 + ([.C173] - 1) * 2; IF ([.E173] = &quot;D&quot;; 30 + ([.C173] - 1) * 3; IF([.E173] = &quot;E&quot;; 40 + ([.C173] - 1) * 4; IF ([.E173] = &quot;F&quot;; 45 + ([.C173] - 1) * 4; IF ([.E173] = &quot;E+&quot;; 35 + ([.C173] - 1) * 3; IF([.E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F173];&quot;, },&quot;)" office:value-type="string" office:string-value="0xAB: { &quot;idMostSigNib&quot;: 0, &quot;idLeastSigByte&quot;: 0xAB, &quot;name&quot;: &quot;Fire&quot;, &quot;value&quot;: 1, &quot;type&quot;: &quot;Magic&quot;, &quot;cpCost&quot;: 15, }," calcext:value-type="string">
            <text:p>0xAB: { "idMostSigNib": 0, "idLeastSigByte": 0xAB, "name": "Fire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4] = &quot;S&quot;; 10 + [.C174] - 1; IF ([.E174] = &quot;A&quot;; 15 + [.C174] - 1; IF ([.E174] = &quot;B&quot;; 20 + ([.C174] - 1) * 2; IF ([.E174] = &quot;C&quot;; 25 + ([.C174] - 1) * 2; IF ([.E174] = &quot;D&quot;; 30 + ([.C174] - 1) * 3; IF([.E174] = &quot;E&quot;; 40 + ([.C174] - 1) * 4; IF ([.E174] = &quot;F&quot;; 45 + ([.C174] - 1) * 4; IF ([.E174] = &quot;E+&quot;; 35 + ([.C174] - 1) * 3; IF([.E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F174];&quot;, },&quot;)" office:value-type="string" office:string-value="0xAC: { &quot;idMostSigNib&quot;: 0, &quot;idLeastSigByte&quot;: 0xAC, &quot;name&quot;: &quot;Fire&quot;, &quot;value&quot;: 2, &quot;type&quot;: &quot;Magic&quot;, &quot;cpCost&quot;: 16, }," calcext:value-type="string">
            <text:p>0xAC: { "idMostSigNib": 0, "idLeastSigByte": 0xAC, "name": "Fire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5] = &quot;S&quot;; 10 + [.C175] - 1; IF ([.E175] = &quot;A&quot;; 15 + [.C175] - 1; IF ([.E175] = &quot;B&quot;; 20 + ([.C175] - 1) * 2; IF ([.E175] = &quot;C&quot;; 25 + ([.C175] - 1) * 2; IF ([.E175] = &quot;D&quot;; 30 + ([.C175] - 1) * 3; IF([.E175] = &quot;E&quot;; 40 + ([.C175] - 1) * 4; IF ([.E175] = &quot;F&quot;; 45 + ([.C175] - 1) * 4; IF ([.E175] = &quot;E+&quot;; 35 + ([.C175] - 1) * 3; IF([.E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F175];&quot;, },&quot;)" office:value-type="string" office:string-value="0xAD: { &quot;idMostSigNib&quot;: 0, &quot;idLeastSigByte&quot;: 0xAD, &quot;name&quot;: &quot;Fire&quot;, &quot;value&quot;: 3, &quot;type&quot;: &quot;Magic&quot;, &quot;cpCost&quot;: 17, }," calcext:value-type="string">
            <text:p>0xAD: { "idMostSigNib": 0, "idLeastSigByte": 0xAD, "name": "Fire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6] = &quot;S&quot;; 10 + [.C176] - 1; IF ([.E176] = &quot;A&quot;; 15 + [.C176] - 1; IF ([.E176] = &quot;B&quot;; 20 + ([.C176] - 1) * 2; IF ([.E176] = &quot;C&quot;; 25 + ([.C176] - 1) * 2; IF ([.E176] = &quot;D&quot;; 30 + ([.C176] - 1) * 3; IF([.E176] = &quot;E&quot;; 40 + ([.C176] - 1) * 4; IF ([.E176] = &quot;F&quot;; 45 + ([.C176] - 1) * 4; IF ([.E176] = &quot;E+&quot;; 35 + ([.C176] - 1) * 3; IF([.E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F176];&quot;, },&quot;)" office:value-type="string" office:string-value="0xAE: { &quot;idMostSigNib&quot;: 0, &quot;idLeastSigByte&quot;: 0xAE, &quot;name&quot;: &quot;Fire&quot;, &quot;value&quot;: 4, &quot;type&quot;: &quot;Magic&quot;, &quot;cpCost&quot;: 18, }," calcext:value-type="string">
            <text:p>0xAE: { "idMostSigNib": 0, "idLeastSigByte": 0xAE, "name": "Fire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7] = &quot;S&quot;; 10 + [.C177] - 1; IF ([.E177] = &quot;A&quot;; 15 + [.C177] - 1; IF ([.E177] = &quot;B&quot;; 20 + ([.C177] - 1) * 2; IF ([.E177] = &quot;C&quot;; 25 + ([.C177] - 1) * 2; IF ([.E177] = &quot;D&quot;; 30 + ([.C177] - 1) * 3; IF([.E177] = &quot;E&quot;; 40 + ([.C177] - 1) * 4; IF ([.E177] = &quot;F&quot;; 45 + ([.C177] - 1) * 4; IF ([.E177] = &quot;E+&quot;; 35 + ([.C177] - 1) * 3; IF([.E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F177];&quot;, },&quot;)" office:value-type="string" office:string-value="0xAF: { &quot;idMostSigNib&quot;: 0, &quot;idLeastSigByte&quot;: 0xAF, &quot;name&quot;: &quot;Fire&quot;, &quot;value&quot;: 5, &quot;type&quot;: &quot;Magic&quot;, &quot;cpCost&quot;: 19, }," calcext:value-type="string">
            <text:p>0xAF: { "idMostSigNib": 0, "idLeastSigByte": 0xAF, "name": "Fire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8] = &quot;S&quot;; 10 + [.C178] - 1; IF ([.E178] = &quot;A&quot;; 15 + [.C178] - 1; IF ([.E178] = &quot;B&quot;; 20 + ([.C178] - 1) * 2; IF ([.E178] = &quot;C&quot;; 25 + ([.C178] - 1) * 2; IF ([.E178] = &quot;D&quot;; 30 + ([.C178] - 1) * 3; IF([.E178] = &quot;E&quot;; 40 + ([.C178] - 1) * 4; IF ([.E178] = &quot;F&quot;; 45 + ([.C178] - 1) * 4; IF ([.E178] = &quot;E+&quot;; 35 + ([.C178] - 1) * 3; IF([.E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F178];&quot;, },&quot;)" office:value-type="string" office:string-value="0xB0: { &quot;idMostSigNib&quot;: 0, &quot;idLeastSigByte&quot;: 0xB0, &quot;name&quot;: &quot;Fire&quot;, &quot;value&quot;: 6, &quot;type&quot;: &quot;Magic&quot;, &quot;cpCost&quot;: 20, }," calcext:value-type="string">
            <text:p>0xB0: { "idMostSigNib": 0, "idLeastSigByte": 0xB0, "name": "Fire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79] = &quot;S&quot;; 10 + [.C179] - 1; IF ([.E179] = &quot;A&quot;; 15 + [.C179] - 1; IF ([.E179] = &quot;B&quot;; 20 + ([.C179] - 1) * 2; IF ([.E179] = &quot;C&quot;; 25 + ([.C179] - 1) * 2; IF ([.E179] = &quot;D&quot;; 30 + ([.C179] - 1) * 3; IF([.E179] = &quot;E&quot;; 40 + ([.C179] - 1) * 4; IF ([.E179] = &quot;F&quot;; 45 + ([.C179] - 1) * 4; IF ([.E179] = &quot;E+&quot;; 35 + ([.C179] - 1) * 3; IF([.E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F179];&quot;, },&quot;)" office:value-type="string" office:string-value="0xB1: { &quot;idMostSigNib&quot;: 0, &quot;idLeastSigByte&quot;: 0xB1, &quot;name&quot;: &quot;Fire&quot;, &quot;value&quot;: 7, &quot;type&quot;: &quot;Magic&quot;, &quot;cpCost&quot;: 21, }," calcext:value-type="string">
            <text:p>0xB1: { "idMostSigNib": 0, "idLeastSigByte": 0xB1, "name": "Fire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0] = &quot;S&quot;; 10 + [.C180] - 1; IF ([.E180] = &quot;A&quot;; 15 + [.C180] - 1; IF ([.E180] = &quot;B&quot;; 20 + ([.C180] - 1) * 2; IF ([.E180] = &quot;C&quot;; 25 + ([.C180] - 1) * 2; IF ([.E180] = &quot;D&quot;; 30 + ([.C180] - 1) * 3; IF([.E180] = &quot;E&quot;; 40 + ([.C180] - 1) * 4; IF ([.E180] = &quot;F&quot;; 45 + ([.C180] - 1) * 4; IF ([.E180] = &quot;E+&quot;; 35 + ([.C180] - 1) * 3; IF([.E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F180];&quot;, },&quot;)" office:value-type="string" office:string-value="0xB2: { &quot;idMostSigNib&quot;: 0, &quot;idLeastSigByte&quot;: 0xB2, &quot;name&quot;: &quot;Fire&quot;, &quot;value&quot;: 8, &quot;type&quot;: &quot;Magic&quot;, &quot;cpCost&quot;: 22, }," calcext:value-type="string">
            <text:p>0xB2: { "idMostSigNib": 0, "idLeastSigByte": 0xB2, "name": "Fire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1] = &quot;S&quot;; 10 + [.C181] - 1; IF ([.E181] = &quot;A&quot;; 15 + [.C181] - 1; IF ([.E181] = &quot;B&quot;; 20 + ([.C181] - 1) * 2; IF ([.E181] = &quot;C&quot;; 25 + ([.C181] - 1) * 2; IF ([.E181] = &quot;D&quot;; 30 + ([.C181] - 1) * 3; IF([.E181] = &quot;E&quot;; 40 + ([.C181] - 1) * 4; IF ([.E181] = &quot;F&quot;; 45 + ([.C181] - 1) * 4; IF ([.E181] = &quot;E+&quot;; 35 + ([.C181] - 1) * 3; IF([.E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F181];&quot;, },&quot;)" office:value-type="string" office:string-value="0xB3: { &quot;idMostSigNib&quot;: 0, &quot;idLeastSigByte&quot;: 0xB3, &quot;name&quot;: &quot;Fire&quot;, &quot;value&quot;: 9, &quot;type&quot;: &quot;Magic&quot;, &quot;cpCost&quot;: 23, }," calcext:value-type="string">
            <text:p>0xB3: { "idMostSigNib": 0, "idLeastSigByte": 0xB3, "name": "Fire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2] = &quot;S&quot;; 10 + [.C182] - 1; IF ([.E182] = &quot;A&quot;; 15 + [.C182] - 1; IF ([.E182] = &quot;B&quot;; 20 + ([.C182] - 1) * 2; IF ([.E182] = &quot;C&quot;; 25 + ([.C182] - 1) * 2; IF ([.E182] = &quot;D&quot;; 30 + ([.C182] - 1) * 3; IF([.E182] = &quot;E&quot;; 40 + ([.C182] - 1) * 4; IF ([.E182] = &quot;F&quot;; 45 + ([.C182] - 1) * 4; IF ([.E182] = &quot;E+&quot;; 35 + ([.C182] - 1) * 3; IF([.E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F182];&quot;, },&quot;)" office:value-type="string" office:string-value="0xB4: { &quot;idMostSigNib&quot;: 0, &quot;idLeastSigByte&quot;: 0xB4, &quot;name&quot;: &quot;Blizzard&quot;, &quot;value&quot;: 0, &quot;type&quot;: &quot;Magic&quot;, &quot;cpCost&quot;: 24, }," calcext:value-type="string">
            <text:p>0xB4: { "idMostSigNib": 0, "idLeastSigByte": 0xB4, "name": "Blizzard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3] = &quot;S&quot;; 10 + [.C183] - 1; IF ([.E183] = &quot;A&quot;; 15 + [.C183] - 1; IF ([.E183] = &quot;B&quot;; 20 + ([.C183] - 1) * 2; IF ([.E183] = &quot;C&quot;; 25 + ([.C183] - 1) * 2; IF ([.E183] = &quot;D&quot;; 30 + ([.C183] - 1) * 3; IF([.E183] = &quot;E&quot;; 40 + ([.C183] - 1) * 4; IF ([.E183] = &quot;F&quot;; 45 + ([.C183] - 1) * 4; IF ([.E183] = &quot;E+&quot;; 35 + ([.C183] - 1) * 3; IF([.E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F183];&quot;, },&quot;)" office:value-type="string" office:string-value="0xB5: { &quot;idMostSigNib&quot;: 0, &quot;idLeastSigByte&quot;: 0xB5, &quot;name&quot;: &quot;Blizzard&quot;, &quot;value&quot;: 1, &quot;type&quot;: &quot;Magic&quot;, &quot;cpCost&quot;: 15, }," calcext:value-type="string">
            <text:p>0xB5: { "idMostSigNib": 0, "idLeastSigByte": 0xB5, "name": "Blizzard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4] = &quot;S&quot;; 10 + [.C184] - 1; IF ([.E184] = &quot;A&quot;; 15 + [.C184] - 1; IF ([.E184] = &quot;B&quot;; 20 + ([.C184] - 1) * 2; IF ([.E184] = &quot;C&quot;; 25 + ([.C184] - 1) * 2; IF ([.E184] = &quot;D&quot;; 30 + ([.C184] - 1) * 3; IF([.E184] = &quot;E&quot;; 40 + ([.C184] - 1) * 4; IF ([.E184] = &quot;F&quot;; 45 + ([.C184] - 1) * 4; IF ([.E184] = &quot;E+&quot;; 35 + ([.C184] - 1) * 3; IF([.E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F184];&quot;, },&quot;)" office:value-type="string" office:string-value="0xB6: { &quot;idMostSigNib&quot;: 0, &quot;idLeastSigByte&quot;: 0xB6, &quot;name&quot;: &quot;Blizzard&quot;, &quot;value&quot;: 2, &quot;type&quot;: &quot;Magic&quot;, &quot;cpCost&quot;: 16, }," calcext:value-type="string">
            <text:p>0xB6: { "idMostSigNib": 0, "idLeastSigByte": 0xB6, "name": "Blizzard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5] = &quot;S&quot;; 10 + [.C185] - 1; IF ([.E185] = &quot;A&quot;; 15 + [.C185] - 1; IF ([.E185] = &quot;B&quot;; 20 + ([.C185] - 1) * 2; IF ([.E185] = &quot;C&quot;; 25 + ([.C185] - 1) * 2; IF ([.E185] = &quot;D&quot;; 30 + ([.C185] - 1) * 3; IF([.E185] = &quot;E&quot;; 40 + ([.C185] - 1) * 4; IF ([.E185] = &quot;F&quot;; 45 + ([.C185] - 1) * 4; IF ([.E185] = &quot;E+&quot;; 35 + ([.C185] - 1) * 3; IF([.E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F185];&quot;, },&quot;)" office:value-type="string" office:string-value="0xB7: { &quot;idMostSigNib&quot;: 0, &quot;idLeastSigByte&quot;: 0xB7, &quot;name&quot;: &quot;Blizzard&quot;, &quot;value&quot;: 3, &quot;type&quot;: &quot;Magic&quot;, &quot;cpCost&quot;: 17, }," calcext:value-type="string">
            <text:p>0xB7: { "idMostSigNib": 0, "idLeastSigByte": 0xB7, "name": "Blizzard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6] = &quot;S&quot;; 10 + [.C186] - 1; IF ([.E186] = &quot;A&quot;; 15 + [.C186] - 1; IF ([.E186] = &quot;B&quot;; 20 + ([.C186] - 1) * 2; IF ([.E186] = &quot;C&quot;; 25 + ([.C186] - 1) * 2; IF ([.E186] = &quot;D&quot;; 30 + ([.C186] - 1) * 3; IF([.E186] = &quot;E&quot;; 40 + ([.C186] - 1) * 4; IF ([.E186] = &quot;F&quot;; 45 + ([.C186] - 1) * 4; IF ([.E186] = &quot;E+&quot;; 35 + ([.C186] - 1) * 3; IF([.E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F186];&quot;, },&quot;)" office:value-type="string" office:string-value="0xB8: { &quot;idMostSigNib&quot;: 0, &quot;idLeastSigByte&quot;: 0xB8, &quot;name&quot;: &quot;Blizzard&quot;, &quot;value&quot;: 4, &quot;type&quot;: &quot;Magic&quot;, &quot;cpCost&quot;: 18, }," calcext:value-type="string">
            <text:p>0xB8: { "idMostSigNib": 0, "idLeastSigByte": 0xB8, "name": "Blizzard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7] = &quot;S&quot;; 10 + [.C187] - 1; IF ([.E187] = &quot;A&quot;; 15 + [.C187] - 1; IF ([.E187] = &quot;B&quot;; 20 + ([.C187] - 1) * 2; IF ([.E187] = &quot;C&quot;; 25 + ([.C187] - 1) * 2; IF ([.E187] = &quot;D&quot;; 30 + ([.C187] - 1) * 3; IF([.E187] = &quot;E&quot;; 40 + ([.C187] - 1) * 4; IF ([.E187] = &quot;F&quot;; 45 + ([.C187] - 1) * 4; IF ([.E187] = &quot;E+&quot;; 35 + ([.C187] - 1) * 3; IF([.E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F187];&quot;, },&quot;)" office:value-type="string" office:string-value="0xB9: { &quot;idMostSigNib&quot;: 0, &quot;idLeastSigByte&quot;: 0xB9, &quot;name&quot;: &quot;Blizzard&quot;, &quot;value&quot;: 5, &quot;type&quot;: &quot;Magic&quot;, &quot;cpCost&quot;: 19, }," calcext:value-type="string">
            <text:p>0xB9: { "idMostSigNib": 0, "idLeastSigByte": 0xB9, "name": "Blizzard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8] = &quot;S&quot;; 10 + [.C188] - 1; IF ([.E188] = &quot;A&quot;; 15 + [.C188] - 1; IF ([.E188] = &quot;B&quot;; 20 + ([.C188] - 1) * 2; IF ([.E188] = &quot;C&quot;; 25 + ([.C188] - 1) * 2; IF ([.E188] = &quot;D&quot;; 30 + ([.C188] - 1) * 3; IF([.E188] = &quot;E&quot;; 40 + ([.C188] - 1) * 4; IF ([.E188] = &quot;F&quot;; 45 + ([.C188] - 1) * 4; IF ([.E188] = &quot;E+&quot;; 35 + ([.C188] - 1) * 3; IF([.E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F188];&quot;, },&quot;)" office:value-type="string" office:string-value="0xBA: { &quot;idMostSigNib&quot;: 0, &quot;idLeastSigByte&quot;: 0xBA, &quot;name&quot;: &quot;Blizzard&quot;, &quot;value&quot;: 6, &quot;type&quot;: &quot;Magic&quot;, &quot;cpCost&quot;: 20, }," calcext:value-type="string">
            <text:p>0xBA: { "idMostSigNib": 0, "idLeastSigByte": 0xBA, "name": "Blizzard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89] = &quot;S&quot;; 10 + [.C189] - 1; IF ([.E189] = &quot;A&quot;; 15 + [.C189] - 1; IF ([.E189] = &quot;B&quot;; 20 + ([.C189] - 1) * 2; IF ([.E189] = &quot;C&quot;; 25 + ([.C189] - 1) * 2; IF ([.E189] = &quot;D&quot;; 30 + ([.C189] - 1) * 3; IF([.E189] = &quot;E&quot;; 40 + ([.C189] - 1) * 4; IF ([.E189] = &quot;F&quot;; 45 + ([.C189] - 1) * 4; IF ([.E189] = &quot;E+&quot;; 35 + ([.C189] - 1) * 3; IF([.E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F189];&quot;, },&quot;)" office:value-type="string" office:string-value="0xBB: { &quot;idMostSigNib&quot;: 0, &quot;idLeastSigByte&quot;: 0xBB, &quot;name&quot;: &quot;Blizzard&quot;, &quot;value&quot;: 7, &quot;type&quot;: &quot;Magic&quot;, &quot;cpCost&quot;: 21, }," calcext:value-type="string">
            <text:p>0xBB: { "idMostSigNib": 0, "idLeastSigByte": 0xBB, "name": "Blizzard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0] = &quot;S&quot;; 10 + [.C190] - 1; IF ([.E190] = &quot;A&quot;; 15 + [.C190] - 1; IF ([.E190] = &quot;B&quot;; 20 + ([.C190] - 1) * 2; IF ([.E190] = &quot;C&quot;; 25 + ([.C190] - 1) * 2; IF ([.E190] = &quot;D&quot;; 30 + ([.C190] - 1) * 3; IF([.E190] = &quot;E&quot;; 40 + ([.C190] - 1) * 4; IF ([.E190] = &quot;F&quot;; 45 + ([.C190] - 1) * 4; IF ([.E190] = &quot;E+&quot;; 35 + ([.C190] - 1) * 3; IF([.E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F190];&quot;, },&quot;)" office:value-type="string" office:string-value="0xBC: { &quot;idMostSigNib&quot;: 0, &quot;idLeastSigByte&quot;: 0xBC, &quot;name&quot;: &quot;Blizzard&quot;, &quot;value&quot;: 8, &quot;type&quot;: &quot;Magic&quot;, &quot;cpCost&quot;: 22, }," calcext:value-type="string">
            <text:p>0xBC: { "idMostSigNib": 0, "idLeastSigByte": 0xBC, "name": "Blizzard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1] = &quot;S&quot;; 10 + [.C191] - 1; IF ([.E191] = &quot;A&quot;; 15 + [.C191] - 1; IF ([.E191] = &quot;B&quot;; 20 + ([.C191] - 1) * 2; IF ([.E191] = &quot;C&quot;; 25 + ([.C191] - 1) * 2; IF ([.E191] = &quot;D&quot;; 30 + ([.C191] - 1) * 3; IF([.E191] = &quot;E&quot;; 40 + ([.C191] - 1) * 4; IF ([.E191] = &quot;F&quot;; 45 + ([.C191] - 1) * 4; IF ([.E191] = &quot;E+&quot;; 35 + ([.C191] - 1) * 3; IF([.E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F191];&quot;, },&quot;)" office:value-type="string" office:string-value="0xBD: { &quot;idMostSigNib&quot;: 0, &quot;idLeastSigByte&quot;: 0xBD, &quot;name&quot;: &quot;Blizzard&quot;, &quot;value&quot;: 9, &quot;type&quot;: &quot;Magic&quot;, &quot;cpCost&quot;: 23, }," calcext:value-type="string">
            <text:p>0xBD: { "idMostSigNib": 0, "idLeastSigByte": 0xBD, "name": "Blizzard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2] = &quot;S&quot;; 10 + [.C192] - 1; IF ([.E192] = &quot;A&quot;; 15 + [.C192] - 1; IF ([.E192] = &quot;B&quot;; 20 + ([.C192] - 1) * 2; IF ([.E192] = &quot;C&quot;; 25 + ([.C192] - 1) * 2; IF ([.E192] = &quot;D&quot;; 30 + ([.C192] - 1) * 3; IF([.E192] = &quot;E&quot;; 40 + ([.C192] - 1) * 4; IF ([.E192] = &quot;F&quot;; 45 + ([.C192] - 1) * 4; IF ([.E192] = &quot;E+&quot;; 35 + ([.C192] - 1) * 3; IF([.E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F192];&quot;, },&quot;)" office:value-type="string" office:string-value="0xBE: { &quot;idMostSigNib&quot;: 0, &quot;idLeastSigByte&quot;: 0xBE, &quot;name&quot;: &quot;Thunder&quot;, &quot;value&quot;: 0, &quot;type&quot;: &quot;Magic&quot;, &quot;cpCost&quot;: 24, }," calcext:value-type="string">
            <text:p>0xBE: { "idMostSigNib": 0, "idLeastSigByte": 0xBE, "name": "Thunder", "value": 0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3] = &quot;S&quot;; 10 + [.C193] - 1; IF ([.E193] = &quot;A&quot;; 15 + [.C193] - 1; IF ([.E193] = &quot;B&quot;; 20 + ([.C193] - 1) * 2; IF ([.E193] = &quot;C&quot;; 25 + ([.C193] - 1) * 2; IF ([.E193] = &quot;D&quot;; 30 + ([.C193] - 1) * 3; IF([.E193] = &quot;E&quot;; 40 + ([.C193] - 1) * 4; IF ([.E193] = &quot;F&quot;; 45 + ([.C193] - 1) * 4; IF ([.E193] = &quot;E+&quot;; 35 + ([.C193] - 1) * 3; IF([.E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F193];&quot;, },&quot;)" office:value-type="string" office:string-value="0xBF: { &quot;idMostSigNib&quot;: 0, &quot;idLeastSigByte&quot;: 0xBF, &quot;name&quot;: &quot;Thunder&quot;, &quot;value&quot;: 1, &quot;type&quot;: &quot;Magic&quot;, &quot;cpCost&quot;: 15, }," calcext:value-type="string">
            <text:p>0xBF: { "idMostSigNib": 0, "idLeastSigByte": 0xBF, "name": "Thunder", "value": 1, "type": "Magic", "cpCost": 15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4] = &quot;S&quot;; 10 + [.C194] - 1; IF ([.E194] = &quot;A&quot;; 15 + [.C194] - 1; IF ([.E194] = &quot;B&quot;; 20 + ([.C194] - 1) * 2; IF ([.E194] = &quot;C&quot;; 25 + ([.C194] - 1) * 2; IF ([.E194] = &quot;D&quot;; 30 + ([.C194] - 1) * 3; IF([.E194] = &quot;E&quot;; 40 + ([.C194] - 1) * 4; IF ([.E194] = &quot;F&quot;; 45 + ([.C194] - 1) * 4; IF ([.E194] = &quot;E+&quot;; 35 + ([.C194] - 1) * 3; IF([.E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F194];&quot;, },&quot;)" office:value-type="string" office:string-value="0xC0: { &quot;idMostSigNib&quot;: 0, &quot;idLeastSigByte&quot;: 0xC0, &quot;name&quot;: &quot;Thunder&quot;, &quot;value&quot;: 2, &quot;type&quot;: &quot;Magic&quot;, &quot;cpCost&quot;: 16, }," calcext:value-type="string">
            <text:p>0xC0: { "idMostSigNib": 0, "idLeastSigByte": 0xC0, "name": "Thunder", "value": 2, "type": "Magic", "cpCost": 16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5] = &quot;S&quot;; 10 + [.C195] - 1; IF ([.E195] = &quot;A&quot;; 15 + [.C195] - 1; IF ([.E195] = &quot;B&quot;; 20 + ([.C195] - 1) * 2; IF ([.E195] = &quot;C&quot;; 25 + ([.C195] - 1) * 2; IF ([.E195] = &quot;D&quot;; 30 + ([.C195] - 1) * 3; IF([.E195] = &quot;E&quot;; 40 + ([.C195] - 1) * 4; IF ([.E195] = &quot;F&quot;; 45 + ([.C195] - 1) * 4; IF ([.E195] = &quot;E+&quot;; 35 + ([.C195] - 1) * 3; IF([.E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F195];&quot;, },&quot;)" office:value-type="string" office:string-value="0xC1: { &quot;idMostSigNib&quot;: 0, &quot;idLeastSigByte&quot;: 0xC1, &quot;name&quot;: &quot;Thunder&quot;, &quot;value&quot;: 3, &quot;type&quot;: &quot;Magic&quot;, &quot;cpCost&quot;: 17, }," calcext:value-type="string">
            <text:p>0xC1: { "idMostSigNib": 0, "idLeastSigByte": 0xC1, "name": "Thunder", "value": 3, "type": "Magic", "cpCost": 17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6] = &quot;S&quot;; 10 + [.C196] - 1; IF ([.E196] = &quot;A&quot;; 15 + [.C196] - 1; IF ([.E196] = &quot;B&quot;; 20 + ([.C196] - 1) * 2; IF ([.E196] = &quot;C&quot;; 25 + ([.C196] - 1) * 2; IF ([.E196] = &quot;D&quot;; 30 + ([.C196] - 1) * 3; IF([.E196] = &quot;E&quot;; 40 + ([.C196] - 1) * 4; IF ([.E196] = &quot;F&quot;; 45 + ([.C196] - 1) * 4; IF ([.E196] = &quot;E+&quot;; 35 + ([.C196] - 1) * 3; IF([.E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F196];&quot;, },&quot;)" office:value-type="string" office:string-value="0xC2: { &quot;idMostSigNib&quot;: 0, &quot;idLeastSigByte&quot;: 0xC2, &quot;name&quot;: &quot;Thunder&quot;, &quot;value&quot;: 4, &quot;type&quot;: &quot;Magic&quot;, &quot;cpCost&quot;: 18, }," calcext:value-type="string">
            <text:p>0xC2: { "idMostSigNib": 0, "idLeastSigByte": 0xC2, "name": "Thunder", "value": 4, "type": "Magic", "cpCost": 18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7] = &quot;S&quot;; 10 + [.C197] - 1; IF ([.E197] = &quot;A&quot;; 15 + [.C197] - 1; IF ([.E197] = &quot;B&quot;; 20 + ([.C197] - 1) * 2; IF ([.E197] = &quot;C&quot;; 25 + ([.C197] - 1) * 2; IF ([.E197] = &quot;D&quot;; 30 + ([.C197] - 1) * 3; IF([.E197] = &quot;E&quot;; 40 + ([.C197] - 1) * 4; IF ([.E197] = &quot;F&quot;; 45 + ([.C197] - 1) * 4; IF ([.E197] = &quot;E+&quot;; 35 + ([.C197] - 1) * 3; IF([.E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F197];&quot;, },&quot;)" office:value-type="string" office:string-value="0xC3: { &quot;idMostSigNib&quot;: 0, &quot;idLeastSigByte&quot;: 0xC3, &quot;name&quot;: &quot;Thunder&quot;, &quot;value&quot;: 5, &quot;type&quot;: &quot;Magic&quot;, &quot;cpCost&quot;: 19, }," calcext:value-type="string">
            <text:p>0xC3: { "idMostSigNib": 0, "idLeastSigByte": 0xC3, "name": "Thunder", "value": 5, "type": "Magic", "cpCost": 19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8] = &quot;S&quot;; 10 + [.C198] - 1; IF ([.E198] = &quot;A&quot;; 15 + [.C198] - 1; IF ([.E198] = &quot;B&quot;; 20 + ([.C198] - 1) * 2; IF ([.E198] = &quot;C&quot;; 25 + ([.C198] - 1) * 2; IF ([.E198] = &quot;D&quot;; 30 + ([.C198] - 1) * 3; IF([.E198] = &quot;E&quot;; 40 + ([.C198] - 1) * 4; IF ([.E198] = &quot;F&quot;; 45 + ([.C198] - 1) * 4; IF ([.E198] = &quot;E+&quot;; 35 + ([.C198] - 1) * 3; IF([.E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F198];&quot;, },&quot;)" office:value-type="string" office:string-value="0xC4: { &quot;idMostSigNib&quot;: 0, &quot;idLeastSigByte&quot;: 0xC4, &quot;name&quot;: &quot;Thunder&quot;, &quot;value&quot;: 6, &quot;type&quot;: &quot;Magic&quot;, &quot;cpCost&quot;: 20, }," calcext:value-type="string">
            <text:p>0xC4: { "idMostSigNib": 0, "idLeastSigByte": 0xC4, "name": "Thunder", "value": 6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199] = &quot;S&quot;; 10 + [.C199] - 1; IF ([.E199] = &quot;A&quot;; 15 + [.C199] - 1; IF ([.E199] = &quot;B&quot;; 20 + ([.C199] - 1) * 2; IF ([.E199] = &quot;C&quot;; 25 + ([.C199] - 1) * 2; IF ([.E199] = &quot;D&quot;; 30 + ([.C199] - 1) * 3; IF([.E199] = &quot;E&quot;; 40 + ([.C199] - 1) * 4; IF ([.E199] = &quot;F&quot;; 45 + ([.C199] - 1) * 4; IF ([.E199] = &quot;E+&quot;; 35 + ([.C199] - 1) * 3; IF([.E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F199];&quot;, },&quot;)" office:value-type="string" office:string-value="0xC5: { &quot;idMostSigNib&quot;: 0, &quot;idLeastSigByte&quot;: 0xC5, &quot;name&quot;: &quot;Thunder&quot;, &quot;value&quot;: 7, &quot;type&quot;: &quot;Magic&quot;, &quot;cpCost&quot;: 21, }," calcext:value-type="string">
            <text:p>0xC5: { "idMostSigNib": 0, "idLeastSigByte": 0xC5, "name": "Thunder", "value": 7, "type": "Magic", "cpCost": 21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0] = &quot;S&quot;; 10 + [.C200] - 1; IF ([.E200] = &quot;A&quot;; 15 + [.C200] - 1; IF ([.E200] = &quot;B&quot;; 20 + ([.C200] - 1) * 2; IF ([.E200] = &quot;C&quot;; 25 + ([.C200] - 1) * 2; IF ([.E200] = &quot;D&quot;; 30 + ([.C200] - 1) * 3; IF([.E200] = &quot;E&quot;; 40 + ([.C200] - 1) * 4; IF ([.E200] = &quot;F&quot;; 45 + ([.C200] - 1) * 4; IF ([.E200] = &quot;E+&quot;; 35 + ([.C200] - 1) * 3; IF([.E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F200];&quot;, },&quot;)" office:value-type="string" office:string-value="0xC6: { &quot;idMostSigNib&quot;: 0, &quot;idLeastSigByte&quot;: 0xC6, &quot;name&quot;: &quot;Thunder&quot;, &quot;value&quot;: 8, &quot;type&quot;: &quot;Magic&quot;, &quot;cpCost&quot;: 22, }," calcext:value-type="string">
            <text:p>0xC6: { "idMostSigNib": 0, "idLeastSigByte": 0xC6, "name": "Thunder", "value": 8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</text:p>
          </table:table-cell>
          <table:table-cell table:formula="of:=IF([.E201] = &quot;S&quot;; 10 + [.C201] - 1; IF ([.E201] = &quot;A&quot;; 15 + [.C201] - 1; IF ([.E201] = &quot;B&quot;; 20 + ([.C201] - 1) * 2; IF ([.E201] = &quot;C&quot;; 25 + ([.C201] - 1) * 2; IF ([.E201] = &quot;D&quot;; 30 + ([.C201] - 1) * 3; IF([.E201] = &quot;E&quot;; 40 + ([.C201] - 1) * 4; IF ([.E201] = &quot;F&quot;; 45 + ([.C201] - 1) * 4; IF ([.E201] = &quot;E+&quot;; 35 + ([.C201] - 1) * 3; IF([.E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F201];&quot;, },&quot;)" office:value-type="string" office:string-value="0xC7: { &quot;idMostSigNib&quot;: 0, &quot;idLeastSigByte&quot;: 0xC7, &quot;name&quot;: &quot;Thunder&quot;, &quot;value&quot;: 9, &quot;type&quot;: &quot;Magic&quot;, &quot;cpCost&quot;: 23, }," calcext:value-type="string">
            <text:p>0xC7: { "idMostSigNib": 0, "idLeastSigByte": 0xC7, "name": "Thunder", "value": 9, "type": "Magic", "cpCost": 23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2] = &quot;S&quot;; 10 + [.C202] - 1; IF ([.E202] = &quot;A&quot;; 15 + [.C202] - 1; IF ([.E202] = &quot;B&quot;; 20 + ([.C202] - 1) * 2; IF ([.E202] = &quot;C&quot;; 25 + ([.C202] - 1) * 2; IF ([.E202] = &quot;D&quot;; 30 + ([.C202] - 1) * 3; IF([.E202] = &quot;E&quot;; 40 + ([.C202] - 1) * 4; IF ([.E202] = &quot;F&quot;; 45 + ([.C202] - 1) * 4; IF ([.E202] = &quot;E+&quot;; 35 + ([.C202] - 1) * 3; IF([.E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F202];&quot;, },&quot;)" office:value-type="string" office:string-value="0xC8: { &quot;idMostSigNib&quot;: 0, &quot;idLeastSigByte&quot;: 0xC8, &quot;name&quot;: &quot;Cure&quot;, &quot;value&quot;: 0, &quot;type&quot;: &quot;Magic&quot;, &quot;cpCost&quot;: 43, }," calcext:value-type="string">
            <text:p>0xC8: { "idMostSigNib": 0, "idLeastSigByte": 0xC8, "name": "Cure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3] = &quot;S&quot;; 10 + [.C203] - 1; IF ([.E203] = &quot;A&quot;; 15 + [.C203] - 1; IF ([.E203] = &quot;B&quot;; 20 + ([.C203] - 1) * 2; IF ([.E203] = &quot;C&quot;; 25 + ([.C203] - 1) * 2; IF ([.E203] = &quot;D&quot;; 30 + ([.C203] - 1) * 3; IF([.E203] = &quot;E&quot;; 40 + ([.C203] - 1) * 4; IF ([.E203] = &quot;F&quot;; 45 + ([.C203] - 1) * 4; IF ([.E203] = &quot;E+&quot;; 35 + ([.C203] - 1) * 3; IF([.E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F203];&quot;, },&quot;)" office:value-type="string" office:string-value="0xC9: { &quot;idMostSigNib&quot;: 0, &quot;idLeastSigByte&quot;: 0xC9, &quot;name&quot;: &quot;Cure&quot;, &quot;value&quot;: 1, &quot;type&quot;: &quot;Magic&quot;, &quot;cpCost&quot;: 25, }," calcext:value-type="string">
            <text:p>0xC9: { "idMostSigNib": 0, "idLeastSigByte": 0xC9, "name": "Cure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4] = &quot;S&quot;; 10 + [.C204] - 1; IF ([.E204] = &quot;A&quot;; 15 + [.C204] - 1; IF ([.E204] = &quot;B&quot;; 20 + ([.C204] - 1) * 2; IF ([.E204] = &quot;C&quot;; 25 + ([.C204] - 1) * 2; IF ([.E204] = &quot;D&quot;; 30 + ([.C204] - 1) * 3; IF([.E204] = &quot;E&quot;; 40 + ([.C204] - 1) * 4; IF ([.E204] = &quot;F&quot;; 45 + ([.C204] - 1) * 4; IF ([.E204] = &quot;E+&quot;; 35 + ([.C204] - 1) * 3; IF([.E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F204];&quot;, },&quot;)" office:value-type="string" office:string-value="0xCA: { &quot;idMostSigNib&quot;: 0, &quot;idLeastSigByte&quot;: 0xCA, &quot;name&quot;: &quot;Cure&quot;, &quot;value&quot;: 2, &quot;type&quot;: &quot;Magic&quot;, &quot;cpCost&quot;: 27, }," calcext:value-type="string">
            <text:p>0xCA: { "idMostSigNib": 0, "idLeastSigByte": 0xCA, "name": "Cure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5] = &quot;S&quot;; 10 + [.C205] - 1; IF ([.E205] = &quot;A&quot;; 15 + [.C205] - 1; IF ([.E205] = &quot;B&quot;; 20 + ([.C205] - 1) * 2; IF ([.E205] = &quot;C&quot;; 25 + ([.C205] - 1) * 2; IF ([.E205] = &quot;D&quot;; 30 + ([.C205] - 1) * 3; IF([.E205] = &quot;E&quot;; 40 + ([.C205] - 1) * 4; IF ([.E205] = &quot;F&quot;; 45 + ([.C205] - 1) * 4; IF ([.E205] = &quot;E+&quot;; 35 + ([.C205] - 1) * 3; IF([.E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F205];&quot;, },&quot;)" office:value-type="string" office:string-value="0xCB: { &quot;idMostSigNib&quot;: 0, &quot;idLeastSigByte&quot;: 0xCB, &quot;name&quot;: &quot;Cure&quot;, &quot;value&quot;: 3, &quot;type&quot;: &quot;Magic&quot;, &quot;cpCost&quot;: 29, }," calcext:value-type="string">
            <text:p>0xCB: { "idMostSigNib": 0, "idLeastSigByte": 0xCB, "name": "Cure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6] = &quot;S&quot;; 10 + [.C206] - 1; IF ([.E206] = &quot;A&quot;; 15 + [.C206] - 1; IF ([.E206] = &quot;B&quot;; 20 + ([.C206] - 1) * 2; IF ([.E206] = &quot;C&quot;; 25 + ([.C206] - 1) * 2; IF ([.E206] = &quot;D&quot;; 30 + ([.C206] - 1) * 3; IF([.E206] = &quot;E&quot;; 40 + ([.C206] - 1) * 4; IF ([.E206] = &quot;F&quot;; 45 + ([.C206] - 1) * 4; IF ([.E206] = &quot;E+&quot;; 35 + ([.C206] - 1) * 3; IF([.E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F206];&quot;, },&quot;)" office:value-type="string" office:string-value="0xCC: { &quot;idMostSigNib&quot;: 0, &quot;idLeastSigByte&quot;: 0xCC, &quot;name&quot;: &quot;Cure&quot;, &quot;value&quot;: 4, &quot;type&quot;: &quot;Magic&quot;, &quot;cpCost&quot;: 31, }," calcext:value-type="string">
            <text:p>0xCC: { "idMostSigNib": 0, "idLeastSigByte": 0xCC, "name": "Cure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7] = &quot;S&quot;; 10 + [.C207] - 1; IF ([.E207] = &quot;A&quot;; 15 + [.C207] - 1; IF ([.E207] = &quot;B&quot;; 20 + ([.C207] - 1) * 2; IF ([.E207] = &quot;C&quot;; 25 + ([.C207] - 1) * 2; IF ([.E207] = &quot;D&quot;; 30 + ([.C207] - 1) * 3; IF([.E207] = &quot;E&quot;; 40 + ([.C207] - 1) * 4; IF ([.E207] = &quot;F&quot;; 45 + ([.C207] - 1) * 4; IF ([.E207] = &quot;E+&quot;; 35 + ([.C207] - 1) * 3; IF([.E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F207];&quot;, },&quot;)" office:value-type="string" office:string-value="0xCD: { &quot;idMostSigNib&quot;: 0, &quot;idLeastSigByte&quot;: 0xCD, &quot;name&quot;: &quot;Cure&quot;, &quot;value&quot;: 5, &quot;type&quot;: &quot;Magic&quot;, &quot;cpCost&quot;: 33, }," calcext:value-type="string">
            <text:p>0xCD: { "idMostSigNib": 0, "idLeastSigByte": 0xCD, "name": "Cure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8] = &quot;S&quot;; 10 + [.C208] - 1; IF ([.E208] = &quot;A&quot;; 15 + [.C208] - 1; IF ([.E208] = &quot;B&quot;; 20 + ([.C208] - 1) * 2; IF ([.E208] = &quot;C&quot;; 25 + ([.C208] - 1) * 2; IF ([.E208] = &quot;D&quot;; 30 + ([.C208] - 1) * 3; IF([.E208] = &quot;E&quot;; 40 + ([.C208] - 1) * 4; IF ([.E208] = &quot;F&quot;; 45 + ([.C208] - 1) * 4; IF ([.E208] = &quot;E+&quot;; 35 + ([.C208] - 1) * 3; IF([.E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F208];&quot;, },&quot;)" office:value-type="string" office:string-value="0xCE: { &quot;idMostSigNib&quot;: 0, &quot;idLeastSigByte&quot;: 0xCE, &quot;name&quot;: &quot;Cure&quot;, &quot;value&quot;: 6, &quot;type&quot;: &quot;Magic&quot;, &quot;cpCost&quot;: 35, }," calcext:value-type="string">
            <text:p>0xCE: { "idMostSigNib": 0, "idLeastSigByte": 0xCE, "name": "Cure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09] = &quot;S&quot;; 10 + [.C209] - 1; IF ([.E209] = &quot;A&quot;; 15 + [.C209] - 1; IF ([.E209] = &quot;B&quot;; 20 + ([.C209] - 1) * 2; IF ([.E209] = &quot;C&quot;; 25 + ([.C209] - 1) * 2; IF ([.E209] = &quot;D&quot;; 30 + ([.C209] - 1) * 3; IF([.E209] = &quot;E&quot;; 40 + ([.C209] - 1) * 4; IF ([.E209] = &quot;F&quot;; 45 + ([.C209] - 1) * 4; IF ([.E209] = &quot;E+&quot;; 35 + ([.C209] - 1) * 3; IF([.E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F209];&quot;, },&quot;)" office:value-type="string" office:string-value="0xCF: { &quot;idMostSigNib&quot;: 0, &quot;idLeastSigByte&quot;: 0xCF, &quot;name&quot;: &quot;Cure&quot;, &quot;value&quot;: 7, &quot;type&quot;: &quot;Magic&quot;, &quot;cpCost&quot;: 37, }," calcext:value-type="string">
            <text:p>0xCF: { "idMostSigNib": 0, "idLeastSigByte": 0xCF, "name": "Cure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0] = &quot;S&quot;; 10 + [.C210] - 1; IF ([.E210] = &quot;A&quot;; 15 + [.C210] - 1; IF ([.E210] = &quot;B&quot;; 20 + ([.C210] - 1) * 2; IF ([.E210] = &quot;C&quot;; 25 + ([.C210] - 1) * 2; IF ([.E210] = &quot;D&quot;; 30 + ([.C210] - 1) * 3; IF([.E210] = &quot;E&quot;; 40 + ([.C210] - 1) * 4; IF ([.E210] = &quot;F&quot;; 45 + ([.C210] - 1) * 4; IF ([.E210] = &quot;E+&quot;; 35 + ([.C210] - 1) * 3; IF([.E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F210];&quot;, },&quot;)" office:value-type="string" office:string-value="0xD0: { &quot;idMostSigNib&quot;: 0, &quot;idLeastSigByte&quot;: 0xD0, &quot;name&quot;: &quot;Cure&quot;, &quot;value&quot;: 8, &quot;type&quot;: &quot;Magic&quot;, &quot;cpCost&quot;: 39, }," calcext:value-type="string">
            <text:p>0xD0: { "idMostSigNib": 0, "idLeastSigByte": 0xD0, "name": "Cure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211] = &quot;S&quot;; 10 + [.C211] - 1; IF ([.E211] = &quot;A&quot;; 15 + [.C211] - 1; IF ([.E211] = &quot;B&quot;; 20 + ([.C211] - 1) * 2; IF ([.E211] = &quot;C&quot;; 25 + ([.C211] - 1) * 2; IF ([.E211] = &quot;D&quot;; 30 + ([.C211] - 1) * 3; IF([.E211] = &quot;E&quot;; 40 + ([.C211] - 1) * 4; IF ([.E211] = &quot;F&quot;; 45 + ([.C211] - 1) * 4; IF ([.E211] = &quot;E+&quot;; 35 + ([.C211] - 1) * 3; IF([.E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F211];&quot;, },&quot;)" office:value-type="string" office:string-value="0xD1: { &quot;idMostSigNib&quot;: 0, &quot;idLeastSigByte&quot;: 0xD1, &quot;name&quot;: &quot;Cure&quot;, &quot;value&quot;: 9, &quot;type&quot;: &quot;Magic&quot;, &quot;cpCost&quot;: 41, }," calcext:value-type="string">
            <text:p>0xD1: { "idMostSigNib": 0, "idLeastSigByte": 0xD1, "name": "Cure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2] = &quot;S&quot;; 10 + [.C212] - 1; IF ([.E212] = &quot;A&quot;; 15 + [.C212] - 1; IF ([.E212] = &quot;B&quot;; 20 + ([.C212] - 1) * 2; IF ([.E212] = &quot;C&quot;; 25 + ([.C212] - 1) * 2; IF ([.E212] = &quot;D&quot;; 30 + ([.C212] - 1) * 3; IF([.E212] = &quot;E&quot;; 40 + ([.C212] - 1) * 4; IF ([.E212] = &quot;F&quot;; 45 + ([.C212] - 1) * 4; IF ([.E212] = &quot;E+&quot;; 35 + ([.C212] - 1) * 3; IF([.E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F212];&quot;, },&quot;)" office:value-type="string" office:string-value="0xD2: { &quot;idMostSigNib&quot;: 0, &quot;idLeastSigByte&quot;: 0xD2, &quot;name&quot;: &quot;Gravity&quot;, &quot;value&quot;: 0, &quot;type&quot;: &quot;Magic&quot;, &quot;cpCost&quot;: 38, }," calcext:value-type="string">
            <text:p>0xD2: { "idMostSigNib": 0, "idLeastSigByte": 0xD2, "name": "Gravity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3] = &quot;S&quot;; 10 + [.C213] - 1; IF ([.E213] = &quot;A&quot;; 15 + [.C213] - 1; IF ([.E213] = &quot;B&quot;; 20 + ([.C213] - 1) * 2; IF ([.E213] = &quot;C&quot;; 25 + ([.C213] - 1) * 2; IF ([.E213] = &quot;D&quot;; 30 + ([.C213] - 1) * 3; IF([.E213] = &quot;E&quot;; 40 + ([.C213] - 1) * 4; IF ([.E213] = &quot;F&quot;; 45 + ([.C213] - 1) * 4; IF ([.E213] = &quot;E+&quot;; 35 + ([.C213] - 1) * 3; IF([.E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F213];&quot;, },&quot;)" office:value-type="string" office:string-value="0xD3: { &quot;idMostSigNib&quot;: 0, &quot;idLeastSigByte&quot;: 0xD3, &quot;name&quot;: &quot;Gravity&quot;, &quot;value&quot;: 1, &quot;type&quot;: &quot;Magic&quot;, &quot;cpCost&quot;: 20, }," calcext:value-type="string">
            <text:p>0xD3: { "idMostSigNib": 0, "idLeastSigByte": 0xD3, "name": "Gravity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4] = &quot;S&quot;; 10 + [.C214] - 1; IF ([.E214] = &quot;A&quot;; 15 + [.C214] - 1; IF ([.E214] = &quot;B&quot;; 20 + ([.C214] - 1) * 2; IF ([.E214] = &quot;C&quot;; 25 + ([.C214] - 1) * 2; IF ([.E214] = &quot;D&quot;; 30 + ([.C214] - 1) * 3; IF([.E214] = &quot;E&quot;; 40 + ([.C214] - 1) * 4; IF ([.E214] = &quot;F&quot;; 45 + ([.C214] - 1) * 4; IF ([.E214] = &quot;E+&quot;; 35 + ([.C214] - 1) * 3; IF([.E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F214];&quot;, },&quot;)" office:value-type="string" office:string-value="0xD4: { &quot;idMostSigNib&quot;: 0, &quot;idLeastSigByte&quot;: 0xD4, &quot;name&quot;: &quot;Gravity&quot;, &quot;value&quot;: 2, &quot;type&quot;: &quot;Magic&quot;, &quot;cpCost&quot;: 22, }," calcext:value-type="string">
            <text:p>0xD4: { "idMostSigNib": 0, "idLeastSigByte": 0xD4, "name": "Gravity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5] = &quot;S&quot;; 10 + [.C215] - 1; IF ([.E215] = &quot;A&quot;; 15 + [.C215] - 1; IF ([.E215] = &quot;B&quot;; 20 + ([.C215] - 1) * 2; IF ([.E215] = &quot;C&quot;; 25 + ([.C215] - 1) * 2; IF ([.E215] = &quot;D&quot;; 30 + ([.C215] - 1) * 3; IF([.E215] = &quot;E&quot;; 40 + ([.C215] - 1) * 4; IF ([.E215] = &quot;F&quot;; 45 + ([.C215] - 1) * 4; IF ([.E215] = &quot;E+&quot;; 35 + ([.C215] - 1) * 3; IF([.E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F215];&quot;, },&quot;)" office:value-type="string" office:string-value="0xD5: { &quot;idMostSigNib&quot;: 0, &quot;idLeastSigByte&quot;: 0xD5, &quot;name&quot;: &quot;Gravity&quot;, &quot;value&quot;: 3, &quot;type&quot;: &quot;Magic&quot;, &quot;cpCost&quot;: 24, }," calcext:value-type="string">
            <text:p>0xD5: { "idMostSigNib": 0, "idLeastSigByte": 0xD5, "name": "Gravity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6] = &quot;S&quot;; 10 + [.C216] - 1; IF ([.E216] = &quot;A&quot;; 15 + [.C216] - 1; IF ([.E216] = &quot;B&quot;; 20 + ([.C216] - 1) * 2; IF ([.E216] = &quot;C&quot;; 25 + ([.C216] - 1) * 2; IF ([.E216] = &quot;D&quot;; 30 + ([.C216] - 1) * 3; IF([.E216] = &quot;E&quot;; 40 + ([.C216] - 1) * 4; IF ([.E216] = &quot;F&quot;; 45 + ([.C216] - 1) * 4; IF ([.E216] = &quot;E+&quot;; 35 + ([.C216] - 1) * 3; IF([.E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F216];&quot;, },&quot;)" office:value-type="string" office:string-value="0xD6: { &quot;idMostSigNib&quot;: 0, &quot;idLeastSigByte&quot;: 0xD6, &quot;name&quot;: &quot;Gravity&quot;, &quot;value&quot;: 4, &quot;type&quot;: &quot;Magic&quot;, &quot;cpCost&quot;: 26, }," calcext:value-type="string">
            <text:p>0xD6: { "idMostSigNib": 0, "idLeastSigByte": 0xD6, "name": "Gravity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7] = &quot;S&quot;; 10 + [.C217] - 1; IF ([.E217] = &quot;A&quot;; 15 + [.C217] - 1; IF ([.E217] = &quot;B&quot;; 20 + ([.C217] - 1) * 2; IF ([.E217] = &quot;C&quot;; 25 + ([.C217] - 1) * 2; IF ([.E217] = &quot;D&quot;; 30 + ([.C217] - 1) * 3; IF([.E217] = &quot;E&quot;; 40 + ([.C217] - 1) * 4; IF ([.E217] = &quot;F&quot;; 45 + ([.C217] - 1) * 4; IF ([.E217] = &quot;E+&quot;; 35 + ([.C217] - 1) * 3; IF([.E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F217];&quot;, },&quot;)" office:value-type="string" office:string-value="0xD7: { &quot;idMostSigNib&quot;: 0, &quot;idLeastSigByte&quot;: 0xD7, &quot;name&quot;: &quot;Gravity&quot;, &quot;value&quot;: 5, &quot;type&quot;: &quot;Magic&quot;, &quot;cpCost&quot;: 28, }," calcext:value-type="string">
            <text:p>0xD7: { "idMostSigNib": 0, "idLeastSigByte": 0xD7, "name": "Gravity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8] = &quot;S&quot;; 10 + [.C218] - 1; IF ([.E218] = &quot;A&quot;; 15 + [.C218] - 1; IF ([.E218] = &quot;B&quot;; 20 + ([.C218] - 1) * 2; IF ([.E218] = &quot;C&quot;; 25 + ([.C218] - 1) * 2; IF ([.E218] = &quot;D&quot;; 30 + ([.C218] - 1) * 3; IF([.E218] = &quot;E&quot;; 40 + ([.C218] - 1) * 4; IF ([.E218] = &quot;F&quot;; 45 + ([.C218] - 1) * 4; IF ([.E218] = &quot;E+&quot;; 35 + ([.C218] - 1) * 3; IF([.E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F218];&quot;, },&quot;)" office:value-type="string" office:string-value="0xD8: { &quot;idMostSigNib&quot;: 0, &quot;idLeastSigByte&quot;: 0xD8, &quot;name&quot;: &quot;Gravity&quot;, &quot;value&quot;: 6, &quot;type&quot;: &quot;Magic&quot;, &quot;cpCost&quot;: 30, }," calcext:value-type="string">
            <text:p>0xD8: { "idMostSigNib": 0, "idLeastSigByte": 0xD8, "name": "Gravity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19] = &quot;S&quot;; 10 + [.C219] - 1; IF ([.E219] = &quot;A&quot;; 15 + [.C219] - 1; IF ([.E219] = &quot;B&quot;; 20 + ([.C219] - 1) * 2; IF ([.E219] = &quot;C&quot;; 25 + ([.C219] - 1) * 2; IF ([.E219] = &quot;D&quot;; 30 + ([.C219] - 1) * 3; IF([.E219] = &quot;E&quot;; 40 + ([.C219] - 1) * 4; IF ([.E219] = &quot;F&quot;; 45 + ([.C219] - 1) * 4; IF ([.E219] = &quot;E+&quot;; 35 + ([.C219] - 1) * 3; IF([.E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F219];&quot;, },&quot;)" office:value-type="string" office:string-value="0xD9: { &quot;idMostSigNib&quot;: 0, &quot;idLeastSigByte&quot;: 0xD9, &quot;name&quot;: &quot;Gravity&quot;, &quot;value&quot;: 7, &quot;type&quot;: &quot;Magic&quot;, &quot;cpCost&quot;: 32, }," calcext:value-type="string">
            <text:p>0xD9: { "idMostSigNib": 0, "idLeastSigByte": 0xD9, "name": "Gravity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0] = &quot;S&quot;; 10 + [.C220] - 1; IF ([.E220] = &quot;A&quot;; 15 + [.C220] - 1; IF ([.E220] = &quot;B&quot;; 20 + ([.C220] - 1) * 2; IF ([.E220] = &quot;C&quot;; 25 + ([.C220] - 1) * 2; IF ([.E220] = &quot;D&quot;; 30 + ([.C220] - 1) * 3; IF([.E220] = &quot;E&quot;; 40 + ([.C220] - 1) * 4; IF ([.E220] = &quot;F&quot;; 45 + ([.C220] - 1) * 4; IF ([.E220] = &quot;E+&quot;; 35 + ([.C220] - 1) * 3; IF([.E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F220];&quot;, },&quot;)" office:value-type="string" office:string-value="0xDA: { &quot;idMostSigNib&quot;: 0, &quot;idLeastSigByte&quot;: 0xDA, &quot;name&quot;: &quot;Gravity&quot;, &quot;value&quot;: 8, &quot;type&quot;: &quot;Magic&quot;, &quot;cpCost&quot;: 34, }," calcext:value-type="string">
            <text:p>0xDA: { "idMostSigNib": 0, "idLeastSigByte": 0xDA, "name": "Gravity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1] = &quot;S&quot;; 10 + [.C221] - 1; IF ([.E221] = &quot;A&quot;; 15 + [.C221] - 1; IF ([.E221] = &quot;B&quot;; 20 + ([.C221] - 1) * 2; IF ([.E221] = &quot;C&quot;; 25 + ([.C221] - 1) * 2; IF ([.E221] = &quot;D&quot;; 30 + ([.C221] - 1) * 3; IF([.E221] = &quot;E&quot;; 40 + ([.C221] - 1) * 4; IF ([.E221] = &quot;F&quot;; 45 + ([.C221] - 1) * 4; IF ([.E221] = &quot;E+&quot;; 35 + ([.C221] - 1) * 3; IF([.E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F221];&quot;, },&quot;)" office:value-type="string" office:string-value="0xDB: { &quot;idMostSigNib&quot;: 0, &quot;idLeastSigByte&quot;: 0xDB, &quot;name&quot;: &quot;Gravity&quot;, &quot;value&quot;: 9, &quot;type&quot;: &quot;Magic&quot;, &quot;cpCost&quot;: 36, }," calcext:value-type="string">
            <text:p>0xDB: { "idMostSigNib": 0, "idLeastSigByte": 0xDB, "name": "Gravity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2] = &quot;S&quot;; 10 + [.C222] - 1; IF ([.E222] = &quot;A&quot;; 15 + [.C222] - 1; IF ([.E222] = &quot;B&quot;; 20 + ([.C222] - 1) * 2; IF ([.E222] = &quot;C&quot;; 25 + ([.C222] - 1) * 2; IF ([.E222] = &quot;D&quot;; 30 + ([.C222] - 1) * 3; IF([.E222] = &quot;E&quot;; 40 + ([.C222] - 1) * 4; IF ([.E222] = &quot;F&quot;; 45 + ([.C222] - 1) * 4; IF ([.E222] = &quot;E+&quot;; 35 + ([.C222] - 1) * 3; IF([.E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F222];&quot;, },&quot;)" office:value-type="string" office:string-value="0xDC: { &quot;idMostSigNib&quot;: 0, &quot;idLeastSigByte&quot;: 0xDC, &quot;name&quot;: &quot;Stop&quot;, &quot;value&quot;: 0, &quot;type&quot;: &quot;Magic&quot;, &quot;cpCost&quot;: 38, }," calcext:value-type="string">
            <text:p>0xDC: { "idMostSigNib": 0, "idLeastSigByte": 0xDC, "name": "Stop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3] = &quot;S&quot;; 10 + [.C223] - 1; IF ([.E223] = &quot;A&quot;; 15 + [.C223] - 1; IF ([.E223] = &quot;B&quot;; 20 + ([.C223] - 1) * 2; IF ([.E223] = &quot;C&quot;; 25 + ([.C223] - 1) * 2; IF ([.E223] = &quot;D&quot;; 30 + ([.C223] - 1) * 3; IF([.E223] = &quot;E&quot;; 40 + ([.C223] - 1) * 4; IF ([.E223] = &quot;F&quot;; 45 + ([.C223] - 1) * 4; IF ([.E223] = &quot;E+&quot;; 35 + ([.C223] - 1) * 3; IF([.E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F223];&quot;, },&quot;)" office:value-type="string" office:string-value="0xDD: { &quot;idMostSigNib&quot;: 0, &quot;idLeastSigByte&quot;: 0xDD, &quot;name&quot;: &quot;Stop&quot;, &quot;value&quot;: 1, &quot;type&quot;: &quot;Magic&quot;, &quot;cpCost&quot;: 20, }," calcext:value-type="string">
            <text:p>0xDD: { "idMostSigNib": 0, "idLeastSigByte": 0xDD, "name": "Stop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4] = &quot;S&quot;; 10 + [.C224] - 1; IF ([.E224] = &quot;A&quot;; 15 + [.C224] - 1; IF ([.E224] = &quot;B&quot;; 20 + ([.C224] - 1) * 2; IF ([.E224] = &quot;C&quot;; 25 + ([.C224] - 1) * 2; IF ([.E224] = &quot;D&quot;; 30 + ([.C224] - 1) * 3; IF([.E224] = &quot;E&quot;; 40 + ([.C224] - 1) * 4; IF ([.E224] = &quot;F&quot;; 45 + ([.C224] - 1) * 4; IF ([.E224] = &quot;E+&quot;; 35 + ([.C224] - 1) * 3; IF([.E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F224];&quot;, },&quot;)" office:value-type="string" office:string-value="0xDE: { &quot;idMostSigNib&quot;: 0, &quot;idLeastSigByte&quot;: 0xDE, &quot;name&quot;: &quot;Stop&quot;, &quot;value&quot;: 2, &quot;type&quot;: &quot;Magic&quot;, &quot;cpCost&quot;: 22, }," calcext:value-type="string">
            <text:p>0xDE: { "idMostSigNib": 0, "idLeastSigByte": 0xDE, "name": "Stop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5] = &quot;S&quot;; 10 + [.C225] - 1; IF ([.E225] = &quot;A&quot;; 15 + [.C225] - 1; IF ([.E225] = &quot;B&quot;; 20 + ([.C225] - 1) * 2; IF ([.E225] = &quot;C&quot;; 25 + ([.C225] - 1) * 2; IF ([.E225] = &quot;D&quot;; 30 + ([.C225] - 1) * 3; IF([.E225] = &quot;E&quot;; 40 + ([.C225] - 1) * 4; IF ([.E225] = &quot;F&quot;; 45 + ([.C225] - 1) * 4; IF ([.E225] = &quot;E+&quot;; 35 + ([.C225] - 1) * 3; IF([.E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F225];&quot;, },&quot;)" office:value-type="string" office:string-value="0xDF: { &quot;idMostSigNib&quot;: 0, &quot;idLeastSigByte&quot;: 0xDF, &quot;name&quot;: &quot;Stop&quot;, &quot;value&quot;: 3, &quot;type&quot;: &quot;Magic&quot;, &quot;cpCost&quot;: 24, }," calcext:value-type="string">
            <text:p>0xDF: { "idMostSigNib": 0, "idLeastSigByte": 0xDF, "name": "Stop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6] = &quot;S&quot;; 10 + [.C226] - 1; IF ([.E226] = &quot;A&quot;; 15 + [.C226] - 1; IF ([.E226] = &quot;B&quot;; 20 + ([.C226] - 1) * 2; IF ([.E226] = &quot;C&quot;; 25 + ([.C226] - 1) * 2; IF ([.E226] = &quot;D&quot;; 30 + ([.C226] - 1) * 3; IF([.E226] = &quot;E&quot;; 40 + ([.C226] - 1) * 4; IF ([.E226] = &quot;F&quot;; 45 + ([.C226] - 1) * 4; IF ([.E226] = &quot;E+&quot;; 35 + ([.C226] - 1) * 3; IF([.E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F226];&quot;, },&quot;)" office:value-type="string" office:string-value="0xE0: { &quot;idMostSigNib&quot;: 0, &quot;idLeastSigByte&quot;: 0xE0, &quot;name&quot;: &quot;Stop&quot;, &quot;value&quot;: 4, &quot;type&quot;: &quot;Magic&quot;, &quot;cpCost&quot;: 26, }," calcext:value-type="string">
            <text:p>0xE0: { "idMostSigNib": 0, "idLeastSigByte": 0xE0, "name": "Stop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7] = &quot;S&quot;; 10 + [.C227] - 1; IF ([.E227] = &quot;A&quot;; 15 + [.C227] - 1; IF ([.E227] = &quot;B&quot;; 20 + ([.C227] - 1) * 2; IF ([.E227] = &quot;C&quot;; 25 + ([.C227] - 1) * 2; IF ([.E227] = &quot;D&quot;; 30 + ([.C227] - 1) * 3; IF([.E227] = &quot;E&quot;; 40 + ([.C227] - 1) * 4; IF ([.E227] = &quot;F&quot;; 45 + ([.C227] - 1) * 4; IF ([.E227] = &quot;E+&quot;; 35 + ([.C227] - 1) * 3; IF([.E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F227];&quot;, },&quot;)" office:value-type="string" office:string-value="0xE1: { &quot;idMostSigNib&quot;: 0, &quot;idLeastSigByte&quot;: 0xE1, &quot;name&quot;: &quot;Stop&quot;, &quot;value&quot;: 5, &quot;type&quot;: &quot;Magic&quot;, &quot;cpCost&quot;: 28, }," calcext:value-type="string">
            <text:p>0xE1: { "idMostSigNib": 0, "idLeastSigByte": 0xE1, "name": "Stop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8] = &quot;S&quot;; 10 + [.C228] - 1; IF ([.E228] = &quot;A&quot;; 15 + [.C228] - 1; IF ([.E228] = &quot;B&quot;; 20 + ([.C228] - 1) * 2; IF ([.E228] = &quot;C&quot;; 25 + ([.C228] - 1) * 2; IF ([.E228] = &quot;D&quot;; 30 + ([.C228] - 1) * 3; IF([.E228] = &quot;E&quot;; 40 + ([.C228] - 1) * 4; IF ([.E228] = &quot;F&quot;; 45 + ([.C228] - 1) * 4; IF ([.E228] = &quot;E+&quot;; 35 + ([.C228] - 1) * 3; IF([.E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F228];&quot;, },&quot;)" office:value-type="string" office:string-value="0xE2: { &quot;idMostSigNib&quot;: 0, &quot;idLeastSigByte&quot;: 0xE2, &quot;name&quot;: &quot;Stop&quot;, &quot;value&quot;: 6, &quot;type&quot;: &quot;Magic&quot;, &quot;cpCost&quot;: 30, }," calcext:value-type="string">
            <text:p>0xE2: { "idMostSigNib": 0, "idLeastSigByte": 0xE2, "name": "Stop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29] = &quot;S&quot;; 10 + [.C229] - 1; IF ([.E229] = &quot;A&quot;; 15 + [.C229] - 1; IF ([.E229] = &quot;B&quot;; 20 + ([.C229] - 1) * 2; IF ([.E229] = &quot;C&quot;; 25 + ([.C229] - 1) * 2; IF ([.E229] = &quot;D&quot;; 30 + ([.C229] - 1) * 3; IF([.E229] = &quot;E&quot;; 40 + ([.C229] - 1) * 4; IF ([.E229] = &quot;F&quot;; 45 + ([.C229] - 1) * 4; IF ([.E229] = &quot;E+&quot;; 35 + ([.C229] - 1) * 3; IF([.E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F229];&quot;, },&quot;)" office:value-type="string" office:string-value="0xE3: { &quot;idMostSigNib&quot;: 0, &quot;idLeastSigByte&quot;: 0xE3, &quot;name&quot;: &quot;Stop&quot;, &quot;value&quot;: 7, &quot;type&quot;: &quot;Magic&quot;, &quot;cpCost&quot;: 32, }," calcext:value-type="string">
            <text:p>0xE3: { "idMostSigNib": 0, "idLeastSigByte": 0xE3, "name": "Stop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0] = &quot;S&quot;; 10 + [.C230] - 1; IF ([.E230] = &quot;A&quot;; 15 + [.C230] - 1; IF ([.E230] = &quot;B&quot;; 20 + ([.C230] - 1) * 2; IF ([.E230] = &quot;C&quot;; 25 + ([.C230] - 1) * 2; IF ([.E230] = &quot;D&quot;; 30 + ([.C230] - 1) * 3; IF([.E230] = &quot;E&quot;; 40 + ([.C230] - 1) * 4; IF ([.E230] = &quot;F&quot;; 45 + ([.C230] - 1) * 4; IF ([.E230] = &quot;E+&quot;; 35 + ([.C230] - 1) * 3; IF([.E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F230];&quot;, },&quot;)" office:value-type="string" office:string-value="0xE4: { &quot;idMostSigNib&quot;: 0, &quot;idLeastSigByte&quot;: 0xE4, &quot;name&quot;: &quot;Stop&quot;, &quot;value&quot;: 8, &quot;type&quot;: &quot;Magic&quot;, &quot;cpCost&quot;: 34, }," calcext:value-type="string">
            <text:p>0xE4: { "idMostSigNib": 0, "idLeastSigByte": 0xE4, "name": "Stop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1] = &quot;S&quot;; 10 + [.C231] - 1; IF ([.E231] = &quot;A&quot;; 15 + [.C231] - 1; IF ([.E231] = &quot;B&quot;; 20 + ([.C231] - 1) * 2; IF ([.E231] = &quot;C&quot;; 25 + ([.C231] - 1) * 2; IF ([.E231] = &quot;D&quot;; 30 + ([.C231] - 1) * 3; IF([.E231] = &quot;E&quot;; 40 + ([.C231] - 1) * 4; IF ([.E231] = &quot;F&quot;; 45 + ([.C231] - 1) * 4; IF ([.E231] = &quot;E+&quot;; 35 + ([.C231] - 1) * 3; IF([.E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F231];&quot;, },&quot;)" office:value-type="string" office:string-value="0xE5: { &quot;idMostSigNib&quot;: 0, &quot;idLeastSigByte&quot;: 0xE5, &quot;name&quot;: &quot;Stop&quot;, &quot;value&quot;: 9, &quot;type&quot;: &quot;Magic&quot;, &quot;cpCost&quot;: 36, }," calcext:value-type="string">
            <text:p>0xE5: { "idMostSigNib": 0, "idLeastSigByte": 0xE5, "name": "Stop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2] = &quot;S&quot;; 10 + [.C232] - 1; IF ([.E232] = &quot;A&quot;; 15 + [.C232] - 1; IF ([.E232] = &quot;B&quot;; 20 + ([.C232] - 1) * 2; IF ([.E232] = &quot;C&quot;; 25 + ([.C232] - 1) * 2; IF ([.E232] = &quot;D&quot;; 30 + ([.C232] - 1) * 3; IF([.E232] = &quot;E&quot;; 40 + ([.C232] - 1) * 4; IF ([.E232] = &quot;F&quot;; 45 + ([.C232] - 1) * 4; IF ([.E232] = &quot;E+&quot;; 35 + ([.C232] - 1) * 3; IF([.E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F232];&quot;, },&quot;)" office:value-type="string" office:string-value="0xE6: { &quot;idMostSigNib&quot;: 0, &quot;idLeastSigByte&quot;: 0xE6, &quot;name&quot;: &quot;Aero&quot;, &quot;value&quot;: 0, &quot;type&quot;: &quot;Magic&quot;, &quot;cpCost&quot;: 38, }," calcext:value-type="string">
            <text:p>0xE6: { "idMostSigNib": 0, "idLeastSigByte": 0xE6, "name": "Aer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3] = &quot;S&quot;; 10 + [.C233] - 1; IF ([.E233] = &quot;A&quot;; 15 + [.C233] - 1; IF ([.E233] = &quot;B&quot;; 20 + ([.C233] - 1) * 2; IF ([.E233] = &quot;C&quot;; 25 + ([.C233] - 1) * 2; IF ([.E233] = &quot;D&quot;; 30 + ([.C233] - 1) * 3; IF([.E233] = &quot;E&quot;; 40 + ([.C233] - 1) * 4; IF ([.E233] = &quot;F&quot;; 45 + ([.C233] - 1) * 4; IF ([.E233] = &quot;E+&quot;; 35 + ([.C233] - 1) * 3; IF([.E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F233];&quot;, },&quot;)" office:value-type="string" office:string-value="0xE7: { &quot;idMostSigNib&quot;: 0, &quot;idLeastSigByte&quot;: 0xE7, &quot;name&quot;: &quot;Aero&quot;, &quot;value&quot;: 1, &quot;type&quot;: &quot;Magic&quot;, &quot;cpCost&quot;: 20, }," calcext:value-type="string">
            <text:p>0xE7: { "idMostSigNib": 0, "idLeastSigByte": 0xE7, "name": "Aer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4] = &quot;S&quot;; 10 + [.C234] - 1; IF ([.E234] = &quot;A&quot;; 15 + [.C234] - 1; IF ([.E234] = &quot;B&quot;; 20 + ([.C234] - 1) * 2; IF ([.E234] = &quot;C&quot;; 25 + ([.C234] - 1) * 2; IF ([.E234] = &quot;D&quot;; 30 + ([.C234] - 1) * 3; IF([.E234] = &quot;E&quot;; 40 + ([.C234] - 1) * 4; IF ([.E234] = &quot;F&quot;; 45 + ([.C234] - 1) * 4; IF ([.E234] = &quot;E+&quot;; 35 + ([.C234] - 1) * 3; IF([.E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F234];&quot;, },&quot;)" office:value-type="string" office:string-value="0xE8: { &quot;idMostSigNib&quot;: 0, &quot;idLeastSigByte&quot;: 0xE8, &quot;name&quot;: &quot;Aero&quot;, &quot;value&quot;: 2, &quot;type&quot;: &quot;Magic&quot;, &quot;cpCost&quot;: 22, }," calcext:value-type="string">
            <text:p>0xE8: { "idMostSigNib": 0, "idLeastSigByte": 0xE8, "name": "Aer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5] = &quot;S&quot;; 10 + [.C235] - 1; IF ([.E235] = &quot;A&quot;; 15 + [.C235] - 1; IF ([.E235] = &quot;B&quot;; 20 + ([.C235] - 1) * 2; IF ([.E235] = &quot;C&quot;; 25 + ([.C235] - 1) * 2; IF ([.E235] = &quot;D&quot;; 30 + ([.C235] - 1) * 3; IF([.E235] = &quot;E&quot;; 40 + ([.C235] - 1) * 4; IF ([.E235] = &quot;F&quot;; 45 + ([.C235] - 1) * 4; IF ([.E235] = &quot;E+&quot;; 35 + ([.C235] - 1) * 3; IF([.E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F235];&quot;, },&quot;)" office:value-type="string" office:string-value="0xE9: { &quot;idMostSigNib&quot;: 0, &quot;idLeastSigByte&quot;: 0xE9, &quot;name&quot;: &quot;Aero&quot;, &quot;value&quot;: 3, &quot;type&quot;: &quot;Magic&quot;, &quot;cpCost&quot;: 24, }," calcext:value-type="string">
            <text:p>0xE9: { "idMostSigNib": 0, "idLeastSigByte": 0xE9, "name": "Aer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6] = &quot;S&quot;; 10 + [.C236] - 1; IF ([.E236] = &quot;A&quot;; 15 + [.C236] - 1; IF ([.E236] = &quot;B&quot;; 20 + ([.C236] - 1) * 2; IF ([.E236] = &quot;C&quot;; 25 + ([.C236] - 1) * 2; IF ([.E236] = &quot;D&quot;; 30 + ([.C236] - 1) * 3; IF([.E236] = &quot;E&quot;; 40 + ([.C236] - 1) * 4; IF ([.E236] = &quot;F&quot;; 45 + ([.C236] - 1) * 4; IF ([.E236] = &quot;E+&quot;; 35 + ([.C236] - 1) * 3; IF([.E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F236];&quot;, },&quot;)" office:value-type="string" office:string-value="0xEA: { &quot;idMostSigNib&quot;: 0, &quot;idLeastSigByte&quot;: 0xEA, &quot;name&quot;: &quot;Aero&quot;, &quot;value&quot;: 4, &quot;type&quot;: &quot;Magic&quot;, &quot;cpCost&quot;: 26, }," calcext:value-type="string">
            <text:p>0xEA: { "idMostSigNib": 0, "idLeastSigByte": 0xEA, "name": "Aer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7] = &quot;S&quot;; 10 + [.C237] - 1; IF ([.E237] = &quot;A&quot;; 15 + [.C237] - 1; IF ([.E237] = &quot;B&quot;; 20 + ([.C237] - 1) * 2; IF ([.E237] = &quot;C&quot;; 25 + ([.C237] - 1) * 2; IF ([.E237] = &quot;D&quot;; 30 + ([.C237] - 1) * 3; IF([.E237] = &quot;E&quot;; 40 + ([.C237] - 1) * 4; IF ([.E237] = &quot;F&quot;; 45 + ([.C237] - 1) * 4; IF ([.E237] = &quot;E+&quot;; 35 + ([.C237] - 1) * 3; IF([.E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F237];&quot;, },&quot;)" office:value-type="string" office:string-value="0xEB: { &quot;idMostSigNib&quot;: 0, &quot;idLeastSigByte&quot;: 0xEB, &quot;name&quot;: &quot;Aero&quot;, &quot;value&quot;: 5, &quot;type&quot;: &quot;Magic&quot;, &quot;cpCost&quot;: 28, }," calcext:value-type="string">
            <text:p>0xEB: { "idMostSigNib": 0, "idLeastSigByte": 0xEB, "name": "Aer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8] = &quot;S&quot;; 10 + [.C238] - 1; IF ([.E238] = &quot;A&quot;; 15 + [.C238] - 1; IF ([.E238] = &quot;B&quot;; 20 + ([.C238] - 1) * 2; IF ([.E238] = &quot;C&quot;; 25 + ([.C238] - 1) * 2; IF ([.E238] = &quot;D&quot;; 30 + ([.C238] - 1) * 3; IF([.E238] = &quot;E&quot;; 40 + ([.C238] - 1) * 4; IF ([.E238] = &quot;F&quot;; 45 + ([.C238] - 1) * 4; IF ([.E238] = &quot;E+&quot;; 35 + ([.C238] - 1) * 3; IF([.E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F238];&quot;, },&quot;)" office:value-type="string" office:string-value="0xEC: { &quot;idMostSigNib&quot;: 0, &quot;idLeastSigByte&quot;: 0xEC, &quot;name&quot;: &quot;Aero&quot;, &quot;value&quot;: 6, &quot;type&quot;: &quot;Magic&quot;, &quot;cpCost&quot;: 30, }," calcext:value-type="string">
            <text:p>0xEC: { "idMostSigNib": 0, "idLeastSigByte": 0xEC, "name": "Aer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39] = &quot;S&quot;; 10 + [.C239] - 1; IF ([.E239] = &quot;A&quot;; 15 + [.C239] - 1; IF ([.E239] = &quot;B&quot;; 20 + ([.C239] - 1) * 2; IF ([.E239] = &quot;C&quot;; 25 + ([.C239] - 1) * 2; IF ([.E239] = &quot;D&quot;; 30 + ([.C239] - 1) * 3; IF([.E239] = &quot;E&quot;; 40 + ([.C239] - 1) * 4; IF ([.E239] = &quot;F&quot;; 45 + ([.C239] - 1) * 4; IF ([.E239] = &quot;E+&quot;; 35 + ([.C239] - 1) * 3; IF([.E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F239];&quot;, },&quot;)" office:value-type="string" office:string-value="0xED: { &quot;idMostSigNib&quot;: 0, &quot;idLeastSigByte&quot;: 0xED, &quot;name&quot;: &quot;Aero&quot;, &quot;value&quot;: 7, &quot;type&quot;: &quot;Magic&quot;, &quot;cpCost&quot;: 32, }," calcext:value-type="string">
            <text:p>0xED: { "idMostSigNib": 0, "idLeastSigByte": 0xED, "name": "Aer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0] = &quot;S&quot;; 10 + [.C240] - 1; IF ([.E240] = &quot;A&quot;; 15 + [.C240] - 1; IF ([.E240] = &quot;B&quot;; 20 + ([.C240] - 1) * 2; IF ([.E240] = &quot;C&quot;; 25 + ([.C240] - 1) * 2; IF ([.E240] = &quot;D&quot;; 30 + ([.C240] - 1) * 3; IF([.E240] = &quot;E&quot;; 40 + ([.C240] - 1) * 4; IF ([.E240] = &quot;F&quot;; 45 + ([.C240] - 1) * 4; IF ([.E240] = &quot;E+&quot;; 35 + ([.C240] - 1) * 3; IF([.E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F240];&quot;, },&quot;)" office:value-type="string" office:string-value="0xEE: { &quot;idMostSigNib&quot;: 0, &quot;idLeastSigByte&quot;: 0xEE, &quot;name&quot;: &quot;Aero&quot;, &quot;value&quot;: 8, &quot;type&quot;: &quot;Magic&quot;, &quot;cpCost&quot;: 34, }," calcext:value-type="string">
            <text:p>0xEE: { "idMostSigNib": 0, "idLeastSigByte": 0xEE, "name": "Aer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41] = &quot;S&quot;; 10 + [.C241] - 1; IF ([.E241] = &quot;A&quot;; 15 + [.C241] - 1; IF ([.E241] = &quot;B&quot;; 20 + ([.C241] - 1) * 2; IF ([.E241] = &quot;C&quot;; 25 + ([.C241] - 1) * 2; IF ([.E241] = &quot;D&quot;; 30 + ([.C241] - 1) * 3; IF([.E241] = &quot;E&quot;; 40 + ([.C241] - 1) * 4; IF ([.E241] = &quot;F&quot;; 45 + ([.C241] - 1) * 4; IF ([.E241] = &quot;E+&quot;; 35 + ([.C241] - 1) * 3; IF([.E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F241];&quot;, },&quot;)" office:value-type="string" office:string-value="0xEF: { &quot;idMostSigNib&quot;: 0, &quot;idLeastSigByte&quot;: 0xEF, &quot;name&quot;: &quot;Aero&quot;, &quot;value&quot;: 9, &quot;type&quot;: &quot;Magic&quot;, &quot;cpCost&quot;: 36, }," calcext:value-type="string">
            <text:p>0xEF: { "idMostSigNib": 0, "idLeastSigByte": 0xEF, "name": "Aer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2] = &quot;S&quot;; 10 + [.C242] - 1; IF ([.E242] = &quot;A&quot;; 15 + [.C242] - 1; IF ([.E242] = &quot;B&quot;; 20 + ([.C242] - 1) * 2; IF ([.E242] = &quot;C&quot;; 25 + ([.C242] - 1) * 2; IF ([.E242] = &quot;D&quot;; 30 + ([.C242] - 1) * 3; IF([.E242] = &quot;E&quot;; 40 + ([.C242] - 1) * 4; IF ([.E242] = &quot;F&quot;; 45 + ([.C242] - 1) * 4; IF ([.E242] = &quot;E+&quot;; 35 + ([.C242] - 1) * 3; IF([.E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F242];&quot;, },&quot;)" office:value-type="string" office:string-value="0xF0: { &quot;idMostSigNib&quot;: 0, &quot;idLeastSigByte&quot;: 0xF0, &quot;name&quot;: &quot;Donald Duck&quot;, &quot;value&quot;: 0, &quot;type&quot;: &quot;Friend&quot;, &quot;cpCost&quot;: 38, }," calcext:value-type="string">
            <text:p>0xF0: { "idMostSigNib": 0, "idLeastSigByte": 0xF0, "name": "Donald Duck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3] = &quot;S&quot;; 10 + [.C243] - 1; IF ([.E243] = &quot;A&quot;; 15 + [.C243] - 1; IF ([.E243] = &quot;B&quot;; 20 + ([.C243] - 1) * 2; IF ([.E243] = &quot;C&quot;; 25 + ([.C243] - 1) * 2; IF ([.E243] = &quot;D&quot;; 30 + ([.C243] - 1) * 3; IF([.E243] = &quot;E&quot;; 40 + ([.C243] - 1) * 4; IF ([.E243] = &quot;F&quot;; 45 + ([.C243] - 1) * 4; IF ([.E243] = &quot;E+&quot;; 35 + ([.C243] - 1) * 3; IF([.E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F243];&quot;, },&quot;)" office:value-type="string" office:string-value="0xF1: { &quot;idMostSigNib&quot;: 0, &quot;idLeastSigByte&quot;: 0xF1, &quot;name&quot;: &quot;Donald Duck&quot;, &quot;value&quot;: 1, &quot;type&quot;: &quot;Friend&quot;, &quot;cpCost&quot;: 20, }," calcext:value-type="string">
            <text:p>0xF1: { "idMostSigNib": 0, "idLeastSigByte": 0xF1, "name": "Donald Duck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4] = &quot;S&quot;; 10 + [.C244] - 1; IF ([.E244] = &quot;A&quot;; 15 + [.C244] - 1; IF ([.E244] = &quot;B&quot;; 20 + ([.C244] - 1) * 2; IF ([.E244] = &quot;C&quot;; 25 + ([.C244] - 1) * 2; IF ([.E244] = &quot;D&quot;; 30 + ([.C244] - 1) * 3; IF([.E244] = &quot;E&quot;; 40 + ([.C244] - 1) * 4; IF ([.E244] = &quot;F&quot;; 45 + ([.C244] - 1) * 4; IF ([.E244] = &quot;E+&quot;; 35 + ([.C244] - 1) * 3; IF([.E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F244];&quot;, },&quot;)" office:value-type="string" office:string-value="0xF2: { &quot;idMostSigNib&quot;: 0, &quot;idLeastSigByte&quot;: 0xF2, &quot;name&quot;: &quot;Donald Duck&quot;, &quot;value&quot;: 2, &quot;type&quot;: &quot;Friend&quot;, &quot;cpCost&quot;: 22, }," calcext:value-type="string">
            <text:p>0xF2: { "idMostSigNib": 0, "idLeastSigByte": 0xF2, "name": "Donald Duck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5] = &quot;S&quot;; 10 + [.C245] - 1; IF ([.E245] = &quot;A&quot;; 15 + [.C245] - 1; IF ([.E245] = &quot;B&quot;; 20 + ([.C245] - 1) * 2; IF ([.E245] = &quot;C&quot;; 25 + ([.C245] - 1) * 2; IF ([.E245] = &quot;D&quot;; 30 + ([.C245] - 1) * 3; IF([.E245] = &quot;E&quot;; 40 + ([.C245] - 1) * 4; IF ([.E245] = &quot;F&quot;; 45 + ([.C245] - 1) * 4; IF ([.E245] = &quot;E+&quot;; 35 + ([.C245] - 1) * 3; IF([.E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F245];&quot;, },&quot;)" office:value-type="string" office:string-value="0xF3: { &quot;idMostSigNib&quot;: 0, &quot;idLeastSigByte&quot;: 0xF3, &quot;name&quot;: &quot;Donald Duck&quot;, &quot;value&quot;: 3, &quot;type&quot;: &quot;Friend&quot;, &quot;cpCost&quot;: 24, }," calcext:value-type="string">
            <text:p>0xF3: { "idMostSigNib": 0, "idLeastSigByte": 0xF3, "name": "Donald Duck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6] = &quot;S&quot;; 10 + [.C246] - 1; IF ([.E246] = &quot;A&quot;; 15 + [.C246] - 1; IF ([.E246] = &quot;B&quot;; 20 + ([.C246] - 1) * 2; IF ([.E246] = &quot;C&quot;; 25 + ([.C246] - 1) * 2; IF ([.E246] = &quot;D&quot;; 30 + ([.C246] - 1) * 3; IF([.E246] = &quot;E&quot;; 40 + ([.C246] - 1) * 4; IF ([.E246] = &quot;F&quot;; 45 + ([.C246] - 1) * 4; IF ([.E246] = &quot;E+&quot;; 35 + ([.C246] - 1) * 3; IF([.E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F246];&quot;, },&quot;)" office:value-type="string" office:string-value="0xF4: { &quot;idMostSigNib&quot;: 0, &quot;idLeastSigByte&quot;: 0xF4, &quot;name&quot;: &quot;Donald Duck&quot;, &quot;value&quot;: 4, &quot;type&quot;: &quot;Friend&quot;, &quot;cpCost&quot;: 26, }," calcext:value-type="string">
            <text:p>0xF4: { "idMostSigNib": 0, "idLeastSigByte": 0xF4, "name": "Donald Duck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7] = &quot;S&quot;; 10 + [.C247] - 1; IF ([.E247] = &quot;A&quot;; 15 + [.C247] - 1; IF ([.E247] = &quot;B&quot;; 20 + ([.C247] - 1) * 2; IF ([.E247] = &quot;C&quot;; 25 + ([.C247] - 1) * 2; IF ([.E247] = &quot;D&quot;; 30 + ([.C247] - 1) * 3; IF([.E247] = &quot;E&quot;; 40 + ([.C247] - 1) * 4; IF ([.E247] = &quot;F&quot;; 45 + ([.C247] - 1) * 4; IF ([.E247] = &quot;E+&quot;; 35 + ([.C247] - 1) * 3; IF([.E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F247];&quot;, },&quot;)" office:value-type="string" office:string-value="0xF5: { &quot;idMostSigNib&quot;: 0, &quot;idLeastSigByte&quot;: 0xF5, &quot;name&quot;: &quot;Donald Duck&quot;, &quot;value&quot;: 5, &quot;type&quot;: &quot;Friend&quot;, &quot;cpCost&quot;: 28, }," calcext:value-type="string">
            <text:p>0xF5: { "idMostSigNib": 0, "idLeastSigByte": 0xF5, "name": "Donald Duck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8] = &quot;S&quot;; 10 + [.C248] - 1; IF ([.E248] = &quot;A&quot;; 15 + [.C248] - 1; IF ([.E248] = &quot;B&quot;; 20 + ([.C248] - 1) * 2; IF ([.E248] = &quot;C&quot;; 25 + ([.C248] - 1) * 2; IF ([.E248] = &quot;D&quot;; 30 + ([.C248] - 1) * 3; IF([.E248] = &quot;E&quot;; 40 + ([.C248] - 1) * 4; IF ([.E248] = &quot;F&quot;; 45 + ([.C248] - 1) * 4; IF ([.E248] = &quot;E+&quot;; 35 + ([.C248] - 1) * 3; IF([.E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F248];&quot;, },&quot;)" office:value-type="string" office:string-value="0xF6: { &quot;idMostSigNib&quot;: 0, &quot;idLeastSigByte&quot;: 0xF6, &quot;name&quot;: &quot;Donald Duck&quot;, &quot;value&quot;: 6, &quot;type&quot;: &quot;Friend&quot;, &quot;cpCost&quot;: 30, }," calcext:value-type="string">
            <text:p>0xF6: { "idMostSigNib": 0, "idLeastSigByte": 0xF6, "name": "Donald Duck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49] = &quot;S&quot;; 10 + [.C249] - 1; IF ([.E249] = &quot;A&quot;; 15 + [.C249] - 1; IF ([.E249] = &quot;B&quot;; 20 + ([.C249] - 1) * 2; IF ([.E249] = &quot;C&quot;; 25 + ([.C249] - 1) * 2; IF ([.E249] = &quot;D&quot;; 30 + ([.C249] - 1) * 3; IF([.E249] = &quot;E&quot;; 40 + ([.C249] - 1) * 4; IF ([.E249] = &quot;F&quot;; 45 + ([.C249] - 1) * 4; IF ([.E249] = &quot;E+&quot;; 35 + ([.C249] - 1) * 3; IF([.E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F249];&quot;, },&quot;)" office:value-type="string" office:string-value="0xF7: { &quot;idMostSigNib&quot;: 0, &quot;idLeastSigByte&quot;: 0xF7, &quot;name&quot;: &quot;Donald Duck&quot;, &quot;value&quot;: 7, &quot;type&quot;: &quot;Friend&quot;, &quot;cpCost&quot;: 32, }," calcext:value-type="string">
            <text:p>0xF7: { "idMostSigNib": 0, "idLeastSigByte": 0xF7, "name": "Donald Duck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0] = &quot;S&quot;; 10 + [.C250] - 1; IF ([.E250] = &quot;A&quot;; 15 + [.C250] - 1; IF ([.E250] = &quot;B&quot;; 20 + ([.C250] - 1) * 2; IF ([.E250] = &quot;C&quot;; 25 + ([.C250] - 1) * 2; IF ([.E250] = &quot;D&quot;; 30 + ([.C250] - 1) * 3; IF([.E250] = &quot;E&quot;; 40 + ([.C250] - 1) * 4; IF ([.E250] = &quot;F&quot;; 45 + ([.C250] - 1) * 4; IF ([.E250] = &quot;E+&quot;; 35 + ([.C250] - 1) * 3; IF([.E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F250];&quot;, },&quot;)" office:value-type="string" office:string-value="0xF8: { &quot;idMostSigNib&quot;: 0, &quot;idLeastSigByte&quot;: 0xF8, &quot;name&quot;: &quot;Donald Duck&quot;, &quot;value&quot;: 8, &quot;type&quot;: &quot;Friend&quot;, &quot;cpCost&quot;: 34, }," calcext:value-type="string">
            <text:p>0xF8: { "idMostSigNib": 0, "idLeastSigByte": 0xF8, "name": "Donald Duck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1] = &quot;S&quot;; 10 + [.C251] - 1; IF ([.E251] = &quot;A&quot;; 15 + [.C251] - 1; IF ([.E251] = &quot;B&quot;; 20 + ([.C251] - 1) * 2; IF ([.E251] = &quot;C&quot;; 25 + ([.C251] - 1) * 2; IF ([.E251] = &quot;D&quot;; 30 + ([.C251] - 1) * 3; IF([.E251] = &quot;E&quot;; 40 + ([.C251] - 1) * 4; IF ([.E251] = &quot;F&quot;; 45 + ([.C251] - 1) * 4; IF ([.E251] = &quot;E+&quot;; 35 + ([.C251] - 1) * 3; IF([.E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F251];&quot;, },&quot;)" office:value-type="string" office:string-value="0xF9: { &quot;idMostSigNib&quot;: 0, &quot;idLeastSigByte&quot;: 0xF9, &quot;name&quot;: &quot;Donald Duck&quot;, &quot;value&quot;: 9, &quot;type&quot;: &quot;Friend&quot;, &quot;cpCost&quot;: 36, }," calcext:value-type="string">
            <text:p>0xF9: { "idMostSigNib": 0, "idLeastSigByte": 0xF9, "name": "Donald Duck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2] = &quot;S&quot;; 10 + [.C252] - 1; IF ([.E252] = &quot;A&quot;; 15 + [.C252] - 1; IF ([.E252] = &quot;B&quot;; 20 + ([.C252] - 1) * 2; IF ([.E252] = &quot;C&quot;; 25 + ([.C252] - 1) * 2; IF ([.E252] = &quot;D&quot;; 30 + ([.C252] - 1) * 3; IF([.E252] = &quot;E&quot;; 40 + ([.C252] - 1) * 4; IF ([.E252] = &quot;F&quot;; 45 + ([.C252] - 1) * 4; IF ([.E252] = &quot;E+&quot;; 35 + ([.C252] - 1) * 3; IF([.E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F252];&quot;, },&quot;)" office:value-type="string" office:string-value="0xFA: { &quot;idMostSigNib&quot;: 0, &quot;idLeastSigByte&quot;: 0xFA, &quot;name&quot;: &quot;Goofy&quot;, &quot;value&quot;: 0, &quot;type&quot;: &quot;Friend&quot;, &quot;cpCost&quot;: 38, }," calcext:value-type="string">
            <text:p>0xFA: { "idMostSigNib": 0, "idLeastSigByte": 0xFA, "name": "Goofy", "value": 0, "type": "Friend", "cpCost": 38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3] = &quot;S&quot;; 10 + [.C253] - 1; IF ([.E253] = &quot;A&quot;; 15 + [.C253] - 1; IF ([.E253] = &quot;B&quot;; 20 + ([.C253] - 1) * 2; IF ([.E253] = &quot;C&quot;; 25 + ([.C253] - 1) * 2; IF ([.E253] = &quot;D&quot;; 30 + ([.C253] - 1) * 3; IF([.E253] = &quot;E&quot;; 40 + ([.C253] - 1) * 4; IF ([.E253] = &quot;F&quot;; 45 + ([.C253] - 1) * 4; IF ([.E253] = &quot;E+&quot;; 35 + ([.C253] - 1) * 3; IF([.E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F253];&quot;, },&quot;)" office:value-type="string" office:string-value="0xFB: { &quot;idMostSigNib&quot;: 0, &quot;idLeastSigByte&quot;: 0xFB, &quot;name&quot;: &quot;Goofy&quot;, &quot;value&quot;: 1, &quot;type&quot;: &quot;Friend&quot;, &quot;cpCost&quot;: 20, }," calcext:value-type="string">
            <text:p>0xFB: { "idMostSigNib": 0, "idLeastSigByte": 0xFB, "name": "Goofy", "value": 1, "type": "Friend", "cpCost": 20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4] = &quot;S&quot;; 10 + [.C254] - 1; IF ([.E254] = &quot;A&quot;; 15 + [.C254] - 1; IF ([.E254] = &quot;B&quot;; 20 + ([.C254] - 1) * 2; IF ([.E254] = &quot;C&quot;; 25 + ([.C254] - 1) * 2; IF ([.E254] = &quot;D&quot;; 30 + ([.C254] - 1) * 3; IF([.E254] = &quot;E&quot;; 40 + ([.C254] - 1) * 4; IF ([.E254] = &quot;F&quot;; 45 + ([.C254] - 1) * 4; IF ([.E254] = &quot;E+&quot;; 35 + ([.C254] - 1) * 3; IF([.E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F254];&quot;, },&quot;)" office:value-type="string" office:string-value="0xFC: { &quot;idMostSigNib&quot;: 0, &quot;idLeastSigByte&quot;: 0xFC, &quot;name&quot;: &quot;Goofy&quot;, &quot;value&quot;: 2, &quot;type&quot;: &quot;Friend&quot;, &quot;cpCost&quot;: 22, }," calcext:value-type="string">
            <text:p>0xFC: { "idMostSigNib": 0, "idLeastSigByte": 0xFC, "name": "Goofy", "value": 2, "type": "Friend", "cpCost": 22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5] = &quot;S&quot;; 10 + [.C255] - 1; IF ([.E255] = &quot;A&quot;; 15 + [.C255] - 1; IF ([.E255] = &quot;B&quot;; 20 + ([.C255] - 1) * 2; IF ([.E255] = &quot;C&quot;; 25 + ([.C255] - 1) * 2; IF ([.E255] = &quot;D&quot;; 30 + ([.C255] - 1) * 3; IF([.E255] = &quot;E&quot;; 40 + ([.C255] - 1) * 4; IF ([.E255] = &quot;F&quot;; 45 + ([.C255] - 1) * 4; IF ([.E255] = &quot;E+&quot;; 35 + ([.C255] - 1) * 3; IF([.E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F255];&quot;, },&quot;)" office:value-type="string" office:string-value="0xFD: { &quot;idMostSigNib&quot;: 0, &quot;idLeastSigByte&quot;: 0xFD, &quot;name&quot;: &quot;Goofy&quot;, &quot;value&quot;: 3, &quot;type&quot;: &quot;Friend&quot;, &quot;cpCost&quot;: 24, }," calcext:value-type="string">
            <text:p>0xFD: { "idMostSigNib": 0, "idLeastSigByte": 0xFD, "name": "Goofy", "value": 3, "type": "Friend", "cpCost": 24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6] = &quot;S&quot;; 10 + [.C256] - 1; IF ([.E256] = &quot;A&quot;; 15 + [.C256] - 1; IF ([.E256] = &quot;B&quot;; 20 + ([.C256] - 1) * 2; IF ([.E256] = &quot;C&quot;; 25 + ([.C256] - 1) * 2; IF ([.E256] = &quot;D&quot;; 30 + ([.C256] - 1) * 3; IF([.E256] = &quot;E&quot;; 40 + ([.C256] - 1) * 4; IF ([.E256] = &quot;F&quot;; 45 + ([.C256] - 1) * 4; IF ([.E256] = &quot;E+&quot;; 35 + ([.C256] - 1) * 3; IF([.E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F256];&quot;, },&quot;)" office:value-type="string" office:string-value="0xFE: { &quot;idMostSigNib&quot;: 0, &quot;idLeastSigByte&quot;: 0xFE, &quot;name&quot;: &quot;Goofy&quot;, &quot;value&quot;: 4, &quot;type&quot;: &quot;Friend&quot;, &quot;cpCost&quot;: 26, }," calcext:value-type="string">
            <text:p>0xFE: { "idMostSigNib": 0, "idLeastSigByte": 0xFE, "name": "Goofy", "value": 4, "type": "Friend", "cpCost": 26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7] = &quot;S&quot;; 10 + [.C257] - 1; IF ([.E257] = &quot;A&quot;; 15 + [.C257] - 1; IF ([.E257] = &quot;B&quot;; 20 + ([.C257] - 1) * 2; IF ([.E257] = &quot;C&quot;; 25 + ([.C257] - 1) * 2; IF ([.E257] = &quot;D&quot;; 30 + ([.C257] - 1) * 3; IF([.E257] = &quot;E&quot;; 40 + ([.C257] - 1) * 4; IF ([.E257] = &quot;F&quot;; 45 + ([.C257] - 1) * 4; IF ([.E257] = &quot;E+&quot;; 35 + ([.C257] - 1) * 3; IF([.E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F257];&quot;, },&quot;)" office:value-type="string" office:string-value="0xFF: { &quot;idMostSigNib&quot;: 0, &quot;idLeastSigByte&quot;: 0xFF, &quot;name&quot;: &quot;Goofy&quot;, &quot;value&quot;: 5, &quot;type&quot;: &quot;Friend&quot;, &quot;cpCost&quot;: 28, }," calcext:value-type="string">
            <text:p>0xFF: { "idMostSigNib": 0, "idLeastSigByte": 0xFF, "name": "Goofy", "value": 5, "type": "Friend", "cpCost": 28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8] = &quot;S&quot;; 10 + [.C258] - 1; IF ([.E258] = &quot;A&quot;; 15 + [.C258] - 1; IF ([.E258] = &quot;B&quot;; 20 + ([.C258] - 1) * 2; IF ([.E258] = &quot;C&quot;; 25 + ([.C258] - 1) * 2; IF ([.E258] = &quot;D&quot;; 30 + ([.C258] - 1) * 3; IF([.E258] = &quot;E&quot;; 40 + ([.C258] - 1) * 4; IF ([.E258] = &quot;F&quot;; 45 + ([.C258] - 1) * 4; IF ([.E258] = &quot;E+&quot;; 35 + ([.C258] - 1) * 3; IF([.E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F258];&quot;, },&quot;)" office:value-type="string" office:string-value="0x100: { &quot;idMostSigNib&quot;: 1, &quot;idLeastSigByte&quot;: 0x0, &quot;name&quot;: &quot;Goofy&quot;, &quot;value&quot;: 6, &quot;type&quot;: &quot;Friend&quot;, &quot;cpCost&quot;: 30, }," calcext:value-type="string">
            <text:p>0x100: { "idMostSigNib": 1, "idLeastSigByte": 0x0, "name": "Goofy", "value": 6, "type": "Friend", "cpCost": 30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59] = &quot;S&quot;; 10 + [.C259] - 1; IF ([.E259] = &quot;A&quot;; 15 + [.C259] - 1; IF ([.E259] = &quot;B&quot;; 20 + ([.C259] - 1) * 2; IF ([.E259] = &quot;C&quot;; 25 + ([.C259] - 1) * 2; IF ([.E259] = &quot;D&quot;; 30 + ([.C259] - 1) * 3; IF([.E259] = &quot;E&quot;; 40 + ([.C259] - 1) * 4; IF ([.E259] = &quot;F&quot;; 45 + ([.C259] - 1) * 4; IF ([.E259] = &quot;E+&quot;; 35 + ([.C259] - 1) * 3; IF([.E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F259];&quot;, },&quot;)" office:value-type="string" office:string-value="0x101: { &quot;idMostSigNib&quot;: 1, &quot;idLeastSigByte&quot;: 0x1, &quot;name&quot;: &quot;Goofy&quot;, &quot;value&quot;: 7, &quot;type&quot;: &quot;Friend&quot;, &quot;cpCost&quot;: 32, }," calcext:value-type="string">
            <text:p>0x101: { "idMostSigNib": 1, "idLeastSigByte": 0x1, "name": "Goofy", "value": 7, "type": "Friend", "cpCost": 32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0] = &quot;S&quot;; 10 + [.C260] - 1; IF ([.E260] = &quot;A&quot;; 15 + [.C260] - 1; IF ([.E260] = &quot;B&quot;; 20 + ([.C260] - 1) * 2; IF ([.E260] = &quot;C&quot;; 25 + ([.C260] - 1) * 2; IF ([.E260] = &quot;D&quot;; 30 + ([.C260] - 1) * 3; IF([.E260] = &quot;E&quot;; 40 + ([.C260] - 1) * 4; IF ([.E260] = &quot;F&quot;; 45 + ([.C260] - 1) * 4; IF ([.E260] = &quot;E+&quot;; 35 + ([.C260] - 1) * 3; IF([.E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F260];&quot;, },&quot;)" office:value-type="string" office:string-value="0x102: { &quot;idMostSigNib&quot;: 1, &quot;idLeastSigByte&quot;: 0x2, &quot;name&quot;: &quot;Goofy&quot;, &quot;value&quot;: 8, &quot;type&quot;: &quot;Friend&quot;, &quot;cpCost&quot;: 34, }," calcext:value-type="string">
            <text:p>0x102: { "idMostSigNib": 1, "idLeastSigByte": 0x2, "name": "Goofy", "value": 8, "type": "Friend", "cpCost": 34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B</text:p>
          </table:table-cell>
          <table:table-cell table:formula="of:=IF([.E261] = &quot;S&quot;; 10 + [.C261] - 1; IF ([.E261] = &quot;A&quot;; 15 + [.C261] - 1; IF ([.E261] = &quot;B&quot;; 20 + ([.C261] - 1) * 2; IF ([.E261] = &quot;C&quot;; 25 + ([.C261] - 1) * 2; IF ([.E261] = &quot;D&quot;; 30 + ([.C261] - 1) * 3; IF([.E261] = &quot;E&quot;; 40 + ([.C261] - 1) * 4; IF ([.E261] = &quot;F&quot;; 45 + ([.C261] - 1) * 4; IF ([.E261] = &quot;E+&quot;; 35 + ([.C261] - 1) * 3; IF([.E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F261];&quot;, },&quot;)" office:value-type="string" office:string-value="0x103: { &quot;idMostSigNib&quot;: 1, &quot;idLeastSigByte&quot;: 0x3, &quot;name&quot;: &quot;Goofy&quot;, &quot;value&quot;: 9, &quot;type&quot;: &quot;Friend&quot;, &quot;cpCost&quot;: 36, }," calcext:value-type="string">
            <text:p>0x103: { "idMostSigNib": 1, "idLeastSigByte": 0x3, "name": "Goofy", "value": 9, "type": "Friend", "cpCost": 36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2] = &quot;S&quot;; 10 + [.C262] - 1; IF ([.E262] = &quot;A&quot;; 15 + [.C262] - 1; IF ([.E262] = &quot;B&quot;; 20 + ([.C262] - 1) * 2; IF ([.E262] = &quot;C&quot;; 25 + ([.C262] - 1) * 2; IF ([.E262] = &quot;D&quot;; 30 + ([.C262] - 1) * 3; IF([.E262] = &quot;E&quot;; 40 + ([.C262] - 1) * 4; IF ([.E262] = &quot;F&quot;; 45 + ([.C262] - 1) * 4; IF ([.E262] = &quot;E+&quot;; 35 + ([.C262] - 1) * 3; IF([.E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F262];&quot;, },&quot;)" office:value-type="string" office:string-value="0x104: { &quot;idMostSigNib&quot;: 1, &quot;idLeastSigByte&quot;: 0x4, &quot;name&quot;: &quot;Simba&quot;, &quot;value&quot;: 0, &quot;type&quot;: &quot;Magic&quot;, &quot;cpCost&quot;: 38, }," calcext:value-type="string">
            <text:p>0x104: { "idMostSigNib": 1, "idLeastSigByte": 0x4, "name": "Simba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3] = &quot;S&quot;; 10 + [.C263] - 1; IF ([.E263] = &quot;A&quot;; 15 + [.C263] - 1; IF ([.E263] = &quot;B&quot;; 20 + ([.C263] - 1) * 2; IF ([.E263] = &quot;C&quot;; 25 + ([.C263] - 1) * 2; IF ([.E263] = &quot;D&quot;; 30 + ([.C263] - 1) * 3; IF([.E263] = &quot;E&quot;; 40 + ([.C263] - 1) * 4; IF ([.E263] = &quot;F&quot;; 45 + ([.C263] - 1) * 4; IF ([.E263] = &quot;E+&quot;; 35 + ([.C263] - 1) * 3; IF([.E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F263];&quot;, },&quot;)" office:value-type="string" office:string-value="0x105: { &quot;idMostSigNib&quot;: 1, &quot;idLeastSigByte&quot;: 0x5, &quot;name&quot;: &quot;Simba&quot;, &quot;value&quot;: 1, &quot;type&quot;: &quot;Magic&quot;, &quot;cpCost&quot;: 20, }," calcext:value-type="string">
            <text:p>0x105: { "idMostSigNib": 1, "idLeastSigByte": 0x5, "name": "Simba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4] = &quot;S&quot;; 10 + [.C264] - 1; IF ([.E264] = &quot;A&quot;; 15 + [.C264] - 1; IF ([.E264] = &quot;B&quot;; 20 + ([.C264] - 1) * 2; IF ([.E264] = &quot;C&quot;; 25 + ([.C264] - 1) * 2; IF ([.E264] = &quot;D&quot;; 30 + ([.C264] - 1) * 3; IF([.E264] = &quot;E&quot;; 40 + ([.C264] - 1) * 4; IF ([.E264] = &quot;F&quot;; 45 + ([.C264] - 1) * 4; IF ([.E264] = &quot;E+&quot;; 35 + ([.C264] - 1) * 3; IF([.E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F264];&quot;, },&quot;)" office:value-type="string" office:string-value="0x106: { &quot;idMostSigNib&quot;: 1, &quot;idLeastSigByte&quot;: 0x6, &quot;name&quot;: &quot;Simba&quot;, &quot;value&quot;: 2, &quot;type&quot;: &quot;Magic&quot;, &quot;cpCost&quot;: 22, }," calcext:value-type="string">
            <text:p>0x106: { "idMostSigNib": 1, "idLeastSigByte": 0x6, "name": "Simba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5] = &quot;S&quot;; 10 + [.C265] - 1; IF ([.E265] = &quot;A&quot;; 15 + [.C265] - 1; IF ([.E265] = &quot;B&quot;; 20 + ([.C265] - 1) * 2; IF ([.E265] = &quot;C&quot;; 25 + ([.C265] - 1) * 2; IF ([.E265] = &quot;D&quot;; 30 + ([.C265] - 1) * 3; IF([.E265] = &quot;E&quot;; 40 + ([.C265] - 1) * 4; IF ([.E265] = &quot;F&quot;; 45 + ([.C265] - 1) * 4; IF ([.E265] = &quot;E+&quot;; 35 + ([.C265] - 1) * 3; IF([.E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F265];&quot;, },&quot;)" office:value-type="string" office:string-value="0x107: { &quot;idMostSigNib&quot;: 1, &quot;idLeastSigByte&quot;: 0x7, &quot;name&quot;: &quot;Simba&quot;, &quot;value&quot;: 3, &quot;type&quot;: &quot;Magic&quot;, &quot;cpCost&quot;: 24, }," calcext:value-type="string">
            <text:p>0x107: { "idMostSigNib": 1, "idLeastSigByte": 0x7, "name": "Simba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6] = &quot;S&quot;; 10 + [.C266] - 1; IF ([.E266] = &quot;A&quot;; 15 + [.C266] - 1; IF ([.E266] = &quot;B&quot;; 20 + ([.C266] - 1) * 2; IF ([.E266] = &quot;C&quot;; 25 + ([.C266] - 1) * 2; IF ([.E266] = &quot;D&quot;; 30 + ([.C266] - 1) * 3; IF([.E266] = &quot;E&quot;; 40 + ([.C266] - 1) * 4; IF ([.E266] = &quot;F&quot;; 45 + ([.C266] - 1) * 4; IF ([.E266] = &quot;E+&quot;; 35 + ([.C266] - 1) * 3; IF([.E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F266];&quot;, },&quot;)" office:value-type="string" office:string-value="0x108: { &quot;idMostSigNib&quot;: 1, &quot;idLeastSigByte&quot;: 0x8, &quot;name&quot;: &quot;Simba&quot;, &quot;value&quot;: 4, &quot;type&quot;: &quot;Magic&quot;, &quot;cpCost&quot;: 26, }," calcext:value-type="string">
            <text:p>0x108: { "idMostSigNib": 1, "idLeastSigByte": 0x8, "name": "Simba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7] = &quot;S&quot;; 10 + [.C267] - 1; IF ([.E267] = &quot;A&quot;; 15 + [.C267] - 1; IF ([.E267] = &quot;B&quot;; 20 + ([.C267] - 1) * 2; IF ([.E267] = &quot;C&quot;; 25 + ([.C267] - 1) * 2; IF ([.E267] = &quot;D&quot;; 30 + ([.C267] - 1) * 3; IF([.E267] = &quot;E&quot;; 40 + ([.C267] - 1) * 4; IF ([.E267] = &quot;F&quot;; 45 + ([.C267] - 1) * 4; IF ([.E267] = &quot;E+&quot;; 35 + ([.C267] - 1) * 3; IF([.E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F267];&quot;, },&quot;)" office:value-type="string" office:string-value="0x109: { &quot;idMostSigNib&quot;: 1, &quot;idLeastSigByte&quot;: 0x9, &quot;name&quot;: &quot;Simba&quot;, &quot;value&quot;: 5, &quot;type&quot;: &quot;Magic&quot;, &quot;cpCost&quot;: 28, }," calcext:value-type="string">
            <text:p>0x109: { "idMostSigNib": 1, "idLeastSigByte": 0x9, "name": "Simba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8] = &quot;S&quot;; 10 + [.C268] - 1; IF ([.E268] = &quot;A&quot;; 15 + [.C268] - 1; IF ([.E268] = &quot;B&quot;; 20 + ([.C268] - 1) * 2; IF ([.E268] = &quot;C&quot;; 25 + ([.C268] - 1) * 2; IF ([.E268] = &quot;D&quot;; 30 + ([.C268] - 1) * 3; IF([.E268] = &quot;E&quot;; 40 + ([.C268] - 1) * 4; IF ([.E268] = &quot;F&quot;; 45 + ([.C268] - 1) * 4; IF ([.E268] = &quot;E+&quot;; 35 + ([.C268] - 1) * 3; IF([.E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F268];&quot;, },&quot;)" office:value-type="string" office:string-value="0x10A: { &quot;idMostSigNib&quot;: 1, &quot;idLeastSigByte&quot;: 0xA, &quot;name&quot;: &quot;Simba&quot;, &quot;value&quot;: 6, &quot;type&quot;: &quot;Magic&quot;, &quot;cpCost&quot;: 30, }," calcext:value-type="string">
            <text:p>0x10A: { "idMostSigNib": 1, "idLeastSigByte": 0xA, "name": "Simba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69] = &quot;S&quot;; 10 + [.C269] - 1; IF ([.E269] = &quot;A&quot;; 15 + [.C269] - 1; IF ([.E269] = &quot;B&quot;; 20 + ([.C269] - 1) * 2; IF ([.E269] = &quot;C&quot;; 25 + ([.C269] - 1) * 2; IF ([.E269] = &quot;D&quot;; 30 + ([.C269] - 1) * 3; IF([.E269] = &quot;E&quot;; 40 + ([.C269] - 1) * 4; IF ([.E269] = &quot;F&quot;; 45 + ([.C269] - 1) * 4; IF ([.E269] = &quot;E+&quot;; 35 + ([.C269] - 1) * 3; IF([.E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F269];&quot;, },&quot;)" office:value-type="string" office:string-value="0x10B: { &quot;idMostSigNib&quot;: 1, &quot;idLeastSigByte&quot;: 0xB, &quot;name&quot;: &quot;Simba&quot;, &quot;value&quot;: 7, &quot;type&quot;: &quot;Magic&quot;, &quot;cpCost&quot;: 32, }," calcext:value-type="string">
            <text:p>0x10B: { "idMostSigNib": 1, "idLeastSigByte": 0xB, "name": "Simba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0] = &quot;S&quot;; 10 + [.C270] - 1; IF ([.E270] = &quot;A&quot;; 15 + [.C270] - 1; IF ([.E270] = &quot;B&quot;; 20 + ([.C270] - 1) * 2; IF ([.E270] = &quot;C&quot;; 25 + ([.C270] - 1) * 2; IF ([.E270] = &quot;D&quot;; 30 + ([.C270] - 1) * 3; IF([.E270] = &quot;E&quot;; 40 + ([.C270] - 1) * 4; IF ([.E270] = &quot;F&quot;; 45 + ([.C270] - 1) * 4; IF ([.E270] = &quot;E+&quot;; 35 + ([.C270] - 1) * 3; IF([.E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F270];&quot;, },&quot;)" office:value-type="string" office:string-value="0x10C: { &quot;idMostSigNib&quot;: 1, &quot;idLeastSigByte&quot;: 0xC, &quot;name&quot;: &quot;Simba&quot;, &quot;value&quot;: 8, &quot;type&quot;: &quot;Magic&quot;, &quot;cpCost&quot;: 34, }," calcext:value-type="string">
            <text:p>0x10C: { "idMostSigNib": 1, "idLeastSigByte": 0xC, "name": "Simba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1] = &quot;S&quot;; 10 + [.C271] - 1; IF ([.E271] = &quot;A&quot;; 15 + [.C271] - 1; IF ([.E271] = &quot;B&quot;; 20 + ([.C271] - 1) * 2; IF ([.E271] = &quot;C&quot;; 25 + ([.C271] - 1) * 2; IF ([.E271] = &quot;D&quot;; 30 + ([.C271] - 1) * 3; IF([.E271] = &quot;E&quot;; 40 + ([.C271] - 1) * 4; IF ([.E271] = &quot;F&quot;; 45 + ([.C271] - 1) * 4; IF ([.E271] = &quot;E+&quot;; 35 + ([.C271] - 1) * 3; IF([.E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F271];&quot;, },&quot;)" office:value-type="string" office:string-value="0x10D: { &quot;idMostSigNib&quot;: 1, &quot;idLeastSigByte&quot;: 0xD, &quot;name&quot;: &quot;Simba&quot;, &quot;value&quot;: 9, &quot;type&quot;: &quot;Magic&quot;, &quot;cpCost&quot;: 36, }," calcext:value-type="string">
            <text:p>0x10D: { "idMostSigNib": 1, "idLeastSigByte": 0xD, "name": "Simba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2] = &quot;S&quot;; 10 + [.C272] - 1; IF ([.E272] = &quot;A&quot;; 15 + [.C272] - 1; IF ([.E272] = &quot;B&quot;; 20 + ([.C272] - 1) * 2; IF ([.E272] = &quot;C&quot;; 25 + ([.C272] - 1) * 2; IF ([.E272] = &quot;D&quot;; 30 + ([.C272] - 1) * 3; IF([.E272] = &quot;E&quot;; 40 + ([.C272] - 1) * 4; IF ([.E272] = &quot;F&quot;; 45 + ([.C272] - 1) * 4; IF ([.E272] = &quot;E+&quot;; 35 + ([.C272] - 1) * 3; IF([.E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F272];&quot;, },&quot;)" office:value-type="string" office:string-value="0x10E: { &quot;idMostSigNib&quot;: 1, &quot;idLeastSigByte&quot;: 0xE, &quot;name&quot;: &quot;Genie&quot;, &quot;value&quot;: 0, &quot;type&quot;: &quot;Magic&quot;, &quot;cpCost&quot;: 38, }," calcext:value-type="string">
            <text:p>0x10E: { "idMostSigNib": 1, "idLeastSigByte": 0xE, "name": "Genie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3] = &quot;S&quot;; 10 + [.C273] - 1; IF ([.E273] = &quot;A&quot;; 15 + [.C273] - 1; IF ([.E273] = &quot;B&quot;; 20 + ([.C273] - 1) * 2; IF ([.E273] = &quot;C&quot;; 25 + ([.C273] - 1) * 2; IF ([.E273] = &quot;D&quot;; 30 + ([.C273] - 1) * 3; IF([.E273] = &quot;E&quot;; 40 + ([.C273] - 1) * 4; IF ([.E273] = &quot;F&quot;; 45 + ([.C273] - 1) * 4; IF ([.E273] = &quot;E+&quot;; 35 + ([.C273] - 1) * 3; IF([.E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F273];&quot;, },&quot;)" office:value-type="string" office:string-value="0x10F: { &quot;idMostSigNib&quot;: 1, &quot;idLeastSigByte&quot;: 0xF, &quot;name&quot;: &quot;Genie&quot;, &quot;value&quot;: 1, &quot;type&quot;: &quot;Magic&quot;, &quot;cpCost&quot;: 20, }," calcext:value-type="string">
            <text:p>0x10F: { "idMostSigNib": 1, "idLeastSigByte": 0xF, "name": "Genie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4] = &quot;S&quot;; 10 + [.C274] - 1; IF ([.E274] = &quot;A&quot;; 15 + [.C274] - 1; IF ([.E274] = &quot;B&quot;; 20 + ([.C274] - 1) * 2; IF ([.E274] = &quot;C&quot;; 25 + ([.C274] - 1) * 2; IF ([.E274] = &quot;D&quot;; 30 + ([.C274] - 1) * 3; IF([.E274] = &quot;E&quot;; 40 + ([.C274] - 1) * 4; IF ([.E274] = &quot;F&quot;; 45 + ([.C274] - 1) * 4; IF ([.E274] = &quot;E+&quot;; 35 + ([.C274] - 1) * 3; IF([.E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F274];&quot;, },&quot;)" office:value-type="string" office:string-value="0x110: { &quot;idMostSigNib&quot;: 1, &quot;idLeastSigByte&quot;: 0x10, &quot;name&quot;: &quot;Genie&quot;, &quot;value&quot;: 2, &quot;type&quot;: &quot;Magic&quot;, &quot;cpCost&quot;: 22, }," calcext:value-type="string">
            <text:p>0x110: { "idMostSigNib": 1, "idLeastSigByte": 0x10, "name": "Genie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5] = &quot;S&quot;; 10 + [.C275] - 1; IF ([.E275] = &quot;A&quot;; 15 + [.C275] - 1; IF ([.E275] = &quot;B&quot;; 20 + ([.C275] - 1) * 2; IF ([.E275] = &quot;C&quot;; 25 + ([.C275] - 1) * 2; IF ([.E275] = &quot;D&quot;; 30 + ([.C275] - 1) * 3; IF([.E275] = &quot;E&quot;; 40 + ([.C275] - 1) * 4; IF ([.E275] = &quot;F&quot;; 45 + ([.C275] - 1) * 4; IF ([.E275] = &quot;E+&quot;; 35 + ([.C275] - 1) * 3; IF([.E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F275];&quot;, },&quot;)" office:value-type="string" office:string-value="0x111: { &quot;idMostSigNib&quot;: 1, &quot;idLeastSigByte&quot;: 0x11, &quot;name&quot;: &quot;Genie&quot;, &quot;value&quot;: 3, &quot;type&quot;: &quot;Magic&quot;, &quot;cpCost&quot;: 24, }," calcext:value-type="string">
            <text:p>0x111: { "idMostSigNib": 1, "idLeastSigByte": 0x11, "name": "Genie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6] = &quot;S&quot;; 10 + [.C276] - 1; IF ([.E276] = &quot;A&quot;; 15 + [.C276] - 1; IF ([.E276] = &quot;B&quot;; 20 + ([.C276] - 1) * 2; IF ([.E276] = &quot;C&quot;; 25 + ([.C276] - 1) * 2; IF ([.E276] = &quot;D&quot;; 30 + ([.C276] - 1) * 3; IF([.E276] = &quot;E&quot;; 40 + ([.C276] - 1) * 4; IF ([.E276] = &quot;F&quot;; 45 + ([.C276] - 1) * 4; IF ([.E276] = &quot;E+&quot;; 35 + ([.C276] - 1) * 3; IF([.E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F276];&quot;, },&quot;)" office:value-type="string" office:string-value="0x112: { &quot;idMostSigNib&quot;: 1, &quot;idLeastSigByte&quot;: 0x12, &quot;name&quot;: &quot;Genie&quot;, &quot;value&quot;: 4, &quot;type&quot;: &quot;Magic&quot;, &quot;cpCost&quot;: 26, }," calcext:value-type="string">
            <text:p>0x112: { "idMostSigNib": 1, "idLeastSigByte": 0x12, "name": "Genie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7] = &quot;S&quot;; 10 + [.C277] - 1; IF ([.E277] = &quot;A&quot;; 15 + [.C277] - 1; IF ([.E277] = &quot;B&quot;; 20 + ([.C277] - 1) * 2; IF ([.E277] = &quot;C&quot;; 25 + ([.C277] - 1) * 2; IF ([.E277] = &quot;D&quot;; 30 + ([.C277] - 1) * 3; IF([.E277] = &quot;E&quot;; 40 + ([.C277] - 1) * 4; IF ([.E277] = &quot;F&quot;; 45 + ([.C277] - 1) * 4; IF ([.E277] = &quot;E+&quot;; 35 + ([.C277] - 1) * 3; IF([.E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F277];&quot;, },&quot;)" office:value-type="string" office:string-value="0x113: { &quot;idMostSigNib&quot;: 1, &quot;idLeastSigByte&quot;: 0x13, &quot;name&quot;: &quot;Genie&quot;, &quot;value&quot;: 5, &quot;type&quot;: &quot;Magic&quot;, &quot;cpCost&quot;: 28, }," calcext:value-type="string">
            <text:p>0x113: { "idMostSigNib": 1, "idLeastSigByte": 0x13, "name": "Genie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8] = &quot;S&quot;; 10 + [.C278] - 1; IF ([.E278] = &quot;A&quot;; 15 + [.C278] - 1; IF ([.E278] = &quot;B&quot;; 20 + ([.C278] - 1) * 2; IF ([.E278] = &quot;C&quot;; 25 + ([.C278] - 1) * 2; IF ([.E278] = &quot;D&quot;; 30 + ([.C278] - 1) * 3; IF([.E278] = &quot;E&quot;; 40 + ([.C278] - 1) * 4; IF ([.E278] = &quot;F&quot;; 45 + ([.C278] - 1) * 4; IF ([.E278] = &quot;E+&quot;; 35 + ([.C278] - 1) * 3; IF([.E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F278];&quot;, },&quot;)" office:value-type="string" office:string-value="0x114: { &quot;idMostSigNib&quot;: 1, &quot;idLeastSigByte&quot;: 0x14, &quot;name&quot;: &quot;Genie&quot;, &quot;value&quot;: 6, &quot;type&quot;: &quot;Magic&quot;, &quot;cpCost&quot;: 30, }," calcext:value-type="string">
            <text:p>0x114: { "idMostSigNib": 1, "idLeastSigByte": 0x14, "name": "Genie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79] = &quot;S&quot;; 10 + [.C279] - 1; IF ([.E279] = &quot;A&quot;; 15 + [.C279] - 1; IF ([.E279] = &quot;B&quot;; 20 + ([.C279] - 1) * 2; IF ([.E279] = &quot;C&quot;; 25 + ([.C279] - 1) * 2; IF ([.E279] = &quot;D&quot;; 30 + ([.C279] - 1) * 3; IF([.E279] = &quot;E&quot;; 40 + ([.C279] - 1) * 4; IF ([.E279] = &quot;F&quot;; 45 + ([.C279] - 1) * 4; IF ([.E279] = &quot;E+&quot;; 35 + ([.C279] - 1) * 3; IF([.E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F279];&quot;, },&quot;)" office:value-type="string" office:string-value="0x115: { &quot;idMostSigNib&quot;: 1, &quot;idLeastSigByte&quot;: 0x15, &quot;name&quot;: &quot;Genie&quot;, &quot;value&quot;: 7, &quot;type&quot;: &quot;Magic&quot;, &quot;cpCost&quot;: 32, }," calcext:value-type="string">
            <text:p>0x115: { "idMostSigNib": 1, "idLeastSigByte": 0x15, "name": "Genie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0] = &quot;S&quot;; 10 + [.C280] - 1; IF ([.E280] = &quot;A&quot;; 15 + [.C280] - 1; IF ([.E280] = &quot;B&quot;; 20 + ([.C280] - 1) * 2; IF ([.E280] = &quot;C&quot;; 25 + ([.C280] - 1) * 2; IF ([.E280] = &quot;D&quot;; 30 + ([.C280] - 1) * 3; IF([.E280] = &quot;E&quot;; 40 + ([.C280] - 1) * 4; IF ([.E280] = &quot;F&quot;; 45 + ([.C280] - 1) * 4; IF ([.E280] = &quot;E+&quot;; 35 + ([.C280] - 1) * 3; IF([.E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F280];&quot;, },&quot;)" office:value-type="string" office:string-value="0x116: { &quot;idMostSigNib&quot;: 1, &quot;idLeastSigByte&quot;: 0x16, &quot;name&quot;: &quot;Genie&quot;, &quot;value&quot;: 8, &quot;type&quot;: &quot;Magic&quot;, &quot;cpCost&quot;: 34, }," calcext:value-type="string">
            <text:p>0x116: { "idMostSigNib": 1, "idLeastSigByte": 0x16, "name": "Genie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1] = &quot;S&quot;; 10 + [.C281] - 1; IF ([.E281] = &quot;A&quot;; 15 + [.C281] - 1; IF ([.E281] = &quot;B&quot;; 20 + ([.C281] - 1) * 2; IF ([.E281] = &quot;C&quot;; 25 + ([.C281] - 1) * 2; IF ([.E281] = &quot;D&quot;; 30 + ([.C281] - 1) * 3; IF([.E281] = &quot;E&quot;; 40 + ([.C281] - 1) * 4; IF ([.E281] = &quot;F&quot;; 45 + ([.C281] - 1) * 4; IF ([.E281] = &quot;E+&quot;; 35 + ([.C281] - 1) * 3; IF([.E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F281];&quot;, },&quot;)" office:value-type="string" office:string-value="0x117: { &quot;idMostSigNib&quot;: 1, &quot;idLeastSigByte&quot;: 0x17, &quot;name&quot;: &quot;Genie&quot;, &quot;value&quot;: 9, &quot;type&quot;: &quot;Magic&quot;, &quot;cpCost&quot;: 36, }," calcext:value-type="string">
            <text:p>0x117: { "idMostSigNib": 1, "idLeastSigByte": 0x17, "name": "Genie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2] = &quot;S&quot;; 10 + [.C282] - 1; IF ([.E282] = &quot;A&quot;; 15 + [.C282] - 1; IF ([.E282] = &quot;B&quot;; 20 + ([.C282] - 1) * 2; IF ([.E282] = &quot;C&quot;; 25 + ([.C282] - 1) * 2; IF ([.E282] = &quot;D&quot;; 30 + ([.C282] - 1) * 3; IF([.E282] = &quot;E&quot;; 40 + ([.C282] - 1) * 4; IF ([.E282] = &quot;F&quot;; 45 + ([.C282] - 1) * 4; IF ([.E282] = &quot;E+&quot;; 35 + ([.C282] - 1) * 3; IF([.E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F282];&quot;, },&quot;)" office:value-type="string" office:string-value="0x118: { &quot;idMostSigNib&quot;: 1, &quot;idLeastSigByte&quot;: 0x18, &quot;name&quot;: &quot;Bambi&quot;, &quot;value&quot;: 0, &quot;type&quot;: &quot;Magic&quot;, &quot;cpCost&quot;: 38, }," calcext:value-type="string">
            <text:p>0x118: { "idMostSigNib": 1, "idLeastSigByte": 0x18, "name": "Bambi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3] = &quot;S&quot;; 10 + [.C283] - 1; IF ([.E283] = &quot;A&quot;; 15 + [.C283] - 1; IF ([.E283] = &quot;B&quot;; 20 + ([.C283] - 1) * 2; IF ([.E283] = &quot;C&quot;; 25 + ([.C283] - 1) * 2; IF ([.E283] = &quot;D&quot;; 30 + ([.C283] - 1) * 3; IF([.E283] = &quot;E&quot;; 40 + ([.C283] - 1) * 4; IF ([.E283] = &quot;F&quot;; 45 + ([.C283] - 1) * 4; IF ([.E283] = &quot;E+&quot;; 35 + ([.C283] - 1) * 3; IF([.E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F283];&quot;, },&quot;)" office:value-type="string" office:string-value="0x119: { &quot;idMostSigNib&quot;: 1, &quot;idLeastSigByte&quot;: 0x19, &quot;name&quot;: &quot;Bambi&quot;, &quot;value&quot;: 1, &quot;type&quot;: &quot;Magic&quot;, &quot;cpCost&quot;: 20, }," calcext:value-type="string">
            <text:p>0x119: { "idMostSigNib": 1, "idLeastSigByte": 0x19, "name": "Bambi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4] = &quot;S&quot;; 10 + [.C284] - 1; IF ([.E284] = &quot;A&quot;; 15 + [.C284] - 1; IF ([.E284] = &quot;B&quot;; 20 + ([.C284] - 1) * 2; IF ([.E284] = &quot;C&quot;; 25 + ([.C284] - 1) * 2; IF ([.E284] = &quot;D&quot;; 30 + ([.C284] - 1) * 3; IF([.E284] = &quot;E&quot;; 40 + ([.C284] - 1) * 4; IF ([.E284] = &quot;F&quot;; 45 + ([.C284] - 1) * 4; IF ([.E284] = &quot;E+&quot;; 35 + ([.C284] - 1) * 3; IF([.E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F284];&quot;, },&quot;)" office:value-type="string" office:string-value="0x11A: { &quot;idMostSigNib&quot;: 1, &quot;idLeastSigByte&quot;: 0x1A, &quot;name&quot;: &quot;Bambi&quot;, &quot;value&quot;: 2, &quot;type&quot;: &quot;Magic&quot;, &quot;cpCost&quot;: 22, }," calcext:value-type="string">
            <text:p>0x11A: { "idMostSigNib": 1, "idLeastSigByte": 0x1A, "name": "Bambi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5] = &quot;S&quot;; 10 + [.C285] - 1; IF ([.E285] = &quot;A&quot;; 15 + [.C285] - 1; IF ([.E285] = &quot;B&quot;; 20 + ([.C285] - 1) * 2; IF ([.E285] = &quot;C&quot;; 25 + ([.C285] - 1) * 2; IF ([.E285] = &quot;D&quot;; 30 + ([.C285] - 1) * 3; IF([.E285] = &quot;E&quot;; 40 + ([.C285] - 1) * 4; IF ([.E285] = &quot;F&quot;; 45 + ([.C285] - 1) * 4; IF ([.E285] = &quot;E+&quot;; 35 + ([.C285] - 1) * 3; IF([.E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F285];&quot;, },&quot;)" office:value-type="string" office:string-value="0x11B: { &quot;idMostSigNib&quot;: 1, &quot;idLeastSigByte&quot;: 0x1B, &quot;name&quot;: &quot;Bambi&quot;, &quot;value&quot;: 3, &quot;type&quot;: &quot;Magic&quot;, &quot;cpCost&quot;: 24, }," calcext:value-type="string">
            <text:p>0x11B: { "idMostSigNib": 1, "idLeastSigByte": 0x1B, "name": "Bambi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6] = &quot;S&quot;; 10 + [.C286] - 1; IF ([.E286] = &quot;A&quot;; 15 + [.C286] - 1; IF ([.E286] = &quot;B&quot;; 20 + ([.C286] - 1) * 2; IF ([.E286] = &quot;C&quot;; 25 + ([.C286] - 1) * 2; IF ([.E286] = &quot;D&quot;; 30 + ([.C286] - 1) * 3; IF([.E286] = &quot;E&quot;; 40 + ([.C286] - 1) * 4; IF ([.E286] = &quot;F&quot;; 45 + ([.C286] - 1) * 4; IF ([.E286] = &quot;E+&quot;; 35 + ([.C286] - 1) * 3; IF([.E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F286];&quot;, },&quot;)" office:value-type="string" office:string-value="0x11C: { &quot;idMostSigNib&quot;: 1, &quot;idLeastSigByte&quot;: 0x1C, &quot;name&quot;: &quot;Bambi&quot;, &quot;value&quot;: 4, &quot;type&quot;: &quot;Magic&quot;, &quot;cpCost&quot;: 26, }," calcext:value-type="string">
            <text:p>0x11C: { "idMostSigNib": 1, "idLeastSigByte": 0x1C, "name": "Bambi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7] = &quot;S&quot;; 10 + [.C287] - 1; IF ([.E287] = &quot;A&quot;; 15 + [.C287] - 1; IF ([.E287] = &quot;B&quot;; 20 + ([.C287] - 1) * 2; IF ([.E287] = &quot;C&quot;; 25 + ([.C287] - 1) * 2; IF ([.E287] = &quot;D&quot;; 30 + ([.C287] - 1) * 3; IF([.E287] = &quot;E&quot;; 40 + ([.C287] - 1) * 4; IF ([.E287] = &quot;F&quot;; 45 + ([.C287] - 1) * 4; IF ([.E287] = &quot;E+&quot;; 35 + ([.C287] - 1) * 3; IF([.E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F287];&quot;, },&quot;)" office:value-type="string" office:string-value="0x11D: { &quot;idMostSigNib&quot;: 1, &quot;idLeastSigByte&quot;: 0x1D, &quot;name&quot;: &quot;Bambi&quot;, &quot;value&quot;: 5, &quot;type&quot;: &quot;Magic&quot;, &quot;cpCost&quot;: 28, }," calcext:value-type="string">
            <text:p>0x11D: { "idMostSigNib": 1, "idLeastSigByte": 0x1D, "name": "Bambi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8] = &quot;S&quot;; 10 + [.C288] - 1; IF ([.E288] = &quot;A&quot;; 15 + [.C288] - 1; IF ([.E288] = &quot;B&quot;; 20 + ([.C288] - 1) * 2; IF ([.E288] = &quot;C&quot;; 25 + ([.C288] - 1) * 2; IF ([.E288] = &quot;D&quot;; 30 + ([.C288] - 1) * 3; IF([.E288] = &quot;E&quot;; 40 + ([.C288] - 1) * 4; IF ([.E288] = &quot;F&quot;; 45 + ([.C288] - 1) * 4; IF ([.E288] = &quot;E+&quot;; 35 + ([.C288] - 1) * 3; IF([.E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F288];&quot;, },&quot;)" office:value-type="string" office:string-value="0x11E: { &quot;idMostSigNib&quot;: 1, &quot;idLeastSigByte&quot;: 0x1E, &quot;name&quot;: &quot;Bambi&quot;, &quot;value&quot;: 6, &quot;type&quot;: &quot;Magic&quot;, &quot;cpCost&quot;: 30, }," calcext:value-type="string">
            <text:p>0x11E: { "idMostSigNib": 1, "idLeastSigByte": 0x1E, "name": "Bambi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89] = &quot;S&quot;; 10 + [.C289] - 1; IF ([.E289] = &quot;A&quot;; 15 + [.C289] - 1; IF ([.E289] = &quot;B&quot;; 20 + ([.C289] - 1) * 2; IF ([.E289] = &quot;C&quot;; 25 + ([.C289] - 1) * 2; IF ([.E289] = &quot;D&quot;; 30 + ([.C289] - 1) * 3; IF([.E289] = &quot;E&quot;; 40 + ([.C289] - 1) * 4; IF ([.E289] = &quot;F&quot;; 45 + ([.C289] - 1) * 4; IF ([.E289] = &quot;E+&quot;; 35 + ([.C289] - 1) * 3; IF([.E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F289];&quot;, },&quot;)" office:value-type="string" office:string-value="0x11F: { &quot;idMostSigNib&quot;: 1, &quot;idLeastSigByte&quot;: 0x1F, &quot;name&quot;: &quot;Bambi&quot;, &quot;value&quot;: 7, &quot;type&quot;: &quot;Magic&quot;, &quot;cpCost&quot;: 32, }," calcext:value-type="string">
            <text:p>0x11F: { "idMostSigNib": 1, "idLeastSigByte": 0x1F, "name": "Bambi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0] = &quot;S&quot;; 10 + [.C290] - 1; IF ([.E290] = &quot;A&quot;; 15 + [.C290] - 1; IF ([.E290] = &quot;B&quot;; 20 + ([.C290] - 1) * 2; IF ([.E290] = &quot;C&quot;; 25 + ([.C290] - 1) * 2; IF ([.E290] = &quot;D&quot;; 30 + ([.C290] - 1) * 3; IF([.E290] = &quot;E&quot;; 40 + ([.C290] - 1) * 4; IF ([.E290] = &quot;F&quot;; 45 + ([.C290] - 1) * 4; IF ([.E290] = &quot;E+&quot;; 35 + ([.C290] - 1) * 3; IF([.E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F290];&quot;, },&quot;)" office:value-type="string" office:string-value="0x120: { &quot;idMostSigNib&quot;: 1, &quot;idLeastSigByte&quot;: 0x20, &quot;name&quot;: &quot;Bambi&quot;, &quot;value&quot;: 8, &quot;type&quot;: &quot;Magic&quot;, &quot;cpCost&quot;: 34, }," calcext:value-type="string">
            <text:p>0x120: { "idMostSigNib": 1, "idLeastSigByte": 0x20, "name": "Bambi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1] = &quot;S&quot;; 10 + [.C291] - 1; IF ([.E291] = &quot;A&quot;; 15 + [.C291] - 1; IF ([.E291] = &quot;B&quot;; 20 + ([.C291] - 1) * 2; IF ([.E291] = &quot;C&quot;; 25 + ([.C291] - 1) * 2; IF ([.E291] = &quot;D&quot;; 30 + ([.C291] - 1) * 3; IF([.E291] = &quot;E&quot;; 40 + ([.C291] - 1) * 4; IF ([.E291] = &quot;F&quot;; 45 + ([.C291] - 1) * 4; IF ([.E291] = &quot;E+&quot;; 35 + ([.C291] - 1) * 3; IF([.E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F291];&quot;, },&quot;)" office:value-type="string" office:string-value="0x121: { &quot;idMostSigNib&quot;: 1, &quot;idLeastSigByte&quot;: 0x21, &quot;name&quot;: &quot;Bambi&quot;, &quot;value&quot;: 9, &quot;type&quot;: &quot;Magic&quot;, &quot;cpCost&quot;: 36, }," calcext:value-type="string">
            <text:p>0x121: { "idMostSigNib": 1, "idLeastSigByte": 0x21, "name": "Bambi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2] = &quot;S&quot;; 10 + [.C292] - 1; IF ([.E292] = &quot;A&quot;; 15 + [.C292] - 1; IF ([.E292] = &quot;B&quot;; 20 + ([.C292] - 1) * 2; IF ([.E292] = &quot;C&quot;; 25 + ([.C292] - 1) * 2; IF ([.E292] = &quot;D&quot;; 30 + ([.C292] - 1) * 3; IF([.E292] = &quot;E&quot;; 40 + ([.C292] - 1) * 4; IF ([.E292] = &quot;F&quot;; 45 + ([.C292] - 1) * 4; IF ([.E292] = &quot;E+&quot;; 35 + ([.C292] - 1) * 3; IF([.E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F292];&quot;, },&quot;)" office:value-type="string" office:string-value="0x122: { &quot;idMostSigNib&quot;: 1, &quot;idLeastSigByte&quot;: 0x22, &quot;name&quot;: &quot;Dumbo&quot;, &quot;value&quot;: 0, &quot;type&quot;: &quot;Magic&quot;, &quot;cpCost&quot;: 38, }," calcext:value-type="string">
            <text:p>0x122: { "idMostSigNib": 1, "idLeastSigByte": 0x22, "name": "Dumbo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3] = &quot;S&quot;; 10 + [.C293] - 1; IF ([.E293] = &quot;A&quot;; 15 + [.C293] - 1; IF ([.E293] = &quot;B&quot;; 20 + ([.C293] - 1) * 2; IF ([.E293] = &quot;C&quot;; 25 + ([.C293] - 1) * 2; IF ([.E293] = &quot;D&quot;; 30 + ([.C293] - 1) * 3; IF([.E293] = &quot;E&quot;; 40 + ([.C293] - 1) * 4; IF ([.E293] = &quot;F&quot;; 45 + ([.C293] - 1) * 4; IF ([.E293] = &quot;E+&quot;; 35 + ([.C293] - 1) * 3; IF([.E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F293];&quot;, },&quot;)" office:value-type="string" office:string-value="0x123: { &quot;idMostSigNib&quot;: 1, &quot;idLeastSigByte&quot;: 0x23, &quot;name&quot;: &quot;Dumbo&quot;, &quot;value&quot;: 1, &quot;type&quot;: &quot;Magic&quot;, &quot;cpCost&quot;: 20, }," calcext:value-type="string">
            <text:p>0x123: { "idMostSigNib": 1, "idLeastSigByte": 0x23, "name": "Dumbo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4] = &quot;S&quot;; 10 + [.C294] - 1; IF ([.E294] = &quot;A&quot;; 15 + [.C294] - 1; IF ([.E294] = &quot;B&quot;; 20 + ([.C294] - 1) * 2; IF ([.E294] = &quot;C&quot;; 25 + ([.C294] - 1) * 2; IF ([.E294] = &quot;D&quot;; 30 + ([.C294] - 1) * 3; IF([.E294] = &quot;E&quot;; 40 + ([.C294] - 1) * 4; IF ([.E294] = &quot;F&quot;; 45 + ([.C294] - 1) * 4; IF ([.E294] = &quot;E+&quot;; 35 + ([.C294] - 1) * 3; IF([.E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F294];&quot;, },&quot;)" office:value-type="string" office:string-value="0x124: { &quot;idMostSigNib&quot;: 1, &quot;idLeastSigByte&quot;: 0x24, &quot;name&quot;: &quot;Dumbo&quot;, &quot;value&quot;: 2, &quot;type&quot;: &quot;Magic&quot;, &quot;cpCost&quot;: 22, }," calcext:value-type="string">
            <text:p>0x124: { "idMostSigNib": 1, "idLeastSigByte": 0x24, "name": "Dumbo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5] = &quot;S&quot;; 10 + [.C295] - 1; IF ([.E295] = &quot;A&quot;; 15 + [.C295] - 1; IF ([.E295] = &quot;B&quot;; 20 + ([.C295] - 1) * 2; IF ([.E295] = &quot;C&quot;; 25 + ([.C295] - 1) * 2; IF ([.E295] = &quot;D&quot;; 30 + ([.C295] - 1) * 3; IF([.E295] = &quot;E&quot;; 40 + ([.C295] - 1) * 4; IF ([.E295] = &quot;F&quot;; 45 + ([.C295] - 1) * 4; IF ([.E295] = &quot;E+&quot;; 35 + ([.C295] - 1) * 3; IF([.E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F295];&quot;, },&quot;)" office:value-type="string" office:string-value="0x125: { &quot;idMostSigNib&quot;: 1, &quot;idLeastSigByte&quot;: 0x25, &quot;name&quot;: &quot;Dumbo&quot;, &quot;value&quot;: 3, &quot;type&quot;: &quot;Magic&quot;, &quot;cpCost&quot;: 24, }," calcext:value-type="string">
            <text:p>0x125: { "idMostSigNib": 1, "idLeastSigByte": 0x25, "name": "Dumbo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6] = &quot;S&quot;; 10 + [.C296] - 1; IF ([.E296] = &quot;A&quot;; 15 + [.C296] - 1; IF ([.E296] = &quot;B&quot;; 20 + ([.C296] - 1) * 2; IF ([.E296] = &quot;C&quot;; 25 + ([.C296] - 1) * 2; IF ([.E296] = &quot;D&quot;; 30 + ([.C296] - 1) * 3; IF([.E296] = &quot;E&quot;; 40 + ([.C296] - 1) * 4; IF ([.E296] = &quot;F&quot;; 45 + ([.C296] - 1) * 4; IF ([.E296] = &quot;E+&quot;; 35 + ([.C296] - 1) * 3; IF([.E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F296];&quot;, },&quot;)" office:value-type="string" office:string-value="0x126: { &quot;idMostSigNib&quot;: 1, &quot;idLeastSigByte&quot;: 0x26, &quot;name&quot;: &quot;Dumbo&quot;, &quot;value&quot;: 4, &quot;type&quot;: &quot;Magic&quot;, &quot;cpCost&quot;: 26, }," calcext:value-type="string">
            <text:p>0x126: { "idMostSigNib": 1, "idLeastSigByte": 0x26, "name": "Dumbo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7] = &quot;S&quot;; 10 + [.C297] - 1; IF ([.E297] = &quot;A&quot;; 15 + [.C297] - 1; IF ([.E297] = &quot;B&quot;; 20 + ([.C297] - 1) * 2; IF ([.E297] = &quot;C&quot;; 25 + ([.C297] - 1) * 2; IF ([.E297] = &quot;D&quot;; 30 + ([.C297] - 1) * 3; IF([.E297] = &quot;E&quot;; 40 + ([.C297] - 1) * 4; IF ([.E297] = &quot;F&quot;; 45 + ([.C297] - 1) * 4; IF ([.E297] = &quot;E+&quot;; 35 + ([.C297] - 1) * 3; IF([.E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F297];&quot;, },&quot;)" office:value-type="string" office:string-value="0x127: { &quot;idMostSigNib&quot;: 1, &quot;idLeastSigByte&quot;: 0x27, &quot;name&quot;: &quot;Dumbo&quot;, &quot;value&quot;: 5, &quot;type&quot;: &quot;Magic&quot;, &quot;cpCost&quot;: 28, }," calcext:value-type="string">
            <text:p>0x127: { "idMostSigNib": 1, "idLeastSigByte": 0x27, "name": "Dumbo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8] = &quot;S&quot;; 10 + [.C298] - 1; IF ([.E298] = &quot;A&quot;; 15 + [.C298] - 1; IF ([.E298] = &quot;B&quot;; 20 + ([.C298] - 1) * 2; IF ([.E298] = &quot;C&quot;; 25 + ([.C298] - 1) * 2; IF ([.E298] = &quot;D&quot;; 30 + ([.C298] - 1) * 3; IF([.E298] = &quot;E&quot;; 40 + ([.C298] - 1) * 4; IF ([.E298] = &quot;F&quot;; 45 + ([.C298] - 1) * 4; IF ([.E298] = &quot;E+&quot;; 35 + ([.C298] - 1) * 3; IF([.E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F298];&quot;, },&quot;)" office:value-type="string" office:string-value="0x128: { &quot;idMostSigNib&quot;: 1, &quot;idLeastSigByte&quot;: 0x28, &quot;name&quot;: &quot;Dumbo&quot;, &quot;value&quot;: 6, &quot;type&quot;: &quot;Magic&quot;, &quot;cpCost&quot;: 30, }," calcext:value-type="string">
            <text:p>0x128: { "idMostSigNib": 1, "idLeastSigByte": 0x28, "name": "Dumbo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299] = &quot;S&quot;; 10 + [.C299] - 1; IF ([.E299] = &quot;A&quot;; 15 + [.C299] - 1; IF ([.E299] = &quot;B&quot;; 20 + ([.C299] - 1) * 2; IF ([.E299] = &quot;C&quot;; 25 + ([.C299] - 1) * 2; IF ([.E299] = &quot;D&quot;; 30 + ([.C299] - 1) * 3; IF([.E299] = &quot;E&quot;; 40 + ([.C299] - 1) * 4; IF ([.E299] = &quot;F&quot;; 45 + ([.C299] - 1) * 4; IF ([.E299] = &quot;E+&quot;; 35 + ([.C299] - 1) * 3; IF([.E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F299];&quot;, },&quot;)" office:value-type="string" office:string-value="0x129: { &quot;idMostSigNib&quot;: 1, &quot;idLeastSigByte&quot;: 0x29, &quot;name&quot;: &quot;Dumbo&quot;, &quot;value&quot;: 7, &quot;type&quot;: &quot;Magic&quot;, &quot;cpCost&quot;: 32, }," calcext:value-type="string">
            <text:p>0x129: { "idMostSigNib": 1, "idLeastSigByte": 0x29, "name": "Dumbo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0] = &quot;S&quot;; 10 + [.C300] - 1; IF ([.E300] = &quot;A&quot;; 15 + [.C300] - 1; IF ([.E300] = &quot;B&quot;; 20 + ([.C300] - 1) * 2; IF ([.E300] = &quot;C&quot;; 25 + ([.C300] - 1) * 2; IF ([.E300] = &quot;D&quot;; 30 + ([.C300] - 1) * 3; IF([.E300] = &quot;E&quot;; 40 + ([.C300] - 1) * 4; IF ([.E300] = &quot;F&quot;; 45 + ([.C300] - 1) * 4; IF ([.E300] = &quot;E+&quot;; 35 + ([.C300] - 1) * 3; IF([.E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F300];&quot;, },&quot;)" office:value-type="string" office:string-value="0x12A: { &quot;idMostSigNib&quot;: 1, &quot;idLeastSigByte&quot;: 0x2A, &quot;name&quot;: &quot;Dumbo&quot;, &quot;value&quot;: 8, &quot;type&quot;: &quot;Magic&quot;, &quot;cpCost&quot;: 34, }," calcext:value-type="string">
            <text:p>0x12A: { "idMostSigNib": 1, "idLeastSigByte": 0x2A, "name": "Dumbo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1] = &quot;S&quot;; 10 + [.C301] - 1; IF ([.E301] = &quot;A&quot;; 15 + [.C301] - 1; IF ([.E301] = &quot;B&quot;; 20 + ([.C301] - 1) * 2; IF ([.E301] = &quot;C&quot;; 25 + ([.C301] - 1) * 2; IF ([.E301] = &quot;D&quot;; 30 + ([.C301] - 1) * 3; IF([.E301] = &quot;E&quot;; 40 + ([.C301] - 1) * 4; IF ([.E301] = &quot;F&quot;; 45 + ([.C301] - 1) * 4; IF ([.E301] = &quot;E+&quot;; 35 + ([.C301] - 1) * 3; IF([.E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F301];&quot;, },&quot;)" office:value-type="string" office:string-value="0x12B: { &quot;idMostSigNib&quot;: 1, &quot;idLeastSigByte&quot;: 0x2B, &quot;name&quot;: &quot;Dumbo&quot;, &quot;value&quot;: 9, &quot;type&quot;: &quot;Magic&quot;, &quot;cpCost&quot;: 36, }," calcext:value-type="string">
            <text:p>0x12B: { "idMostSigNib": 1, "idLeastSigByte": 0x2B, "name": "Dumbo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2] = &quot;S&quot;; 10 + [.C302] - 1; IF ([.E302] = &quot;A&quot;; 15 + [.C302] - 1; IF ([.E302] = &quot;B&quot;; 20 + ([.C302] - 1) * 2; IF ([.E302] = &quot;C&quot;; 25 + ([.C302] - 1) * 2; IF ([.E302] = &quot;D&quot;; 30 + ([.C302] - 1) * 3; IF([.E302] = &quot;E&quot;; 40 + ([.C302] - 1) * 4; IF ([.E302] = &quot;F&quot;; 45 + ([.C302] - 1) * 4; IF ([.E302] = &quot;E+&quot;; 35 + ([.C302] - 1) * 3; IF([.E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F302];&quot;, },&quot;)" office:value-type="string" office:string-value="0x12C: { &quot;idMostSigNib&quot;: 1, &quot;idLeastSigByte&quot;: 0x2C, &quot;name&quot;: &quot;Tinker Bell&quot;, &quot;value&quot;: 0, &quot;type&quot;: &quot;Magic&quot;, &quot;cpCost&quot;: 38, }," calcext:value-type="string">
            <text:p>0x12C: { "idMostSigNib": 1, "idLeastSigByte": 0x2C, "name": "Tinker Bell", "value": 0, "type": "Magic", "cpCost": 38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3] = &quot;S&quot;; 10 + [.C303] - 1; IF ([.E303] = &quot;A&quot;; 15 + [.C303] - 1; IF ([.E303] = &quot;B&quot;; 20 + ([.C303] - 1) * 2; IF ([.E303] = &quot;C&quot;; 25 + ([.C303] - 1) * 2; IF ([.E303] = &quot;D&quot;; 30 + ([.C303] - 1) * 3; IF([.E303] = &quot;E&quot;; 40 + ([.C303] - 1) * 4; IF ([.E303] = &quot;F&quot;; 45 + ([.C303] - 1) * 4; IF ([.E303] = &quot;E+&quot;; 35 + ([.C303] - 1) * 3; IF([.E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F303];&quot;, },&quot;)" office:value-type="string" office:string-value="0x12D: { &quot;idMostSigNib&quot;: 1, &quot;idLeastSigByte&quot;: 0x2D, &quot;name&quot;: &quot;Tinker Bell&quot;, &quot;value&quot;: 1, &quot;type&quot;: &quot;Magic&quot;, &quot;cpCost&quot;: 20, }," calcext:value-type="string">
            <text:p>0x12D: { "idMostSigNib": 1, "idLeastSigByte": 0x2D, "name": "Tinker Bell", "value": 1, "type": "Magic", "cpCost": 20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4] = &quot;S&quot;; 10 + [.C304] - 1; IF ([.E304] = &quot;A&quot;; 15 + [.C304] - 1; IF ([.E304] = &quot;B&quot;; 20 + ([.C304] - 1) * 2; IF ([.E304] = &quot;C&quot;; 25 + ([.C304] - 1) * 2; IF ([.E304] = &quot;D&quot;; 30 + ([.C304] - 1) * 3; IF([.E304] = &quot;E&quot;; 40 + ([.C304] - 1) * 4; IF ([.E304] = &quot;F&quot;; 45 + ([.C304] - 1) * 4; IF ([.E304] = &quot;E+&quot;; 35 + ([.C304] - 1) * 3; IF([.E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F304];&quot;, },&quot;)" office:value-type="string" office:string-value="0x12E: { &quot;idMostSigNib&quot;: 1, &quot;idLeastSigByte&quot;: 0x2E, &quot;name&quot;: &quot;Tinker Bell&quot;, &quot;value&quot;: 2, &quot;type&quot;: &quot;Magic&quot;, &quot;cpCost&quot;: 22, }," calcext:value-type="string">
            <text:p>0x12E: { "idMostSigNib": 1, "idLeastSigByte": 0x2E, "name": "Tinker Bell", "value": 2, "type": "Magic", "cpCost": 22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5] = &quot;S&quot;; 10 + [.C305] - 1; IF ([.E305] = &quot;A&quot;; 15 + [.C305] - 1; IF ([.E305] = &quot;B&quot;; 20 + ([.C305] - 1) * 2; IF ([.E305] = &quot;C&quot;; 25 + ([.C305] - 1) * 2; IF ([.E305] = &quot;D&quot;; 30 + ([.C305] - 1) * 3; IF([.E305] = &quot;E&quot;; 40 + ([.C305] - 1) * 4; IF ([.E305] = &quot;F&quot;; 45 + ([.C305] - 1) * 4; IF ([.E305] = &quot;E+&quot;; 35 + ([.C305] - 1) * 3; IF([.E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F305];&quot;, },&quot;)" office:value-type="string" office:string-value="0x12F: { &quot;idMostSigNib&quot;: 1, &quot;idLeastSigByte&quot;: 0x2F, &quot;name&quot;: &quot;Tinker Bell&quot;, &quot;value&quot;: 3, &quot;type&quot;: &quot;Magic&quot;, &quot;cpCost&quot;: 24, }," calcext:value-type="string">
            <text:p>0x12F: { "idMostSigNib": 1, "idLeastSigByte": 0x2F, "name": "Tinker Bell", "value": 3, "type": "Magic", "cpCost": 24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6] = &quot;S&quot;; 10 + [.C306] - 1; IF ([.E306] = &quot;A&quot;; 15 + [.C306] - 1; IF ([.E306] = &quot;B&quot;; 20 + ([.C306] - 1) * 2; IF ([.E306] = &quot;C&quot;; 25 + ([.C306] - 1) * 2; IF ([.E306] = &quot;D&quot;; 30 + ([.C306] - 1) * 3; IF([.E306] = &quot;E&quot;; 40 + ([.C306] - 1) * 4; IF ([.E306] = &quot;F&quot;; 45 + ([.C306] - 1) * 4; IF ([.E306] = &quot;E+&quot;; 35 + ([.C306] - 1) * 3; IF([.E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F306];&quot;, },&quot;)" office:value-type="string" office:string-value="0x130: { &quot;idMostSigNib&quot;: 1, &quot;idLeastSigByte&quot;: 0x30, &quot;name&quot;: &quot;Tinker Bell&quot;, &quot;value&quot;: 4, &quot;type&quot;: &quot;Magic&quot;, &quot;cpCost&quot;: 26, }," calcext:value-type="string">
            <text:p>0x130: { "idMostSigNib": 1, "idLeastSigByte": 0x30, "name": "Tinker Bell", "value": 4, "type": "Magic", "cpCost": 26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7] = &quot;S&quot;; 10 + [.C307] - 1; IF ([.E307] = &quot;A&quot;; 15 + [.C307] - 1; IF ([.E307] = &quot;B&quot;; 20 + ([.C307] - 1) * 2; IF ([.E307] = &quot;C&quot;; 25 + ([.C307] - 1) * 2; IF ([.E307] = &quot;D&quot;; 30 + ([.C307] - 1) * 3; IF([.E307] = &quot;E&quot;; 40 + ([.C307] - 1) * 4; IF ([.E307] = &quot;F&quot;; 45 + ([.C307] - 1) * 4; IF ([.E307] = &quot;E+&quot;; 35 + ([.C307] - 1) * 3; IF([.E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F307];&quot;, },&quot;)" office:value-type="string" office:string-value="0x131: { &quot;idMostSigNib&quot;: 1, &quot;idLeastSigByte&quot;: 0x31, &quot;name&quot;: &quot;Tinker Bell&quot;, &quot;value&quot;: 5, &quot;type&quot;: &quot;Magic&quot;, &quot;cpCost&quot;: 28, }," calcext:value-type="string">
            <text:p>0x131: { "idMostSigNib": 1, "idLeastSigByte": 0x31, "name": "Tinker Bell", "value": 5, "type": "Magic", "cpCost": 28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8] = &quot;S&quot;; 10 + [.C308] - 1; IF ([.E308] = &quot;A&quot;; 15 + [.C308] - 1; IF ([.E308] = &quot;B&quot;; 20 + ([.C308] - 1) * 2; IF ([.E308] = &quot;C&quot;; 25 + ([.C308] - 1) * 2; IF ([.E308] = &quot;D&quot;; 30 + ([.C308] - 1) * 3; IF([.E308] = &quot;E&quot;; 40 + ([.C308] - 1) * 4; IF ([.E308] = &quot;F&quot;; 45 + ([.C308] - 1) * 4; IF ([.E308] = &quot;E+&quot;; 35 + ([.C308] - 1) * 3; IF([.E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F308];&quot;, },&quot;)" office:value-type="string" office:string-value="0x132: { &quot;idMostSigNib&quot;: 1, &quot;idLeastSigByte&quot;: 0x32, &quot;name&quot;: &quot;Tinker Bell&quot;, &quot;value&quot;: 6, &quot;type&quot;: &quot;Magic&quot;, &quot;cpCost&quot;: 30, }," calcext:value-type="string">
            <text:p>0x132: { "idMostSigNib": 1, "idLeastSigByte": 0x32, "name": "Tinker Bell", "value": 6, "type": "Magic", "cpCost": 30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09] = &quot;S&quot;; 10 + [.C309] - 1; IF ([.E309] = &quot;A&quot;; 15 + [.C309] - 1; IF ([.E309] = &quot;B&quot;; 20 + ([.C309] - 1) * 2; IF ([.E309] = &quot;C&quot;; 25 + ([.C309] - 1) * 2; IF ([.E309] = &quot;D&quot;; 30 + ([.C309] - 1) * 3; IF([.E309] = &quot;E&quot;; 40 + ([.C309] - 1) * 4; IF ([.E309] = &quot;F&quot;; 45 + ([.C309] - 1) * 4; IF ([.E309] = &quot;E+&quot;; 35 + ([.C309] - 1) * 3; IF([.E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F309];&quot;, },&quot;)" office:value-type="string" office:string-value="0x133: { &quot;idMostSigNib&quot;: 1, &quot;idLeastSigByte&quot;: 0x33, &quot;name&quot;: &quot;Tinker Bell&quot;, &quot;value&quot;: 7, &quot;type&quot;: &quot;Magic&quot;, &quot;cpCost&quot;: 32, }," calcext:value-type="string">
            <text:p>0x133: { "idMostSigNib": 1, "idLeastSigByte": 0x33, "name": "Tinker Bell", "value": 7, "type": "Magic", "cpCost": 32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0] = &quot;S&quot;; 10 + [.C310] - 1; IF ([.E310] = &quot;A&quot;; 15 + [.C310] - 1; IF ([.E310] = &quot;B&quot;; 20 + ([.C310] - 1) * 2; IF ([.E310] = &quot;C&quot;; 25 + ([.C310] - 1) * 2; IF ([.E310] = &quot;D&quot;; 30 + ([.C310] - 1) * 3; IF([.E310] = &quot;E&quot;; 40 + ([.C310] - 1) * 4; IF ([.E310] = &quot;F&quot;; 45 + ([.C310] - 1) * 4; IF ([.E310] = &quot;E+&quot;; 35 + ([.C310] - 1) * 3; IF([.E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F310];&quot;, },&quot;)" office:value-type="string" office:string-value="0x134: { &quot;idMostSigNib&quot;: 1, &quot;idLeastSigByte&quot;: 0x34, &quot;name&quot;: &quot;Tinker Bell&quot;, &quot;value&quot;: 8, &quot;type&quot;: &quot;Magic&quot;, &quot;cpCost&quot;: 34, }," calcext:value-type="string">
            <text:p>0x134: { "idMostSigNib": 1, "idLeastSigByte": 0x34, "name": "Tinker Bell", "value": 8, "type": "Magic", "cpCost": 34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</text:p>
          </table:table-cell>
          <table:table-cell table:formula="of:=IF([.E311] = &quot;S&quot;; 10 + [.C311] - 1; IF ([.E311] = &quot;A&quot;; 15 + [.C311] - 1; IF ([.E311] = &quot;B&quot;; 20 + ([.C311] - 1) * 2; IF ([.E311] = &quot;C&quot;; 25 + ([.C311] - 1) * 2; IF ([.E311] = &quot;D&quot;; 30 + ([.C311] - 1) * 3; IF([.E311] = &quot;E&quot;; 40 + ([.C311] - 1) * 4; IF ([.E311] = &quot;F&quot;; 45 + ([.C311] - 1) * 4; IF ([.E311] = &quot;E+&quot;; 35 + ([.C311] - 1) * 3; IF([.E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F311];&quot;, },&quot;)" office:value-type="string" office:string-value="0x135: { &quot;idMostSigNib&quot;: 1, &quot;idLeastSigByte&quot;: 0x35, &quot;name&quot;: &quot;Tinker Bell&quot;, &quot;value&quot;: 9, &quot;type&quot;: &quot;Magic&quot;, &quot;cpCost&quot;: 36, }," calcext:value-type="string">
            <text:p>0x135: { "idMostSigNib": 1, "idLeastSigByte": 0x35, "name": "Tinker Bell", "value": 9, "type": "Magic", "cpCost": 36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2] = &quot;S&quot;; 10 + [.C312] - 1; IF ([.E312] = &quot;A&quot;; 15 + [.C312] - 1; IF ([.E312] = &quot;B&quot;; 20 + ([.C312] - 1) * 2; IF ([.E312] = &quot;C&quot;; 25 + ([.C312] - 1) * 2; IF ([.E312] = &quot;D&quot;; 30 + ([.C312] - 1) * 3; IF([.E312] = &quot;E&quot;; 40 + ([.C312] - 1) * 4; IF ([.E312] = &quot;F&quot;; 45 + ([.C312] - 1) * 4; IF ([.E312] = &quot;E+&quot;; 35 + ([.C312] - 1) * 3; IF([.E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F312];&quot;, },&quot;)" office:value-type="string" office:string-value="0x136: { &quot;idMostSigNib&quot;: 1, &quot;idLeastSigByte&quot;: 0x36, &quot;name&quot;: &quot;Mushu&quot;, &quot;value&quot;: 0, &quot;type&quot;: &quot;Magic&quot;, &quot;cpCost&quot;: 43, }," calcext:value-type="string">
            <text:p>0x136: { "idMostSigNib": 1, "idLeastSigByte": 0x36, "name": "Mushu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3] = &quot;S&quot;; 10 + [.C313] - 1; IF ([.E313] = &quot;A&quot;; 15 + [.C313] - 1; IF ([.E313] = &quot;B&quot;; 20 + ([.C313] - 1) * 2; IF ([.E313] = &quot;C&quot;; 25 + ([.C313] - 1) * 2; IF ([.E313] = &quot;D&quot;; 30 + ([.C313] - 1) * 3; IF([.E313] = &quot;E&quot;; 40 + ([.C313] - 1) * 4; IF ([.E313] = &quot;F&quot;; 45 + ([.C313] - 1) * 4; IF ([.E313] = &quot;E+&quot;; 35 + ([.C313] - 1) * 3; IF([.E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F313];&quot;, },&quot;)" office:value-type="string" office:string-value="0x137: { &quot;idMostSigNib&quot;: 1, &quot;idLeastSigByte&quot;: 0x37, &quot;name&quot;: &quot;Mushu&quot;, &quot;value&quot;: 1, &quot;type&quot;: &quot;Magic&quot;, &quot;cpCost&quot;: 25, }," calcext:value-type="string">
            <text:p>0x137: { "idMostSigNib": 1, "idLeastSigByte": 0x37, "name": "Mushu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4] = &quot;S&quot;; 10 + [.C314] - 1; IF ([.E314] = &quot;A&quot;; 15 + [.C314] - 1; IF ([.E314] = &quot;B&quot;; 20 + ([.C314] - 1) * 2; IF ([.E314] = &quot;C&quot;; 25 + ([.C314] - 1) * 2; IF ([.E314] = &quot;D&quot;; 30 + ([.C314] - 1) * 3; IF([.E314] = &quot;E&quot;; 40 + ([.C314] - 1) * 4; IF ([.E314] = &quot;F&quot;; 45 + ([.C314] - 1) * 4; IF ([.E314] = &quot;E+&quot;; 35 + ([.C314] - 1) * 3; IF([.E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F314];&quot;, },&quot;)" office:value-type="string" office:string-value="0x138: { &quot;idMostSigNib&quot;: 1, &quot;idLeastSigByte&quot;: 0x38, &quot;name&quot;: &quot;Mushu&quot;, &quot;value&quot;: 2, &quot;type&quot;: &quot;Magic&quot;, &quot;cpCost&quot;: 27, }," calcext:value-type="string">
            <text:p>0x138: { "idMostSigNib": 1, "idLeastSigByte": 0x38, "name": "Mushu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5] = &quot;S&quot;; 10 + [.C315] - 1; IF ([.E315] = &quot;A&quot;; 15 + [.C315] - 1; IF ([.E315] = &quot;B&quot;; 20 + ([.C315] - 1) * 2; IF ([.E315] = &quot;C&quot;; 25 + ([.C315] - 1) * 2; IF ([.E315] = &quot;D&quot;; 30 + ([.C315] - 1) * 3; IF([.E315] = &quot;E&quot;; 40 + ([.C315] - 1) * 4; IF ([.E315] = &quot;F&quot;; 45 + ([.C315] - 1) * 4; IF ([.E315] = &quot;E+&quot;; 35 + ([.C315] - 1) * 3; IF([.E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F315];&quot;, },&quot;)" office:value-type="string" office:string-value="0x139: { &quot;idMostSigNib&quot;: 1, &quot;idLeastSigByte&quot;: 0x39, &quot;name&quot;: &quot;Mushu&quot;, &quot;value&quot;: 3, &quot;type&quot;: &quot;Magic&quot;, &quot;cpCost&quot;: 29, }," calcext:value-type="string">
            <text:p>0x139: { "idMostSigNib": 1, "idLeastSigByte": 0x39, "name": "Mushu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6] = &quot;S&quot;; 10 + [.C316] - 1; IF ([.E316] = &quot;A&quot;; 15 + [.C316] - 1; IF ([.E316] = &quot;B&quot;; 20 + ([.C316] - 1) * 2; IF ([.E316] = &quot;C&quot;; 25 + ([.C316] - 1) * 2; IF ([.E316] = &quot;D&quot;; 30 + ([.C316] - 1) * 3; IF([.E316] = &quot;E&quot;; 40 + ([.C316] - 1) * 4; IF ([.E316] = &quot;F&quot;; 45 + ([.C316] - 1) * 4; IF ([.E316] = &quot;E+&quot;; 35 + ([.C316] - 1) * 3; IF([.E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F316];&quot;, },&quot;)" office:value-type="string" office:string-value="0x13A: { &quot;idMostSigNib&quot;: 1, &quot;idLeastSigByte&quot;: 0x3A, &quot;name&quot;: &quot;Mushu&quot;, &quot;value&quot;: 4, &quot;type&quot;: &quot;Magic&quot;, &quot;cpCost&quot;: 31, }," calcext:value-type="string">
            <text:p>0x13A: { "idMostSigNib": 1, "idLeastSigByte": 0x3A, "name": "Mushu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7] = &quot;S&quot;; 10 + [.C317] - 1; IF ([.E317] = &quot;A&quot;; 15 + [.C317] - 1; IF ([.E317] = &quot;B&quot;; 20 + ([.C317] - 1) * 2; IF ([.E317] = &quot;C&quot;; 25 + ([.C317] - 1) * 2; IF ([.E317] = &quot;D&quot;; 30 + ([.C317] - 1) * 3; IF([.E317] = &quot;E&quot;; 40 + ([.C317] - 1) * 4; IF ([.E317] = &quot;F&quot;; 45 + ([.C317] - 1) * 4; IF ([.E317] = &quot;E+&quot;; 35 + ([.C317] - 1) * 3; IF([.E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F317];&quot;, },&quot;)" office:value-type="string" office:string-value="0x13B: { &quot;idMostSigNib&quot;: 1, &quot;idLeastSigByte&quot;: 0x3B, &quot;name&quot;: &quot;Mushu&quot;, &quot;value&quot;: 5, &quot;type&quot;: &quot;Magic&quot;, &quot;cpCost&quot;: 33, }," calcext:value-type="string">
            <text:p>0x13B: { "idMostSigNib": 1, "idLeastSigByte": 0x3B, "name": "Mushu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8] = &quot;S&quot;; 10 + [.C318] - 1; IF ([.E318] = &quot;A&quot;; 15 + [.C318] - 1; IF ([.E318] = &quot;B&quot;; 20 + ([.C318] - 1) * 2; IF ([.E318] = &quot;C&quot;; 25 + ([.C318] - 1) * 2; IF ([.E318] = &quot;D&quot;; 30 + ([.C318] - 1) * 3; IF([.E318] = &quot;E&quot;; 40 + ([.C318] - 1) * 4; IF ([.E318] = &quot;F&quot;; 45 + ([.C318] - 1) * 4; IF ([.E318] = &quot;E+&quot;; 35 + ([.C318] - 1) * 3; IF([.E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F318];&quot;, },&quot;)" office:value-type="string" office:string-value="0x13C: { &quot;idMostSigNib&quot;: 1, &quot;idLeastSigByte&quot;: 0x3C, &quot;name&quot;: &quot;Mushu&quot;, &quot;value&quot;: 6, &quot;type&quot;: &quot;Magic&quot;, &quot;cpCost&quot;: 35, }," calcext:value-type="string">
            <text:p>0x13C: { "idMostSigNib": 1, "idLeastSigByte": 0x3C, "name": "Mushu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19] = &quot;S&quot;; 10 + [.C319] - 1; IF ([.E319] = &quot;A&quot;; 15 + [.C319] - 1; IF ([.E319] = &quot;B&quot;; 20 + ([.C319] - 1) * 2; IF ([.E319] = &quot;C&quot;; 25 + ([.C319] - 1) * 2; IF ([.E319] = &quot;D&quot;; 30 + ([.C319] - 1) * 3; IF([.E319] = &quot;E&quot;; 40 + ([.C319] - 1) * 4; IF ([.E319] = &quot;F&quot;; 45 + ([.C319] - 1) * 4; IF ([.E319] = &quot;E+&quot;; 35 + ([.C319] - 1) * 3; IF([.E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F319];&quot;, },&quot;)" office:value-type="string" office:string-value="0x13D: { &quot;idMostSigNib&quot;: 1, &quot;idLeastSigByte&quot;: 0x3D, &quot;name&quot;: &quot;Mushu&quot;, &quot;value&quot;: 7, &quot;type&quot;: &quot;Magic&quot;, &quot;cpCost&quot;: 37, }," calcext:value-type="string">
            <text:p>0x13D: { "idMostSigNib": 1, "idLeastSigByte": 0x3D, "name": "Mushu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0] = &quot;S&quot;; 10 + [.C320] - 1; IF ([.E320] = &quot;A&quot;; 15 + [.C320] - 1; IF ([.E320] = &quot;B&quot;; 20 + ([.C320] - 1) * 2; IF ([.E320] = &quot;C&quot;; 25 + ([.C320] - 1) * 2; IF ([.E320] = &quot;D&quot;; 30 + ([.C320] - 1) * 3; IF([.E320] = &quot;E&quot;; 40 + ([.C320] - 1) * 4; IF ([.E320] = &quot;F&quot;; 45 + ([.C320] - 1) * 4; IF ([.E320] = &quot;E+&quot;; 35 + ([.C320] - 1) * 3; IF([.E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F320];&quot;, },&quot;)" office:value-type="string" office:string-value="0x13E: { &quot;idMostSigNib&quot;: 1, &quot;idLeastSigByte&quot;: 0x3E, &quot;name&quot;: &quot;Mushu&quot;, &quot;value&quot;: 8, &quot;type&quot;: &quot;Magic&quot;, &quot;cpCost&quot;: 39, }," calcext:value-type="string">
            <text:p>0x13E: { "idMostSigNib": 1, "idLeastSigByte": 0x3E, "name": "Mushu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1] = &quot;S&quot;; 10 + [.C321] - 1; IF ([.E321] = &quot;A&quot;; 15 + [.C321] - 1; IF ([.E321] = &quot;B&quot;; 20 + ([.C321] - 1) * 2; IF ([.E321] = &quot;C&quot;; 25 + ([.C321] - 1) * 2; IF ([.E321] = &quot;D&quot;; 30 + ([.C321] - 1) * 3; IF([.E321] = &quot;E&quot;; 40 + ([.C321] - 1) * 4; IF ([.E321] = &quot;F&quot;; 45 + ([.C321] - 1) * 4; IF ([.E321] = &quot;E+&quot;; 35 + ([.C321] - 1) * 3; IF([.E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F321];&quot;, },&quot;)" office:value-type="string" office:string-value="0x13F: { &quot;idMostSigNib&quot;: 1, &quot;idLeastSigByte&quot;: 0x3F, &quot;name&quot;: &quot;Mushu&quot;, &quot;value&quot;: 9, &quot;type&quot;: &quot;Magic&quot;, &quot;cpCost&quot;: 41, }," calcext:value-type="string">
            <text:p>0x13F: { "idMostSigNib": 1, "idLeastSigByte": 0x3F, "name": "Mushu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2] = &quot;S&quot;; 10 + [.C322] - 1; IF ([.E322] = &quot;A&quot;; 15 + [.C322] - 1; IF ([.E322] = &quot;B&quot;; 20 + ([.C322] - 1) * 2; IF ([.E322] = &quot;C&quot;; 25 + ([.C322] - 1) * 2; IF ([.E322] = &quot;D&quot;; 30 + ([.C322] - 1) * 3; IF([.E322] = &quot;E&quot;; 40 + ([.C322] - 1) * 4; IF ([.E322] = &quot;F&quot;; 45 + ([.C322] - 1) * 4; IF ([.E322] = &quot;E+&quot;; 35 + ([.C322] - 1) * 3; IF([.E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F322];&quot;, },&quot;)" office:value-type="string" office:string-value="0x140: { &quot;idMostSigNib&quot;: 1, &quot;idLeastSigByte&quot;: 0x40, &quot;name&quot;: &quot;Cloud&quot;, &quot;value&quot;: 0, &quot;type&quot;: &quot;Magic&quot;, &quot;cpCost&quot;: 43, }," calcext:value-type="string">
            <text:p>0x140: { "idMostSigNib": 1, "idLeastSigByte": 0x40, "name": "Cloud", "value": 0, "type": "Magic", "cpCost": 43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3] = &quot;S&quot;; 10 + [.C323] - 1; IF ([.E323] = &quot;A&quot;; 15 + [.C323] - 1; IF ([.E323] = &quot;B&quot;; 20 + ([.C323] - 1) * 2; IF ([.E323] = &quot;C&quot;; 25 + ([.C323] - 1) * 2; IF ([.E323] = &quot;D&quot;; 30 + ([.C323] - 1) * 3; IF([.E323] = &quot;E&quot;; 40 + ([.C323] - 1) * 4; IF ([.E323] = &quot;F&quot;; 45 + ([.C323] - 1) * 4; IF ([.E323] = &quot;E+&quot;; 35 + ([.C323] - 1) * 3; IF([.E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F323];&quot;, },&quot;)" office:value-type="string" office:string-value="0x141: { &quot;idMostSigNib&quot;: 1, &quot;idLeastSigByte&quot;: 0x41, &quot;name&quot;: &quot;Cloud&quot;, &quot;value&quot;: 1, &quot;type&quot;: &quot;Magic&quot;, &quot;cpCost&quot;: 25, }," calcext:value-type="string">
            <text:p>0x141: { "idMostSigNib": 1, "idLeastSigByte": 0x41, "name": "Cloud", "value": 1, "type": "Magic", "cpCost": 25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4] = &quot;S&quot;; 10 + [.C324] - 1; IF ([.E324] = &quot;A&quot;; 15 + [.C324] - 1; IF ([.E324] = &quot;B&quot;; 20 + ([.C324] - 1) * 2; IF ([.E324] = &quot;C&quot;; 25 + ([.C324] - 1) * 2; IF ([.E324] = &quot;D&quot;; 30 + ([.C324] - 1) * 3; IF([.E324] = &quot;E&quot;; 40 + ([.C324] - 1) * 4; IF ([.E324] = &quot;F&quot;; 45 + ([.C324] - 1) * 4; IF ([.E324] = &quot;E+&quot;; 35 + ([.C324] - 1) * 3; IF([.E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F324];&quot;, },&quot;)" office:value-type="string" office:string-value="0x142: { &quot;idMostSigNib&quot;: 1, &quot;idLeastSigByte&quot;: 0x42, &quot;name&quot;: &quot;Cloud&quot;, &quot;value&quot;: 2, &quot;type&quot;: &quot;Magic&quot;, &quot;cpCost&quot;: 27, }," calcext:value-type="string">
            <text:p>0x142: { "idMostSigNib": 1, "idLeastSigByte": 0x42, "name": "Cloud", "value": 2, "type": "Magic", "cpCost": 27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5] = &quot;S&quot;; 10 + [.C325] - 1; IF ([.E325] = &quot;A&quot;; 15 + [.C325] - 1; IF ([.E325] = &quot;B&quot;; 20 + ([.C325] - 1) * 2; IF ([.E325] = &quot;C&quot;; 25 + ([.C325] - 1) * 2; IF ([.E325] = &quot;D&quot;; 30 + ([.C325] - 1) * 3; IF([.E325] = &quot;E&quot;; 40 + ([.C325] - 1) * 4; IF ([.E325] = &quot;F&quot;; 45 + ([.C325] - 1) * 4; IF ([.E325] = &quot;E+&quot;; 35 + ([.C325] - 1) * 3; IF([.E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F325];&quot;, },&quot;)" office:value-type="string" office:string-value="0x143: { &quot;idMostSigNib&quot;: 1, &quot;idLeastSigByte&quot;: 0x43, &quot;name&quot;: &quot;Cloud&quot;, &quot;value&quot;: 3, &quot;type&quot;: &quot;Magic&quot;, &quot;cpCost&quot;: 29, }," calcext:value-type="string">
            <text:p>0x143: { "idMostSigNib": 1, "idLeastSigByte": 0x43, "name": "Cloud", "value": 3, "type": "Magic", "cpCost": 29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6] = &quot;S&quot;; 10 + [.C326] - 1; IF ([.E326] = &quot;A&quot;; 15 + [.C326] - 1; IF ([.E326] = &quot;B&quot;; 20 + ([.C326] - 1) * 2; IF ([.E326] = &quot;C&quot;; 25 + ([.C326] - 1) * 2; IF ([.E326] = &quot;D&quot;; 30 + ([.C326] - 1) * 3; IF([.E326] = &quot;E&quot;; 40 + ([.C326] - 1) * 4; IF ([.E326] = &quot;F&quot;; 45 + ([.C326] - 1) * 4; IF ([.E326] = &quot;E+&quot;; 35 + ([.C326] - 1) * 3; IF([.E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F326];&quot;, },&quot;)" office:value-type="string" office:string-value="0x144: { &quot;idMostSigNib&quot;: 1, &quot;idLeastSigByte&quot;: 0x44, &quot;name&quot;: &quot;Cloud&quot;, &quot;value&quot;: 4, &quot;type&quot;: &quot;Magic&quot;, &quot;cpCost&quot;: 31, }," calcext:value-type="string">
            <text:p>0x144: { "idMostSigNib": 1, "idLeastSigByte": 0x44, "name": "Cloud", "value": 4, "type": "Magic", "cpCost": 31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7] = &quot;S&quot;; 10 + [.C327] - 1; IF ([.E327] = &quot;A&quot;; 15 + [.C327] - 1; IF ([.E327] = &quot;B&quot;; 20 + ([.C327] - 1) * 2; IF ([.E327] = &quot;C&quot;; 25 + ([.C327] - 1) * 2; IF ([.E327] = &quot;D&quot;; 30 + ([.C327] - 1) * 3; IF([.E327] = &quot;E&quot;; 40 + ([.C327] - 1) * 4; IF ([.E327] = &quot;F&quot;; 45 + ([.C327] - 1) * 4; IF ([.E327] = &quot;E+&quot;; 35 + ([.C327] - 1) * 3; IF([.E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F327];&quot;, },&quot;)" office:value-type="string" office:string-value="0x145: { &quot;idMostSigNib&quot;: 1, &quot;idLeastSigByte&quot;: 0x45, &quot;name&quot;: &quot;Cloud&quot;, &quot;value&quot;: 5, &quot;type&quot;: &quot;Magic&quot;, &quot;cpCost&quot;: 33, }," calcext:value-type="string">
            <text:p>0x145: { "idMostSigNib": 1, "idLeastSigByte": 0x45, "name": "Cloud", "value": 5, "type": "Magic", "cpCost": 33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8] = &quot;S&quot;; 10 + [.C328] - 1; IF ([.E328] = &quot;A&quot;; 15 + [.C328] - 1; IF ([.E328] = &quot;B&quot;; 20 + ([.C328] - 1) * 2; IF ([.E328] = &quot;C&quot;; 25 + ([.C328] - 1) * 2; IF ([.E328] = &quot;D&quot;; 30 + ([.C328] - 1) * 3; IF([.E328] = &quot;E&quot;; 40 + ([.C328] - 1) * 4; IF ([.E328] = &quot;F&quot;; 45 + ([.C328] - 1) * 4; IF ([.E328] = &quot;E+&quot;; 35 + ([.C328] - 1) * 3; IF([.E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F328];&quot;, },&quot;)" office:value-type="string" office:string-value="0x146: { &quot;idMostSigNib&quot;: 1, &quot;idLeastSigByte&quot;: 0x46, &quot;name&quot;: &quot;Cloud&quot;, &quot;value&quot;: 6, &quot;type&quot;: &quot;Magic&quot;, &quot;cpCost&quot;: 35, }," calcext:value-type="string">
            <text:p>0x146: { "idMostSigNib": 1, "idLeastSigByte": 0x46, "name": "Cloud", "value": 6, "type": "Magic", "cpCost": 35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29] = &quot;S&quot;; 10 + [.C329] - 1; IF ([.E329] = &quot;A&quot;; 15 + [.C329] - 1; IF ([.E329] = &quot;B&quot;; 20 + ([.C329] - 1) * 2; IF ([.E329] = &quot;C&quot;; 25 + ([.C329] - 1) * 2; IF ([.E329] = &quot;D&quot;; 30 + ([.C329] - 1) * 3; IF([.E329] = &quot;E&quot;; 40 + ([.C329] - 1) * 4; IF ([.E329] = &quot;F&quot;; 45 + ([.C329] - 1) * 4; IF ([.E329] = &quot;E+&quot;; 35 + ([.C329] - 1) * 3; IF([.E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F329];&quot;, },&quot;)" office:value-type="string" office:string-value="0x147: { &quot;idMostSigNib&quot;: 1, &quot;idLeastSigByte&quot;: 0x47, &quot;name&quot;: &quot;Cloud&quot;, &quot;value&quot;: 7, &quot;type&quot;: &quot;Magic&quot;, &quot;cpCost&quot;: 37, }," calcext:value-type="string">
            <text:p>0x147: { "idMostSigNib": 1, "idLeastSigByte": 0x47, "name": "Cloud", "value": 7, "type": "Magic", "cpCost": 37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0] = &quot;S&quot;; 10 + [.C330] - 1; IF ([.E330] = &quot;A&quot;; 15 + [.C330] - 1; IF ([.E330] = &quot;B&quot;; 20 + ([.C330] - 1) * 2; IF ([.E330] = &quot;C&quot;; 25 + ([.C330] - 1) * 2; IF ([.E330] = &quot;D&quot;; 30 + ([.C330] - 1) * 3; IF([.E330] = &quot;E&quot;; 40 + ([.C330] - 1) * 4; IF ([.E330] = &quot;F&quot;; 45 + ([.C330] - 1) * 4; IF ([.E330] = &quot;E+&quot;; 35 + ([.C330] - 1) * 3; IF([.E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F330];&quot;, },&quot;)" office:value-type="string" office:string-value="0x148: { &quot;idMostSigNib&quot;: 1, &quot;idLeastSigByte&quot;: 0x48, &quot;name&quot;: &quot;Cloud&quot;, &quot;value&quot;: 8, &quot;type&quot;: &quot;Magic&quot;, &quot;cpCost&quot;: 39, }," calcext:value-type="string">
            <text:p>0x148: { "idMostSigNib": 1, "idLeastSigByte": 0x48, "name": "Cloud", "value": 8, "type": "Magic", "cpCost": 39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</text:p>
          </table:table-cell>
          <table:table-cell table:formula="of:=IF([.E331] = &quot;S&quot;; 10 + [.C331] - 1; IF ([.E331] = &quot;A&quot;; 15 + [.C331] - 1; IF ([.E331] = &quot;B&quot;; 20 + ([.C331] - 1) * 2; IF ([.E331] = &quot;C&quot;; 25 + ([.C331] - 1) * 2; IF ([.E331] = &quot;D&quot;; 30 + ([.C331] - 1) * 3; IF([.E331] = &quot;E&quot;; 40 + ([.C331] - 1) * 4; IF ([.E331] = &quot;F&quot;; 45 + ([.C331] - 1) * 4; IF ([.E331] = &quot;E+&quot;; 35 + ([.C331] - 1) * 3; IF([.E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F331];&quot;, },&quot;)" office:value-type="string" office:string-value="0x149: { &quot;idMostSigNib&quot;: 1, &quot;idLeastSigByte&quot;: 0x49, &quot;name&quot;: &quot;Cloud&quot;, &quot;value&quot;: 9, &quot;type&quot;: &quot;Magic&quot;, &quot;cpCost&quot;: 41, }," calcext:value-type="string">
            <text:p>0x149: { "idMostSigNib": 1, "idLeastSigByte": 0x49, "name": "Cloud", "value": 9, "type": "Magic", "cpCost": 41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2] = &quot;S&quot;; 10 + [.C332] - 1; IF ([.E332] = &quot;A&quot;; 15 + [.C332] - 1; IF ([.E332] = &quot;B&quot;; 20 + ([.C332] - 1) * 2; IF ([.E332] = &quot;C&quot;; 25 + ([.C332] - 1) * 2; IF ([.E332] = &quot;D&quot;; 30 + ([.C332] - 1) * 3; IF([.E332] = &quot;E&quot;; 40 + ([.C332] - 1) * 4; IF ([.E332] = &quot;F&quot;; 45 + ([.C332] - 1) * 4; IF ([.E332] = &quot;E+&quot;; 35 + ([.C332] - 1) * 3; IF([.E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F332];&quot;, },&quot;)" office:value-type="string" office:string-value="0x14A: { &quot;idMostSigNib&quot;: 1, &quot;idLeastSigByte&quot;: 0x4A, &quot;name&quot;: &quot;Aladdin&quot;, &quot;value&quot;: 0, &quot;type&quot;: &quot;Friend&quot;, &quot;cpCost&quot;: 43, }," calcext:value-type="string">
            <text:p>0x14A: { "idMostSigNib": 1, "idLeastSigByte": 0x4A, "name": "Aladdi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3] = &quot;S&quot;; 10 + [.C333] - 1; IF ([.E333] = &quot;A&quot;; 15 + [.C333] - 1; IF ([.E333] = &quot;B&quot;; 20 + ([.C333] - 1) * 2; IF ([.E333] = &quot;C&quot;; 25 + ([.C333] - 1) * 2; IF ([.E333] = &quot;D&quot;; 30 + ([.C333] - 1) * 3; IF([.E333] = &quot;E&quot;; 40 + ([.C333] - 1) * 4; IF ([.E333] = &quot;F&quot;; 45 + ([.C333] - 1) * 4; IF ([.E333] = &quot;E+&quot;; 35 + ([.C333] - 1) * 3; IF([.E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F333];&quot;, },&quot;)" office:value-type="string" office:string-value="0x14B: { &quot;idMostSigNib&quot;: 1, &quot;idLeastSigByte&quot;: 0x4B, &quot;name&quot;: &quot;Aladdin&quot;, &quot;value&quot;: 1, &quot;type&quot;: &quot;Friend&quot;, &quot;cpCost&quot;: 25, }," calcext:value-type="string">
            <text:p>0x14B: { "idMostSigNib": 1, "idLeastSigByte": 0x4B, "name": "Aladdi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4] = &quot;S&quot;; 10 + [.C334] - 1; IF ([.E334] = &quot;A&quot;; 15 + [.C334] - 1; IF ([.E334] = &quot;B&quot;; 20 + ([.C334] - 1) * 2; IF ([.E334] = &quot;C&quot;; 25 + ([.C334] - 1) * 2; IF ([.E334] = &quot;D&quot;; 30 + ([.C334] - 1) * 3; IF([.E334] = &quot;E&quot;; 40 + ([.C334] - 1) * 4; IF ([.E334] = &quot;F&quot;; 45 + ([.C334] - 1) * 4; IF ([.E334] = &quot;E+&quot;; 35 + ([.C334] - 1) * 3; IF([.E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F334];&quot;, },&quot;)" office:value-type="string" office:string-value="0x14C: { &quot;idMostSigNib&quot;: 1, &quot;idLeastSigByte&quot;: 0x4C, &quot;name&quot;: &quot;Aladdin&quot;, &quot;value&quot;: 2, &quot;type&quot;: &quot;Friend&quot;, &quot;cpCost&quot;: 27, }," calcext:value-type="string">
            <text:p>0x14C: { "idMostSigNib": 1, "idLeastSigByte": 0x4C, "name": "Aladdi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5] = &quot;S&quot;; 10 + [.C335] - 1; IF ([.E335] = &quot;A&quot;; 15 + [.C335] - 1; IF ([.E335] = &quot;B&quot;; 20 + ([.C335] - 1) * 2; IF ([.E335] = &quot;C&quot;; 25 + ([.C335] - 1) * 2; IF ([.E335] = &quot;D&quot;; 30 + ([.C335] - 1) * 3; IF([.E335] = &quot;E&quot;; 40 + ([.C335] - 1) * 4; IF ([.E335] = &quot;F&quot;; 45 + ([.C335] - 1) * 4; IF ([.E335] = &quot;E+&quot;; 35 + ([.C335] - 1) * 3; IF([.E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F335];&quot;, },&quot;)" office:value-type="string" office:string-value="0x14D: { &quot;idMostSigNib&quot;: 1, &quot;idLeastSigByte&quot;: 0x4D, &quot;name&quot;: &quot;Aladdin&quot;, &quot;value&quot;: 3, &quot;type&quot;: &quot;Friend&quot;, &quot;cpCost&quot;: 29, }," calcext:value-type="string">
            <text:p>0x14D: { "idMostSigNib": 1, "idLeastSigByte": 0x4D, "name": "Aladdi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6] = &quot;S&quot;; 10 + [.C336] - 1; IF ([.E336] = &quot;A&quot;; 15 + [.C336] - 1; IF ([.E336] = &quot;B&quot;; 20 + ([.C336] - 1) * 2; IF ([.E336] = &quot;C&quot;; 25 + ([.C336] - 1) * 2; IF ([.E336] = &quot;D&quot;; 30 + ([.C336] - 1) * 3; IF([.E336] = &quot;E&quot;; 40 + ([.C336] - 1) * 4; IF ([.E336] = &quot;F&quot;; 45 + ([.C336] - 1) * 4; IF ([.E336] = &quot;E+&quot;; 35 + ([.C336] - 1) * 3; IF([.E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F336];&quot;, },&quot;)" office:value-type="string" office:string-value="0x14E: { &quot;idMostSigNib&quot;: 1, &quot;idLeastSigByte&quot;: 0x4E, &quot;name&quot;: &quot;Aladdin&quot;, &quot;value&quot;: 4, &quot;type&quot;: &quot;Friend&quot;, &quot;cpCost&quot;: 31, }," calcext:value-type="string">
            <text:p>0x14E: { "idMostSigNib": 1, "idLeastSigByte": 0x4E, "name": "Aladdi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7] = &quot;S&quot;; 10 + [.C337] - 1; IF ([.E337] = &quot;A&quot;; 15 + [.C337] - 1; IF ([.E337] = &quot;B&quot;; 20 + ([.C337] - 1) * 2; IF ([.E337] = &quot;C&quot;; 25 + ([.C337] - 1) * 2; IF ([.E337] = &quot;D&quot;; 30 + ([.C337] - 1) * 3; IF([.E337] = &quot;E&quot;; 40 + ([.C337] - 1) * 4; IF ([.E337] = &quot;F&quot;; 45 + ([.C337] - 1) * 4; IF ([.E337] = &quot;E+&quot;; 35 + ([.C337] - 1) * 3; IF([.E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F337];&quot;, },&quot;)" office:value-type="string" office:string-value="0x14F: { &quot;idMostSigNib&quot;: 1, &quot;idLeastSigByte&quot;: 0x4F, &quot;name&quot;: &quot;Aladdin&quot;, &quot;value&quot;: 5, &quot;type&quot;: &quot;Friend&quot;, &quot;cpCost&quot;: 33, }," calcext:value-type="string">
            <text:p>0x14F: { "idMostSigNib": 1, "idLeastSigByte": 0x4F, "name": "Aladdi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8] = &quot;S&quot;; 10 + [.C338] - 1; IF ([.E338] = &quot;A&quot;; 15 + [.C338] - 1; IF ([.E338] = &quot;B&quot;; 20 + ([.C338] - 1) * 2; IF ([.E338] = &quot;C&quot;; 25 + ([.C338] - 1) * 2; IF ([.E338] = &quot;D&quot;; 30 + ([.C338] - 1) * 3; IF([.E338] = &quot;E&quot;; 40 + ([.C338] - 1) * 4; IF ([.E338] = &quot;F&quot;; 45 + ([.C338] - 1) * 4; IF ([.E338] = &quot;E+&quot;; 35 + ([.C338] - 1) * 3; IF([.E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F338];&quot;, },&quot;)" office:value-type="string" office:string-value="0x150: { &quot;idMostSigNib&quot;: 1, &quot;idLeastSigByte&quot;: 0x50, &quot;name&quot;: &quot;Aladdin&quot;, &quot;value&quot;: 6, &quot;type&quot;: &quot;Friend&quot;, &quot;cpCost&quot;: 35, }," calcext:value-type="string">
            <text:p>0x150: { "idMostSigNib": 1, "idLeastSigByte": 0x50, "name": "Aladdi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39] = &quot;S&quot;; 10 + [.C339] - 1; IF ([.E339] = &quot;A&quot;; 15 + [.C339] - 1; IF ([.E339] = &quot;B&quot;; 20 + ([.C339] - 1) * 2; IF ([.E339] = &quot;C&quot;; 25 + ([.C339] - 1) * 2; IF ([.E339] = &quot;D&quot;; 30 + ([.C339] - 1) * 3; IF([.E339] = &quot;E&quot;; 40 + ([.C339] - 1) * 4; IF ([.E339] = &quot;F&quot;; 45 + ([.C339] - 1) * 4; IF ([.E339] = &quot;E+&quot;; 35 + ([.C339] - 1) * 3; IF([.E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F339];&quot;, },&quot;)" office:value-type="string" office:string-value="0x151: { &quot;idMostSigNib&quot;: 1, &quot;idLeastSigByte&quot;: 0x51, &quot;name&quot;: &quot;Aladdin&quot;, &quot;value&quot;: 7, &quot;type&quot;: &quot;Friend&quot;, &quot;cpCost&quot;: 37, }," calcext:value-type="string">
            <text:p>0x151: { "idMostSigNib": 1, "idLeastSigByte": 0x51, "name": "Aladdi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0] = &quot;S&quot;; 10 + [.C340] - 1; IF ([.E340] = &quot;A&quot;; 15 + [.C340] - 1; IF ([.E340] = &quot;B&quot;; 20 + ([.C340] - 1) * 2; IF ([.E340] = &quot;C&quot;; 25 + ([.C340] - 1) * 2; IF ([.E340] = &quot;D&quot;; 30 + ([.C340] - 1) * 3; IF([.E340] = &quot;E&quot;; 40 + ([.C340] - 1) * 4; IF ([.E340] = &quot;F&quot;; 45 + ([.C340] - 1) * 4; IF ([.E340] = &quot;E+&quot;; 35 + ([.C340] - 1) * 3; IF([.E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F340];&quot;, },&quot;)" office:value-type="string" office:string-value="0x152: { &quot;idMostSigNib&quot;: 1, &quot;idLeastSigByte&quot;: 0x52, &quot;name&quot;: &quot;Aladdin&quot;, &quot;value&quot;: 8, &quot;type&quot;: &quot;Friend&quot;, &quot;cpCost&quot;: 39, }," calcext:value-type="string">
            <text:p>0x152: { "idMostSigNib": 1, "idLeastSigByte": 0x52, "name": "Aladdi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1] = &quot;S&quot;; 10 + [.C341] - 1; IF ([.E341] = &quot;A&quot;; 15 + [.C341] - 1; IF ([.E341] = &quot;B&quot;; 20 + ([.C341] - 1) * 2; IF ([.E341] = &quot;C&quot;; 25 + ([.C341] - 1) * 2; IF ([.E341] = &quot;D&quot;; 30 + ([.C341] - 1) * 3; IF([.E341] = &quot;E&quot;; 40 + ([.C341] - 1) * 4; IF ([.E341] = &quot;F&quot;; 45 + ([.C341] - 1) * 4; IF ([.E341] = &quot;E+&quot;; 35 + ([.C341] - 1) * 3; IF([.E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F341];&quot;, },&quot;)" office:value-type="string" office:string-value="0x153: { &quot;idMostSigNib&quot;: 1, &quot;idLeastSigByte&quot;: 0x53, &quot;name&quot;: &quot;Aladdin&quot;, &quot;value&quot;: 9, &quot;type&quot;: &quot;Friend&quot;, &quot;cpCost&quot;: 41, }," calcext:value-type="string">
            <text:p>0x153: { "idMostSigNib": 1, "idLeastSigByte": 0x53, "name": "Aladdi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2] = &quot;S&quot;; 10 + [.C342] - 1; IF ([.E342] = &quot;A&quot;; 15 + [.C342] - 1; IF ([.E342] = &quot;B&quot;; 20 + ([.C342] - 1) * 2; IF ([.E342] = &quot;C&quot;; 25 + ([.C342] - 1) * 2; IF ([.E342] = &quot;D&quot;; 30 + ([.C342] - 1) * 3; IF([.E342] = &quot;E&quot;; 40 + ([.C342] - 1) * 4; IF ([.E342] = &quot;F&quot;; 45 + ([.C342] - 1) * 4; IF ([.E342] = &quot;E+&quot;; 35 + ([.C342] - 1) * 3; IF([.E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F342];&quot;, },&quot;)" office:value-type="string" office:string-value="0x154: { &quot;idMostSigNib&quot;: 1, &quot;idLeastSigByte&quot;: 0x54, &quot;name&quot;: &quot;Ariel&quot;, &quot;value&quot;: 0, &quot;type&quot;: &quot;Friend&quot;, &quot;cpCost&quot;: 43, }," calcext:value-type="string">
            <text:p>0x154: { "idMostSigNib": 1, "idLeastSigByte": 0x54, "name": "Ariel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3] = &quot;S&quot;; 10 + [.C343] - 1; IF ([.E343] = &quot;A&quot;; 15 + [.C343] - 1; IF ([.E343] = &quot;B&quot;; 20 + ([.C343] - 1) * 2; IF ([.E343] = &quot;C&quot;; 25 + ([.C343] - 1) * 2; IF ([.E343] = &quot;D&quot;; 30 + ([.C343] - 1) * 3; IF([.E343] = &quot;E&quot;; 40 + ([.C343] - 1) * 4; IF ([.E343] = &quot;F&quot;; 45 + ([.C343] - 1) * 4; IF ([.E343] = &quot;E+&quot;; 35 + ([.C343] - 1) * 3; IF([.E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F343];&quot;, },&quot;)" office:value-type="string" office:string-value="0x155: { &quot;idMostSigNib&quot;: 1, &quot;idLeastSigByte&quot;: 0x55, &quot;name&quot;: &quot;Ariel&quot;, &quot;value&quot;: 1, &quot;type&quot;: &quot;Friend&quot;, &quot;cpCost&quot;: 25, }," calcext:value-type="string">
            <text:p>0x155: { "idMostSigNib": 1, "idLeastSigByte": 0x55, "name": "Ariel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4] = &quot;S&quot;; 10 + [.C344] - 1; IF ([.E344] = &quot;A&quot;; 15 + [.C344] - 1; IF ([.E344] = &quot;B&quot;; 20 + ([.C344] - 1) * 2; IF ([.E344] = &quot;C&quot;; 25 + ([.C344] - 1) * 2; IF ([.E344] = &quot;D&quot;; 30 + ([.C344] - 1) * 3; IF([.E344] = &quot;E&quot;; 40 + ([.C344] - 1) * 4; IF ([.E344] = &quot;F&quot;; 45 + ([.C344] - 1) * 4; IF ([.E344] = &quot;E+&quot;; 35 + ([.C344] - 1) * 3; IF([.E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F344];&quot;, },&quot;)" office:value-type="string" office:string-value="0x156: { &quot;idMostSigNib&quot;: 1, &quot;idLeastSigByte&quot;: 0x56, &quot;name&quot;: &quot;Ariel&quot;, &quot;value&quot;: 2, &quot;type&quot;: &quot;Friend&quot;, &quot;cpCost&quot;: 27, }," calcext:value-type="string">
            <text:p>0x156: { "idMostSigNib": 1, "idLeastSigByte": 0x56, "name": "Ariel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5] = &quot;S&quot;; 10 + [.C345] - 1; IF ([.E345] = &quot;A&quot;; 15 + [.C345] - 1; IF ([.E345] = &quot;B&quot;; 20 + ([.C345] - 1) * 2; IF ([.E345] = &quot;C&quot;; 25 + ([.C345] - 1) * 2; IF ([.E345] = &quot;D&quot;; 30 + ([.C345] - 1) * 3; IF([.E345] = &quot;E&quot;; 40 + ([.C345] - 1) * 4; IF ([.E345] = &quot;F&quot;; 45 + ([.C345] - 1) * 4; IF ([.E345] = &quot;E+&quot;; 35 + ([.C345] - 1) * 3; IF([.E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F345];&quot;, },&quot;)" office:value-type="string" office:string-value="0x157: { &quot;idMostSigNib&quot;: 1, &quot;idLeastSigByte&quot;: 0x57, &quot;name&quot;: &quot;Ariel&quot;, &quot;value&quot;: 3, &quot;type&quot;: &quot;Friend&quot;, &quot;cpCost&quot;: 29, }," calcext:value-type="string">
            <text:p>0x157: { "idMostSigNib": 1, "idLeastSigByte": 0x57, "name": "Ariel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6] = &quot;S&quot;; 10 + [.C346] - 1; IF ([.E346] = &quot;A&quot;; 15 + [.C346] - 1; IF ([.E346] = &quot;B&quot;; 20 + ([.C346] - 1) * 2; IF ([.E346] = &quot;C&quot;; 25 + ([.C346] - 1) * 2; IF ([.E346] = &quot;D&quot;; 30 + ([.C346] - 1) * 3; IF([.E346] = &quot;E&quot;; 40 + ([.C346] - 1) * 4; IF ([.E346] = &quot;F&quot;; 45 + ([.C346] - 1) * 4; IF ([.E346] = &quot;E+&quot;; 35 + ([.C346] - 1) * 3; IF([.E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F346];&quot;, },&quot;)" office:value-type="string" office:string-value="0x158: { &quot;idMostSigNib&quot;: 1, &quot;idLeastSigByte&quot;: 0x58, &quot;name&quot;: &quot;Ariel&quot;, &quot;value&quot;: 4, &quot;type&quot;: &quot;Friend&quot;, &quot;cpCost&quot;: 31, }," calcext:value-type="string">
            <text:p>0x158: { "idMostSigNib": 1, "idLeastSigByte": 0x58, "name": "Ariel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7] = &quot;S&quot;; 10 + [.C347] - 1; IF ([.E347] = &quot;A&quot;; 15 + [.C347] - 1; IF ([.E347] = &quot;B&quot;; 20 + ([.C347] - 1) * 2; IF ([.E347] = &quot;C&quot;; 25 + ([.C347] - 1) * 2; IF ([.E347] = &quot;D&quot;; 30 + ([.C347] - 1) * 3; IF([.E347] = &quot;E&quot;; 40 + ([.C347] - 1) * 4; IF ([.E347] = &quot;F&quot;; 45 + ([.C347] - 1) * 4; IF ([.E347] = &quot;E+&quot;; 35 + ([.C347] - 1) * 3; IF([.E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F347];&quot;, },&quot;)" office:value-type="string" office:string-value="0x159: { &quot;idMostSigNib&quot;: 1, &quot;idLeastSigByte&quot;: 0x59, &quot;name&quot;: &quot;Ariel&quot;, &quot;value&quot;: 5, &quot;type&quot;: &quot;Friend&quot;, &quot;cpCost&quot;: 33, }," calcext:value-type="string">
            <text:p>0x159: { "idMostSigNib": 1, "idLeastSigByte": 0x59, "name": "Ariel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8] = &quot;S&quot;; 10 + [.C348] - 1; IF ([.E348] = &quot;A&quot;; 15 + [.C348] - 1; IF ([.E348] = &quot;B&quot;; 20 + ([.C348] - 1) * 2; IF ([.E348] = &quot;C&quot;; 25 + ([.C348] - 1) * 2; IF ([.E348] = &quot;D&quot;; 30 + ([.C348] - 1) * 3; IF([.E348] = &quot;E&quot;; 40 + ([.C348] - 1) * 4; IF ([.E348] = &quot;F&quot;; 45 + ([.C348] - 1) * 4; IF ([.E348] = &quot;E+&quot;; 35 + ([.C348] - 1) * 3; IF([.E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F348];&quot;, },&quot;)" office:value-type="string" office:string-value="0x15A: { &quot;idMostSigNib&quot;: 1, &quot;idLeastSigByte&quot;: 0x5A, &quot;name&quot;: &quot;Ariel&quot;, &quot;value&quot;: 6, &quot;type&quot;: &quot;Friend&quot;, &quot;cpCost&quot;: 35, }," calcext:value-type="string">
            <text:p>0x15A: { "idMostSigNib": 1, "idLeastSigByte": 0x5A, "name": "Ariel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49] = &quot;S&quot;; 10 + [.C349] - 1; IF ([.E349] = &quot;A&quot;; 15 + [.C349] - 1; IF ([.E349] = &quot;B&quot;; 20 + ([.C349] - 1) * 2; IF ([.E349] = &quot;C&quot;; 25 + ([.C349] - 1) * 2; IF ([.E349] = &quot;D&quot;; 30 + ([.C349] - 1) * 3; IF([.E349] = &quot;E&quot;; 40 + ([.C349] - 1) * 4; IF ([.E349] = &quot;F&quot;; 45 + ([.C349] - 1) * 4; IF ([.E349] = &quot;E+&quot;; 35 + ([.C349] - 1) * 3; IF([.E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F349];&quot;, },&quot;)" office:value-type="string" office:string-value="0x15B: { &quot;idMostSigNib&quot;: 1, &quot;idLeastSigByte&quot;: 0x5B, &quot;name&quot;: &quot;Ariel&quot;, &quot;value&quot;: 7, &quot;type&quot;: &quot;Friend&quot;, &quot;cpCost&quot;: 37, }," calcext:value-type="string">
            <text:p>0x15B: { "idMostSigNib": 1, "idLeastSigByte": 0x5B, "name": "Ariel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0] = &quot;S&quot;; 10 + [.C350] - 1; IF ([.E350] = &quot;A&quot;; 15 + [.C350] - 1; IF ([.E350] = &quot;B&quot;; 20 + ([.C350] - 1) * 2; IF ([.E350] = &quot;C&quot;; 25 + ([.C350] - 1) * 2; IF ([.E350] = &quot;D&quot;; 30 + ([.C350] - 1) * 3; IF([.E350] = &quot;E&quot;; 40 + ([.C350] - 1) * 4; IF ([.E350] = &quot;F&quot;; 45 + ([.C350] - 1) * 4; IF ([.E350] = &quot;E+&quot;; 35 + ([.C350] - 1) * 3; IF([.E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F350];&quot;, },&quot;)" office:value-type="string" office:string-value="0x15C: { &quot;idMostSigNib&quot;: 1, &quot;idLeastSigByte&quot;: 0x5C, &quot;name&quot;: &quot;Ariel&quot;, &quot;value&quot;: 8, &quot;type&quot;: &quot;Friend&quot;, &quot;cpCost&quot;: 39, }," calcext:value-type="string">
            <text:p>0x15C: { "idMostSigNib": 1, "idLeastSigByte": 0x5C, "name": "Ariel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1] = &quot;S&quot;; 10 + [.C351] - 1; IF ([.E351] = &quot;A&quot;; 15 + [.C351] - 1; IF ([.E351] = &quot;B&quot;; 20 + ([.C351] - 1) * 2; IF ([.E351] = &quot;C&quot;; 25 + ([.C351] - 1) * 2; IF ([.E351] = &quot;D&quot;; 30 + ([.C351] - 1) * 3; IF([.E351] = &quot;E&quot;; 40 + ([.C351] - 1) * 4; IF ([.E351] = &quot;F&quot;; 45 + ([.C351] - 1) * 4; IF ([.E351] = &quot;E+&quot;; 35 + ([.C351] - 1) * 3; IF([.E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F351];&quot;, },&quot;)" office:value-type="string" office:string-value="0x15D: { &quot;idMostSigNib&quot;: 1, &quot;idLeastSigByte&quot;: 0x5D, &quot;name&quot;: &quot;Ariel&quot;, &quot;value&quot;: 9, &quot;type&quot;: &quot;Friend&quot;, &quot;cpCost&quot;: 41, }," calcext:value-type="string">
            <text:p>0x15D: { "idMostSigNib": 1, "idLeastSigByte": 0x5D, "name": "Ariel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2] = &quot;S&quot;; 10 + [.C352] - 1; IF ([.E352] = &quot;A&quot;; 15 + [.C352] - 1; IF ([.E352] = &quot;B&quot;; 20 + ([.C352] - 1) * 2; IF ([.E352] = &quot;C&quot;; 25 + ([.C352] - 1) * 2; IF ([.E352] = &quot;D&quot;; 30 + ([.C352] - 1) * 3; IF([.E352] = &quot;E&quot;; 40 + ([.C352] - 1) * 4; IF ([.E352] = &quot;F&quot;; 45 + ([.C352] - 1) * 4; IF ([.E352] = &quot;E+&quot;; 35 + ([.C352] - 1) * 3; IF([.E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F352];&quot;, },&quot;)" office:value-type="string" office:string-value="0x15E: { &quot;idMostSigNib&quot;: 1, &quot;idLeastSigByte&quot;: 0x5E, &quot;name&quot;: &quot;Jack&quot;, &quot;value&quot;: 0, &quot;type&quot;: &quot;Friend&quot;, &quot;cpCost&quot;: 43, }," calcext:value-type="string">
            <text:p>0x15E: { "idMostSigNib": 1, "idLeastSigByte": 0x5E, "name": "Jack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3] = &quot;S&quot;; 10 + [.C353] - 1; IF ([.E353] = &quot;A&quot;; 15 + [.C353] - 1; IF ([.E353] = &quot;B&quot;; 20 + ([.C353] - 1) * 2; IF ([.E353] = &quot;C&quot;; 25 + ([.C353] - 1) * 2; IF ([.E353] = &quot;D&quot;; 30 + ([.C353] - 1) * 3; IF([.E353] = &quot;E&quot;; 40 + ([.C353] - 1) * 4; IF ([.E353] = &quot;F&quot;; 45 + ([.C353] - 1) * 4; IF ([.E353] = &quot;E+&quot;; 35 + ([.C353] - 1) * 3; IF([.E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F353];&quot;, },&quot;)" office:value-type="string" office:string-value="0x15F: { &quot;idMostSigNib&quot;: 1, &quot;idLeastSigByte&quot;: 0x5F, &quot;name&quot;: &quot;Jack&quot;, &quot;value&quot;: 1, &quot;type&quot;: &quot;Friend&quot;, &quot;cpCost&quot;: 25, }," calcext:value-type="string">
            <text:p>0x15F: { "idMostSigNib": 1, "idLeastSigByte": 0x5F, "name": "Jack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4] = &quot;S&quot;; 10 + [.C354] - 1; IF ([.E354] = &quot;A&quot;; 15 + [.C354] - 1; IF ([.E354] = &quot;B&quot;; 20 + ([.C354] - 1) * 2; IF ([.E354] = &quot;C&quot;; 25 + ([.C354] - 1) * 2; IF ([.E354] = &quot;D&quot;; 30 + ([.C354] - 1) * 3; IF([.E354] = &quot;E&quot;; 40 + ([.C354] - 1) * 4; IF ([.E354] = &quot;F&quot;; 45 + ([.C354] - 1) * 4; IF ([.E354] = &quot;E+&quot;; 35 + ([.C354] - 1) * 3; IF([.E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F354];&quot;, },&quot;)" office:value-type="string" office:string-value="0x160: { &quot;idMostSigNib&quot;: 1, &quot;idLeastSigByte&quot;: 0x60, &quot;name&quot;: &quot;Jack&quot;, &quot;value&quot;: 2, &quot;type&quot;: &quot;Friend&quot;, &quot;cpCost&quot;: 27, }," calcext:value-type="string">
            <text:p>0x160: { "idMostSigNib": 1, "idLeastSigByte": 0x60, "name": "Jack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5] = &quot;S&quot;; 10 + [.C355] - 1; IF ([.E355] = &quot;A&quot;; 15 + [.C355] - 1; IF ([.E355] = &quot;B&quot;; 20 + ([.C355] - 1) * 2; IF ([.E355] = &quot;C&quot;; 25 + ([.C355] - 1) * 2; IF ([.E355] = &quot;D&quot;; 30 + ([.C355] - 1) * 3; IF([.E355] = &quot;E&quot;; 40 + ([.C355] - 1) * 4; IF ([.E355] = &quot;F&quot;; 45 + ([.C355] - 1) * 4; IF ([.E355] = &quot;E+&quot;; 35 + ([.C355] - 1) * 3; IF([.E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F355];&quot;, },&quot;)" office:value-type="string" office:string-value="0x161: { &quot;idMostSigNib&quot;: 1, &quot;idLeastSigByte&quot;: 0x61, &quot;name&quot;: &quot;Jack&quot;, &quot;value&quot;: 3, &quot;type&quot;: &quot;Friend&quot;, &quot;cpCost&quot;: 29, }," calcext:value-type="string">
            <text:p>0x161: { "idMostSigNib": 1, "idLeastSigByte": 0x61, "name": "Jack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6] = &quot;S&quot;; 10 + [.C356] - 1; IF ([.E356] = &quot;A&quot;; 15 + [.C356] - 1; IF ([.E356] = &quot;B&quot;; 20 + ([.C356] - 1) * 2; IF ([.E356] = &quot;C&quot;; 25 + ([.C356] - 1) * 2; IF ([.E356] = &quot;D&quot;; 30 + ([.C356] - 1) * 3; IF([.E356] = &quot;E&quot;; 40 + ([.C356] - 1) * 4; IF ([.E356] = &quot;F&quot;; 45 + ([.C356] - 1) * 4; IF ([.E356] = &quot;E+&quot;; 35 + ([.C356] - 1) * 3; IF([.E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F356];&quot;, },&quot;)" office:value-type="string" office:string-value="0x162: { &quot;idMostSigNib&quot;: 1, &quot;idLeastSigByte&quot;: 0x62, &quot;name&quot;: &quot;Jack&quot;, &quot;value&quot;: 4, &quot;type&quot;: &quot;Friend&quot;, &quot;cpCost&quot;: 31, }," calcext:value-type="string">
            <text:p>0x162: { "idMostSigNib": 1, "idLeastSigByte": 0x62, "name": "Jack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7] = &quot;S&quot;; 10 + [.C357] - 1; IF ([.E357] = &quot;A&quot;; 15 + [.C357] - 1; IF ([.E357] = &quot;B&quot;; 20 + ([.C357] - 1) * 2; IF ([.E357] = &quot;C&quot;; 25 + ([.C357] - 1) * 2; IF ([.E357] = &quot;D&quot;; 30 + ([.C357] - 1) * 3; IF([.E357] = &quot;E&quot;; 40 + ([.C357] - 1) * 4; IF ([.E357] = &quot;F&quot;; 45 + ([.C357] - 1) * 4; IF ([.E357] = &quot;E+&quot;; 35 + ([.C357] - 1) * 3; IF([.E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F357];&quot;, },&quot;)" office:value-type="string" office:string-value="0x163: { &quot;idMostSigNib&quot;: 1, &quot;idLeastSigByte&quot;: 0x63, &quot;name&quot;: &quot;Jack&quot;, &quot;value&quot;: 5, &quot;type&quot;: &quot;Friend&quot;, &quot;cpCost&quot;: 33, }," calcext:value-type="string">
            <text:p>0x163: { "idMostSigNib": 1, "idLeastSigByte": 0x63, "name": "Jack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8] = &quot;S&quot;; 10 + [.C358] - 1; IF ([.E358] = &quot;A&quot;; 15 + [.C358] - 1; IF ([.E358] = &quot;B&quot;; 20 + ([.C358] - 1) * 2; IF ([.E358] = &quot;C&quot;; 25 + ([.C358] - 1) * 2; IF ([.E358] = &quot;D&quot;; 30 + ([.C358] - 1) * 3; IF([.E358] = &quot;E&quot;; 40 + ([.C358] - 1) * 4; IF ([.E358] = &quot;F&quot;; 45 + ([.C358] - 1) * 4; IF ([.E358] = &quot;E+&quot;; 35 + ([.C358] - 1) * 3; IF([.E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F358];&quot;, },&quot;)" office:value-type="string" office:string-value="0x164: { &quot;idMostSigNib&quot;: 1, &quot;idLeastSigByte&quot;: 0x64, &quot;name&quot;: &quot;Jack&quot;, &quot;value&quot;: 6, &quot;type&quot;: &quot;Friend&quot;, &quot;cpCost&quot;: 35, }," calcext:value-type="string">
            <text:p>0x164: { "idMostSigNib": 1, "idLeastSigByte": 0x64, "name": "Jack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59] = &quot;S&quot;; 10 + [.C359] - 1; IF ([.E359] = &quot;A&quot;; 15 + [.C359] - 1; IF ([.E359] = &quot;B&quot;; 20 + ([.C359] - 1) * 2; IF ([.E359] = &quot;C&quot;; 25 + ([.C359] - 1) * 2; IF ([.E359] = &quot;D&quot;; 30 + ([.C359] - 1) * 3; IF([.E359] = &quot;E&quot;; 40 + ([.C359] - 1) * 4; IF ([.E359] = &quot;F&quot;; 45 + ([.C359] - 1) * 4; IF ([.E359] = &quot;E+&quot;; 35 + ([.C359] - 1) * 3; IF([.E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F359];&quot;, },&quot;)" office:value-type="string" office:string-value="0x165: { &quot;idMostSigNib&quot;: 1, &quot;idLeastSigByte&quot;: 0x65, &quot;name&quot;: &quot;Jack&quot;, &quot;value&quot;: 7, &quot;type&quot;: &quot;Friend&quot;, &quot;cpCost&quot;: 37, }," calcext:value-type="string">
            <text:p>0x165: { "idMostSigNib": 1, "idLeastSigByte": 0x65, "name": "Jack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0] = &quot;S&quot;; 10 + [.C360] - 1; IF ([.E360] = &quot;A&quot;; 15 + [.C360] - 1; IF ([.E360] = &quot;B&quot;; 20 + ([.C360] - 1) * 2; IF ([.E360] = &quot;C&quot;; 25 + ([.C360] - 1) * 2; IF ([.E360] = &quot;D&quot;; 30 + ([.C360] - 1) * 3; IF([.E360] = &quot;E&quot;; 40 + ([.C360] - 1) * 4; IF ([.E360] = &quot;F&quot;; 45 + ([.C360] - 1) * 4; IF ([.E360] = &quot;E+&quot;; 35 + ([.C360] - 1) * 3; IF([.E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F360];&quot;, },&quot;)" office:value-type="string" office:string-value="0x166: { &quot;idMostSigNib&quot;: 1, &quot;idLeastSigByte&quot;: 0x66, &quot;name&quot;: &quot;Jack&quot;, &quot;value&quot;: 8, &quot;type&quot;: &quot;Friend&quot;, &quot;cpCost&quot;: 39, }," calcext:value-type="string">
            <text:p>0x166: { "idMostSigNib": 1, "idLeastSigByte": 0x66, "name": "Jack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1] = &quot;S&quot;; 10 + [.C361] - 1; IF ([.E361] = &quot;A&quot;; 15 + [.C361] - 1; IF ([.E361] = &quot;B&quot;; 20 + ([.C361] - 1) * 2; IF ([.E361] = &quot;C&quot;; 25 + ([.C361] - 1) * 2; IF ([.E361] = &quot;D&quot;; 30 + ([.C361] - 1) * 3; IF([.E361] = &quot;E&quot;; 40 + ([.C361] - 1) * 4; IF ([.E361] = &quot;F&quot;; 45 + ([.C361] - 1) * 4; IF ([.E361] = &quot;E+&quot;; 35 + ([.C361] - 1) * 3; IF([.E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F361];&quot;, },&quot;)" office:value-type="string" office:string-value="0x167: { &quot;idMostSigNib&quot;: 1, &quot;idLeastSigByte&quot;: 0x67, &quot;name&quot;: &quot;Jack&quot;, &quot;value&quot;: 9, &quot;type&quot;: &quot;Friend&quot;, &quot;cpCost&quot;: 41, }," calcext:value-type="string">
            <text:p>0x167: { "idMostSigNib": 1, "idLeastSigByte": 0x67, "name": "Jack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2] = &quot;S&quot;; 10 + [.C362] - 1; IF ([.E362] = &quot;A&quot;; 15 + [.C362] - 1; IF ([.E362] = &quot;B&quot;; 20 + ([.C362] - 1) * 2; IF ([.E362] = &quot;C&quot;; 25 + ([.C362] - 1) * 2; IF ([.E362] = &quot;D&quot;; 30 + ([.C362] - 1) * 3; IF([.E362] = &quot;E&quot;; 40 + ([.C362] - 1) * 4; IF ([.E362] = &quot;F&quot;; 45 + ([.C362] - 1) * 4; IF ([.E362] = &quot;E+&quot;; 35 + ([.C362] - 1) * 3; IF([.E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F362];&quot;, },&quot;)" office:value-type="string" office:string-value="0x168: { &quot;idMostSigNib&quot;: 1, &quot;idLeastSigByte&quot;: 0x68, &quot;name&quot;: &quot;Peter Pan&quot;, &quot;value&quot;: 0, &quot;type&quot;: &quot;Friend&quot;, &quot;cpCost&quot;: 43, }," calcext:value-type="string">
            <text:p>0x168: { "idMostSigNib": 1, "idLeastSigByte": 0x68, "name": "Peter Pan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3] = &quot;S&quot;; 10 + [.C363] - 1; IF ([.E363] = &quot;A&quot;; 15 + [.C363] - 1; IF ([.E363] = &quot;B&quot;; 20 + ([.C363] - 1) * 2; IF ([.E363] = &quot;C&quot;; 25 + ([.C363] - 1) * 2; IF ([.E363] = &quot;D&quot;; 30 + ([.C363] - 1) * 3; IF([.E363] = &quot;E&quot;; 40 + ([.C363] - 1) * 4; IF ([.E363] = &quot;F&quot;; 45 + ([.C363] - 1) * 4; IF ([.E363] = &quot;E+&quot;; 35 + ([.C363] - 1) * 3; IF([.E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F363];&quot;, },&quot;)" office:value-type="string" office:string-value="0x169: { &quot;idMostSigNib&quot;: 1, &quot;idLeastSigByte&quot;: 0x69, &quot;name&quot;: &quot;Peter Pan&quot;, &quot;value&quot;: 1, &quot;type&quot;: &quot;Friend&quot;, &quot;cpCost&quot;: 25, }," calcext:value-type="string">
            <text:p>0x169: { "idMostSigNib": 1, "idLeastSigByte": 0x69, "name": "Peter Pan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4] = &quot;S&quot;; 10 + [.C364] - 1; IF ([.E364] = &quot;A&quot;; 15 + [.C364] - 1; IF ([.E364] = &quot;B&quot;; 20 + ([.C364] - 1) * 2; IF ([.E364] = &quot;C&quot;; 25 + ([.C364] - 1) * 2; IF ([.E364] = &quot;D&quot;; 30 + ([.C364] - 1) * 3; IF([.E364] = &quot;E&quot;; 40 + ([.C364] - 1) * 4; IF ([.E364] = &quot;F&quot;; 45 + ([.C364] - 1) * 4; IF ([.E364] = &quot;E+&quot;; 35 + ([.C364] - 1) * 3; IF([.E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F364];&quot;, },&quot;)" office:value-type="string" office:string-value="0x16A: { &quot;idMostSigNib&quot;: 1, &quot;idLeastSigByte&quot;: 0x6A, &quot;name&quot;: &quot;Peter Pan&quot;, &quot;value&quot;: 2, &quot;type&quot;: &quot;Friend&quot;, &quot;cpCost&quot;: 27, }," calcext:value-type="string">
            <text:p>0x16A: { "idMostSigNib": 1, "idLeastSigByte": 0x6A, "name": "Peter Pan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5] = &quot;S&quot;; 10 + [.C365] - 1; IF ([.E365] = &quot;A&quot;; 15 + [.C365] - 1; IF ([.E365] = &quot;B&quot;; 20 + ([.C365] - 1) * 2; IF ([.E365] = &quot;C&quot;; 25 + ([.C365] - 1) * 2; IF ([.E365] = &quot;D&quot;; 30 + ([.C365] - 1) * 3; IF([.E365] = &quot;E&quot;; 40 + ([.C365] - 1) * 4; IF ([.E365] = &quot;F&quot;; 45 + ([.C365] - 1) * 4; IF ([.E365] = &quot;E+&quot;; 35 + ([.C365] - 1) * 3; IF([.E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F365];&quot;, },&quot;)" office:value-type="string" office:string-value="0x16B: { &quot;idMostSigNib&quot;: 1, &quot;idLeastSigByte&quot;: 0x6B, &quot;name&quot;: &quot;Peter Pan&quot;, &quot;value&quot;: 3, &quot;type&quot;: &quot;Friend&quot;, &quot;cpCost&quot;: 29, }," calcext:value-type="string">
            <text:p>0x16B: { "idMostSigNib": 1, "idLeastSigByte": 0x6B, "name": "Peter Pan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6] = &quot;S&quot;; 10 + [.C366] - 1; IF ([.E366] = &quot;A&quot;; 15 + [.C366] - 1; IF ([.E366] = &quot;B&quot;; 20 + ([.C366] - 1) * 2; IF ([.E366] = &quot;C&quot;; 25 + ([.C366] - 1) * 2; IF ([.E366] = &quot;D&quot;; 30 + ([.C366] - 1) * 3; IF([.E366] = &quot;E&quot;; 40 + ([.C366] - 1) * 4; IF ([.E366] = &quot;F&quot;; 45 + ([.C366] - 1) * 4; IF ([.E366] = &quot;E+&quot;; 35 + ([.C366] - 1) * 3; IF([.E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F366];&quot;, },&quot;)" office:value-type="string" office:string-value="0x16C: { &quot;idMostSigNib&quot;: 1, &quot;idLeastSigByte&quot;: 0x6C, &quot;name&quot;: &quot;Peter Pan&quot;, &quot;value&quot;: 4, &quot;type&quot;: &quot;Friend&quot;, &quot;cpCost&quot;: 31, }," calcext:value-type="string">
            <text:p>0x16C: { "idMostSigNib": 1, "idLeastSigByte": 0x6C, "name": "Peter Pan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7] = &quot;S&quot;; 10 + [.C367] - 1; IF ([.E367] = &quot;A&quot;; 15 + [.C367] - 1; IF ([.E367] = &quot;B&quot;; 20 + ([.C367] - 1) * 2; IF ([.E367] = &quot;C&quot;; 25 + ([.C367] - 1) * 2; IF ([.E367] = &quot;D&quot;; 30 + ([.C367] - 1) * 3; IF([.E367] = &quot;E&quot;; 40 + ([.C367] - 1) * 4; IF ([.E367] = &quot;F&quot;; 45 + ([.C367] - 1) * 4; IF ([.E367] = &quot;E+&quot;; 35 + ([.C367] - 1) * 3; IF([.E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F367];&quot;, },&quot;)" office:value-type="string" office:string-value="0x16D: { &quot;idMostSigNib&quot;: 1, &quot;idLeastSigByte&quot;: 0x6D, &quot;name&quot;: &quot;Peter Pan&quot;, &quot;value&quot;: 5, &quot;type&quot;: &quot;Friend&quot;, &quot;cpCost&quot;: 33, }," calcext:value-type="string">
            <text:p>0x16D: { "idMostSigNib": 1, "idLeastSigByte": 0x6D, "name": "Peter Pan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8] = &quot;S&quot;; 10 + [.C368] - 1; IF ([.E368] = &quot;A&quot;; 15 + [.C368] - 1; IF ([.E368] = &quot;B&quot;; 20 + ([.C368] - 1) * 2; IF ([.E368] = &quot;C&quot;; 25 + ([.C368] - 1) * 2; IF ([.E368] = &quot;D&quot;; 30 + ([.C368] - 1) * 3; IF([.E368] = &quot;E&quot;; 40 + ([.C368] - 1) * 4; IF ([.E368] = &quot;F&quot;; 45 + ([.C368] - 1) * 4; IF ([.E368] = &quot;E+&quot;; 35 + ([.C368] - 1) * 3; IF([.E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F368];&quot;, },&quot;)" office:value-type="string" office:string-value="0x16E: { &quot;idMostSigNib&quot;: 1, &quot;idLeastSigByte&quot;: 0x6E, &quot;name&quot;: &quot;Peter Pan&quot;, &quot;value&quot;: 6, &quot;type&quot;: &quot;Friend&quot;, &quot;cpCost&quot;: 35, }," calcext:value-type="string">
            <text:p>0x16E: { "idMostSigNib": 1, "idLeastSigByte": 0x6E, "name": "Peter Pan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69] = &quot;S&quot;; 10 + [.C369] - 1; IF ([.E369] = &quot;A&quot;; 15 + [.C369] - 1; IF ([.E369] = &quot;B&quot;; 20 + ([.C369] - 1) * 2; IF ([.E369] = &quot;C&quot;; 25 + ([.C369] - 1) * 2; IF ([.E369] = &quot;D&quot;; 30 + ([.C369] - 1) * 3; IF([.E369] = &quot;E&quot;; 40 + ([.C369] - 1) * 4; IF ([.E369] = &quot;F&quot;; 45 + ([.C369] - 1) * 4; IF ([.E369] = &quot;E+&quot;; 35 + ([.C369] - 1) * 3; IF([.E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F369];&quot;, },&quot;)" office:value-type="string" office:string-value="0x16F: { &quot;idMostSigNib&quot;: 1, &quot;idLeastSigByte&quot;: 0x6F, &quot;name&quot;: &quot;Peter Pan&quot;, &quot;value&quot;: 7, &quot;type&quot;: &quot;Friend&quot;, &quot;cpCost&quot;: 37, }," calcext:value-type="string">
            <text:p>0x16F: { "idMostSigNib": 1, "idLeastSigByte": 0x6F, "name": "Peter Pan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0] = &quot;S&quot;; 10 + [.C370] - 1; IF ([.E370] = &quot;A&quot;; 15 + [.C370] - 1; IF ([.E370] = &quot;B&quot;; 20 + ([.C370] - 1) * 2; IF ([.E370] = &quot;C&quot;; 25 + ([.C370] - 1) * 2; IF ([.E370] = &quot;D&quot;; 30 + ([.C370] - 1) * 3; IF([.E370] = &quot;E&quot;; 40 + ([.C370] - 1) * 4; IF ([.E370] = &quot;F&quot;; 45 + ([.C370] - 1) * 4; IF ([.E370] = &quot;E+&quot;; 35 + ([.C370] - 1) * 3; IF([.E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F370];&quot;, },&quot;)" office:value-type="string" office:string-value="0x170: { &quot;idMostSigNib&quot;: 1, &quot;idLeastSigByte&quot;: 0x70, &quot;name&quot;: &quot;Peter Pan&quot;, &quot;value&quot;: 8, &quot;type&quot;: &quot;Friend&quot;, &quot;cpCost&quot;: 39, }," calcext:value-type="string">
            <text:p>0x170: { "idMostSigNib": 1, "idLeastSigByte": 0x70, "name": "Peter Pan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1] = &quot;S&quot;; 10 + [.C371] - 1; IF ([.E371] = &quot;A&quot;; 15 + [.C371] - 1; IF ([.E371] = &quot;B&quot;; 20 + ([.C371] - 1) * 2; IF ([.E371] = &quot;C&quot;; 25 + ([.C371] - 1) * 2; IF ([.E371] = &quot;D&quot;; 30 + ([.C371] - 1) * 3; IF([.E371] = &quot;E&quot;; 40 + ([.C371] - 1) * 4; IF ([.E371] = &quot;F&quot;; 45 + ([.C371] - 1) * 4; IF ([.E371] = &quot;E+&quot;; 35 + ([.C371] - 1) * 3; IF([.E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F371];&quot;, },&quot;)" office:value-type="string" office:string-value="0x171: { &quot;idMostSigNib&quot;: 1, &quot;idLeastSigByte&quot;: 0x71, &quot;name&quot;: &quot;Peter Pan&quot;, &quot;value&quot;: 9, &quot;type&quot;: &quot;Friend&quot;, &quot;cpCost&quot;: 41, }," calcext:value-type="string">
            <text:p>0x171: { "idMostSigNib": 1, "idLeastSigByte": 0x71, "name": "Peter Pan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2] = &quot;S&quot;; 10 + [.C372] - 1; IF ([.E372] = &quot;A&quot;; 15 + [.C372] - 1; IF ([.E372] = &quot;B&quot;; 20 + ([.C372] - 1) * 2; IF ([.E372] = &quot;C&quot;; 25 + ([.C372] - 1) * 2; IF ([.E372] = &quot;D&quot;; 30 + ([.C372] - 1) * 3; IF([.E372] = &quot;E&quot;; 40 + ([.C372] - 1) * 4; IF ([.E372] = &quot;F&quot;; 45 + ([.C372] - 1) * 4; IF ([.E372] = &quot;E+&quot;; 35 + ([.C372] - 1) * 3; IF([.E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F372];&quot;, },&quot;)" office:value-type="string" office:string-value="0x172: { &quot;idMostSigNib&quot;: 1, &quot;idLeastSigByte&quot;: 0x72, &quot;name&quot;: &quot;The Beast&quot;, &quot;value&quot;: 0, &quot;type&quot;: &quot;Friend&quot;, &quot;cpCost&quot;: 43, }," calcext:value-type="string">
            <text:p>0x172: { "idMostSigNib": 1, "idLeastSigByte": 0x72, "name": "The Beast", "value": 0, "type": "Friend", "cpCost": 43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3] = &quot;S&quot;; 10 + [.C373] - 1; IF ([.E373] = &quot;A&quot;; 15 + [.C373] - 1; IF ([.E373] = &quot;B&quot;; 20 + ([.C373] - 1) * 2; IF ([.E373] = &quot;C&quot;; 25 + ([.C373] - 1) * 2; IF ([.E373] = &quot;D&quot;; 30 + ([.C373] - 1) * 3; IF([.E373] = &quot;E&quot;; 40 + ([.C373] - 1) * 4; IF ([.E373] = &quot;F&quot;; 45 + ([.C373] - 1) * 4; IF ([.E373] = &quot;E+&quot;; 35 + ([.C373] - 1) * 3; IF([.E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F373];&quot;, },&quot;)" office:value-type="string" office:string-value="0x173: { &quot;idMostSigNib&quot;: 1, &quot;idLeastSigByte&quot;: 0x73, &quot;name&quot;: &quot;The Beast&quot;, &quot;value&quot;: 1, &quot;type&quot;: &quot;Friend&quot;, &quot;cpCost&quot;: 25, }," calcext:value-type="string">
            <text:p>0x173: { "idMostSigNib": 1, "idLeastSigByte": 0x73, "name": "The Beast", "value": 1, "type": "Friend", "cpCost": 25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4] = &quot;S&quot;; 10 + [.C374] - 1; IF ([.E374] = &quot;A&quot;; 15 + [.C374] - 1; IF ([.E374] = &quot;B&quot;; 20 + ([.C374] - 1) * 2; IF ([.E374] = &quot;C&quot;; 25 + ([.C374] - 1) * 2; IF ([.E374] = &quot;D&quot;; 30 + ([.C374] - 1) * 3; IF([.E374] = &quot;E&quot;; 40 + ([.C374] - 1) * 4; IF ([.E374] = &quot;F&quot;; 45 + ([.C374] - 1) * 4; IF ([.E374] = &quot;E+&quot;; 35 + ([.C374] - 1) * 3; IF([.E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F374];&quot;, },&quot;)" office:value-type="string" office:string-value="0x174: { &quot;idMostSigNib&quot;: 1, &quot;idLeastSigByte&quot;: 0x74, &quot;name&quot;: &quot;The Beast&quot;, &quot;value&quot;: 2, &quot;type&quot;: &quot;Friend&quot;, &quot;cpCost&quot;: 27, }," calcext:value-type="string">
            <text:p>0x174: { "idMostSigNib": 1, "idLeastSigByte": 0x74, "name": "The Beast", "value": 2, "type": "Friend", "cpCost": 27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5] = &quot;S&quot;; 10 + [.C375] - 1; IF ([.E375] = &quot;A&quot;; 15 + [.C375] - 1; IF ([.E375] = &quot;B&quot;; 20 + ([.C375] - 1) * 2; IF ([.E375] = &quot;C&quot;; 25 + ([.C375] - 1) * 2; IF ([.E375] = &quot;D&quot;; 30 + ([.C375] - 1) * 3; IF([.E375] = &quot;E&quot;; 40 + ([.C375] - 1) * 4; IF ([.E375] = &quot;F&quot;; 45 + ([.C375] - 1) * 4; IF ([.E375] = &quot;E+&quot;; 35 + ([.C375] - 1) * 3; IF([.E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F375];&quot;, },&quot;)" office:value-type="string" office:string-value="0x175: { &quot;idMostSigNib&quot;: 1, &quot;idLeastSigByte&quot;: 0x75, &quot;name&quot;: &quot;The Beast&quot;, &quot;value&quot;: 3, &quot;type&quot;: &quot;Friend&quot;, &quot;cpCost&quot;: 29, }," calcext:value-type="string">
            <text:p>0x175: { "idMostSigNib": 1, "idLeastSigByte": 0x75, "name": "The Beast", "value": 3, "type": "Friend", "cpCost": 29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6] = &quot;S&quot;; 10 + [.C376] - 1; IF ([.E376] = &quot;A&quot;; 15 + [.C376] - 1; IF ([.E376] = &quot;B&quot;; 20 + ([.C376] - 1) * 2; IF ([.E376] = &quot;C&quot;; 25 + ([.C376] - 1) * 2; IF ([.E376] = &quot;D&quot;; 30 + ([.C376] - 1) * 3; IF([.E376] = &quot;E&quot;; 40 + ([.C376] - 1) * 4; IF ([.E376] = &quot;F&quot;; 45 + ([.C376] - 1) * 4; IF ([.E376] = &quot;E+&quot;; 35 + ([.C376] - 1) * 3; IF([.E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F376];&quot;, },&quot;)" office:value-type="string" office:string-value="0x176: { &quot;idMostSigNib&quot;: 1, &quot;idLeastSigByte&quot;: 0x76, &quot;name&quot;: &quot;The Beast&quot;, &quot;value&quot;: 4, &quot;type&quot;: &quot;Friend&quot;, &quot;cpCost&quot;: 31, }," calcext:value-type="string">
            <text:p>0x176: { "idMostSigNib": 1, "idLeastSigByte": 0x76, "name": "The Beast", "value": 4, "type": "Friend", "cpCost": 31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7] = &quot;S&quot;; 10 + [.C377] - 1; IF ([.E377] = &quot;A&quot;; 15 + [.C377] - 1; IF ([.E377] = &quot;B&quot;; 20 + ([.C377] - 1) * 2; IF ([.E377] = &quot;C&quot;; 25 + ([.C377] - 1) * 2; IF ([.E377] = &quot;D&quot;; 30 + ([.C377] - 1) * 3; IF([.E377] = &quot;E&quot;; 40 + ([.C377] - 1) * 4; IF ([.E377] = &quot;F&quot;; 45 + ([.C377] - 1) * 4; IF ([.E377] = &quot;E+&quot;; 35 + ([.C377] - 1) * 3; IF([.E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F377];&quot;, },&quot;)" office:value-type="string" office:string-value="0x177: { &quot;idMostSigNib&quot;: 1, &quot;idLeastSigByte&quot;: 0x77, &quot;name&quot;: &quot;The Beast&quot;, &quot;value&quot;: 5, &quot;type&quot;: &quot;Friend&quot;, &quot;cpCost&quot;: 33, }," calcext:value-type="string">
            <text:p>0x177: { "idMostSigNib": 1, "idLeastSigByte": 0x77, "name": "The Beast", "value": 5, "type": "Friend", "cpCost": 33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8] = &quot;S&quot;; 10 + [.C378] - 1; IF ([.E378] = &quot;A&quot;; 15 + [.C378] - 1; IF ([.E378] = &quot;B&quot;; 20 + ([.C378] - 1) * 2; IF ([.E378] = &quot;C&quot;; 25 + ([.C378] - 1) * 2; IF ([.E378] = &quot;D&quot;; 30 + ([.C378] - 1) * 3; IF([.E378] = &quot;E&quot;; 40 + ([.C378] - 1) * 4; IF ([.E378] = &quot;F&quot;; 45 + ([.C378] - 1) * 4; IF ([.E378] = &quot;E+&quot;; 35 + ([.C378] - 1) * 3; IF([.E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F378];&quot;, },&quot;)" office:value-type="string" office:string-value="0x178: { &quot;idMostSigNib&quot;: 1, &quot;idLeastSigByte&quot;: 0x78, &quot;name&quot;: &quot;The Beast&quot;, &quot;value&quot;: 6, &quot;type&quot;: &quot;Friend&quot;, &quot;cpCost&quot;: 35, }," calcext:value-type="string">
            <text:p>0x178: { "idMostSigNib": 1, "idLeastSigByte": 0x78, "name": "The Beast", "value": 6, "type": "Friend", "cpCost": 35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79] = &quot;S&quot;; 10 + [.C379] - 1; IF ([.E379] = &quot;A&quot;; 15 + [.C379] - 1; IF ([.E379] = &quot;B&quot;; 20 + ([.C379] - 1) * 2; IF ([.E379] = &quot;C&quot;; 25 + ([.C379] - 1) * 2; IF ([.E379] = &quot;D&quot;; 30 + ([.C379] - 1) * 3; IF([.E379] = &quot;E&quot;; 40 + ([.C379] - 1) * 4; IF ([.E379] = &quot;F&quot;; 45 + ([.C379] - 1) * 4; IF ([.E379] = &quot;E+&quot;; 35 + ([.C379] - 1) * 3; IF([.E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F379];&quot;, },&quot;)" office:value-type="string" office:string-value="0x179: { &quot;idMostSigNib&quot;: 1, &quot;idLeastSigByte&quot;: 0x79, &quot;name&quot;: &quot;The Beast&quot;, &quot;value&quot;: 7, &quot;type&quot;: &quot;Friend&quot;, &quot;cpCost&quot;: 37, }," calcext:value-type="string">
            <text:p>0x179: { "idMostSigNib": 1, "idLeastSigByte": 0x79, "name": "The Beast", "value": 7, "type": "Friend", "cpCost": 37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0] = &quot;S&quot;; 10 + [.C380] - 1; IF ([.E380] = &quot;A&quot;; 15 + [.C380] - 1; IF ([.E380] = &quot;B&quot;; 20 + ([.C380] - 1) * 2; IF ([.E380] = &quot;C&quot;; 25 + ([.C380] - 1) * 2; IF ([.E380] = &quot;D&quot;; 30 + ([.C380] - 1) * 3; IF([.E380] = &quot;E&quot;; 40 + ([.C380] - 1) * 4; IF ([.E380] = &quot;F&quot;; 45 + ([.C380] - 1) * 4; IF ([.E380] = &quot;E+&quot;; 35 + ([.C380] - 1) * 3; IF([.E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F380];&quot;, },&quot;)" office:value-type="string" office:string-value="0x17A: { &quot;idMostSigNib&quot;: 1, &quot;idLeastSigByte&quot;: 0x7A, &quot;name&quot;: &quot;The Beast&quot;, &quot;value&quot;: 8, &quot;type&quot;: &quot;Friend&quot;, &quot;cpCost&quot;: 39, }," calcext:value-type="string">
            <text:p>0x17A: { "idMostSigNib": 1, "idLeastSigByte": 0x7A, "name": "The Beast", "value": 8, "type": "Friend", "cpCost": 39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C</text:p>
          </table:table-cell>
          <table:table-cell table:formula="of:=IF([.E381] = &quot;S&quot;; 10 + [.C381] - 1; IF ([.E381] = &quot;A&quot;; 15 + [.C381] - 1; IF ([.E381] = &quot;B&quot;; 20 + ([.C381] - 1) * 2; IF ([.E381] = &quot;C&quot;; 25 + ([.C381] - 1) * 2; IF ([.E381] = &quot;D&quot;; 30 + ([.C381] - 1) * 3; IF([.E381] = &quot;E&quot;; 40 + ([.C381] - 1) * 4; IF ([.E381] = &quot;F&quot;; 45 + ([.C381] - 1) * 4; IF ([.E381] = &quot;E+&quot;; 35 + ([.C381] - 1) * 3; IF([.E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F381];&quot;, },&quot;)" office:value-type="string" office:string-value="0x17B: { &quot;idMostSigNib&quot;: 1, &quot;idLeastSigByte&quot;: 0x7B, &quot;name&quot;: &quot;The Beast&quot;, &quot;value&quot;: 9, &quot;type&quot;: &quot;Friend&quot;, &quot;cpCost&quot;: 41, }," calcext:value-type="string">
            <text:p>0x17B: { "idMostSigNib": 1, "idLeastSigByte": 0x7B, "name": "The Beast", "value": 9, "type": "Friend", "cpCost": 41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2] = &quot;S&quot;; 10 + [.C382] - 1; IF ([.E382] = &quot;A&quot;; 15 + [.C382] - 1; IF ([.E382] = &quot;B&quot;; 20 + ([.C382] - 1) * 2; IF ([.E382] = &quot;C&quot;; 25 + ([.C382] - 1) * 2; IF ([.E382] = &quot;D&quot;; 30 + ([.C382] - 1) * 3; IF([.E382] = &quot;E&quot;; 40 + ([.C382] - 1) * 4; IF ([.E382] = &quot;F&quot;; 45 + ([.C382] - 1) * 4; IF ([.E382] = &quot;E+&quot;; 35 + ([.C382] - 1) * 3; IF([.E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F382];&quot;, },&quot;)" office:value-type="string" office:string-value="0x17C: { &quot;idMostSigNib&quot;: 1, &quot;idLeastSigByte&quot;: 0x7C, &quot;name&quot;: &quot;Potion&quot;, &quot;value&quot;: 0, &quot;type&quot;: &quot;Item&quot;, &quot;cpCost&quot;: 57, }," calcext:value-type="string">
            <text:p>0x17C: { "idMostSigNib": 1, "idLeastSigByte": 0x7C, "name": "Potion", "value": 0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3] = &quot;S&quot;; 10 + [.C383] - 1; IF ([.E383] = &quot;A&quot;; 15 + [.C383] - 1; IF ([.E383] = &quot;B&quot;; 20 + ([.C383] - 1) * 2; IF ([.E383] = &quot;C&quot;; 25 + ([.C383] - 1) * 2; IF ([.E383] = &quot;D&quot;; 30 + ([.C383] - 1) * 3; IF([.E383] = &quot;E&quot;; 40 + ([.C383] - 1) * 4; IF ([.E383] = &quot;F&quot;; 45 + ([.C383] - 1) * 4; IF ([.E383] = &quot;E+&quot;; 35 + ([.C383] - 1) * 3; IF([.E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F383];&quot;, },&quot;)" office:value-type="string" office:string-value="0x17D: { &quot;idMostSigNib&quot;: 1, &quot;idLeastSigByte&quot;: 0x7D, &quot;name&quot;: &quot;Potion&quot;, &quot;value&quot;: 1, &quot;type&quot;: &quot;Item&quot;, &quot;cpCost&quot;: 30, }," calcext:value-type="string">
            <text:p>0x17D: { "idMostSigNib": 1, "idLeastSigByte": 0x7D, "name": "Potion", "value": 1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4] = &quot;S&quot;; 10 + [.C384] - 1; IF ([.E384] = &quot;A&quot;; 15 + [.C384] - 1; IF ([.E384] = &quot;B&quot;; 20 + ([.C384] - 1) * 2; IF ([.E384] = &quot;C&quot;; 25 + ([.C384] - 1) * 2; IF ([.E384] = &quot;D&quot;; 30 + ([.C384] - 1) * 3; IF([.E384] = &quot;E&quot;; 40 + ([.C384] - 1) * 4; IF ([.E384] = &quot;F&quot;; 45 + ([.C384] - 1) * 4; IF ([.E384] = &quot;E+&quot;; 35 + ([.C384] - 1) * 3; IF([.E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F384];&quot;, },&quot;)" office:value-type="string" office:string-value="0x17E: { &quot;idMostSigNib&quot;: 1, &quot;idLeastSigByte&quot;: 0x7E, &quot;name&quot;: &quot;Potion&quot;, &quot;value&quot;: 2, &quot;type&quot;: &quot;Item&quot;, &quot;cpCost&quot;: 33, }," calcext:value-type="string">
            <text:p>0x17E: { "idMostSigNib": 1, "idLeastSigByte": 0x7E, "name": "Potion", "value": 2, "type": "Item", "cpCost": 33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5] = &quot;S&quot;; 10 + [.C385] - 1; IF ([.E385] = &quot;A&quot;; 15 + [.C385] - 1; IF ([.E385] = &quot;B&quot;; 20 + ([.C385] - 1) * 2; IF ([.E385] = &quot;C&quot;; 25 + ([.C385] - 1) * 2; IF ([.E385] = &quot;D&quot;; 30 + ([.C385] - 1) * 3; IF([.E385] = &quot;E&quot;; 40 + ([.C385] - 1) * 4; IF ([.E385] = &quot;F&quot;; 45 + ([.C385] - 1) * 4; IF ([.E385] = &quot;E+&quot;; 35 + ([.C385] - 1) * 3; IF([.E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F385];&quot;, },&quot;)" office:value-type="string" office:string-value="0x17F: { &quot;idMostSigNib&quot;: 1, &quot;idLeastSigByte&quot;: 0x7F, &quot;name&quot;: &quot;Potion&quot;, &quot;value&quot;: 3, &quot;type&quot;: &quot;Item&quot;, &quot;cpCost&quot;: 36, }," calcext:value-type="string">
            <text:p>0x17F: { "idMostSigNib": 1, "idLeastSigByte": 0x7F, "name": "Potion", "value": 3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6] = &quot;S&quot;; 10 + [.C386] - 1; IF ([.E386] = &quot;A&quot;; 15 + [.C386] - 1; IF ([.E386] = &quot;B&quot;; 20 + ([.C386] - 1) * 2; IF ([.E386] = &quot;C&quot;; 25 + ([.C386] - 1) * 2; IF ([.E386] = &quot;D&quot;; 30 + ([.C386] - 1) * 3; IF([.E386] = &quot;E&quot;; 40 + ([.C386] - 1) * 4; IF ([.E386] = &quot;F&quot;; 45 + ([.C386] - 1) * 4; IF ([.E386] = &quot;E+&quot;; 35 + ([.C386] - 1) * 3; IF([.E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F386];&quot;, },&quot;)" office:value-type="string" office:string-value="0x180: { &quot;idMostSigNib&quot;: 1, &quot;idLeastSigByte&quot;: 0x80, &quot;name&quot;: &quot;Potion&quot;, &quot;value&quot;: 4, &quot;type&quot;: &quot;Item&quot;, &quot;cpCost&quot;: 39, }," calcext:value-type="string">
            <text:p>0x180: { "idMostSigNib": 1, "idLeastSigByte": 0x80, "name": "Potion", "value": 4, "type": "Item", "cpCost": 39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7] = &quot;S&quot;; 10 + [.C387] - 1; IF ([.E387] = &quot;A&quot;; 15 + [.C387] - 1; IF ([.E387] = &quot;B&quot;; 20 + ([.C387] - 1) * 2; IF ([.E387] = &quot;C&quot;; 25 + ([.C387] - 1) * 2; IF ([.E387] = &quot;D&quot;; 30 + ([.C387] - 1) * 3; IF([.E387] = &quot;E&quot;; 40 + ([.C387] - 1) * 4; IF ([.E387] = &quot;F&quot;; 45 + ([.C387] - 1) * 4; IF ([.E387] = &quot;E+&quot;; 35 + ([.C387] - 1) * 3; IF([.E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F387];&quot;, },&quot;)" office:value-type="string" office:string-value="0x181: { &quot;idMostSigNib&quot;: 1, &quot;idLeastSigByte&quot;: 0x81, &quot;name&quot;: &quot;Potion&quot;, &quot;value&quot;: 5, &quot;type&quot;: &quot;Item&quot;, &quot;cpCost&quot;: 42, }," calcext:value-type="string">
            <text:p>0x181: { "idMostSigNib": 1, "idLeastSigByte": 0x81, "name": "Potion", "value": 5, "type": "Item", "cpCost": 42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8] = &quot;S&quot;; 10 + [.C388] - 1; IF ([.E388] = &quot;A&quot;; 15 + [.C388] - 1; IF ([.E388] = &quot;B&quot;; 20 + ([.C388] - 1) * 2; IF ([.E388] = &quot;C&quot;; 25 + ([.C388] - 1) * 2; IF ([.E388] = &quot;D&quot;; 30 + ([.C388] - 1) * 3; IF([.E388] = &quot;E&quot;; 40 + ([.C388] - 1) * 4; IF ([.E388] = &quot;F&quot;; 45 + ([.C388] - 1) * 4; IF ([.E388] = &quot;E+&quot;; 35 + ([.C388] - 1) * 3; IF([.E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F388];&quot;, },&quot;)" office:value-type="string" office:string-value="0x182: { &quot;idMostSigNib&quot;: 1, &quot;idLeastSigByte&quot;: 0x82, &quot;name&quot;: &quot;Potion&quot;, &quot;value&quot;: 6, &quot;type&quot;: &quot;Item&quot;, &quot;cpCost&quot;: 45, }," calcext:value-type="string">
            <text:p>0x182: { "idMostSigNib": 1, "idLeastSigByte": 0x82, "name": "Potion", "value": 6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89] = &quot;S&quot;; 10 + [.C389] - 1; IF ([.E389] = &quot;A&quot;; 15 + [.C389] - 1; IF ([.E389] = &quot;B&quot;; 20 + ([.C389] - 1) * 2; IF ([.E389] = &quot;C&quot;; 25 + ([.C389] - 1) * 2; IF ([.E389] = &quot;D&quot;; 30 + ([.C389] - 1) * 3; IF([.E389] = &quot;E&quot;; 40 + ([.C389] - 1) * 4; IF ([.E389] = &quot;F&quot;; 45 + ([.C389] - 1) * 4; IF ([.E389] = &quot;E+&quot;; 35 + ([.C389] - 1) * 3; IF([.E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F389];&quot;, },&quot;)" office:value-type="string" office:string-value="0x183: { &quot;idMostSigNib&quot;: 1, &quot;idLeastSigByte&quot;: 0x83, &quot;name&quot;: &quot;Potion&quot;, &quot;value&quot;: 7, &quot;type&quot;: &quot;Item&quot;, &quot;cpCost&quot;: 48, }," calcext:value-type="string">
            <text:p>0x183: { "idMostSigNib": 1, "idLeastSigByte": 0x83, "name": "Potion", "value": 7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0] = &quot;S&quot;; 10 + [.C390] - 1; IF ([.E390] = &quot;A&quot;; 15 + [.C390] - 1; IF ([.E390] = &quot;B&quot;; 20 + ([.C390] - 1) * 2; IF ([.E390] = &quot;C&quot;; 25 + ([.C390] - 1) * 2; IF ([.E390] = &quot;D&quot;; 30 + ([.C390] - 1) * 3; IF([.E390] = &quot;E&quot;; 40 + ([.C390] - 1) * 4; IF ([.E390] = &quot;F&quot;; 45 + ([.C390] - 1) * 4; IF ([.E390] = &quot;E+&quot;; 35 + ([.C390] - 1) * 3; IF([.E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F390];&quot;, },&quot;)" office:value-type="string" office:string-value="0x184: { &quot;idMostSigNib&quot;: 1, &quot;idLeastSigByte&quot;: 0x84, &quot;name&quot;: &quot;Potion&quot;, &quot;value&quot;: 8, &quot;type&quot;: &quot;Item&quot;, &quot;cpCost&quot;: 51, }," calcext:value-type="string">
            <text:p>0x184: { "idMostSigNib": 1, "idLeastSigByte": 0x84, "name": "Potion", "value": 8, "type": "Item", "cpCost": 51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</text:p>
          </table:table-cell>
          <table:table-cell table:formula="of:=IF([.E391] = &quot;S&quot;; 10 + [.C391] - 1; IF ([.E391] = &quot;A&quot;; 15 + [.C391] - 1; IF ([.E391] = &quot;B&quot;; 20 + ([.C391] - 1) * 2; IF ([.E391] = &quot;C&quot;; 25 + ([.C391] - 1) * 2; IF ([.E391] = &quot;D&quot;; 30 + ([.C391] - 1) * 3; IF([.E391] = &quot;E&quot;; 40 + ([.C391] - 1) * 4; IF ([.E391] = &quot;F&quot;; 45 + ([.C391] - 1) * 4; IF ([.E391] = &quot;E+&quot;; 35 + ([.C391] - 1) * 3; IF([.E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F391];&quot;, },&quot;)" office:value-type="string" office:string-value="0x185: { &quot;idMostSigNib&quot;: 1, &quot;idLeastSigByte&quot;: 0x85, &quot;name&quot;: &quot;Potion&quot;, &quot;value&quot;: 9, &quot;type&quot;: &quot;Item&quot;, &quot;cpCost&quot;: 54, }," calcext:value-type="string">
            <text:p>0x185: { "idMostSigNib": 1, "idLeastSigByte": 0x85, "name": "Potion", "value": 9, "type": "Item", "cpCost": 54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2] = &quot;S&quot;; 10 + [.C392] - 1; IF ([.E392] = &quot;A&quot;; 15 + [.C392] - 1; IF ([.E392] = &quot;B&quot;; 20 + ([.C392] - 1) * 2; IF ([.E392] = &quot;C&quot;; 25 + ([.C392] - 1) * 2; IF ([.E392] = &quot;D&quot;; 30 + ([.C392] - 1) * 3; IF([.E392] = &quot;E&quot;; 40 + ([.C392] - 1) * 4; IF ([.E392] = &quot;F&quot;; 45 + ([.C392] - 1) * 4; IF ([.E392] = &quot;E+&quot;; 35 + ([.C392] - 1) * 3; IF([.E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F392];&quot;, },&quot;)" office:value-type="string" office:string-value="0x186: { &quot;idMostSigNib&quot;: 1, &quot;idLeastSigByte&quot;: 0x86, &quot;name&quot;: &quot;Hi-Potion&quot;, &quot;value&quot;: 0, &quot;type&quot;: &quot;Item&quot;, &quot;cpCost&quot;: 76, }," calcext:value-type="string">
            <text:p>0x186: { "idMostSigNib": 1, "idLeastSigByte": 0x86, "name": "Hi-Potion", "value": 0, "type": "Item", "cpCost": 76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3] = &quot;S&quot;; 10 + [.C393] - 1; IF ([.E393] = &quot;A&quot;; 15 + [.C393] - 1; IF ([.E393] = &quot;B&quot;; 20 + ([.C393] - 1) * 2; IF ([.E393] = &quot;C&quot;; 25 + ([.C393] - 1) * 2; IF ([.E393] = &quot;D&quot;; 30 + ([.C393] - 1) * 3; IF([.E393] = &quot;E&quot;; 40 + ([.C393] - 1) * 4; IF ([.E393] = &quot;F&quot;; 45 + ([.C393] - 1) * 4; IF ([.E393] = &quot;E+&quot;; 35 + ([.C393] - 1) * 3; IF([.E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F393];&quot;, },&quot;)" office:value-type="string" office:string-value="0x187: { &quot;idMostSigNib&quot;: 1, &quot;idLeastSigByte&quot;: 0x87, &quot;name&quot;: &quot;Hi-Potion&quot;, &quot;value&quot;: 1, &quot;type&quot;: &quot;Item&quot;, &quot;cpCost&quot;: 40, }," calcext:value-type="string">
            <text:p>0x187: { "idMostSigNib": 1, "idLeastSigByte": 0x87, "name": "Hi-Potion", "value": 1, "type": "Item", "cpCost": 40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4] = &quot;S&quot;; 10 + [.C394] - 1; IF ([.E394] = &quot;A&quot;; 15 + [.C394] - 1; IF ([.E394] = &quot;B&quot;; 20 + ([.C394] - 1) * 2; IF ([.E394] = &quot;C&quot;; 25 + ([.C394] - 1) * 2; IF ([.E394] = &quot;D&quot;; 30 + ([.C394] - 1) * 3; IF([.E394] = &quot;E&quot;; 40 + ([.C394] - 1) * 4; IF ([.E394] = &quot;F&quot;; 45 + ([.C394] - 1) * 4; IF ([.E394] = &quot;E+&quot;; 35 + ([.C394] - 1) * 3; IF([.E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F394];&quot;, },&quot;)" office:value-type="string" office:string-value="0x188: { &quot;idMostSigNib&quot;: 1, &quot;idLeastSigByte&quot;: 0x88, &quot;name&quot;: &quot;Hi-Potion&quot;, &quot;value&quot;: 2, &quot;type&quot;: &quot;Item&quot;, &quot;cpCost&quot;: 44, }," calcext:value-type="string">
            <text:p>0x188: { "idMostSigNib": 1, "idLeastSigByte": 0x88, "name": "Hi-Potion", "value": 2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5] = &quot;S&quot;; 10 + [.C395] - 1; IF ([.E395] = &quot;A&quot;; 15 + [.C395] - 1; IF ([.E395] = &quot;B&quot;; 20 + ([.C395] - 1) * 2; IF ([.E395] = &quot;C&quot;; 25 + ([.C395] - 1) * 2; IF ([.E395] = &quot;D&quot;; 30 + ([.C395] - 1) * 3; IF([.E395] = &quot;E&quot;; 40 + ([.C395] - 1) * 4; IF ([.E395] = &quot;F&quot;; 45 + ([.C395] - 1) * 4; IF ([.E395] = &quot;E+&quot;; 35 + ([.C395] - 1) * 3; IF([.E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F395];&quot;, },&quot;)" office:value-type="string" office:string-value="0x189: { &quot;idMostSigNib&quot;: 1, &quot;idLeastSigByte&quot;: 0x89, &quot;name&quot;: &quot;Hi-Potion&quot;, &quot;value&quot;: 3, &quot;type&quot;: &quot;Item&quot;, &quot;cpCost&quot;: 48, }," calcext:value-type="string">
            <text:p>0x189: { "idMostSigNib": 1, "idLeastSigByte": 0x89, "name": "Hi-Potion", "value": 3, "type": "Item", "cpCost": 48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6] = &quot;S&quot;; 10 + [.C396] - 1; IF ([.E396] = &quot;A&quot;; 15 + [.C396] - 1; IF ([.E396] = &quot;B&quot;; 20 + ([.C396] - 1) * 2; IF ([.E396] = &quot;C&quot;; 25 + ([.C396] - 1) * 2; IF ([.E396] = &quot;D&quot;; 30 + ([.C396] - 1) * 3; IF([.E396] = &quot;E&quot;; 40 + ([.C396] - 1) * 4; IF ([.E396] = &quot;F&quot;; 45 + ([.C396] - 1) * 4; IF ([.E396] = &quot;E+&quot;; 35 + ([.C396] - 1) * 3; IF([.E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F396];&quot;, },&quot;)" office:value-type="string" office:string-value="0x18A: { &quot;idMostSigNib&quot;: 1, &quot;idLeastSigByte&quot;: 0x8A, &quot;name&quot;: &quot;Hi-Potion&quot;, &quot;value&quot;: 4, &quot;type&quot;: &quot;Item&quot;, &quot;cpCost&quot;: 52, }," calcext:value-type="string">
            <text:p>0x18A: { "idMostSigNib": 1, "idLeastSigByte": 0x8A, "name": "Hi-Potion", "value": 4, "type": "Item", "cpCost": 52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7] = &quot;S&quot;; 10 + [.C397] - 1; IF ([.E397] = &quot;A&quot;; 15 + [.C397] - 1; IF ([.E397] = &quot;B&quot;; 20 + ([.C397] - 1) * 2; IF ([.E397] = &quot;C&quot;; 25 + ([.C397] - 1) * 2; IF ([.E397] = &quot;D&quot;; 30 + ([.C397] - 1) * 3; IF([.E397] = &quot;E&quot;; 40 + ([.C397] - 1) * 4; IF ([.E397] = &quot;F&quot;; 45 + ([.C397] - 1) * 4; IF ([.E397] = &quot;E+&quot;; 35 + ([.C397] - 1) * 3; IF([.E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F397];&quot;, },&quot;)" office:value-type="string" office:string-value="0x18B: { &quot;idMostSigNib&quot;: 1, &quot;idLeastSigByte&quot;: 0x8B, &quot;name&quot;: &quot;Hi-Potion&quot;, &quot;value&quot;: 5, &quot;type&quot;: &quot;Item&quot;, &quot;cpCost&quot;: 56, }," calcext:value-type="string">
            <text:p>0x18B: { "idMostSigNib": 1, "idLeastSigByte": 0x8B, "name": "Hi-Potion", "value": 5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8] = &quot;S&quot;; 10 + [.C398] - 1; IF ([.E398] = &quot;A&quot;; 15 + [.C398] - 1; IF ([.E398] = &quot;B&quot;; 20 + ([.C398] - 1) * 2; IF ([.E398] = &quot;C&quot;; 25 + ([.C398] - 1) * 2; IF ([.E398] = &quot;D&quot;; 30 + ([.C398] - 1) * 3; IF([.E398] = &quot;E&quot;; 40 + ([.C398] - 1) * 4; IF ([.E398] = &quot;F&quot;; 45 + ([.C398] - 1) * 4; IF ([.E398] = &quot;E+&quot;; 35 + ([.C398] - 1) * 3; IF([.E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F398];&quot;, },&quot;)" office:value-type="string" office:string-value="0x18C: { &quot;idMostSigNib&quot;: 1, &quot;idLeastSigByte&quot;: 0x8C, &quot;name&quot;: &quot;Hi-Potion&quot;, &quot;value&quot;: 6, &quot;type&quot;: &quot;Item&quot;, &quot;cpCost&quot;: 60, }," calcext:value-type="string">
            <text:p>0x18C: { "idMostSigNib": 1, "idLeastSigByte": 0x8C, "name": "Hi-Potion", "value": 6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399] = &quot;S&quot;; 10 + [.C399] - 1; IF ([.E399] = &quot;A&quot;; 15 + [.C399] - 1; IF ([.E399] = &quot;B&quot;; 20 + ([.C399] - 1) * 2; IF ([.E399] = &quot;C&quot;; 25 + ([.C399] - 1) * 2; IF ([.E399] = &quot;D&quot;; 30 + ([.C399] - 1) * 3; IF([.E399] = &quot;E&quot;; 40 + ([.C399] - 1) * 4; IF ([.E399] = &quot;F&quot;; 45 + ([.C399] - 1) * 4; IF ([.E399] = &quot;E+&quot;; 35 + ([.C399] - 1) * 3; IF([.E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F399];&quot;, },&quot;)" office:value-type="string" office:string-value="0x18D: { &quot;idMostSigNib&quot;: 1, &quot;idLeastSigByte&quot;: 0x8D, &quot;name&quot;: &quot;Hi-Potion&quot;, &quot;value&quot;: 7, &quot;type&quot;: &quot;Item&quot;, &quot;cpCost&quot;: 64, }," calcext:value-type="string">
            <text:p>0x18D: { "idMostSigNib": 1, "idLeastSigByte": 0x8D, "name": "Hi-Potion", "value": 7, "type": "Item", "cpCost": 64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0] = &quot;S&quot;; 10 + [.C400] - 1; IF ([.E400] = &quot;A&quot;; 15 + [.C400] - 1; IF ([.E400] = &quot;B&quot;; 20 + ([.C400] - 1) * 2; IF ([.E400] = &quot;C&quot;; 25 + ([.C400] - 1) * 2; IF ([.E400] = &quot;D&quot;; 30 + ([.C400] - 1) * 3; IF([.E400] = &quot;E&quot;; 40 + ([.C400] - 1) * 4; IF ([.E400] = &quot;F&quot;; 45 + ([.C400] - 1) * 4; IF ([.E400] = &quot;E+&quot;; 35 + ([.C400] - 1) * 3; IF([.E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F400];&quot;, },&quot;)" office:value-type="string" office:string-value="0x18E: { &quot;idMostSigNib&quot;: 1, &quot;idLeastSigByte&quot;: 0x8E, &quot;name&quot;: &quot;Hi-Potion&quot;, &quot;value&quot;: 8, &quot;type&quot;: &quot;Item&quot;, &quot;cpCost&quot;: 68, }," calcext:value-type="string">
            <text:p>0x18E: { "idMostSigNib": 1, "idLeastSigByte": 0x8E, "name": "Hi-Potion", "value": 8, "type": "Item", "cpCost": 68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</text:p>
          </table:table-cell>
          <table:table-cell table:formula="of:=IF([.E401] = &quot;S&quot;; 10 + [.C401] - 1; IF ([.E401] = &quot;A&quot;; 15 + [.C401] - 1; IF ([.E401] = &quot;B&quot;; 20 + ([.C401] - 1) * 2; IF ([.E401] = &quot;C&quot;; 25 + ([.C401] - 1) * 2; IF ([.E401] = &quot;D&quot;; 30 + ([.C401] - 1) * 3; IF([.E401] = &quot;E&quot;; 40 + ([.C401] - 1) * 4; IF ([.E401] = &quot;F&quot;; 45 + ([.C401] - 1) * 4; IF ([.E401] = &quot;E+&quot;; 35 + ([.C401] - 1) * 3; IF([.E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F401];&quot;, },&quot;)" office:value-type="string" office:string-value="0x18F: { &quot;idMostSigNib&quot;: 1, &quot;idLeastSigByte&quot;: 0x8F, &quot;name&quot;: &quot;Hi-Potion&quot;, &quot;value&quot;: 9, &quot;type&quot;: &quot;Item&quot;, &quot;cpCost&quot;: 72, }," calcext:value-type="string">
            <text:p>0x18F: { "idMostSigNib": 1, "idLeastSigByte": 0x8F, "name": "Hi-Potion", "value": 9, "type": "Item", "cpCost": 72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2] = &quot;S&quot;; 10 + [.C402] - 1; IF ([.E402] = &quot;A&quot;; 15 + [.C402] - 1; IF ([.E402] = &quot;B&quot;; 20 + ([.C402] - 1) * 2; IF ([.E402] = &quot;C&quot;; 25 + ([.C402] - 1) * 2; IF ([.E402] = &quot;D&quot;; 30 + ([.C402] - 1) * 3; IF([.E402] = &quot;E&quot;; 40 + ([.C402] - 1) * 4; IF ([.E402] = &quot;F&quot;; 45 + ([.C402] - 1) * 4; IF ([.E402] = &quot;E+&quot;; 35 + ([.C402] - 1) * 3; IF([.E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F402];&quot;, },&quot;)" office:value-type="string" office:string-value="0x190: { &quot;idMostSigNib&quot;: 1, &quot;idLeastSigByte&quot;: 0x90, &quot;name&quot;: &quot;Mega-Potion&quot;, &quot;value&quot;: 0, &quot;type&quot;: &quot;Item&quot;, &quot;cpCost&quot;: 81, }," calcext:value-type="string">
            <text:p>0x190: { "idMostSigNib": 1, "idLeastSigByte": 0x90, "name": "Mega-Potion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3] = &quot;S&quot;; 10 + [.C403] - 1; IF ([.E403] = &quot;A&quot;; 15 + [.C403] - 1; IF ([.E403] = &quot;B&quot;; 20 + ([.C403] - 1) * 2; IF ([.E403] = &quot;C&quot;; 25 + ([.C403] - 1) * 2; IF ([.E403] = &quot;D&quot;; 30 + ([.C403] - 1) * 3; IF([.E403] = &quot;E&quot;; 40 + ([.C403] - 1) * 4; IF ([.E403] = &quot;F&quot;; 45 + ([.C403] - 1) * 4; IF ([.E403] = &quot;E+&quot;; 35 + ([.C403] - 1) * 3; IF([.E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F403];&quot;, },&quot;)" office:value-type="string" office:string-value="0x191: { &quot;idMostSigNib&quot;: 1, &quot;idLeastSigByte&quot;: 0x91, &quot;name&quot;: &quot;Mega-Potion&quot;, &quot;value&quot;: 1, &quot;type&quot;: &quot;Item&quot;, &quot;cpCost&quot;: 45, }," calcext:value-type="string">
            <text:p>0x191: { "idMostSigNib": 1, "idLeastSigByte": 0x91, "name": "Mega-Potion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4] = &quot;S&quot;; 10 + [.C404] - 1; IF ([.E404] = &quot;A&quot;; 15 + [.C404] - 1; IF ([.E404] = &quot;B&quot;; 20 + ([.C404] - 1) * 2; IF ([.E404] = &quot;C&quot;; 25 + ([.C404] - 1) * 2; IF ([.E404] = &quot;D&quot;; 30 + ([.C404] - 1) * 3; IF([.E404] = &quot;E&quot;; 40 + ([.C404] - 1) * 4; IF ([.E404] = &quot;F&quot;; 45 + ([.C404] - 1) * 4; IF ([.E404] = &quot;E+&quot;; 35 + ([.C404] - 1) * 3; IF([.E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F404];&quot;, },&quot;)" office:value-type="string" office:string-value="0x192: { &quot;idMostSigNib&quot;: 1, &quot;idLeastSigByte&quot;: 0x92, &quot;name&quot;: &quot;Mega-Potion&quot;, &quot;value&quot;: 2, &quot;type&quot;: &quot;Item&quot;, &quot;cpCost&quot;: 49, }," calcext:value-type="string">
            <text:p>0x192: { "idMostSigNib": 1, "idLeastSigByte": 0x92, "name": "Mega-Potion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5] = &quot;S&quot;; 10 + [.C405] - 1; IF ([.E405] = &quot;A&quot;; 15 + [.C405] - 1; IF ([.E405] = &quot;B&quot;; 20 + ([.C405] - 1) * 2; IF ([.E405] = &quot;C&quot;; 25 + ([.C405] - 1) * 2; IF ([.E405] = &quot;D&quot;; 30 + ([.C405] - 1) * 3; IF([.E405] = &quot;E&quot;; 40 + ([.C405] - 1) * 4; IF ([.E405] = &quot;F&quot;; 45 + ([.C405] - 1) * 4; IF ([.E405] = &quot;E+&quot;; 35 + ([.C405] - 1) * 3; IF([.E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F405];&quot;, },&quot;)" office:value-type="string" office:string-value="0x193: { &quot;idMostSigNib&quot;: 1, &quot;idLeastSigByte&quot;: 0x93, &quot;name&quot;: &quot;Mega-Potion&quot;, &quot;value&quot;: 3, &quot;type&quot;: &quot;Item&quot;, &quot;cpCost&quot;: 53, }," calcext:value-type="string">
            <text:p>0x193: { "idMostSigNib": 1, "idLeastSigByte": 0x93, "name": "Mega-Potion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6] = &quot;S&quot;; 10 + [.C406] - 1; IF ([.E406] = &quot;A&quot;; 15 + [.C406] - 1; IF ([.E406] = &quot;B&quot;; 20 + ([.C406] - 1) * 2; IF ([.E406] = &quot;C&quot;; 25 + ([.C406] - 1) * 2; IF ([.E406] = &quot;D&quot;; 30 + ([.C406] - 1) * 3; IF([.E406] = &quot;E&quot;; 40 + ([.C406] - 1) * 4; IF ([.E406] = &quot;F&quot;; 45 + ([.C406] - 1) * 4; IF ([.E406] = &quot;E+&quot;; 35 + ([.C406] - 1) * 3; IF([.E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F406];&quot;, },&quot;)" office:value-type="string" office:string-value="0x194: { &quot;idMostSigNib&quot;: 1, &quot;idLeastSigByte&quot;: 0x94, &quot;name&quot;: &quot;Mega-Potion&quot;, &quot;value&quot;: 4, &quot;type&quot;: &quot;Item&quot;, &quot;cpCost&quot;: 57, }," calcext:value-type="string">
            <text:p>0x194: { "idMostSigNib": 1, "idLeastSigByte": 0x94, "name": "Mega-Potion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7] = &quot;S&quot;; 10 + [.C407] - 1; IF ([.E407] = &quot;A&quot;; 15 + [.C407] - 1; IF ([.E407] = &quot;B&quot;; 20 + ([.C407] - 1) * 2; IF ([.E407] = &quot;C&quot;; 25 + ([.C407] - 1) * 2; IF ([.E407] = &quot;D&quot;; 30 + ([.C407] - 1) * 3; IF([.E407] = &quot;E&quot;; 40 + ([.C407] - 1) * 4; IF ([.E407] = &quot;F&quot;; 45 + ([.C407] - 1) * 4; IF ([.E407] = &quot;E+&quot;; 35 + ([.C407] - 1) * 3; IF([.E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F407];&quot;, },&quot;)" office:value-type="string" office:string-value="0x195: { &quot;idMostSigNib&quot;: 1, &quot;idLeastSigByte&quot;: 0x95, &quot;name&quot;: &quot;Mega-Potion&quot;, &quot;value&quot;: 5, &quot;type&quot;: &quot;Item&quot;, &quot;cpCost&quot;: 61, }," calcext:value-type="string">
            <text:p>0x195: { "idMostSigNib": 1, "idLeastSigByte": 0x95, "name": "Mega-Potion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8] = &quot;S&quot;; 10 + [.C408] - 1; IF ([.E408] = &quot;A&quot;; 15 + [.C408] - 1; IF ([.E408] = &quot;B&quot;; 20 + ([.C408] - 1) * 2; IF ([.E408] = &quot;C&quot;; 25 + ([.C408] - 1) * 2; IF ([.E408] = &quot;D&quot;; 30 + ([.C408] - 1) * 3; IF([.E408] = &quot;E&quot;; 40 + ([.C408] - 1) * 4; IF ([.E408] = &quot;F&quot;; 45 + ([.C408] - 1) * 4; IF ([.E408] = &quot;E+&quot;; 35 + ([.C408] - 1) * 3; IF([.E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F408];&quot;, },&quot;)" office:value-type="string" office:string-value="0x196: { &quot;idMostSigNib&quot;: 1, &quot;idLeastSigByte&quot;: 0x96, &quot;name&quot;: &quot;Mega-Potion&quot;, &quot;value&quot;: 6, &quot;type&quot;: &quot;Item&quot;, &quot;cpCost&quot;: 65, }," calcext:value-type="string">
            <text:p>0x196: { "idMostSigNib": 1, "idLeastSigByte": 0x96, "name": "Mega-Potion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09] = &quot;S&quot;; 10 + [.C409] - 1; IF ([.E409] = &quot;A&quot;; 15 + [.C409] - 1; IF ([.E409] = &quot;B&quot;; 20 + ([.C409] - 1) * 2; IF ([.E409] = &quot;C&quot;; 25 + ([.C409] - 1) * 2; IF ([.E409] = &quot;D&quot;; 30 + ([.C409] - 1) * 3; IF([.E409] = &quot;E&quot;; 40 + ([.C409] - 1) * 4; IF ([.E409] = &quot;F&quot;; 45 + ([.C409] - 1) * 4; IF ([.E409] = &quot;E+&quot;; 35 + ([.C409] - 1) * 3; IF([.E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F409];&quot;, },&quot;)" office:value-type="string" office:string-value="0x197: { &quot;idMostSigNib&quot;: 1, &quot;idLeastSigByte&quot;: 0x97, &quot;name&quot;: &quot;Mega-Potion&quot;, &quot;value&quot;: 7, &quot;type&quot;: &quot;Item&quot;, &quot;cpCost&quot;: 69, }," calcext:value-type="string">
            <text:p>0x197: { "idMostSigNib": 1, "idLeastSigByte": 0x97, "name": "Mega-Potion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0] = &quot;S&quot;; 10 + [.C410] - 1; IF ([.E410] = &quot;A&quot;; 15 + [.C410] - 1; IF ([.E410] = &quot;B&quot;; 20 + ([.C410] - 1) * 2; IF ([.E410] = &quot;C&quot;; 25 + ([.C410] - 1) * 2; IF ([.E410] = &quot;D&quot;; 30 + ([.C410] - 1) * 3; IF([.E410] = &quot;E&quot;; 40 + ([.C410] - 1) * 4; IF ([.E410] = &quot;F&quot;; 45 + ([.C410] - 1) * 4; IF ([.E410] = &quot;E+&quot;; 35 + ([.C410] - 1) * 3; IF([.E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F410];&quot;, },&quot;)" office:value-type="string" office:string-value="0x198: { &quot;idMostSigNib&quot;: 1, &quot;idLeastSigByte&quot;: 0x98, &quot;name&quot;: &quot;Mega-Potion&quot;, &quot;value&quot;: 8, &quot;type&quot;: &quot;Item&quot;, &quot;cpCost&quot;: 73, }," calcext:value-type="string">
            <text:p>0x198: { "idMostSigNib": 1, "idLeastSigByte": 0x98, "name": "Mega-Potion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11] = &quot;S&quot;; 10 + [.C411] - 1; IF ([.E411] = &quot;A&quot;; 15 + [.C411] - 1; IF ([.E411] = &quot;B&quot;; 20 + ([.C411] - 1) * 2; IF ([.E411] = &quot;C&quot;; 25 + ([.C411] - 1) * 2; IF ([.E411] = &quot;D&quot;; 30 + ([.C411] - 1) * 3; IF([.E411] = &quot;E&quot;; 40 + ([.C411] - 1) * 4; IF ([.E411] = &quot;F&quot;; 45 + ([.C411] - 1) * 4; IF ([.E411] = &quot;E+&quot;; 35 + ([.C411] - 1) * 3; IF([.E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F411];&quot;, },&quot;)" office:value-type="string" office:string-value="0x199: { &quot;idMostSigNib&quot;: 1, &quot;idLeastSigByte&quot;: 0x99, &quot;name&quot;: &quot;Mega-Potion&quot;, &quot;value&quot;: 9, &quot;type&quot;: &quot;Item&quot;, &quot;cpCost&quot;: 77, }," calcext:value-type="string">
            <text:p>0x199: { "idMostSigNib": 1, "idLeastSigByte": 0x99, "name": "Mega-Potion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2] = &quot;S&quot;; 10 + [.C412] - 1; IF ([.E412] = &quot;A&quot;; 15 + [.C412] - 1; IF ([.E412] = &quot;B&quot;; 20 + ([.C412] - 1) * 2; IF ([.E412] = &quot;C&quot;; 25 + ([.C412] - 1) * 2; IF ([.E412] = &quot;D&quot;; 30 + ([.C412] - 1) * 3; IF([.E412] = &quot;E&quot;; 40 + ([.C412] - 1) * 4; IF ([.E412] = &quot;F&quot;; 45 + ([.C412] - 1) * 4; IF ([.E412] = &quot;E+&quot;; 35 + ([.C412] - 1) * 3; IF([.E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F412];&quot;, },&quot;)" office:value-type="string" office:string-value="0x19A: { &quot;idMostSigNib&quot;: 1, &quot;idLeastSigByte&quot;: 0x9A, &quot;name&quot;: &quot;Ether&quot;, &quot;value&quot;: 0, &quot;type&quot;: &quot;Item&quot;, &quot;cpCost&quot;: 38, }," calcext:value-type="string">
            <text:p>0x19A: { "idMostSigNib": 1, "idLeastSigByte": 0x9A, "name": "Ether", "value": 0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3] = &quot;S&quot;; 10 + [.C413] - 1; IF ([.E413] = &quot;A&quot;; 15 + [.C413] - 1; IF ([.E413] = &quot;B&quot;; 20 + ([.C413] - 1) * 2; IF ([.E413] = &quot;C&quot;; 25 + ([.C413] - 1) * 2; IF ([.E413] = &quot;D&quot;; 30 + ([.C413] - 1) * 3; IF([.E413] = &quot;E&quot;; 40 + ([.C413] - 1) * 4; IF ([.E413] = &quot;F&quot;; 45 + ([.C413] - 1) * 4; IF ([.E413] = &quot;E+&quot;; 35 + ([.C413] - 1) * 3; IF([.E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F413];&quot;, },&quot;)" office:value-type="string" office:string-value="0x19B: { &quot;idMostSigNib&quot;: 1, &quot;idLeastSigByte&quot;: 0x9B, &quot;name&quot;: &quot;Ether&quot;, &quot;value&quot;: 1, &quot;type&quot;: &quot;Item&quot;, &quot;cpCost&quot;: 20, }," calcext:value-type="string">
            <text:p>0x19B: { "idMostSigNib": 1, "idLeastSigByte": 0x9B, "name": "Ether", "value": 1, "type": "Item", "cpCost": 20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4] = &quot;S&quot;; 10 + [.C414] - 1; IF ([.E414] = &quot;A&quot;; 15 + [.C414] - 1; IF ([.E414] = &quot;B&quot;; 20 + ([.C414] - 1) * 2; IF ([.E414] = &quot;C&quot;; 25 + ([.C414] - 1) * 2; IF ([.E414] = &quot;D&quot;; 30 + ([.C414] - 1) * 3; IF([.E414] = &quot;E&quot;; 40 + ([.C414] - 1) * 4; IF ([.E414] = &quot;F&quot;; 45 + ([.C414] - 1) * 4; IF ([.E414] = &quot;E+&quot;; 35 + ([.C414] - 1) * 3; IF([.E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F414];&quot;, },&quot;)" office:value-type="string" office:string-value="0x19C: { &quot;idMostSigNib&quot;: 1, &quot;idLeastSigByte&quot;: 0x9C, &quot;name&quot;: &quot;Ether&quot;, &quot;value&quot;: 2, &quot;type&quot;: &quot;Item&quot;, &quot;cpCost&quot;: 22, }," calcext:value-type="string">
            <text:p>0x19C: { "idMostSigNib": 1, "idLeastSigByte": 0x9C, "name": "Ether", "value": 2, "type": "Item", "cpCost": 22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5] = &quot;S&quot;; 10 + [.C415] - 1; IF ([.E415] = &quot;A&quot;; 15 + [.C415] - 1; IF ([.E415] = &quot;B&quot;; 20 + ([.C415] - 1) * 2; IF ([.E415] = &quot;C&quot;; 25 + ([.C415] - 1) * 2; IF ([.E415] = &quot;D&quot;; 30 + ([.C415] - 1) * 3; IF([.E415] = &quot;E&quot;; 40 + ([.C415] - 1) * 4; IF ([.E415] = &quot;F&quot;; 45 + ([.C415] - 1) * 4; IF ([.E415] = &quot;E+&quot;; 35 + ([.C415] - 1) * 3; IF([.E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F415];&quot;, },&quot;)" office:value-type="string" office:string-value="0x19D: { &quot;idMostSigNib&quot;: 1, &quot;idLeastSigByte&quot;: 0x9D, &quot;name&quot;: &quot;Ether&quot;, &quot;value&quot;: 3, &quot;type&quot;: &quot;Item&quot;, &quot;cpCost&quot;: 24, }," calcext:value-type="string">
            <text:p>0x19D: { "idMostSigNib": 1, "idLeastSigByte": 0x9D, "name": "Ether", "value": 3, "type": "Item", "cpCost": 24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6] = &quot;S&quot;; 10 + [.C416] - 1; IF ([.E416] = &quot;A&quot;; 15 + [.C416] - 1; IF ([.E416] = &quot;B&quot;; 20 + ([.C416] - 1) * 2; IF ([.E416] = &quot;C&quot;; 25 + ([.C416] - 1) * 2; IF ([.E416] = &quot;D&quot;; 30 + ([.C416] - 1) * 3; IF([.E416] = &quot;E&quot;; 40 + ([.C416] - 1) * 4; IF ([.E416] = &quot;F&quot;; 45 + ([.C416] - 1) * 4; IF ([.E416] = &quot;E+&quot;; 35 + ([.C416] - 1) * 3; IF([.E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F416];&quot;, },&quot;)" office:value-type="string" office:string-value="0x19E: { &quot;idMostSigNib&quot;: 1, &quot;idLeastSigByte&quot;: 0x9E, &quot;name&quot;: &quot;Ether&quot;, &quot;value&quot;: 4, &quot;type&quot;: &quot;Item&quot;, &quot;cpCost&quot;: 26, }," calcext:value-type="string">
            <text:p>0x19E: { "idMostSigNib": 1, "idLeastSigByte": 0x9E, "name": "Ether", "value": 4, "type": "Item", "cpCost": 26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7] = &quot;S&quot;; 10 + [.C417] - 1; IF ([.E417] = &quot;A&quot;; 15 + [.C417] - 1; IF ([.E417] = &quot;B&quot;; 20 + ([.C417] - 1) * 2; IF ([.E417] = &quot;C&quot;; 25 + ([.C417] - 1) * 2; IF ([.E417] = &quot;D&quot;; 30 + ([.C417] - 1) * 3; IF([.E417] = &quot;E&quot;; 40 + ([.C417] - 1) * 4; IF ([.E417] = &quot;F&quot;; 45 + ([.C417] - 1) * 4; IF ([.E417] = &quot;E+&quot;; 35 + ([.C417] - 1) * 3; IF([.E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F417];&quot;, },&quot;)" office:value-type="string" office:string-value="0x19F: { &quot;idMostSigNib&quot;: 1, &quot;idLeastSigByte&quot;: 0x9F, &quot;name&quot;: &quot;Ether&quot;, &quot;value&quot;: 5, &quot;type&quot;: &quot;Item&quot;, &quot;cpCost&quot;: 28, }," calcext:value-type="string">
            <text:p>0x19F: { "idMostSigNib": 1, "idLeastSigByte": 0x9F, "name": "Ether", "value": 5, "type": "Item", "cpCost": 28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8] = &quot;S&quot;; 10 + [.C418] - 1; IF ([.E418] = &quot;A&quot;; 15 + [.C418] - 1; IF ([.E418] = &quot;B&quot;; 20 + ([.C418] - 1) * 2; IF ([.E418] = &quot;C&quot;; 25 + ([.C418] - 1) * 2; IF ([.E418] = &quot;D&quot;; 30 + ([.C418] - 1) * 3; IF([.E418] = &quot;E&quot;; 40 + ([.C418] - 1) * 4; IF ([.E418] = &quot;F&quot;; 45 + ([.C418] - 1) * 4; IF ([.E418] = &quot;E+&quot;; 35 + ([.C418] - 1) * 3; IF([.E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F418];&quot;, },&quot;)" office:value-type="string" office:string-value="0x1A0: { &quot;idMostSigNib&quot;: 1, &quot;idLeastSigByte&quot;: 0xA0, &quot;name&quot;: &quot;Ether&quot;, &quot;value&quot;: 6, &quot;type&quot;: &quot;Item&quot;, &quot;cpCost&quot;: 30, }," calcext:value-type="string">
            <text:p>0x1A0: { "idMostSigNib": 1, "idLeastSigByte": 0xA0, "name": "Ether", "value": 6, "type": "Item", "cpCost": 30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19] = &quot;S&quot;; 10 + [.C419] - 1; IF ([.E419] = &quot;A&quot;; 15 + [.C419] - 1; IF ([.E419] = &quot;B&quot;; 20 + ([.C419] - 1) * 2; IF ([.E419] = &quot;C&quot;; 25 + ([.C419] - 1) * 2; IF ([.E419] = &quot;D&quot;; 30 + ([.C419] - 1) * 3; IF([.E419] = &quot;E&quot;; 40 + ([.C419] - 1) * 4; IF ([.E419] = &quot;F&quot;; 45 + ([.C419] - 1) * 4; IF ([.E419] = &quot;E+&quot;; 35 + ([.C419] - 1) * 3; IF([.E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F419];&quot;, },&quot;)" office:value-type="string" office:string-value="0x1A1: { &quot;idMostSigNib&quot;: 1, &quot;idLeastSigByte&quot;: 0xA1, &quot;name&quot;: &quot;Ether&quot;, &quot;value&quot;: 7, &quot;type&quot;: &quot;Item&quot;, &quot;cpCost&quot;: 32, }," calcext:value-type="string">
            <text:p>0x1A1: { "idMostSigNib": 1, "idLeastSigByte": 0xA1, "name": "Ether", "value": 7, "type": "Item", "cpCost": 32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0] = &quot;S&quot;; 10 + [.C420] - 1; IF ([.E420] = &quot;A&quot;; 15 + [.C420] - 1; IF ([.E420] = &quot;B&quot;; 20 + ([.C420] - 1) * 2; IF ([.E420] = &quot;C&quot;; 25 + ([.C420] - 1) * 2; IF ([.E420] = &quot;D&quot;; 30 + ([.C420] - 1) * 3; IF([.E420] = &quot;E&quot;; 40 + ([.C420] - 1) * 4; IF ([.E420] = &quot;F&quot;; 45 + ([.C420] - 1) * 4; IF ([.E420] = &quot;E+&quot;; 35 + ([.C420] - 1) * 3; IF([.E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F420];&quot;, },&quot;)" office:value-type="string" office:string-value="0x1A2: { &quot;idMostSigNib&quot;: 1, &quot;idLeastSigByte&quot;: 0xA2, &quot;name&quot;: &quot;Ether&quot;, &quot;value&quot;: 8, &quot;type&quot;: &quot;Item&quot;, &quot;cpCost&quot;: 34, }," calcext:value-type="string">
            <text:p>0x1A2: { "idMostSigNib": 1, "idLeastSigByte": 0xA2, "name": "Ether", "value": 8, "type": "Item", "cpCost": 34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B</text:p>
          </table:table-cell>
          <table:table-cell table:formula="of:=IF([.E421] = &quot;S&quot;; 10 + [.C421] - 1; IF ([.E421] = &quot;A&quot;; 15 + [.C421] - 1; IF ([.E421] = &quot;B&quot;; 20 + ([.C421] - 1) * 2; IF ([.E421] = &quot;C&quot;; 25 + ([.C421] - 1) * 2; IF ([.E421] = &quot;D&quot;; 30 + ([.C421] - 1) * 3; IF([.E421] = &quot;E&quot;; 40 + ([.C421] - 1) * 4; IF ([.E421] = &quot;F&quot;; 45 + ([.C421] - 1) * 4; IF ([.E421] = &quot;E+&quot;; 35 + ([.C421] - 1) * 3; IF([.E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F421];&quot;, },&quot;)" office:value-type="string" office:string-value="0x1A3: { &quot;idMostSigNib&quot;: 1, &quot;idLeastSigByte&quot;: 0xA3, &quot;name&quot;: &quot;Ether&quot;, &quot;value&quot;: 9, &quot;type&quot;: &quot;Item&quot;, &quot;cpCost&quot;: 36, }," calcext:value-type="string">
            <text:p>0x1A3: { "idMostSigNib": 1, "idLeastSigByte": 0xA3, "name": "Ether", "value": 9, "type": "Item", "cpCost": 36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2] = &quot;S&quot;; 10 + [.C422] - 1; IF ([.E422] = &quot;A&quot;; 15 + [.C422] - 1; IF ([.E422] = &quot;B&quot;; 20 + ([.C422] - 1) * 2; IF ([.E422] = &quot;C&quot;; 25 + ([.C422] - 1) * 2; IF ([.E422] = &quot;D&quot;; 30 + ([.C422] - 1) * 3; IF([.E422] = &quot;E&quot;; 40 + ([.C422] - 1) * 4; IF ([.E422] = &quot;F&quot;; 45 + ([.C422] - 1) * 4; IF ([.E422] = &quot;E+&quot;; 35 + ([.C422] - 1) * 3; IF([.E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F422];&quot;, },&quot;)" office:value-type="string" office:string-value="0x1A4: { &quot;idMostSigNib&quot;: 1, &quot;idLeastSigByte&quot;: 0xA4, &quot;name&quot;: &quot;Mega-Ether&quot;, &quot;value&quot;: 0, &quot;type&quot;: &quot;Item&quot;, &quot;cpCost&quot;: 62, }," calcext:value-type="string">
            <text:p>0x1A4: { "idMostSigNib": 1, "idLeastSigByte": 0xA4, "name": "Mega-Ether", "value": 0, "type": "Item", "cpCost": 62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3] = &quot;S&quot;; 10 + [.C423] - 1; IF ([.E423] = &quot;A&quot;; 15 + [.C423] - 1; IF ([.E423] = &quot;B&quot;; 20 + ([.C423] - 1) * 2; IF ([.E423] = &quot;C&quot;; 25 + ([.C423] - 1) * 2; IF ([.E423] = &quot;D&quot;; 30 + ([.C423] - 1) * 3; IF([.E423] = &quot;E&quot;; 40 + ([.C423] - 1) * 4; IF ([.E423] = &quot;F&quot;; 45 + ([.C423] - 1) * 4; IF ([.E423] = &quot;E+&quot;; 35 + ([.C423] - 1) * 3; IF([.E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F423];&quot;, },&quot;)" office:value-type="string" office:string-value="0x1A5: { &quot;idMostSigNib&quot;: 1, &quot;idLeastSigByte&quot;: 0xA5, &quot;name&quot;: &quot;Mega-Ether&quot;, &quot;value&quot;: 1, &quot;type&quot;: &quot;Item&quot;, &quot;cpCost&quot;: 35, }," calcext:value-type="string">
            <text:p>0x1A5: { "idMostSigNib": 1, "idLeastSigByte": 0xA5, "name": "Mega-Ether", "value": 1, "type": "Item", "cpCost": 35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4] = &quot;S&quot;; 10 + [.C424] - 1; IF ([.E424] = &quot;A&quot;; 15 + [.C424] - 1; IF ([.E424] = &quot;B&quot;; 20 + ([.C424] - 1) * 2; IF ([.E424] = &quot;C&quot;; 25 + ([.C424] - 1) * 2; IF ([.E424] = &quot;D&quot;; 30 + ([.C424] - 1) * 3; IF([.E424] = &quot;E&quot;; 40 + ([.C424] - 1) * 4; IF ([.E424] = &quot;F&quot;; 45 + ([.C424] - 1) * 4; IF ([.E424] = &quot;E+&quot;; 35 + ([.C424] - 1) * 3; IF([.E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F424];&quot;, },&quot;)" office:value-type="string" office:string-value="0x1A6: { &quot;idMostSigNib&quot;: 1, &quot;idLeastSigByte&quot;: 0xA6, &quot;name&quot;: &quot;Mega-Ether&quot;, &quot;value&quot;: 2, &quot;type&quot;: &quot;Item&quot;, &quot;cpCost&quot;: 38, }," calcext:value-type="string">
            <text:p>0x1A6: { "idMostSigNib": 1, "idLeastSigByte": 0xA6, "name": "Mega-Ether", "value": 2, "type": "Item", "cpCost": 38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5] = &quot;S&quot;; 10 + [.C425] - 1; IF ([.E425] = &quot;A&quot;; 15 + [.C425] - 1; IF ([.E425] = &quot;B&quot;; 20 + ([.C425] - 1) * 2; IF ([.E425] = &quot;C&quot;; 25 + ([.C425] - 1) * 2; IF ([.E425] = &quot;D&quot;; 30 + ([.C425] - 1) * 3; IF([.E425] = &quot;E&quot;; 40 + ([.C425] - 1) * 4; IF ([.E425] = &quot;F&quot;; 45 + ([.C425] - 1) * 4; IF ([.E425] = &quot;E+&quot;; 35 + ([.C425] - 1) * 3; IF([.E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F425];&quot;, },&quot;)" office:value-type="string" office:string-value="0x1A7: { &quot;idMostSigNib&quot;: 1, &quot;idLeastSigByte&quot;: 0xA7, &quot;name&quot;: &quot;Mega-Ether&quot;, &quot;value&quot;: 3, &quot;type&quot;: &quot;Item&quot;, &quot;cpCost&quot;: 41, }," calcext:value-type="string">
            <text:p>0x1A7: { "idMostSigNib": 1, "idLeastSigByte": 0xA7, "name": "Mega-Ether", "value": 3, "type": "Item", "cpCost": 41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6] = &quot;S&quot;; 10 + [.C426] - 1; IF ([.E426] = &quot;A&quot;; 15 + [.C426] - 1; IF ([.E426] = &quot;B&quot;; 20 + ([.C426] - 1) * 2; IF ([.E426] = &quot;C&quot;; 25 + ([.C426] - 1) * 2; IF ([.E426] = &quot;D&quot;; 30 + ([.C426] - 1) * 3; IF([.E426] = &quot;E&quot;; 40 + ([.C426] - 1) * 4; IF ([.E426] = &quot;F&quot;; 45 + ([.C426] - 1) * 4; IF ([.E426] = &quot;E+&quot;; 35 + ([.C426] - 1) * 3; IF([.E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F426];&quot;, },&quot;)" office:value-type="string" office:string-value="0x1A8: { &quot;idMostSigNib&quot;: 1, &quot;idLeastSigByte&quot;: 0xA8, &quot;name&quot;: &quot;Mega-Ether&quot;, &quot;value&quot;: 4, &quot;type&quot;: &quot;Item&quot;, &quot;cpCost&quot;: 44, }," calcext:value-type="string">
            <text:p>0x1A8: { "idMostSigNib": 1, "idLeastSigByte": 0xA8, "name": "Mega-Ether", "value": 4, "type": "Item", "cpCost": 44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7] = &quot;S&quot;; 10 + [.C427] - 1; IF ([.E427] = &quot;A&quot;; 15 + [.C427] - 1; IF ([.E427] = &quot;B&quot;; 20 + ([.C427] - 1) * 2; IF ([.E427] = &quot;C&quot;; 25 + ([.C427] - 1) * 2; IF ([.E427] = &quot;D&quot;; 30 + ([.C427] - 1) * 3; IF([.E427] = &quot;E&quot;; 40 + ([.C427] - 1) * 4; IF ([.E427] = &quot;F&quot;; 45 + ([.C427] - 1) * 4; IF ([.E427] = &quot;E+&quot;; 35 + ([.C427] - 1) * 3; IF([.E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F427];&quot;, },&quot;)" office:value-type="string" office:string-value="0x1A9: { &quot;idMostSigNib&quot;: 1, &quot;idLeastSigByte&quot;: 0xA9, &quot;name&quot;: &quot;Mega-Ether&quot;, &quot;value&quot;: 5, &quot;type&quot;: &quot;Item&quot;, &quot;cpCost&quot;: 47, }," calcext:value-type="string">
            <text:p>0x1A9: { "idMostSigNib": 1, "idLeastSigByte": 0xA9, "name": "Mega-Ether", "value": 5, "type": "Item", "cpCost": 47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8] = &quot;S&quot;; 10 + [.C428] - 1; IF ([.E428] = &quot;A&quot;; 15 + [.C428] - 1; IF ([.E428] = &quot;B&quot;; 20 + ([.C428] - 1) * 2; IF ([.E428] = &quot;C&quot;; 25 + ([.C428] - 1) * 2; IF ([.E428] = &quot;D&quot;; 30 + ([.C428] - 1) * 3; IF([.E428] = &quot;E&quot;; 40 + ([.C428] - 1) * 4; IF ([.E428] = &quot;F&quot;; 45 + ([.C428] - 1) * 4; IF ([.E428] = &quot;E+&quot;; 35 + ([.C428] - 1) * 3; IF([.E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F428];&quot;, },&quot;)" office:value-type="string" office:string-value="0x1AA: { &quot;idMostSigNib&quot;: 1, &quot;idLeastSigByte&quot;: 0xAA, &quot;name&quot;: &quot;Mega-Ether&quot;, &quot;value&quot;: 6, &quot;type&quot;: &quot;Item&quot;, &quot;cpCost&quot;: 50, }," calcext:value-type="string">
            <text:p>0x1AA: { "idMostSigNib": 1, "idLeastSigByte": 0xAA, "name": "Mega-Ether", "value": 6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29] = &quot;S&quot;; 10 + [.C429] - 1; IF ([.E429] = &quot;A&quot;; 15 + [.C429] - 1; IF ([.E429] = &quot;B&quot;; 20 + ([.C429] - 1) * 2; IF ([.E429] = &quot;C&quot;; 25 + ([.C429] - 1) * 2; IF ([.E429] = &quot;D&quot;; 30 + ([.C429] - 1) * 3; IF([.E429] = &quot;E&quot;; 40 + ([.C429] - 1) * 4; IF ([.E429] = &quot;F&quot;; 45 + ([.C429] - 1) * 4; IF ([.E429] = &quot;E+&quot;; 35 + ([.C429] - 1) * 3; IF([.E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F429];&quot;, },&quot;)" office:value-type="string" office:string-value="0x1AB: { &quot;idMostSigNib&quot;: 1, &quot;idLeastSigByte&quot;: 0xAB, &quot;name&quot;: &quot;Mega-Ether&quot;, &quot;value&quot;: 7, &quot;type&quot;: &quot;Item&quot;, &quot;cpCost&quot;: 53, }," calcext:value-type="string">
            <text:p>0x1AB: { "idMostSigNib": 1, "idLeastSigByte": 0xAB, "name": "Mega-Ether", "value": 7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0] = &quot;S&quot;; 10 + [.C430] - 1; IF ([.E430] = &quot;A&quot;; 15 + [.C430] - 1; IF ([.E430] = &quot;B&quot;; 20 + ([.C430] - 1) * 2; IF ([.E430] = &quot;C&quot;; 25 + ([.C430] - 1) * 2; IF ([.E430] = &quot;D&quot;; 30 + ([.C430] - 1) * 3; IF([.E430] = &quot;E&quot;; 40 + ([.C430] - 1) * 4; IF ([.E430] = &quot;F&quot;; 45 + ([.C430] - 1) * 4; IF ([.E430] = &quot;E+&quot;; 35 + ([.C430] - 1) * 3; IF([.E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F430];&quot;, },&quot;)" office:value-type="string" office:string-value="0x1AC: { &quot;idMostSigNib&quot;: 1, &quot;idLeastSigByte&quot;: 0xAC, &quot;name&quot;: &quot;Mega-Ether&quot;, &quot;value&quot;: 8, &quot;type&quot;: &quot;Item&quot;, &quot;cpCost&quot;: 56, }," calcext:value-type="string">
            <text:p>0x1AC: { "idMostSigNib": 1, "idLeastSigByte": 0xAC, "name": "Mega-Ether", "value": 8, "type": "Item", "cpCost": 56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+</text:p>
          </table:table-cell>
          <table:table-cell table:formula="of:=IF([.E431] = &quot;S&quot;; 10 + [.C431] - 1; IF ([.E431] = &quot;A&quot;; 15 + [.C431] - 1; IF ([.E431] = &quot;B&quot;; 20 + ([.C431] - 1) * 2; IF ([.E431] = &quot;C&quot;; 25 + ([.C431] - 1) * 2; IF ([.E431] = &quot;D&quot;; 30 + ([.C431] - 1) * 3; IF([.E431] = &quot;E&quot;; 40 + ([.C431] - 1) * 4; IF ([.E431] = &quot;F&quot;; 45 + ([.C431] - 1) * 4; IF ([.E431] = &quot;E+&quot;; 35 + ([.C431] - 1) * 3; IF([.E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F431];&quot;, },&quot;)" office:value-type="string" office:string-value="0x1AD: { &quot;idMostSigNib&quot;: 1, &quot;idLeastSigByte&quot;: 0xAD, &quot;name&quot;: &quot;Mega-Ether&quot;, &quot;value&quot;: 9, &quot;type&quot;: &quot;Item&quot;, &quot;cpCost&quot;: 59, }," calcext:value-type="string">
            <text:p>0x1AD: { "idMostSigNib": 1, "idLeastSigByte": 0xAD, "name": "Mega-Ether", "value": 9, "type": "Item", "cpCost": 59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2] = &quot;S&quot;; 10 + [.C432] - 1; IF ([.E432] = &quot;A&quot;; 15 + [.C432] - 1; IF ([.E432] = &quot;B&quot;; 20 + ([.C432] - 1) * 2; IF ([.E432] = &quot;C&quot;; 25 + ([.C432] - 1) * 2; IF ([.E432] = &quot;D&quot;; 30 + ([.C432] - 1) * 3; IF([.E432] = &quot;E&quot;; 40 + ([.C432] - 1) * 4; IF ([.E432] = &quot;F&quot;; 45 + ([.C432] - 1) * 4; IF ([.E432] = &quot;E+&quot;; 35 + ([.C432] - 1) * 3; IF([.E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F432];&quot;, },&quot;)" office:value-type="string" office:string-value="0x1AE: { &quot;idMostSigNib&quot;: 1, &quot;idLeastSigByte&quot;: 0xAE, &quot;name&quot;: &quot;Elixir&quot;, &quot;value&quot;: 0, &quot;type&quot;: &quot;Item&quot;, &quot;cpCost&quot;: 81, }," calcext:value-type="string">
            <text:p>0x1AE: { "idMostSigNib": 1, "idLeastSigByte": 0xAE, "name": "Elixir", "value": 0, "type": "Item", "cpCost": 81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3] = &quot;S&quot;; 10 + [.C433] - 1; IF ([.E433] = &quot;A&quot;; 15 + [.C433] - 1; IF ([.E433] = &quot;B&quot;; 20 + ([.C433] - 1) * 2; IF ([.E433] = &quot;C&quot;; 25 + ([.C433] - 1) * 2; IF ([.E433] = &quot;D&quot;; 30 + ([.C433] - 1) * 3; IF([.E433] = &quot;E&quot;; 40 + ([.C433] - 1) * 4; IF ([.E433] = &quot;F&quot;; 45 + ([.C433] - 1) * 4; IF ([.E433] = &quot;E+&quot;; 35 + ([.C433] - 1) * 3; IF([.E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F433];&quot;, },&quot;)" office:value-type="string" office:string-value="0x1AF: { &quot;idMostSigNib&quot;: 1, &quot;idLeastSigByte&quot;: 0xAF, &quot;name&quot;: &quot;Elixir&quot;, &quot;value&quot;: 1, &quot;type&quot;: &quot;Item&quot;, &quot;cpCost&quot;: 45, }," calcext:value-type="string">
            <text:p>0x1AF: { "idMostSigNib": 1, "idLeastSigByte": 0xAF, "name": "Elixir", "value": 1, "type": "Item", "cpCost": 45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4] = &quot;S&quot;; 10 + [.C434] - 1; IF ([.E434] = &quot;A&quot;; 15 + [.C434] - 1; IF ([.E434] = &quot;B&quot;; 20 + ([.C434] - 1) * 2; IF ([.E434] = &quot;C&quot;; 25 + ([.C434] - 1) * 2; IF ([.E434] = &quot;D&quot;; 30 + ([.C434] - 1) * 3; IF([.E434] = &quot;E&quot;; 40 + ([.C434] - 1) * 4; IF ([.E434] = &quot;F&quot;; 45 + ([.C434] - 1) * 4; IF ([.E434] = &quot;E+&quot;; 35 + ([.C434] - 1) * 3; IF([.E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F434];&quot;, },&quot;)" office:value-type="string" office:string-value="0x1B0: { &quot;idMostSigNib&quot;: 1, &quot;idLeastSigByte&quot;: 0xB0, &quot;name&quot;: &quot;Elixir&quot;, &quot;value&quot;: 2, &quot;type&quot;: &quot;Item&quot;, &quot;cpCost&quot;: 49, }," calcext:value-type="string">
            <text:p>0x1B0: { "idMostSigNib": 1, "idLeastSigByte": 0xB0, "name": "Elixir", "value": 2, "type": "Item", "cpCost": 49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5] = &quot;S&quot;; 10 + [.C435] - 1; IF ([.E435] = &quot;A&quot;; 15 + [.C435] - 1; IF ([.E435] = &quot;B&quot;; 20 + ([.C435] - 1) * 2; IF ([.E435] = &quot;C&quot;; 25 + ([.C435] - 1) * 2; IF ([.E435] = &quot;D&quot;; 30 + ([.C435] - 1) * 3; IF([.E435] = &quot;E&quot;; 40 + ([.C435] - 1) * 4; IF ([.E435] = &quot;F&quot;; 45 + ([.C435] - 1) * 4; IF ([.E435] = &quot;E+&quot;; 35 + ([.C435] - 1) * 3; IF([.E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F435];&quot;, },&quot;)" office:value-type="string" office:string-value="0x1B1: { &quot;idMostSigNib&quot;: 1, &quot;idLeastSigByte&quot;: 0xB1, &quot;name&quot;: &quot;Elixir&quot;, &quot;value&quot;: 3, &quot;type&quot;: &quot;Item&quot;, &quot;cpCost&quot;: 53, }," calcext:value-type="string">
            <text:p>0x1B1: { "idMostSigNib": 1, "idLeastSigByte": 0xB1, "name": "Elixir", "value": 3, "type": "Item", "cpCost": 53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6] = &quot;S&quot;; 10 + [.C436] - 1; IF ([.E436] = &quot;A&quot;; 15 + [.C436] - 1; IF ([.E436] = &quot;B&quot;; 20 + ([.C436] - 1) * 2; IF ([.E436] = &quot;C&quot;; 25 + ([.C436] - 1) * 2; IF ([.E436] = &quot;D&quot;; 30 + ([.C436] - 1) * 3; IF([.E436] = &quot;E&quot;; 40 + ([.C436] - 1) * 4; IF ([.E436] = &quot;F&quot;; 45 + ([.C436] - 1) * 4; IF ([.E436] = &quot;E+&quot;; 35 + ([.C436] - 1) * 3; IF([.E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F436];&quot;, },&quot;)" office:value-type="string" office:string-value="0x1B2: { &quot;idMostSigNib&quot;: 1, &quot;idLeastSigByte&quot;: 0xB2, &quot;name&quot;: &quot;Elixir&quot;, &quot;value&quot;: 4, &quot;type&quot;: &quot;Item&quot;, &quot;cpCost&quot;: 57, }," calcext:value-type="string">
            <text:p>0x1B2: { "idMostSigNib": 1, "idLeastSigByte": 0xB2, "name": "Elixir", "value": 4, "type": "Item", "cpCost": 57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7] = &quot;S&quot;; 10 + [.C437] - 1; IF ([.E437] = &quot;A&quot;; 15 + [.C437] - 1; IF ([.E437] = &quot;B&quot;; 20 + ([.C437] - 1) * 2; IF ([.E437] = &quot;C&quot;; 25 + ([.C437] - 1) * 2; IF ([.E437] = &quot;D&quot;; 30 + ([.C437] - 1) * 3; IF([.E437] = &quot;E&quot;; 40 + ([.C437] - 1) * 4; IF ([.E437] = &quot;F&quot;; 45 + ([.C437] - 1) * 4; IF ([.E437] = &quot;E+&quot;; 35 + ([.C437] - 1) * 3; IF([.E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F437];&quot;, },&quot;)" office:value-type="string" office:string-value="0x1B3: { &quot;idMostSigNib&quot;: 1, &quot;idLeastSigByte&quot;: 0xB3, &quot;name&quot;: &quot;Elixir&quot;, &quot;value&quot;: 5, &quot;type&quot;: &quot;Item&quot;, &quot;cpCost&quot;: 61, }," calcext:value-type="string">
            <text:p>0x1B3: { "idMostSigNib": 1, "idLeastSigByte": 0xB3, "name": "Elixir", "value": 5, "type": "Item", "cpCost": 61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8] = &quot;S&quot;; 10 + [.C438] - 1; IF ([.E438] = &quot;A&quot;; 15 + [.C438] - 1; IF ([.E438] = &quot;B&quot;; 20 + ([.C438] - 1) * 2; IF ([.E438] = &quot;C&quot;; 25 + ([.C438] - 1) * 2; IF ([.E438] = &quot;D&quot;; 30 + ([.C438] - 1) * 3; IF([.E438] = &quot;E&quot;; 40 + ([.C438] - 1) * 4; IF ([.E438] = &quot;F&quot;; 45 + ([.C438] - 1) * 4; IF ([.E438] = &quot;E+&quot;; 35 + ([.C438] - 1) * 3; IF([.E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F438];&quot;, },&quot;)" office:value-type="string" office:string-value="0x1B4: { &quot;idMostSigNib&quot;: 1, &quot;idLeastSigByte&quot;: 0xB4, &quot;name&quot;: &quot;Elixir&quot;, &quot;value&quot;: 6, &quot;type&quot;: &quot;Item&quot;, &quot;cpCost&quot;: 65, }," calcext:value-type="string">
            <text:p>0x1B4: { "idMostSigNib": 1, "idLeastSigByte": 0xB4, "name": "Elixir", "value": 6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39] = &quot;S&quot;; 10 + [.C439] - 1; IF ([.E439] = &quot;A&quot;; 15 + [.C439] - 1; IF ([.E439] = &quot;B&quot;; 20 + ([.C439] - 1) * 2; IF ([.E439] = &quot;C&quot;; 25 + ([.C439] - 1) * 2; IF ([.E439] = &quot;D&quot;; 30 + ([.C439] - 1) * 3; IF([.E439] = &quot;E&quot;; 40 + ([.C439] - 1) * 4; IF ([.E439] = &quot;F&quot;; 45 + ([.C439] - 1) * 4; IF ([.E439] = &quot;E+&quot;; 35 + ([.C439] - 1) * 3; IF([.E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F439];&quot;, },&quot;)" office:value-type="string" office:string-value="0x1B5: { &quot;idMostSigNib&quot;: 1, &quot;idLeastSigByte&quot;: 0xB5, &quot;name&quot;: &quot;Elixir&quot;, &quot;value&quot;: 7, &quot;type&quot;: &quot;Item&quot;, &quot;cpCost&quot;: 69, }," calcext:value-type="string">
            <text:p>0x1B5: { "idMostSigNib": 1, "idLeastSigByte": 0xB5, "name": "Elixir", "value": 7, "type": "Item", "cpCost": 69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0] = &quot;S&quot;; 10 + [.C440] - 1; IF ([.E440] = &quot;A&quot;; 15 + [.C440] - 1; IF ([.E440] = &quot;B&quot;; 20 + ([.C440] - 1) * 2; IF ([.E440] = &quot;C&quot;; 25 + ([.C440] - 1) * 2; IF ([.E440] = &quot;D&quot;; 30 + ([.C440] - 1) * 3; IF([.E440] = &quot;E&quot;; 40 + ([.C440] - 1) * 4; IF ([.E440] = &quot;F&quot;; 45 + ([.C440] - 1) * 4; IF ([.E440] = &quot;E+&quot;; 35 + ([.C440] - 1) * 3; IF([.E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F440];&quot;, },&quot;)" office:value-type="string" office:string-value="0x1B6: { &quot;idMostSigNib&quot;: 1, &quot;idLeastSigByte&quot;: 0xB6, &quot;name&quot;: &quot;Elixir&quot;, &quot;value&quot;: 8, &quot;type&quot;: &quot;Item&quot;, &quot;cpCost&quot;: 73, }," calcext:value-type="string">
            <text:p>0x1B6: { "idMostSigNib": 1, "idLeastSigByte": 0xB6, "name": "Elixir", "value": 8, "type": "Item", "cpCost": 73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</text:p>
          </table:table-cell>
          <table:table-cell table:formula="of:=IF([.E441] = &quot;S&quot;; 10 + [.C441] - 1; IF ([.E441] = &quot;A&quot;; 15 + [.C441] - 1; IF ([.E441] = &quot;B&quot;; 20 + ([.C441] - 1) * 2; IF ([.E441] = &quot;C&quot;; 25 + ([.C441] - 1) * 2; IF ([.E441] = &quot;D&quot;; 30 + ([.C441] - 1) * 3; IF([.E441] = &quot;E&quot;; 40 + ([.C441] - 1) * 4; IF ([.E441] = &quot;F&quot;; 45 + ([.C441] - 1) * 4; IF ([.E441] = &quot;E+&quot;; 35 + ([.C441] - 1) * 3; IF([.E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F441];&quot;, },&quot;)" office:value-type="string" office:string-value="0x1B7: { &quot;idMostSigNib&quot;: 1, &quot;idLeastSigByte&quot;: 0xB7, &quot;name&quot;: &quot;Elixir&quot;, &quot;value&quot;: 9, &quot;type&quot;: &quot;Item&quot;, &quot;cpCost&quot;: 77, }," calcext:value-type="string">
            <text:p>0x1B7: { "idMostSigNib": 1, "idLeastSigByte": 0xB7, "name": "Elixir", "value": 9, "type": "Item", "cpCost": 77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2] = &quot;S&quot;; 10 + [.C442] - 1; IF ([.E442] = &quot;A&quot;; 15 + [.C442] - 1; IF ([.E442] = &quot;B&quot;; 20 + ([.C442] - 1) * 2; IF ([.E442] = &quot;C&quot;; 25 + ([.C442] - 1) * 2; IF ([.E442] = &quot;D&quot;; 30 + ([.C442] - 1) * 3; IF([.E442] = &quot;E&quot;; 40 + ([.C442] - 1) * 4; IF ([.E442] = &quot;F&quot;; 45 + ([.C442] - 1) * 4; IF ([.E442] = &quot;E+&quot;; 35 + ([.C442] - 1) * 3; IF([.E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F442];&quot;, },&quot;)" office:value-type="string" office:string-value="0x1B8: { &quot;idMostSigNib&quot;: 1, &quot;idLeastSigByte&quot;: 0xB8, &quot;name&quot;: &quot;Megalixir&quot;, &quot;value&quot;: 0, &quot;type&quot;: &quot;Item&quot;, &quot;cpCost&quot;: 95, }," calcext:value-type="string">
            <text:p>0x1B8: { "idMostSigNib": 1, "idLeastSigByte": 0xB8, "name": "Megalixir", "value": 0, "type": "Item", "cpCost": 95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3] = &quot;S&quot;; 10 + [.C443] - 1; IF ([.E443] = &quot;A&quot;; 15 + [.C443] - 1; IF ([.E443] = &quot;B&quot;; 20 + ([.C443] - 1) * 2; IF ([.E443] = &quot;C&quot;; 25 + ([.C443] - 1) * 2; IF ([.E443] = &quot;D&quot;; 30 + ([.C443] - 1) * 3; IF([.E443] = &quot;E&quot;; 40 + ([.C443] - 1) * 4; IF ([.E443] = &quot;F&quot;; 45 + ([.C443] - 1) * 4; IF ([.E443] = &quot;E+&quot;; 35 + ([.C443] - 1) * 3; IF([.E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F443];&quot;, },&quot;)" office:value-type="string" office:string-value="0x1B9: { &quot;idMostSigNib&quot;: 1, &quot;idLeastSigByte&quot;: 0xB9, &quot;name&quot;: &quot;Megalixir&quot;, &quot;value&quot;: 1, &quot;type&quot;: &quot;Item&quot;, &quot;cpCost&quot;: 50, }," calcext:value-type="string">
            <text:p>0x1B9: { "idMostSigNib": 1, "idLeastSigByte": 0xB9, "name": "Megalixir", "value": 1, "type": "Item", "cpCost": 50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4] = &quot;S&quot;; 10 + [.C444] - 1; IF ([.E444] = &quot;A&quot;; 15 + [.C444] - 1; IF ([.E444] = &quot;B&quot;; 20 + ([.C444] - 1) * 2; IF ([.E444] = &quot;C&quot;; 25 + ([.C444] - 1) * 2; IF ([.E444] = &quot;D&quot;; 30 + ([.C444] - 1) * 3; IF([.E444] = &quot;E&quot;; 40 + ([.C444] - 1) * 4; IF ([.E444] = &quot;F&quot;; 45 + ([.C444] - 1) * 4; IF ([.E444] = &quot;E+&quot;; 35 + ([.C444] - 1) * 3; IF([.E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F444];&quot;, },&quot;)" office:value-type="string" office:string-value="0x1BA: { &quot;idMostSigNib&quot;: 1, &quot;idLeastSigByte&quot;: 0xBA, &quot;name&quot;: &quot;Megalixir&quot;, &quot;value&quot;: 2, &quot;type&quot;: &quot;Item&quot;, &quot;cpCost&quot;: 55, }," calcext:value-type="string">
            <text:p>0x1BA: { "idMostSigNib": 1, "idLeastSigByte": 0xBA, "name": "Megalixir", "value": 2, "type": "Item", "cpCost": 55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5] = &quot;S&quot;; 10 + [.C445] - 1; IF ([.E445] = &quot;A&quot;; 15 + [.C445] - 1; IF ([.E445] = &quot;B&quot;; 20 + ([.C445] - 1) * 2; IF ([.E445] = &quot;C&quot;; 25 + ([.C445] - 1) * 2; IF ([.E445] = &quot;D&quot;; 30 + ([.C445] - 1) * 3; IF([.E445] = &quot;E&quot;; 40 + ([.C445] - 1) * 4; IF ([.E445] = &quot;F&quot;; 45 + ([.C445] - 1) * 4; IF ([.E445] = &quot;E+&quot;; 35 + ([.C445] - 1) * 3; IF([.E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F445];&quot;, },&quot;)" office:value-type="string" office:string-value="0x1BB: { &quot;idMostSigNib&quot;: 1, &quot;idLeastSigByte&quot;: 0xBB, &quot;name&quot;: &quot;Megalixir&quot;, &quot;value&quot;: 3, &quot;type&quot;: &quot;Item&quot;, &quot;cpCost&quot;: 60, }," calcext:value-type="string">
            <text:p>0x1BB: { "idMostSigNib": 1, "idLeastSigByte": 0xBB, "name": "Megalixir", "value": 3, "type": "Item", "cpCost": 60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6] = &quot;S&quot;; 10 + [.C446] - 1; IF ([.E446] = &quot;A&quot;; 15 + [.C446] - 1; IF ([.E446] = &quot;B&quot;; 20 + ([.C446] - 1) * 2; IF ([.E446] = &quot;C&quot;; 25 + ([.C446] - 1) * 2; IF ([.E446] = &quot;D&quot;; 30 + ([.C446] - 1) * 3; IF([.E446] = &quot;E&quot;; 40 + ([.C446] - 1) * 4; IF ([.E446] = &quot;F&quot;; 45 + ([.C446] - 1) * 4; IF ([.E446] = &quot;E+&quot;; 35 + ([.C446] - 1) * 3; IF([.E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F446];&quot;, },&quot;)" office:value-type="string" office:string-value="0x1BC: { &quot;idMostSigNib&quot;: 1, &quot;idLeastSigByte&quot;: 0xBC, &quot;name&quot;: &quot;Megalixir&quot;, &quot;value&quot;: 4, &quot;type&quot;: &quot;Item&quot;, &quot;cpCost&quot;: 65, }," calcext:value-type="string">
            <text:p>0x1BC: { "idMostSigNib": 1, "idLeastSigByte": 0xBC, "name": "Megalixir", "value": 4, "type": "Item", "cpCost": 65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7] = &quot;S&quot;; 10 + [.C447] - 1; IF ([.E447] = &quot;A&quot;; 15 + [.C447] - 1; IF ([.E447] = &quot;B&quot;; 20 + ([.C447] - 1) * 2; IF ([.E447] = &quot;C&quot;; 25 + ([.C447] - 1) * 2; IF ([.E447] = &quot;D&quot;; 30 + ([.C447] - 1) * 3; IF([.E447] = &quot;E&quot;; 40 + ([.C447] - 1) * 4; IF ([.E447] = &quot;F&quot;; 45 + ([.C447] - 1) * 4; IF ([.E447] = &quot;E+&quot;; 35 + ([.C447] - 1) * 3; IF([.E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F447];&quot;, },&quot;)" office:value-type="string" office:string-value="0x1BD: { &quot;idMostSigNib&quot;: 1, &quot;idLeastSigByte&quot;: 0xBD, &quot;name&quot;: &quot;Megalixir&quot;, &quot;value&quot;: 5, &quot;type&quot;: &quot;Item&quot;, &quot;cpCost&quot;: 70, }," calcext:value-type="string">
            <text:p>0x1BD: { "idMostSigNib": 1, "idLeastSigByte": 0xBD, "name": "Megalixir", "value": 5, "type": "Item", "cpCost": 70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8] = &quot;S&quot;; 10 + [.C448] - 1; IF ([.E448] = &quot;A&quot;; 15 + [.C448] - 1; IF ([.E448] = &quot;B&quot;; 20 + ([.C448] - 1) * 2; IF ([.E448] = &quot;C&quot;; 25 + ([.C448] - 1) * 2; IF ([.E448] = &quot;D&quot;; 30 + ([.C448] - 1) * 3; IF([.E448] = &quot;E&quot;; 40 + ([.C448] - 1) * 4; IF ([.E448] = &quot;F&quot;; 45 + ([.C448] - 1) * 4; IF ([.E448] = &quot;E+&quot;; 35 + ([.C448] - 1) * 3; IF([.E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F448];&quot;, },&quot;)" office:value-type="string" office:string-value="0x1BE: { &quot;idMostSigNib&quot;: 1, &quot;idLeastSigByte&quot;: 0xBE, &quot;name&quot;: &quot;Megalixir&quot;, &quot;value&quot;: 6, &quot;type&quot;: &quot;Item&quot;, &quot;cpCost&quot;: 75, }," calcext:value-type="string">
            <text:p>0x1BE: { "idMostSigNib": 1, "idLeastSigByte": 0xBE, "name": "Megalixir", "value": 6, "type": "Item", "cpCost": 75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49] = &quot;S&quot;; 10 + [.C449] - 1; IF ([.E449] = &quot;A&quot;; 15 + [.C449] - 1; IF ([.E449] = &quot;B&quot;; 20 + ([.C449] - 1) * 2; IF ([.E449] = &quot;C&quot;; 25 + ([.C449] - 1) * 2; IF ([.E449] = &quot;D&quot;; 30 + ([.C449] - 1) * 3; IF([.E449] = &quot;E&quot;; 40 + ([.C449] - 1) * 4; IF ([.E449] = &quot;F&quot;; 45 + ([.C449] - 1) * 4; IF ([.E449] = &quot;E+&quot;; 35 + ([.C449] - 1) * 3; IF([.E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F449];&quot;, },&quot;)" office:value-type="string" office:string-value="0x1BF: { &quot;idMostSigNib&quot;: 1, &quot;idLeastSigByte&quot;: 0xBF, &quot;name&quot;: &quot;Megalixir&quot;, &quot;value&quot;: 7, &quot;type&quot;: &quot;Item&quot;, &quot;cpCost&quot;: 80, }," calcext:value-type="string">
            <text:p>0x1BF: { "idMostSigNib": 1, "idLeastSigByte": 0xBF, "name": "Megalixir", "value": 7, "type": "Item", "cpCost": 80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0] = &quot;S&quot;; 10 + [.C450] - 1; IF ([.E450] = &quot;A&quot;; 15 + [.C450] - 1; IF ([.E450] = &quot;B&quot;; 20 + ([.C450] - 1) * 2; IF ([.E450] = &quot;C&quot;; 25 + ([.C450] - 1) * 2; IF ([.E450] = &quot;D&quot;; 30 + ([.C450] - 1) * 3; IF([.E450] = &quot;E&quot;; 40 + ([.C450] - 1) * 4; IF ([.E450] = &quot;F&quot;; 45 + ([.C450] - 1) * 4; IF ([.E450] = &quot;E+&quot;; 35 + ([.C450] - 1) * 3; IF([.E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F450];&quot;, },&quot;)" office:value-type="string" office:string-value="0x1C0: { &quot;idMostSigNib&quot;: 1, &quot;idLeastSigByte&quot;: 0xC0, &quot;name&quot;: &quot;Megalixir&quot;, &quot;value&quot;: 8, &quot;type&quot;: &quot;Item&quot;, &quot;cpCost&quot;: 85, }," calcext:value-type="string">
            <text:p>0x1C0: { "idMostSigNib": 1, "idLeastSigByte": 0xC0, "name": "Megalixir", "value": 8, "type": "Item", "cpCost": 85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</text:p>
          </table:table-cell>
          <table:table-cell table:formula="of:=IF([.E451] = &quot;S&quot;; 10 + [.C451] - 1; IF ([.E451] = &quot;A&quot;; 15 + [.C451] - 1; IF ([.E451] = &quot;B&quot;; 20 + ([.C451] - 1) * 2; IF ([.E451] = &quot;C&quot;; 25 + ([.C451] - 1) * 2; IF ([.E451] = &quot;D&quot;; 30 + ([.C451] - 1) * 3; IF([.E451] = &quot;E&quot;; 40 + ([.C451] - 1) * 4; IF ([.E451] = &quot;F&quot;; 45 + ([.C451] - 1) * 4; IF ([.E451] = &quot;E+&quot;; 35 + ([.C451] - 1) * 3; IF([.E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F451];&quot;, },&quot;)" office:value-type="string" office:string-value="0x1C1: { &quot;idMostSigNib&quot;: 1, &quot;idLeastSigByte&quot;: 0xC1, &quot;name&quot;: &quot;Megalixir&quot;, &quot;value&quot;: 9, &quot;type&quot;: &quot;Item&quot;, &quot;cpCost&quot;: 90, }," calcext:value-type="string">
            <text:p>0x1C1: { "idMostSigNib": 1, "idLeastSigByte": 0xC1, "name": "Megalixir", "value": 9, "type": "Item", "cpCost": 90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F452];&quot;, },&quot;)" office:value-type="string" office:string-value="0x1C2: { &quot;idMostSigNib&quot;: 1, &quot;idLeastSigByte&quot;: 0xC2, &quot;name&quot;: &quot;Shadow&quot;, &quot;value&quot;: -1, &quot;type&quot;: &quot;Enemy&quot;, &quot;cpCost&quot;: 25, }," calcext:value-type="string">
            <text:p>0x1C2: { "idMostSigNib": 1, "idLeastSigByte": 0xC2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F453];&quot;, },&quot;)" office:value-type="string" office:string-value="0x1C3: { &quot;idMostSigNib&quot;: 1, &quot;idLeastSigByte&quot;: 0xC3, &quot;name&quot;: &quot;Shadow&quot;, &quot;value&quot;: -1, &quot;type&quot;: &quot;Enemy&quot;, &quot;cpCost&quot;: 25, }," calcext:value-type="string">
            <text:p>0x1C3: { "idMostSigNib": 1, "idLeastSigByte": 0xC3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F454];&quot;, },&quot;)" office:value-type="string" office:string-value="0x1C4: { &quot;idMostSigNib&quot;: 1, &quot;idLeastSigByte&quot;: 0xC4, &quot;name&quot;: &quot;Shadow&quot;, &quot;value&quot;: -1, &quot;type&quot;: &quot;Enemy&quot;, &quot;cpCost&quot;: 25, }," calcext:value-type="string">
            <text:p>0x1C4: { "idMostSigNib": 1, "idLeastSigByte": 0xC4, "name": "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F455];&quot;, },&quot;)" office:value-type="string" office:string-value="0x1C5: { &quot;idMostSigNib&quot;: 1, &quot;idLeastSigByte&quot;: 0xC5, &quot;name&quot;: &quot;Soldier&quot;, &quot;value&quot;: -1, &quot;type&quot;: &quot;Enemy&quot;, &quot;cpCost&quot;: 25, }," calcext:value-type="string">
            <text:p>0x1C5: { "idMostSigNib": 1, "idLeastSigByte": 0xC5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F456];&quot;, },&quot;)" office:value-type="string" office:string-value="0x1C6: { &quot;idMostSigNib&quot;: 1, &quot;idLeastSigByte&quot;: 0xC6, &quot;name&quot;: &quot;Soldier&quot;, &quot;value&quot;: -1, &quot;type&quot;: &quot;Enemy&quot;, &quot;cpCost&quot;: 25, }," calcext:value-type="string">
            <text:p>0x1C6: { "idMostSigNib": 1, "idLeastSigByte": 0xC6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F457];&quot;, },&quot;)" office:value-type="string" office:string-value="0x1C7: { &quot;idMostSigNib&quot;: 1, &quot;idLeastSigByte&quot;: 0xC7, &quot;name&quot;: &quot;Soldier&quot;, &quot;value&quot;: -1, &quot;type&quot;: &quot;Enemy&quot;, &quot;cpCost&quot;: 25, }," calcext:value-type="string">
            <text:p>0x1C7: { "idMostSigNib": 1, "idLeastSigByte": 0xC7, "name": "Soldi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F458];&quot;, },&quot;)" office:value-type="string" office:string-value="0x1C8: { &quot;idMostSigNib&quot;: 1, &quot;idLeastSigByte&quot;: 0xC8, &quot;name&quot;: &quot;Large Body&quot;, &quot;value&quot;: -1, &quot;type&quot;: &quot;Enemy&quot;, &quot;cpCost&quot;: 40, }," calcext:value-type="string">
            <text:p>0x1C8: { "idMostSigNib": 1, "idLeastSigByte": 0xC8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F459];&quot;, },&quot;)" office:value-type="string" office:string-value="0x1C9: { &quot;idMostSigNib&quot;: 1, &quot;idLeastSigByte&quot;: 0xC9, &quot;name&quot;: &quot;Large Body&quot;, &quot;value&quot;: -1, &quot;type&quot;: &quot;Enemy&quot;, &quot;cpCost&quot;: 40, }," calcext:value-type="string">
            <text:p>0x1C9: { "idMostSigNib": 1, "idLeastSigByte": 0xC9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F460];&quot;, },&quot;)" office:value-type="string" office:string-value="0x1CA: { &quot;idMostSigNib&quot;: 1, &quot;idLeastSigByte&quot;: 0xCA, &quot;name&quot;: &quot;Large Body&quot;, &quot;value&quot;: -1, &quot;type&quot;: &quot;Enemy&quot;, &quot;cpCost&quot;: 40, }," calcext:value-type="string">
            <text:p>0x1CA: { "idMostSigNib": 1, "idLeastSigByte": 0xCA, "name": "Large Body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F461];&quot;, },&quot;)" office:value-type="string" office:string-value="0x1CB: { &quot;idMostSigNib&quot;: 1, &quot;idLeastSigByte&quot;: 0xCB, &quot;name&quot;: &quot;Red Nocturne&quot;, &quot;value&quot;: -1, &quot;type&quot;: &quot;Enemy&quot;, &quot;cpCost&quot;: 20, }," calcext:value-type="string">
            <text:p>0x1CB: { "idMostSigNib": 1, "idLeastSigByte": 0xCB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F462];&quot;, },&quot;)" office:value-type="string" office:string-value="0x1CC: { &quot;idMostSigNib&quot;: 1, &quot;idLeastSigByte&quot;: 0xCC, &quot;name&quot;: &quot;Red Nocturne&quot;, &quot;value&quot;: -1, &quot;type&quot;: &quot;Enemy&quot;, &quot;cpCost&quot;: 20, }," calcext:value-type="string">
            <text:p>0x1CC: { "idMostSigNib": 1, "idLeastSigByte": 0xCC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F463];&quot;, },&quot;)" office:value-type="string" office:string-value="0x1CD: { &quot;idMostSigNib&quot;: 1, &quot;idLeastSigByte&quot;: 0xCD, &quot;name&quot;: &quot;Red Nocturne&quot;, &quot;value&quot;: -1, &quot;type&quot;: &quot;Enemy&quot;, &quot;cpCost&quot;: 20, }," calcext:value-type="string">
            <text:p>0x1CD: { "idMostSigNib": 1, "idLeastSigByte": 0xCD, "name": "Red Nocturne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F464];&quot;, },&quot;)" office:value-type="string" office:string-value="0x1CE: { &quot;idMostSigNib&quot;: 1, &quot;idLeastSigByte&quot;: 0xCE, &quot;name&quot;: &quot;Blue Rhapsody&quot;, &quot;value&quot;: -1, &quot;type&quot;: &quot;Enemy&quot;, &quot;cpCost&quot;: 20, }," calcext:value-type="string">
            <text:p>0x1CE: { "idMostSigNib": 1, "idLeastSigByte": 0xCE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F465];&quot;, },&quot;)" office:value-type="string" office:string-value="0x1CF: { &quot;idMostSigNib&quot;: 1, &quot;idLeastSigByte&quot;: 0xCF, &quot;name&quot;: &quot;Blue Rhapsody&quot;, &quot;value&quot;: -1, &quot;type&quot;: &quot;Enemy&quot;, &quot;cpCost&quot;: 20, }," calcext:value-type="string">
            <text:p>0x1CF: { "idMostSigNib": 1, "idLeastSigByte": 0xCF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F466];&quot;, },&quot;)" office:value-type="string" office:string-value="0x1D0: { &quot;idMostSigNib&quot;: 1, &quot;idLeastSigByte&quot;: 0xD0, &quot;name&quot;: &quot;Blue Rhapsody&quot;, &quot;value&quot;: -1, &quot;type&quot;: &quot;Enemy&quot;, &quot;cpCost&quot;: 20, }," calcext:value-type="string">
            <text:p>0x1D0: { "idMostSigNib": 1, "idLeastSigByte": 0xD0, "name": "Blue Rhapsody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F467];&quot;, },&quot;)" office:value-type="string" office:string-value="0x1D1: { &quot;idMostSigNib&quot;: 1, &quot;idLeastSigByte&quot;: 0xD1, &quot;name&quot;: &quot;Yellow Opera&quot;, &quot;value&quot;: -1, &quot;type&quot;: &quot;Enemy&quot;, &quot;cpCost&quot;: 20, }," calcext:value-type="string">
            <text:p>0x1D1: { "idMostSigNib": 1, "idLeastSigByte": 0xD1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F468];&quot;, },&quot;)" office:value-type="string" office:string-value="0x1D2: { &quot;idMostSigNib&quot;: 1, &quot;idLeastSigByte&quot;: 0xD2, &quot;name&quot;: &quot;Yellow Opera&quot;, &quot;value&quot;: -1, &quot;type&quot;: &quot;Enemy&quot;, &quot;cpCost&quot;: 20, }," calcext:value-type="string">
            <text:p>0x1D2: { "idMostSigNib": 1, "idLeastSigByte": 0xD2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F469];&quot;, },&quot;)" office:value-type="string" office:string-value="0x1D3: { &quot;idMostSigNib&quot;: 1, &quot;idLeastSigByte&quot;: 0xD3, &quot;name&quot;: &quot;Yellow Opera&quot;, &quot;value&quot;: -1, &quot;type&quot;: &quot;Enemy&quot;, &quot;cpCost&quot;: 20, }," calcext:value-type="string">
            <text:p>0x1D3: { "idMostSigNib": 1, "idLeastSigByte": 0xD3, "name": "Yellow Opera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F470];&quot;, },&quot;)" office:value-type="string" office:string-value="0x1D4: { &quot;idMostSigNib&quot;: 1, &quot;idLeastSigByte&quot;: 0xD4, &quot;name&quot;: &quot;Green Requiem&quot;, &quot;value&quot;: -1, &quot;type&quot;: &quot;Enemy&quot;, &quot;cpCost&quot;: 20, }," calcext:value-type="string">
            <text:p>0x1D4: { "idMostSigNib": 1, "idLeastSigByte": 0xD4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F471];&quot;, },&quot;)" office:value-type="string" office:string-value="0x1D5: { &quot;idMostSigNib&quot;: 1, &quot;idLeastSigByte&quot;: 0xD5, &quot;name&quot;: &quot;Green Requiem&quot;, &quot;value&quot;: -1, &quot;type&quot;: &quot;Enemy&quot;, &quot;cpCost&quot;: 20, }," calcext:value-type="string">
            <text:p>0x1D5: { "idMostSigNib": 1, "idLeastSigByte": 0xD5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F472];&quot;, },&quot;)" office:value-type="string" office:string-value="0x1D6: { &quot;idMostSigNib&quot;: 1, &quot;idLeastSigByte&quot;: 0xD6, &quot;name&quot;: &quot;Green Requiem&quot;, &quot;value&quot;: -1, &quot;type&quot;: &quot;Enemy&quot;, &quot;cpCost&quot;: 20, }," calcext:value-type="string">
            <text:p>0x1D6: { "idMostSigNib": 1, "idLeastSigByte": 0xD6, "name": "Green Requiem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F473];&quot;, },&quot;)" office:value-type="string" office:string-value="0x1D7: { &quot;idMostSigNib&quot;: 1, &quot;idLeastSigByte&quot;: 0xD7, &quot;name&quot;: &quot;Powerwild&quot;, &quot;value&quot;: -1, &quot;type&quot;: &quot;Enemy&quot;, &quot;cpCost&quot;: 40, }," calcext:value-type="string">
            <text:p>0x1D7: { "idMostSigNib": 1, "idLeastSigByte": 0xD7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F474];&quot;, },&quot;)" office:value-type="string" office:string-value="0x1D8: { &quot;idMostSigNib&quot;: 1, &quot;idLeastSigByte&quot;: 0xD8, &quot;name&quot;: &quot;Powerwild&quot;, &quot;value&quot;: -1, &quot;type&quot;: &quot;Enemy&quot;, &quot;cpCost&quot;: 40, }," calcext:value-type="string">
            <text:p>0x1D8: { "idMostSigNib": 1, "idLeastSigByte": 0xD8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F475];&quot;, },&quot;)" office:value-type="string" office:string-value="0x1D9: { &quot;idMostSigNib&quot;: 1, &quot;idLeastSigByte&quot;: 0xD9, &quot;name&quot;: &quot;Powerwild&quot;, &quot;value&quot;: -1, &quot;type&quot;: &quot;Enemy&quot;, &quot;cpCost&quot;: 40, }," calcext:value-type="string">
            <text:p>0x1D9: { "idMostSigNib": 1, "idLeastSigByte": 0xD9, "name": "Powerwild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F476];&quot;, },&quot;)" office:value-type="string" office:string-value="0x1DA: { &quot;idMostSigNib&quot;: 1, &quot;idLeastSigByte&quot;: 0xDA, &quot;name&quot;: &quot;Bouncywild&quot;, &quot;value&quot;: -1, &quot;type&quot;: &quot;Enemy&quot;, &quot;cpCost&quot;: 10, }," calcext:value-type="string">
            <text:p>0x1DA: { "idMostSigNib": 1, "idLeastSigByte": 0xDA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F477];&quot;, },&quot;)" office:value-type="string" office:string-value="0x1DB: { &quot;idMostSigNib&quot;: 1, &quot;idLeastSigByte&quot;: 0xDB, &quot;name&quot;: &quot;Bouncywild&quot;, &quot;value&quot;: -1, &quot;type&quot;: &quot;Enemy&quot;, &quot;cpCost&quot;: 10, }," calcext:value-type="string">
            <text:p>0x1DB: { "idMostSigNib": 1, "idLeastSigByte": 0xDB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F478];&quot;, },&quot;)" office:value-type="string" office:string-value="0x1DC: { &quot;idMostSigNib&quot;: 1, &quot;idLeastSigByte&quot;: 0xDC, &quot;name&quot;: &quot;Bouncywild&quot;, &quot;value&quot;: -1, &quot;type&quot;: &quot;Enemy&quot;, &quot;cpCost&quot;: 10, }," calcext:value-type="string">
            <text:p>0x1DC: { "idMostSigNib": 1, "idLeastSigByte": 0xDC, "name": "Bouncywild", "value": -1, "type": "Enemy", "cpCost": 10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F479];&quot;, },&quot;)" office:value-type="string" office:string-value="0x1DD: { &quot;idMostSigNib&quot;: 1, &quot;idLeastSigByte&quot;: 0xDD, &quot;name&quot;: &quot;Air Soldier&quot;, &quot;value&quot;: -1, &quot;type&quot;: &quot;Enemy&quot;, &quot;cpCost&quot;: 30, }," calcext:value-type="string">
            <text:p>0x1DD: { "idMostSigNib": 1, "idLeastSigByte": 0xDD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F480];&quot;, },&quot;)" office:value-type="string" office:string-value="0x1DE: { &quot;idMostSigNib&quot;: 1, &quot;idLeastSigByte&quot;: 0xDE, &quot;name&quot;: &quot;Air Soldier&quot;, &quot;value&quot;: -1, &quot;type&quot;: &quot;Enemy&quot;, &quot;cpCost&quot;: 30, }," calcext:value-type="string">
            <text:p>0x1DE: { "idMostSigNib": 1, "idLeastSigByte": 0xDE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F481];&quot;, },&quot;)" office:value-type="string" office:string-value="0x1DF: { &quot;idMostSigNib&quot;: 1, &quot;idLeastSigByte&quot;: 0xDF, &quot;name&quot;: &quot;Air Soldier&quot;, &quot;value&quot;: -1, &quot;type&quot;: &quot;Enemy&quot;, &quot;cpCost&quot;: 30, }," calcext:value-type="string">
            <text:p>0x1DF: { "idMostSigNib": 1, "idLeastSigByte": 0xDF, "name": "Air Soldi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F482];&quot;, },&quot;)" office:value-type="string" office:string-value="0x1E0: { &quot;idMostSigNib&quot;: 1, &quot;idLeastSigByte&quot;: 0xE0, &quot;name&quot;: &quot;Bandit&quot;, &quot;value&quot;: -1, &quot;type&quot;: &quot;Enemy&quot;, &quot;cpCost&quot;: 30, }," calcext:value-type="string">
            <text:p>0x1E0: { "idMostSigNib": 1, "idLeastSigByte": 0xE0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F483];&quot;, },&quot;)" office:value-type="string" office:string-value="0x1E1: { &quot;idMostSigNib&quot;: 1, &quot;idLeastSigByte&quot;: 0xE1, &quot;name&quot;: &quot;Bandit&quot;, &quot;value&quot;: -1, &quot;type&quot;: &quot;Enemy&quot;, &quot;cpCost&quot;: 30, }," calcext:value-type="string">
            <text:p>0x1E1: { "idMostSigNib": 1, "idLeastSigByte": 0xE1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F484];&quot;, },&quot;)" office:value-type="string" office:string-value="0x1E2: { &quot;idMostSigNib&quot;: 1, &quot;idLeastSigByte&quot;: 0xE2, &quot;name&quot;: &quot;Bandit&quot;, &quot;value&quot;: -1, &quot;type&quot;: &quot;Enemy&quot;, &quot;cpCost&quot;: 30, }," calcext:value-type="string">
            <text:p>0x1E2: { "idMostSigNib": 1, "idLeastSigByte": 0xE2, "name": "Bandit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F485];&quot;, },&quot;)" office:value-type="string" office:string-value="0x1E3: { &quot;idMostSigNib&quot;: 1, &quot;idLeastSigByte&quot;: 0xE3, &quot;name&quot;: &quot;Fat Bandit&quot;, &quot;value&quot;: -1, &quot;type&quot;: &quot;Enemy&quot;, &quot;cpCost&quot;: 40, }," calcext:value-type="string">
            <text:p>0x1E3: { "idMostSigNib": 1, "idLeastSigByte": 0xE3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F486];&quot;, },&quot;)" office:value-type="string" office:string-value="0x1E4: { &quot;idMostSigNib&quot;: 1, &quot;idLeastSigByte&quot;: 0xE4, &quot;name&quot;: &quot;Fat Bandit&quot;, &quot;value&quot;: -1, &quot;type&quot;: &quot;Enemy&quot;, &quot;cpCost&quot;: 40, }," calcext:value-type="string">
            <text:p>0x1E4: { "idMostSigNib": 1, "idLeastSigByte": 0xE4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F487];&quot;, },&quot;)" office:value-type="string" office:string-value="0x1E5: { &quot;idMostSigNib&quot;: 1, &quot;idLeastSigByte&quot;: 0xE5, &quot;name&quot;: &quot;Fat Bandit&quot;, &quot;value&quot;: -1, &quot;type&quot;: &quot;Enemy&quot;, &quot;cpCost&quot;: 40, }," calcext:value-type="string">
            <text:p>0x1E5: { "idMostSigNib": 1, "idLeastSigByte": 0xE5, "name": "Fat Bandit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F488];&quot;, },&quot;)" office:value-type="string" office:string-value="0x1E6: { &quot;idMostSigNib&quot;: 1, &quot;idLeastSigByte&quot;: 0xE6, &quot;name&quot;: &quot;Barrel Spider&quot;, &quot;value&quot;: -1, &quot;type&quot;: &quot;Enemy&quot;, &quot;cpCost&quot;: 30, }," calcext:value-type="string">
            <text:p>0x1E6: { "idMostSigNib": 1, "idLeastSigByte": 0xE6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F489];&quot;, },&quot;)" office:value-type="string" office:string-value="0x1E7: { &quot;idMostSigNib&quot;: 1, &quot;idLeastSigByte&quot;: 0xE7, &quot;name&quot;: &quot;Barrel Spider&quot;, &quot;value&quot;: -1, &quot;type&quot;: &quot;Enemy&quot;, &quot;cpCost&quot;: 30, }," calcext:value-type="string">
            <text:p>0x1E7: { "idMostSigNib": 1, "idLeastSigByte": 0xE7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F490];&quot;, },&quot;)" office:value-type="string" office:string-value="0x1E8: { &quot;idMostSigNib&quot;: 1, &quot;idLeastSigByte&quot;: 0xE8, &quot;name&quot;: &quot;Barrel Spider&quot;, &quot;value&quot;: -1, &quot;type&quot;: &quot;Enemy&quot;, &quot;cpCost&quot;: 30, }," calcext:value-type="string">
            <text:p>0x1E8: { "idMostSigNib": 1, "idLeastSigByte": 0xE8, "name": "Barrel Spide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F491];&quot;, },&quot;)" office:value-type="string" office:string-value="0x1E9: { &quot;idMostSigNib&quot;: 1, &quot;idLeastSigByte&quot;: 0xE9, &quot;name&quot;: &quot;Search Ghost&quot;, &quot;value&quot;: -1, &quot;type&quot;: &quot;Enemy&quot;, &quot;cpCost&quot;: 35, }," calcext:value-type="string">
            <text:p>0x1E9: { "idMostSigNib": 1, "idLeastSigByte": 0xE9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F492];&quot;, },&quot;)" office:value-type="string" office:string-value="0x1EA: { &quot;idMostSigNib&quot;: 1, &quot;idLeastSigByte&quot;: 0xEA, &quot;name&quot;: &quot;Search Ghost&quot;, &quot;value&quot;: -1, &quot;type&quot;: &quot;Enemy&quot;, &quot;cpCost&quot;: 35, }," calcext:value-type="string">
            <text:p>0x1EA: { "idMostSigNib": 1, "idLeastSigByte": 0xEA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F493];&quot;, },&quot;)" office:value-type="string" office:string-value="0x1EB: { &quot;idMostSigNib&quot;: 1, &quot;idLeastSigByte&quot;: 0xEB, &quot;name&quot;: &quot;Search Ghost&quot;, &quot;value&quot;: -1, &quot;type&quot;: &quot;Enemy&quot;, &quot;cpCost&quot;: 35, }," calcext:value-type="string">
            <text:p>0x1EB: { "idMostSigNib": 1, "idLeastSigByte": 0xEB, "name": "Search Ghos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F494];&quot;, },&quot;)" office:value-type="string" office:string-value="0x1EC: { &quot;idMostSigNib&quot;: 1, &quot;idLeastSigByte&quot;: 0xEC, &quot;name&quot;: &quot;Sea Neon&quot;, &quot;value&quot;: -1, &quot;type&quot;: &quot;Enemy&quot;, &quot;cpCost&quot;: 20, }," calcext:value-type="string">
            <text:p>0x1EC: { "idMostSigNib": 1, "idLeastSigByte": 0xEC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F495];&quot;, },&quot;)" office:value-type="string" office:string-value="0x1ED: { &quot;idMostSigNib&quot;: 1, &quot;idLeastSigByte&quot;: 0xED, &quot;name&quot;: &quot;Sea Neon&quot;, &quot;value&quot;: -1, &quot;type&quot;: &quot;Enemy&quot;, &quot;cpCost&quot;: 20, }," calcext:value-type="string">
            <text:p>0x1ED: { "idMostSigNib": 1, "idLeastSigByte": 0xED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F496];&quot;, },&quot;)" office:value-type="string" office:string-value="0x1EE: { &quot;idMostSigNib&quot;: 1, &quot;idLeastSigByte&quot;: 0xEE, &quot;name&quot;: &quot;Sea Neon&quot;, &quot;value&quot;: -1, &quot;type&quot;: &quot;Enemy&quot;, &quot;cpCost&quot;: 20, }," calcext:value-type="string">
            <text:p>0x1EE: { "idMostSigNib": 1, "idLeastSigByte": 0xEE, "name": "Sea Neon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F497];&quot;, },&quot;)" office:value-type="string" office:string-value="0x1EF: { &quot;idMostSigNib&quot;: 1, &quot;idLeastSigByte&quot;: 0xEF, &quot;name&quot;: &quot;Screwdiver&quot;, &quot;value&quot;: -1, &quot;type&quot;: &quot;Enemy&quot;, &quot;cpCost&quot;: 15, }," calcext:value-type="string">
            <text:p>0x1EF: { "idMostSigNib": 1, "idLeastSigByte": 0xEF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F498];&quot;, },&quot;)" office:value-type="string" office:string-value="0x1F0: { &quot;idMostSigNib&quot;: 1, &quot;idLeastSigByte&quot;: 0xF0, &quot;name&quot;: &quot;Screwdiver&quot;, &quot;value&quot;: -1, &quot;type&quot;: &quot;Enemy&quot;, &quot;cpCost&quot;: 15, }," calcext:value-type="string">
            <text:p>0x1F0: { "idMostSigNib": 1, "idLeastSigByte": 0xF0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F499];&quot;, },&quot;)" office:value-type="string" office:string-value="0x1F1: { &quot;idMostSigNib&quot;: 1, &quot;idLeastSigByte&quot;: 0xF1, &quot;name&quot;: &quot;Screwdiver&quot;, &quot;value&quot;: -1, &quot;type&quot;: &quot;Enemy&quot;, &quot;cpCost&quot;: 15, }," calcext:value-type="string">
            <text:p>0x1F1: { "idMostSigNib": 1, "idLeastSigByte": 0xF1, "name": "Screwdiver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F500];&quot;, },&quot;)" office:value-type="string" office:string-value="0x1F2: { &quot;idMostSigNib&quot;: 1, &quot;idLeastSigByte&quot;: 0xF2, &quot;name&quot;: &quot;Aquatank&quot;, &quot;value&quot;: -1, &quot;type&quot;: &quot;Enemy&quot;, &quot;cpCost&quot;: 30, }," calcext:value-type="string">
            <text:p>0x1F2: { "idMostSigNib": 1, "idLeastSigByte": 0xF2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F501];&quot;, },&quot;)" office:value-type="string" office:string-value="0x1F3: { &quot;idMostSigNib&quot;: 1, &quot;idLeastSigByte&quot;: 0xF3, &quot;name&quot;: &quot;Aquatank&quot;, &quot;value&quot;: -1, &quot;type&quot;: &quot;Enemy&quot;, &quot;cpCost&quot;: 30, }," calcext:value-type="string">
            <text:p>0x1F3: { "idMostSigNib": 1, "idLeastSigByte": 0xF3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F502];&quot;, },&quot;)" office:value-type="string" office:string-value="0x1F4: { &quot;idMostSigNib&quot;: 1, &quot;idLeastSigByte&quot;: 0xF4, &quot;name&quot;: &quot;Aquatank&quot;, &quot;value&quot;: -1, &quot;type&quot;: &quot;Enemy&quot;, &quot;cpCost&quot;: 30, }," calcext:value-type="string">
            <text:p>0x1F4: { "idMostSigNib": 1, "idLeastSigByte": 0xF4, "name": "Aquatank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F503];&quot;, },&quot;)" office:value-type="string" office:string-value="0x1F5: { &quot;idMostSigNib&quot;: 1, &quot;idLeastSigByte&quot;: 0xF5, &quot;name&quot;: &quot;Wight Night&quot;, &quot;value&quot;: -1, &quot;type&quot;: &quot;Enemy&quot;, &quot;cpCost&quot;: 15, }," calcext:value-type="string">
            <text:p>0x1F5: { "idMostSigNib": 1, "idLeastSigByte": 0xF5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F504];&quot;, },&quot;)" office:value-type="string" office:string-value="0x1F6: { &quot;idMostSigNib&quot;: 1, &quot;idLeastSigByte&quot;: 0xF6, &quot;name&quot;: &quot;Wight Night&quot;, &quot;value&quot;: -1, &quot;type&quot;: &quot;Enemy&quot;, &quot;cpCost&quot;: 15, }," calcext:value-type="string">
            <text:p>0x1F6: { "idMostSigNib": 1, "idLeastSigByte": 0xF6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F505];&quot;, },&quot;)" office:value-type="string" office:string-value="0x1F7: { &quot;idMostSigNib&quot;: 1, &quot;idLeastSigByte&quot;: 0xF7, &quot;name&quot;: &quot;Wight Night&quot;, &quot;value&quot;: -1, &quot;type&quot;: &quot;Enemy&quot;, &quot;cpCost&quot;: 15, }," calcext:value-type="string">
            <text:p>0x1F7: { "idMostSigNib": 1, "idLeastSigByte": 0xF7, "name": "Wight Night", "value": -1, "type": "Enemy", "cpCost": 15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F506];&quot;, },&quot;)" office:value-type="string" office:string-value="0x1F8: { &quot;idMostSigNib&quot;: 1, &quot;idLeastSigByte&quot;: 0xF8, &quot;name&quot;: &quot;Gargoyle&quot;, &quot;value&quot;: -1, &quot;type&quot;: &quot;Enemy&quot;, &quot;cpCost&quot;: 30, }," calcext:value-type="string">
            <text:p>0x1F8: { "idMostSigNib": 1, "idLeastSigByte": 0xF8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F507];&quot;, },&quot;)" office:value-type="string" office:string-value="0x1F9: { &quot;idMostSigNib&quot;: 1, &quot;idLeastSigByte&quot;: 0xF9, &quot;name&quot;: &quot;Gargoyle&quot;, &quot;value&quot;: -1, &quot;type&quot;: &quot;Enemy&quot;, &quot;cpCost&quot;: 30, }," calcext:value-type="string">
            <text:p>0x1F9: { "idMostSigNib": 1, "idLeastSigByte": 0xF9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F508];&quot;, },&quot;)" office:value-type="string" office:string-value="0x1FA: { &quot;idMostSigNib&quot;: 1, &quot;idLeastSigByte&quot;: 0xFA, &quot;name&quot;: &quot;Gargoyle&quot;, &quot;value&quot;: -1, &quot;type&quot;: &quot;Enemy&quot;, &quot;cpCost&quot;: 30, }," calcext:value-type="string">
            <text:p>0x1FA: { "idMostSigNib": 1, "idLeastSigByte": 0xFA, "name": "Gargoyl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F509];&quot;, },&quot;)" office:value-type="string" office:string-value="0x1FB: { &quot;idMostSigNib&quot;: 1, &quot;idLeastSigByte&quot;: 0xFB, &quot;name&quot;: &quot;Pirate&quot;, &quot;value&quot;: -1, &quot;type&quot;: &quot;Enemy&quot;, &quot;cpCost&quot;: 30, }," calcext:value-type="string">
            <text:p>0x1FB: { "idMostSigNib": 1, "idLeastSigByte": 0xFB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F510];&quot;, },&quot;)" office:value-type="string" office:string-value="0x1FC: { &quot;idMostSigNib&quot;: 1, &quot;idLeastSigByte&quot;: 0xFC, &quot;name&quot;: &quot;Pirate&quot;, &quot;value&quot;: -1, &quot;type&quot;: &quot;Enemy&quot;, &quot;cpCost&quot;: 30, }," calcext:value-type="string">
            <text:p>0x1FC: { "idMostSigNib": 1, "idLeastSigByte": 0xFC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F511];&quot;, },&quot;)" office:value-type="string" office:string-value="0x1FD: { &quot;idMostSigNib&quot;: 1, &quot;idLeastSigByte&quot;: 0xFD, &quot;name&quot;: &quot;Pirate&quot;, &quot;value&quot;: -1, &quot;type&quot;: &quot;Enemy&quot;, &quot;cpCost&quot;: 30, }," calcext:value-type="string">
            <text:p>0x1FD: { "idMostSigNib": 1, "idLeastSigByte": 0xFD, "name": "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F512];&quot;, },&quot;)" office:value-type="string" office:string-value="0x1FE: { &quot;idMostSigNib&quot;: 1, &quot;idLeastSigByte&quot;: 0xFE, &quot;name&quot;: &quot;Air Pirate&quot;, &quot;value&quot;: -1, &quot;type&quot;: &quot;Enemy&quot;, &quot;cpCost&quot;: 30, }," calcext:value-type="string">
            <text:p>0x1FE: { "idMostSigNib": 1, "idLeastSigByte": 0xFE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F513];&quot;, },&quot;)" office:value-type="string" office:string-value="0x1FF: { &quot;idMostSigNib&quot;: 1, &quot;idLeastSigByte&quot;: 0xFF, &quot;name&quot;: &quot;Air Pirate&quot;, &quot;value&quot;: -1, &quot;type&quot;: &quot;Enemy&quot;, &quot;cpCost&quot;: 30, }," calcext:value-type="string">
            <text:p>0x1FF: { "idMostSigNib": 1, "idLeastSigByte": 0xFF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F514];&quot;, },&quot;)" office:value-type="string" office:string-value="0x200: { &quot;idMostSigNib&quot;: 2, &quot;idLeastSigByte&quot;: 0x0, &quot;name&quot;: &quot;Air Pirate&quot;, &quot;value&quot;: -1, &quot;type&quot;: &quot;Enemy&quot;, &quot;cpCost&quot;: 30, }," calcext:value-type="string">
            <text:p>0x200: { "idMostSigNib": 2, "idLeastSigByte": 0x0, "name": "Air Pirate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F515];&quot;, },&quot;)" office:value-type="string" office:string-value="0x201: { &quot;idMostSigNib&quot;: 2, &quot;idLeastSigByte&quot;: 0x1, &quot;name&quot;: &quot;Darkball&quot;, &quot;value&quot;: -1, &quot;type&quot;: &quot;Enemy&quot;, &quot;cpCost&quot;: 25, }," calcext:value-type="string">
            <text:p>0x201: { "idMostSigNib": 2, "idLeastSigByte": 0x1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F516];&quot;, },&quot;)" office:value-type="string" office:string-value="0x202: { &quot;idMostSigNib&quot;: 2, &quot;idLeastSigByte&quot;: 0x2, &quot;name&quot;: &quot;Darkball&quot;, &quot;value&quot;: -1, &quot;type&quot;: &quot;Enemy&quot;, &quot;cpCost&quot;: 25, }," calcext:value-type="string">
            <text:p>0x202: { "idMostSigNib": 2, "idLeastSigByte": 0x2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F517];&quot;, },&quot;)" office:value-type="string" office:string-value="0x203: { &quot;idMostSigNib&quot;: 2, &quot;idLeastSigByte&quot;: 0x3, &quot;name&quot;: &quot;Darkball&quot;, &quot;value&quot;: -1, &quot;type&quot;: &quot;Enemy&quot;, &quot;cpCost&quot;: 25, }," calcext:value-type="string">
            <text:p>0x203: { "idMostSigNib": 2, "idLeastSigByte": 0x3, "name": "Darkball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F518];&quot;, },&quot;)" office:value-type="string" office:string-value="0x204: { &quot;idMostSigNib&quot;: 2, &quot;idLeastSigByte&quot;: 0x4, &quot;name&quot;: &quot;Defender&quot;, &quot;value&quot;: -1, &quot;type&quot;: &quot;Enemy&quot;, &quot;cpCost&quot;: 25, }," calcext:value-type="string">
            <text:p>0x204: { "idMostSigNib": 2, "idLeastSigByte": 0x4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F519];&quot;, },&quot;)" office:value-type="string" office:string-value="0x205: { &quot;idMostSigNib&quot;: 2, &quot;idLeastSigByte&quot;: 0x5, &quot;name&quot;: &quot;Defender&quot;, &quot;value&quot;: -1, &quot;type&quot;: &quot;Enemy&quot;, &quot;cpCost&quot;: 25, }," calcext:value-type="string">
            <text:p>0x205: { "idMostSigNib": 2, "idLeastSigByte": 0x5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F520];&quot;, },&quot;)" office:value-type="string" office:string-value="0x206: { &quot;idMostSigNib&quot;: 2, &quot;idLeastSigByte&quot;: 0x6, &quot;name&quot;: &quot;Defender&quot;, &quot;value&quot;: -1, &quot;type&quot;: &quot;Enemy&quot;, &quot;cpCost&quot;: 25, }," calcext:value-type="string">
            <text:p>0x206: { "idMostSigNib": 2, "idLeastSigByte": 0x6, "name": "Defend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F521];&quot;, },&quot;)" office:value-type="string" office:string-value="0x207: { &quot;idMostSigNib&quot;: 2, &quot;idLeastSigByte&quot;: 0x7, &quot;name&quot;: &quot;Wyvern&quot;, &quot;value&quot;: -1, &quot;type&quot;: &quot;Enemy&quot;, &quot;cpCost&quot;: 25, }," calcext:value-type="string">
            <text:p>0x207: { "idMostSigNib": 2, "idLeastSigByte": 0x7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F522];&quot;, },&quot;)" office:value-type="string" office:string-value="0x208: { &quot;idMostSigNib&quot;: 2, &quot;idLeastSigByte&quot;: 0x8, &quot;name&quot;: &quot;Wyvern&quot;, &quot;value&quot;: -1, &quot;type&quot;: &quot;Enemy&quot;, &quot;cpCost&quot;: 25, }," calcext:value-type="string">
            <text:p>0x208: { "idMostSigNib": 2, "idLeastSigByte": 0x8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F523];&quot;, },&quot;)" office:value-type="string" office:string-value="0x209: { &quot;idMostSigNib&quot;: 2, &quot;idLeastSigByte&quot;: 0x9, &quot;name&quot;: &quot;Wyvern&quot;, &quot;value&quot;: -1, &quot;type&quot;: &quot;Enemy&quot;, &quot;cpCost&quot;: 25, }," calcext:value-type="string">
            <text:p>0x209: { "idMostSigNib": 2, "idLeastSigByte": 0x9, "name": "Wyvern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F524];&quot;, },&quot;)" office:value-type="string" office:string-value="0x20A: { &quot;idMostSigNib&quot;: 2, &quot;idLeastSigByte&quot;: 0xA, &quot;name&quot;: &quot;Wizard&quot;, &quot;value&quot;: -1, &quot;type&quot;: &quot;Enemy&quot;, &quot;cpCost&quot;: 30, }," calcext:value-type="string">
            <text:p>0x20A: { "idMostSigNib": 2, "idLeastSigByte": 0xA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F525];&quot;, },&quot;)" office:value-type="string" office:string-value="0x20B: { &quot;idMostSigNib&quot;: 2, &quot;idLeastSigByte&quot;: 0xB, &quot;name&quot;: &quot;Wizard&quot;, &quot;value&quot;: -1, &quot;type&quot;: &quot;Enemy&quot;, &quot;cpCost&quot;: 30, }," calcext:value-type="string">
            <text:p>0x20B: { "idMostSigNib": 2, "idLeastSigByte": 0xB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F526];&quot;, },&quot;)" office:value-type="string" office:string-value="0x20C: { &quot;idMostSigNib&quot;: 2, &quot;idLeastSigByte&quot;: 0xC, &quot;name&quot;: &quot;Wizard&quot;, &quot;value&quot;: -1, &quot;type&quot;: &quot;Enemy&quot;, &quot;cpCost&quot;: 30, }," calcext:value-type="string">
            <text:p>0x20C: { "idMostSigNib": 2, "idLeastSigByte": 0xC, "name": "Wizard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F527];&quot;, },&quot;)" office:value-type="string" office:string-value="0x20D: { &quot;idMostSigNib&quot;: 2, &quot;idLeastSigByte&quot;: 0xD, &quot;name&quot;: &quot;Neoshadow&quot;, &quot;value&quot;: -1, &quot;type&quot;: &quot;Enemy&quot;, &quot;cpCost&quot;: 25, }," calcext:value-type="string">
            <text:p>0x20D: { "idMostSigNib": 2, "idLeastSigByte": 0xD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F528];&quot;, },&quot;)" office:value-type="string" office:string-value="0x20E: { &quot;idMostSigNib&quot;: 2, &quot;idLeastSigByte&quot;: 0xE, &quot;name&quot;: &quot;Neoshadow&quot;, &quot;value&quot;: -1, &quot;type&quot;: &quot;Enemy&quot;, &quot;cpCost&quot;: 25, }," calcext:value-type="string">
            <text:p>0x20E: { "idMostSigNib": 2, "idLeastSigByte": 0xE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F529];&quot;, },&quot;)" office:value-type="string" office:string-value="0x20F: { &quot;idMostSigNib&quot;: 2, &quot;idLeastSigByte&quot;: 0xF, &quot;name&quot;: &quot;Neoshadow&quot;, &quot;value&quot;: -1, &quot;type&quot;: &quot;Enemy&quot;, &quot;cpCost&quot;: 25, }," calcext:value-type="string">
            <text:p>0x20F: { "idMostSigNib": 2, "idLeastSigByte": 0xF, "name": "Neoshadow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F530];&quot;, },&quot;)" office:value-type="string" office:string-value="0x210: { &quot;idMostSigNib&quot;: 2, &quot;idLeastSigByte&quot;: 0x10, &quot;name&quot;: &quot;White Mushroom&quot;, &quot;value&quot;: -1, &quot;type&quot;: &quot;Enemy&quot;, &quot;cpCost&quot;: 25, }," calcext:value-type="string">
            <text:p>0x210: { "idMostSigNib": 2, "idLeastSigByte": 0x10, "name": "White Mushroom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F531];&quot;, },&quot;)" office:value-type="string" office:string-value="0x211: { &quot;idMostSigNib&quot;: 2, &quot;idLeastSigByte&quot;: 0x11, &quot;name&quot;: &quot;Black Fungus&quot;, &quot;value&quot;: -1, &quot;type&quot;: &quot;Enemy&quot;, &quot;cpCost&quot;: 20, }," calcext:value-type="string">
            <text:p>0x211: { "idMostSigNib": 2, "idLeastSigByte": 0x11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F532];&quot;, },&quot;)" office:value-type="string" office:string-value="0x212: { &quot;idMostSigNib&quot;: 2, &quot;idLeastSigByte&quot;: 0x12, &quot;name&quot;: &quot;Black Fungus&quot;, &quot;value&quot;: -1, &quot;type&quot;: &quot;Enemy&quot;, &quot;cpCost&quot;: 20, }," calcext:value-type="string">
            <text:p>0x212: { "idMostSigNib": 2, "idLeastSigByte": 0x12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F533];&quot;, },&quot;)" office:value-type="string" office:string-value="0x213: { &quot;idMostSigNib&quot;: 2, &quot;idLeastSigByte&quot;: 0x13, &quot;name&quot;: &quot;Black Fungus&quot;, &quot;value&quot;: -1, &quot;type&quot;: &quot;Enemy&quot;, &quot;cpCost&quot;: 20, }," calcext:value-type="string">
            <text:p>0x213: { "idMostSigNib": 2, "idLeastSigByte": 0x13, "name": "Black Fungus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F534];&quot;, },&quot;)" office:value-type="string" office:string-value="0x214: { &quot;idMostSigNib&quot;: 2, &quot;idLeastSigByte&quot;: 0x14, &quot;name&quot;: &quot;Creeper Plant&quot;, &quot;value&quot;: -1, &quot;type&quot;: &quot;Enemy&quot;, &quot;cpCost&quot;: 35, }," calcext:value-type="string">
            <text:p>0x214: { "idMostSigNib": 2, "idLeastSigByte": 0x14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F535];&quot;, },&quot;)" office:value-type="string" office:string-value="0x215: { &quot;idMostSigNib&quot;: 2, &quot;idLeastSigByte&quot;: 0x15, &quot;name&quot;: &quot;Creeper Plant&quot;, &quot;value&quot;: -1, &quot;type&quot;: &quot;Enemy&quot;, &quot;cpCost&quot;: 35, }," calcext:value-type="string">
            <text:p>0x215: { "idMostSigNib": 2, "idLeastSigByte": 0x15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F536];&quot;, },&quot;)" office:value-type="string" office:string-value="0x216: { &quot;idMostSigNib&quot;: 2, &quot;idLeastSigByte&quot;: 0x16, &quot;name&quot;: &quot;Creeper Plant&quot;, &quot;value&quot;: -1, &quot;type&quot;: &quot;Enemy&quot;, &quot;cpCost&quot;: 35, }," calcext:value-type="string">
            <text:p>0x216: { "idMostSigNib": 2, "idLeastSigByte": 0x16, "name": "Creeper Plant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F537];&quot;, },&quot;)" office:value-type="string" office:string-value="0x217: { &quot;idMostSigNib&quot;: 2, &quot;idLeastSigByte&quot;: 0x17, &quot;name&quot;: &quot;Tornado Step&quot;, &quot;value&quot;: -1, &quot;type&quot;: &quot;Enemy&quot;, &quot;cpCost&quot;: 25, }," calcext:value-type="string">
            <text:p>0x217: { "idMostSigNib": 2, "idLeastSigByte": 0x17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F538];&quot;, },&quot;)" office:value-type="string" office:string-value="0x218: { &quot;idMostSigNib&quot;: 2, &quot;idLeastSigByte&quot;: 0x18, &quot;name&quot;: &quot;Tornado Step&quot;, &quot;value&quot;: -1, &quot;type&quot;: &quot;Enemy&quot;, &quot;cpCost&quot;: 25, }," calcext:value-type="string">
            <text:p>0x218: { "idMostSigNib": 2, "idLeastSigByte": 0x18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F539];&quot;, },&quot;)" office:value-type="string" office:string-value="0x219: { &quot;idMostSigNib&quot;: 2, &quot;idLeastSigByte&quot;: 0x19, &quot;name&quot;: &quot;Tornado Step&quot;, &quot;value&quot;: -1, &quot;type&quot;: &quot;Enemy&quot;, &quot;cpCost&quot;: 25, }," calcext:value-type="string">
            <text:p>0x219: { "idMostSigNib": 2, "idLeastSigByte": 0x19, "name": "Tornado Step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F540];&quot;, },&quot;)" office:value-type="string" office:string-value="0x21A: { &quot;idMostSigNib&quot;: 2, &quot;idLeastSigByte&quot;: 0x1A, &quot;name&quot;: &quot;Crescendo&quot;, &quot;value&quot;: -1, &quot;type&quot;: &quot;Enemy&quot;, &quot;cpCost&quot;: 20, }," calcext:value-type="string">
            <text:p>0x21A: { "idMostSigNib": 2, "idLeastSigByte": 0x1A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F541];&quot;, },&quot;)" office:value-type="string" office:string-value="0x21B: { &quot;idMostSigNib&quot;: 2, &quot;idLeastSigByte&quot;: 0x1B, &quot;name&quot;: &quot;Crescendo&quot;, &quot;value&quot;: -1, &quot;type&quot;: &quot;Enemy&quot;, &quot;cpCost&quot;: 20, }," calcext:value-type="string">
            <text:p>0x21B: { "idMostSigNib": 2, "idLeastSigByte": 0x1B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F542];&quot;, },&quot;)" office:value-type="string" office:string-value="0x21C: { &quot;idMostSigNib&quot;: 2, &quot;idLeastSigByte&quot;: 0x1C, &quot;name&quot;: &quot;Crescendo&quot;, &quot;value&quot;: -1, &quot;type&quot;: &quot;Enemy&quot;, &quot;cpCost&quot;: 20, }," calcext:value-type="string">
            <text:p>0x21C: { "idMostSigNib": 2, "idLeastSigByte": 0x1C, "name": "Crescendo", "value": -1, "type": "Enemy", "cpCost": 20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F543];&quot;, },&quot;)" office:value-type="string" office:string-value="0x21D: { &quot;idMostSigNib&quot;: 2, &quot;idLeastSigByte&quot;: 0x1D, &quot;name&quot;: &quot;Guard Armor&quot;, &quot;value&quot;: -1, &quot;type&quot;: &quot;Enemy&quot;, &quot;cpCost&quot;: 30, }," calcext:value-type="string">
            <text:p>0x21D: { "idMostSigNib": 2, "idLeastSigByte": 0x1D, "name": "Guard Armor", "value": -1, "type": "Enemy", "cpCost": 30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F544];&quot;, },&quot;)" office:value-type="string" office:string-value="0x21E: { &quot;idMostSigNib&quot;: 2, &quot;idLeastSigByte&quot;: 0x1E, &quot;name&quot;: &quot;Parasite Cage&quot;, &quot;value&quot;: -1, &quot;type&quot;: &quot;Enemy&quot;, &quot;cpCost&quot;: 60, }," calcext:value-type="string">
            <text:p>0x21E: { "idMostSigNib": 2, "idLeastSigByte": 0x1E, "name": "Parasite Cag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F545];&quot;, },&quot;)" office:value-type="string" office:string-value="0x21F: { &quot;idMostSigNib&quot;: 2, &quot;idLeastSigByte&quot;: 0x1F, &quot;name&quot;: &quot;Trickmaster&quot;, &quot;value&quot;: -1, &quot;type&quot;: &quot;Enemy&quot;, &quot;cpCost&quot;: 25, }," calcext:value-type="string">
            <text:p>0x21F: { "idMostSigNib": 2, "idLeastSigByte": 0x1F, "name": "Trickmaster", "value": -1, "type": "Enemy", "cpCost": 25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F546];&quot;, },&quot;)" office:value-type="string" office:string-value="0x220: { &quot;idMostSigNib&quot;: 2, &quot;idLeastSigByte&quot;: 0x20, &quot;name&quot;: &quot;Darkside&quot;, &quot;value&quot;: -1, &quot;type&quot;: &quot;Enemy&quot;, &quot;cpCost&quot;: 99, }," calcext:value-type="string">
            <text:p>0x220: { "idMostSigNib": 2, "idLeastSigByte": 0x20, "name": "Darkside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F547];&quot;, },&quot;)" office:value-type="string" office:string-value="0x221: { &quot;idMostSigNib&quot;: 2, &quot;idLeastSigByte&quot;: 0x21, &quot;name&quot;: &quot;Card Soldier&quot;, &quot;value&quot;: -1, &quot;type&quot;: &quot;Enemy&quot;, &quot;cpCost&quot;: 55, }," calcext:value-type="string">
            <text:p>0x221: { "idMostSigNib": 2, "idLeastSigByte": 0x21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F548];&quot;, },&quot;)" office:value-type="string" office:string-value="0x222: { &quot;idMostSigNib&quot;: 2, &quot;idLeastSigByte&quot;: 0x22, &quot;name&quot;: &quot;Card Soldier&quot;, &quot;value&quot;: -1, &quot;type&quot;: &quot;Enemy&quot;, &quot;cpCost&quot;: 55, }," calcext:value-type="string">
            <text:p>0x222: { "idMostSigNib": 2, "idLeastSigByte": 0x22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F549];&quot;, },&quot;)" office:value-type="string" office:string-value="0x223: { &quot;idMostSigNib&quot;: 2, &quot;idLeastSigByte&quot;: 0x23, &quot;name&quot;: &quot;Card Soldier&quot;, &quot;value&quot;: -1, &quot;type&quot;: &quot;Enemy&quot;, &quot;cpCost&quot;: 55, }," calcext:value-type="string">
            <text:p>0x223: { "idMostSigNib": 2, "idLeastSigByte": 0x23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F550];&quot;, },&quot;)" office:value-type="string" office:string-value="0x224: { &quot;idMostSigNib&quot;: 2, &quot;idLeastSigByte&quot;: 0x24, &quot;name&quot;: &quot;Card Soldier&quot;, &quot;value&quot;: -1, &quot;type&quot;: &quot;Enemy&quot;, &quot;cpCost&quot;: 55, }," calcext:value-type="string">
            <text:p>0x224: { "idMostSigNib": 2, "idLeastSigByte": 0x24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F551];&quot;, },&quot;)" office:value-type="string" office:string-value="0x225: { &quot;idMostSigNib&quot;: 2, &quot;idLeastSigByte&quot;: 0x25, &quot;name&quot;: &quot;Card Soldier&quot;, &quot;value&quot;: -1, &quot;type&quot;: &quot;Enemy&quot;, &quot;cpCost&quot;: 55, }," calcext:value-type="string">
            <text:p>0x225: { "idMostSigNib": 2, "idLeastSigByte": 0x25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F552];&quot;, },&quot;)" office:value-type="string" office:string-value="0x226: { &quot;idMostSigNib&quot;: 2, &quot;idLeastSigByte&quot;: 0x26, &quot;name&quot;: &quot;Card Soldier&quot;, &quot;value&quot;: -1, &quot;type&quot;: &quot;Enemy&quot;, &quot;cpCost&quot;: 55, }," calcext:value-type="string">
            <text:p>0x226: { "idMostSigNib": 2, "idLeastSigByte": 0x26, "name": "Card Soldier", "value": -1, "type": "Enemy", "cpCost": 55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F553];&quot;, },&quot;)" office:value-type="string" office:string-value="0x227: { &quot;idMostSigNib&quot;: 2, &quot;idLeastSigByte&quot;: 0x27, &quot;name&quot;: &quot;Hades&quot;, &quot;value&quot;: -1, &quot;type&quot;: &quot;Enemy&quot;, &quot;cpCost&quot;: 40, }," calcext:value-type="string">
            <text:p>0x227: { "idMostSigNib": 2, "idLeastSigByte": 0x27, "name": "Hades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F554];&quot;, },&quot;)" office:value-type="string" office:string-value="0x228: { &quot;idMostSigNib&quot;: 2, &quot;idLeastSigByte&quot;: 0x28, &quot;name&quot;: &quot;Jafar&quot;, &quot;value&quot;: -1, &quot;type&quot;: &quot;Enemy&quot;, &quot;cpCost&quot;: 65, }," calcext:value-type="string">
            <text:p>0x228: { "idMostSigNib": 2, "idLeastSigByte": 0x28, "name": "Jafar", "value": -1, "type": "Enemy", "cpCost": 65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F555];&quot;, },&quot;)" office:value-type="string" office:string-value="0x229: { &quot;idMostSigNib&quot;: 2, &quot;idLeastSigByte&quot;: 0x29, &quot;name&quot;: &quot;Oogie Boogie&quot;, &quot;value&quot;: -1, &quot;type&quot;: &quot;Enemy&quot;, &quot;cpCost&quot;: 40, }," calcext:value-type="string">
            <text:p>0x229: { "idMostSigNib": 2, "idLeastSigByte": 0x29, "name": "Oogie Boogie", "value": -1, "type": "Enemy", "cpCost": 40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F556];&quot;, },&quot;)" office:value-type="string" office:string-value="0x22A: { &quot;idMostSigNib&quot;: 2, &quot;idLeastSigByte&quot;: 0x2A, &quot;name&quot;: &quot;Ursula&quot;, &quot;value&quot;: -1, &quot;type&quot;: &quot;Enemy&quot;, &quot;cpCost&quot;: 50, }," calcext:value-type="string">
            <text:p>0x22A: { "idMostSigNib": 2, "idLeastSigByte": 0x2A, "name": "Ursula", "value": -1, "type": "Enemy", "cpCost": 50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F557];&quot;, },&quot;)" office:value-type="string" office:string-value="0x22B: { &quot;idMostSigNib&quot;: 2, &quot;idLeastSigByte&quot;: 0x2B, &quot;name&quot;: &quot;Hook&quot;, &quot;value&quot;: -1, &quot;type&quot;: &quot;Enemy&quot;, &quot;cpCost&quot;: 35, }," calcext:value-type="string">
            <text:p>0x22B: { "idMostSigNib": 2, "idLeastSigByte": 0x2B, "name": "Hook", "value": -1, "type": "Enemy", "cpCost": 35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F558];&quot;, },&quot;)" office:value-type="string" office:string-value="0x22C: { &quot;idMostSigNib&quot;: 2, &quot;idLeastSigByte&quot;: 0x2C, &quot;name&quot;: &quot;Dragon Maleficent&quot;, &quot;value&quot;: -1, &quot;type&quot;: &quot;Enemy&quot;, &quot;cpCost&quot;: 70, }," calcext:value-type="string">
            <text:p>0x22C: { "idMostSigNib": 2, "idLeastSigByte": 0x2C, "name": "Dragon Maleficent", "value": -1, "type": "Enemy", "cpCost": 70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F559];&quot;, },&quot;)" office:value-type="string" office:string-value="0x22D: { &quot;idMostSigNib&quot;: 2, &quot;idLeastSigByte&quot;: 0x2D, &quot;name&quot;: &quot;Riku&quot;, &quot;value&quot;: -1, &quot;type&quot;: &quot;Enemy&quot;, &quot;cpCost&quot;: 80, }," calcext:value-type="string">
            <text:p>0x22D: { "idMostSigNib": 2, "idLeastSigByte": 0x2D, "name": "Riku", "value": -1, "type": "Enemy", "cpCost": 80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F560];&quot;, },&quot;)" office:value-type="string" office:string-value="0x22E: { &quot;idMostSigNib&quot;: 2, &quot;idLeastSigByte&quot;: 0x2E, &quot;name&quot;: &quot;Axel&quot;, &quot;value&quot;: -1, &quot;type&quot;: &quot;Enemy&quot;, &quot;cpCost&quot;: 75, }," calcext:value-type="string">
            <text:p>0x22E: { "idMostSigNib": 2, "idLeastSigByte": 0x2E, "name": "Axel", "value": -1, "type": "Enemy", "cpCost": 75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F561];&quot;, },&quot;)" office:value-type="string" office:string-value="0x22F: { &quot;idMostSigNib&quot;: 2, &quot;idLeastSigByte&quot;: 0x2F, &quot;name&quot;: &quot;Larxene&quot;, &quot;value&quot;: -1, &quot;type&quot;: &quot;Enemy&quot;, &quot;cpCost&quot;: 60, }," calcext:value-type="string">
            <text:p>0x22F: { "idMostSigNib": 2, "idLeastSigByte": 0x2F, "name": "Larxene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F562];&quot;, },&quot;)" office:value-type="string" office:string-value="0x230: { &quot;idMostSigNib&quot;: 2, &quot;idLeastSigByte&quot;: 0x30, &quot;name&quot;: &quot;Vexen&quot;, &quot;value&quot;: -1, &quot;type&quot;: &quot;Enemy&quot;, &quot;cpCost&quot;: 60, }," calcext:value-type="string">
            <text:p>0x230: { "idMostSigNib": 2, "idLeastSigByte": 0x30, "name": "Vexen", "value": -1, "type": "Enemy", "cpCost": 60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F563];&quot;, },&quot;)" office:value-type="string" office:string-value="0x231: { &quot;idMostSigNib&quot;: 2, &quot;idLeastSigByte&quot;: 0x31, &quot;name&quot;: &quot;Marluxia&quot;, &quot;value&quot;: -1, &quot;type&quot;: &quot;Enemy&quot;, &quot;cpCost&quot;: 99, }," calcext:value-type="string">
            <text:p>0x231: { "idMostSigNib": 2, "idLeastSigByte": 0x31, "name": "Marluxia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F564];&quot;, },&quot;)" office:value-type="string" office:string-value="0x232: { &quot;idMostSigNib&quot;: 2, &quot;idLeastSigByte&quot;: 0x32, &quot;name&quot;: &quot;Marluxia 2&quot;, &quot;value&quot;: -1, &quot;type&quot;: &quot;Enemy&quot;, &quot;cpCost&quot;: 0, }," calcext:value-type="string">
            <text:p>0x232: { "idMostSigNib": 2, "idLeastSigByte": 0x32, "name": "Marluxia 2", "value": -1, "type": "Enemy", "cpCost": 0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F565];&quot;, },&quot;)" office:value-type="string" office:string-value="0x233: { &quot;idMostSigNib&quot;: 2, &quot;idLeastSigByte&quot;: 0x33, &quot;name&quot;: &quot;Lexaeus&quot;, &quot;value&quot;: -1, &quot;type&quot;: &quot;Enemy&quot;, &quot;cpCost&quot;: 99, }," calcext:value-type="string">
            <text:p>0x233: { "idMostSigNib": 2, "idLeastSigByte": 0x33, "name": "Lexaeus", "value": -1, "type": "Enemy", "cpCost": 99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F566];&quot;, },&quot;)" office:value-type="string" office:string-value="0x234: { &quot;idMostSigNib&quot;: 2, &quot;idLeastSigByte&quot;: 0x34, &quot;name&quot;: &quot;Ansem&quot;, &quot;value&quot;: -1, &quot;type&quot;: &quot;Enemy&quot;, &quot;cpCost&quot;: 60, }," calcext:value-type="string">
            <text:p>0x234: { "idMostSigNib": 2, "idLeastSigByte": 0x34, "name": "Ansem", "value": -1, "type": "Enemy", "cpCost": 60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0:11:08.5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15T20:11:44.347000000</dc:date>
    <meta:editing-duration>PT7H12M19S</meta:editing-duration>
    <meta:editing-cycles>128</meta:editing-cycles>
    <meta:document-statistic meta:table-count="2" meta:cell-count="3983" meta:object-count="0"/>
  </office:meta>
</office:document-meta>
</file>